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ffff00"/>
      <style:text-properties fo:color="#c9211e"/>
    </style:style>
    <style:style style:name="ce23" style:family="table-cell" style:parent-style-name="Default" style:data-style-name="N0"/>
    <style:style style:name="ce24" style:family="table-cell" style:parent-style-name="Default">
      <style:table-cell-properties fo:background-color="#ffff00"/>
      <style:text-properties fo:color="#c9211e"/>
    </style:style>
    <style:style style:name="ce2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6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2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9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0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2" style:family="table-cell" style:parent-style-name="Pivot_20_Table_20_Category" style:data-style-name="N0">
      <style:table-cell-properties fo:border="0.99pt solid #000000"/>
    </style:style>
    <style:style style:name="ce33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4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5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36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3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8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39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40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41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4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3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23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zien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Opad</text:p>
          </table:table-cell>
          <table:table-cell office:value-type="string" calcext:value-type="string">
            <text:p>Kategoria_chmur</text:p>
          </table:table-cell>
          <table:table-cell office:value-type="string" calcext:value-type="string">
            <text:p>Wielkosc_chmur</text:p>
          </table:table-cell>
          <table:table-cell table:style-name="Default" office:value-type="string" calcext:value-type="string">
            <text:p>cieplej</text:p>
          </table:table-cell>
          <table:table-cell office:value-type="string" calcext:value-type="string">
            <text:p>Dzien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4" office:value-type="float" office:value="5.1" calcext:value-type="float">
            <text:p>5.1</text:p>
          </table:table-cell>
          <table:table-cell table:style-name="ce24" table:formula="of:=COUNTIFS([.B:.B]; &quot;&gt;=20&quot;; [.C:.C]; &quot;&lt;=5&quot;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B3]&gt;[.B2]; [.F2]+1; 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.6" calcext:value-type="float">
            <text:p>23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B4]&gt;[.B3]; [.F3]+1; 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4" office:value-type="float" office:value="5.2" calcext:value-type="float">
            <text:p>5.2</text:p>
          </table:table-cell>
          <table:table-cell table:style-name="ce24" table:formula="of:=MAX([.F:.F])" office:value-type="float" office:value="8" calcext:value-type="float">
            <text:p>8</text:p>
          </table:table-cell>
          <table:table-cell table:style-name="ce24" table:formula="of:=VLOOKUP([.M4];[.F:.G]; 2; 0)" office:value-type="float" office:value="455" calcext:value-type="float">
            <text:p>455</text:p>
          </table:table-cell>
          <table:table-cell table:style-name="ce24" table:formula="of:=[.N4]-[.M4]+1"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6" calcext:value-type="float">
            <text:p>23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B5]&gt;[.B4]; [.F4]+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.3" calcext:value-type="float">
            <text:p>22.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[.B6]&gt;[.B5]; [.F5]+1; 0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4" calcext:value-type="float">
            <text:p>20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[.B7]&gt;[.B6]; [.F6]+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9" calcext:value-type="float">
            <text:p>18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[.B8]&gt;[.B7]; [.F7]+1; 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5" calcext:value-type="float">
            <text:p>18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[.B9]&gt;[.B8]; [.F8]+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.5" calcext:value-type="float">
            <text:p>19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[.B10]&gt;[.B9]; [.F9]+1; 0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[.B11]&gt;[.B10]; [.F10]+1; 0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.8" calcext:value-type="float">
            <text:p>24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[.B12]&gt;[.B11]; [.F11]+1; 0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.7" calcext:value-type="float">
            <text:p>27.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[.B13]&gt;[.B12]; [.F12]+1; 0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.5" calcext:value-type="float">
            <text:p>29.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[.B14]&gt;[.B13]; [.F13]+1; 0)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.8" calcext:value-type="float">
            <text:p>29.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[.B15]&gt;[.B14]; [.F14]+1; 0)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.3" calcext:value-type="float">
            <text:p>28.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[.B16]&gt;[.B15]; [.F15]+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5" calcext:value-type="float">
            <text:p>25.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17]&gt;[.B16]; [.F16]+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B18]&gt;[.B17]; [.F17]+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.9" calcext:value-type="float">
            <text:p>18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B19]&gt;[.B18]; [.F18]+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.9" calcext:value-type="float">
            <text:p>16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B20]&gt;[.B19]; [.F19]+1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.3" calcext:value-type="float">
            <text:p>16.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[.B21]&gt;[.B20]; [.F20]+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.1" calcext:value-type="float">
            <text:p>17.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[.B22]&gt;[.B21]; [.F21]+1; 0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.7" calcext:value-type="float">
            <text:p>18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[.B23]&gt;[.B22]; [.F22]+1; 0)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.2" calcext:value-type="float">
            <text:p>20.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[.B24]&gt;[.B23]; [.F23]+1; 0)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.8" calcext:value-type="float">
            <text:p>20.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[.B25]&gt;[.B24]; [.F24]+1; 0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.9" calcext:value-type="float">
            <text:p>1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[.B26]&gt;[.B25]; [.F25]+1; 0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.5" calcext:value-type="float">
            <text:p>17.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[.B27]&gt;[.B26]; [.F26]+1; 0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.9" calcext:value-type="float">
            <text:p>13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[.B28]&gt;[.B27]; [.F27]+1; 0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.9" calcext:value-type="float">
            <text:p>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[.B29]&gt;[.B28]; [.F28]+1; 0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.4" calcext:value-type="float">
            <text:p>6.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[.B30]&gt;[.B29]; [.F29]+1; 0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2" calcext:value-type="float">
            <text:p>4.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[.B31]&gt;[.B30]; [.F30]+1; 0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6" calcext:value-type="float">
            <text:p>3.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[.B32]&gt;[.B31]; [.F31]+1; 0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6" calcext:value-type="float">
            <text:p>4.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[.B33]&gt;[.B32]; [.F32]+1; 0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.6" calcext:value-type="float">
            <text:p>6.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[.B34]&gt;[.B33]; [.F33]+1; 0)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.7" calcext:value-type="float">
            <text:p>8.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[.B35]&gt;[.B34]; [.F34]+1; 0)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36]&gt;[.B35]; [.F35]+1; 0)"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.1" calcext:value-type="float">
            <text:p>10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B37]&gt;[.B36]; [.F36]+1; 0)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.8" calcext:value-type="float">
            <text:p>8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B38]&gt;[.B37]; [.F37]+1; 0)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B39]&gt;[.B38]; [.F38]+1; 0)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.8" calcext:value-type="float">
            <text:p>3.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[.B40]&gt;[.B39]; [.F39]+1; 0)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[.B41]&gt;[.B40]; [.F40]+1; 0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[.B42]&gt;[.B41]; [.F41]+1; 0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[.B43]&gt;[.B42]; [.F42]+1; 0)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6" calcext:value-type="float">
            <text:p>4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[.B44]&gt;[.B43]; [.F43]+1; 0)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.2" calcext:value-type="float">
            <text:p>8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[.B45]&gt;[.B44]; [.F44]+1; 0)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.8" calcext:value-type="float">
            <text:p>11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[.B46]&gt;[.B45]; [.F45]+1; 0)"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.7" calcext:value-type="float">
            <text:p>14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[.B47]&gt;[.B46]; [.F46]+1; 0)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.3" calcext:value-type="float">
            <text:p>16.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[.B48]&gt;[.B47]; [.F47]+1; 0)"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.3" calcext:value-type="float">
            <text:p>16.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[.B49]&gt;[.B48]; [.F48]+1; 0)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.2" calcext:value-type="float">
            <text:p>15.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50]&gt;[.B49]; [.F49]+1; 0)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.6" calcext:value-type="float">
            <text:p>13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B51]&gt;[.B50]; [.F50]+1; 0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.5" calcext:value-type="float">
            <text:p>1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B52]&gt;[.B51]; [.F51]+1; 0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B53]&gt;[.B52]; [.F52]+1; 0)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.1" calcext:value-type="float">
            <text:p>14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[.B54]&gt;[.B53]; [.F53]+1; 0)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.1" calcext:value-type="float">
            <text:p>17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[.B55]&gt;[.B54]; [.F54]+1; 0)"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.9" calcext:value-type="float">
            <text:p>20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[.B56]&gt;[.B55]; [.F55]+1; 0)"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4.5" calcext:value-type="float">
            <text:p>2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[.B57]&gt;[.B56]; [.F56]+1; 0)"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7.3" calcext:value-type="float">
            <text:p>27.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[.B58]&gt;[.B57]; [.F57]+1; 0)"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.4" calcext:value-type="float">
            <text:p>28.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[.B59]&gt;[.B58]; [.F58]+1; 0)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7.8" calcext:value-type="float">
            <text:p>27.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[.B60]&gt;[.B59]; [.F59]+1; 0)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.9" calcext:value-type="float">
            <text:p>25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[.B61]&gt;[.B60]; [.F60]+1; 0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3.4" calcext:value-type="float">
            <text:p>23.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[.B62]&gt;[.B61]; [.F61]+1; 0)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.2" calcext:value-type="float">
            <text:p>21.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[.B63]&gt;[.B62]; [.F62]+1; 0)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64]&gt;[.B63]; [.F63]+1; 0)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.3" calcext:value-type="float">
            <text:p>2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B65]&gt;[.B64]; [.F64]+1; 0)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.8" calcext:value-type="float">
            <text:p>21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B66]&gt;[.B65]; [.F65]+1; 0)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B67]&gt;[.B66]; [.F66]+1; 0)"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6.1" calcext:value-type="float">
            <text:p>26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[.B68]&gt;[.B67]; [.F67]+1; 0)"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7.3" calcext:value-type="float">
            <text:p>27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[.B69]&gt;[.B68]; [.F68]+1; 0)"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6.8" calcext:value-type="float">
            <text:p>26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[.B70]&gt;[.B69]; [.F69]+1; 0)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4.7" calcext:value-type="float">
            <text:p>2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[.B71]&gt;[.B70]; [.F70]+1; 0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.2" calcext:value-type="float">
            <text:p>21.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[.B72]&gt;[.B71]; [.F71]+1; 0)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7.3" calcext:value-type="float">
            <text:p>17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[.B73]&gt;[.B72]; [.F72]+1; 0)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.7" calcext:value-type="float">
            <text:p>13.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[.B74]&gt;[.B73]; [.F73]+1; 0)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.3" calcext:value-type="float">
            <text:p>11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[.B75]&gt;[.B74]; [.F74]+1; 0)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[.B76]&gt;[.B75]; [.F75]+1; 0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[.B77]&gt;[.B76]; [.F76]+1; 0)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.5" calcext:value-type="float">
            <text:p>12.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78]&gt;[.B77]; [.F77]+1; 0)"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B79]&gt;[.B78]; [.F78]+1; 0)"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.7" calcext:value-type="float">
            <text:p>14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B80]&gt;[.B79]; [.F79]+1; 0)"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.1" calcext:value-type="float">
            <text:p>14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[.B81]&gt;[.B80]; [.F80]+1; 0)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.9" calcext:value-type="float">
            <text:p>11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[.B82]&gt;[.B81]; [.F81]+1; 0)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.7" calcext:value-type="float">
            <text:p>8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[.B83]&gt;[.B82]; [.F82]+1; 0)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.1" calcext:value-type="float">
            <text:p>5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[.B84]&gt;[.B83]; [.F83]+1; 0)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[.B85]&gt;[.B84]; [.F84]+1; 0)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[.B86]&gt;[.B85]; [.F85]+1; 0)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" calcext:value-type="float">
            <text:p>0.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[.B87]&gt;[.B86]; [.F86]+1; 0)"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[.B88]&gt;[.B87]; [.F87]+1; 0)"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[.B89]&gt;[.B88]; [.F88]+1; 0)"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.9" calcext:value-type="float">
            <text:p>7.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[.B90]&gt;[.B89]; [.F89]+1; 0)"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[.B91]&gt;[.B90]; [.F90]+1; 0)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.9" calcext:value-type="float">
            <text:p>10.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[.B92]&gt;[.B91]; [.F91]+1; 0)"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.3" calcext:value-type="float">
            <text:p>10.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93]&gt;[.B92]; [.F92]+1; 0)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[.B94]&gt;[.B93]; [.F93]+1; 0)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[.B95]&gt;[.B94]; [.F94]+1; 0)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.3" calcext:value-type="float">
            <text:p>5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[.B96]&gt;[.B95]; [.F95]+1; 0)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.2" calcext:value-type="float">
            <text:p>5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[.B97]&gt;[.B96]; [.F96]+1; 0)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[.B98]&gt;[.B97]; [.F97]+1; 0)"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.8" calcext:value-type="float">
            <text:p>9.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[.B99]&gt;[.B98]; [.F98]+1; 0)"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.7" calcext:value-type="float">
            <text:p>13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IF([.B100]&gt;[.B99]; [.F99]+1; 0)"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.7" calcext:value-type="float">
            <text:p>17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IF([.B101]&gt;[.B100]; [.F100]+1; 0)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.8" calcext:value-type="float">
            <text:p>20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IF([.B102]&gt;[.B101]; [.F101]+1; 0)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2.4" calcext:value-type="float">
            <text:p>22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IF([.B103]&gt;[.B102]; [.F102]+1; 0)"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2.5" calcext:value-type="float">
            <text:p>22.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IF([.B104]&gt;[.B103]; [.F103]+1; 0)"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1.2" calcext:value-type="float">
            <text:p>21.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IF([.B105]&gt;[.B104]; [.F104]+1; 0)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.5" calcext:value-type="float">
            <text:p>19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formula="of:=IF([.B106]&gt;[.B105]; [.F105]+1; 0)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8.1" calcext:value-type="float">
            <text:p>18.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107]&gt;[.B106]; [.F106]+1; 0)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.8" calcext:value-type="float">
            <text:p>17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B108]&gt;[.B107]; [.F107]+1; 0)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.9" calcext:value-type="float">
            <text:p>18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B109]&gt;[.B108]; [.F108]+1; 0)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1.3" calcext:value-type="float">
            <text:p>2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B110]&gt;[.B109]; [.F109]+1; 0)"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4.5" calcext:value-type="float">
            <text:p>24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[.B111]&gt;[.B110]; [.F110]+1; 0)"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7.5" calcext:value-type="float">
            <text:p>27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[.B112]&gt;[.B111]; [.F111]+1; 0)"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9.5" calcext:value-type="float">
            <text:p>29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[.B113]&gt;[.B112]; [.F112]+1; 0)"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9.9" calcext:value-type="float">
            <text:p>2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[.B114]&gt;[.B113]; [.F113]+1; 0)"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8.6" calcext:value-type="float">
            <text:p>28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[.B115]&gt;[.B114]; [.F114]+1; 0)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.9" calcext:value-type="float">
            <text:p>25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[.B116]&gt;[.B115]; [.F115]+1; 0)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2.6" calcext:value-type="float">
            <text:p>22.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[.B117]&gt;[.B116]; [.F116]+1; 0)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.7" calcext:value-type="float">
            <text:p>19.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[.B118]&gt;[.B117]; [.F117]+1; 0)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7.8" calcext:value-type="float">
            <text:p>17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[.B119]&gt;[.B118]; [.F118]+1; 0)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.3" calcext:value-type="float">
            <text:p>17.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[.B120]&gt;[.B119]; [.F119]+1; 0)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.2" calcext:value-type="float">
            <text:p>18.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121]&gt;[.B120]; [.F120]+1; 0)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9.8" calcext:value-type="float">
            <text:p>19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B122]&gt;[.B121]; [.F121]+1; 0)"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1.4" calcext:value-type="float">
            <text:p>2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B123]&gt;[.B122]; [.F122]+1; 0)"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B124]&gt;[.B123]; [.F123]+1; 0)"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1.2" calcext:value-type="float">
            <text:p>21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[.B125]&gt;[.B124]; [.F124]+1; 0)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8.8" calcext:value-type="float">
            <text:p>18.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[.B126]&gt;[.B125]; [.F125]+1; 0)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.2" calcext:value-type="float">
            <text:p>15.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[.B127]&gt;[.B126]; [.F126]+1; 0)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.1" calcext:value-type="float">
            <text:p>11.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[.B128]&gt;[.B127]; [.F127]+1; 0)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[.B129]&gt;[.B128]; [.F128]+1; 0)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.2" calcext:value-type="float">
            <text:p>5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[.B130]&gt;[.B129]; [.F129]+1; 0)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.6" calcext:value-type="float">
            <text:p>4.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[.B131]&gt;[.B130]; [.F130]+1; 0)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.5" calcext:value-type="float">
            <text:p>5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[.B132]&gt;[.B131]; [.F131]+1; 0)"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table:number-columns-repeated="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.3" calcext:value-type="float">
            <text:p>7.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[.B133]&gt;[.B132]; [.F132]+1; 0)"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table:number-columns-repeated="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.3" calcext:value-type="float">
            <text:p>9.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[.B134]&gt;[.B133]; [.F133]+1; 0)"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table:number-columns-repeated="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.5" calcext:value-type="float">
            <text:p>10.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[.B135]&gt;[.B134]; [.F134]+1; 0)"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.4" calcext:value-type="float">
            <text:p>10.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136]&gt;[.B135]; [.F135]+1; 0)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[.B137]&gt;[.B136]; [.F136]+1; 0)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4" calcext:value-type="float">
            <text:p>6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[.B138]&gt;[.B137]; [.F137]+1; 0)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[.B139]&gt;[.B138]; [.F138]+1; 0)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[.B140]&gt;[.B139]; [.F139]+1; 0)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[.B141]&gt;[.B140]; [.F140]+1; 0)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[.B142]&gt;[.B141]; [.F141]+1; 0)"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table:number-columns-repeated="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.9" calcext:value-type="float">
            <text:p>3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IF([.B143]&gt;[.B142]; [.F142]+1; 0)"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table:number-columns-repeated="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.3" calcext:value-type="float">
            <text:p>7.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IF([.B144]&gt;[.B143]; [.F143]+1; 0)"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table:number-columns-repeated="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.9" calcext:value-type="float">
            <text:p>10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IF([.B145]&gt;[.B144]; [.F144]+1; 0)"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.7" calcext:value-type="float">
            <text:p>13.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IF([.B146]&gt;[.B145]; [.F145]+1; 0)"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table:number-columns-repeated="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.1" calcext:value-type="float">
            <text:p>15.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IF([.B147]&gt;[.B146]; [.F146]+1; 0)"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  <table:table-cell table:number-columns-repeated="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.1" calcext:value-type="float">
            <text:p>15.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IF([.B148]&gt;[.B147]; [.F147]+1; 0)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.9" calcext:value-type="float">
            <text:p>13.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formula="of:=IF([.B149]&gt;[.B148]; [.F148]+1; 0)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.3" calcext:value-type="float">
            <text:p>12.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formula="of:=IF([.B150]&gt;[.B149]; [.F149]+1; 0)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.2" calcext:value-type="float">
            <text:p>11.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151]&gt;[.B150]; [.F150]+1; 0)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.3" calcext:value-type="float">
            <text:p>11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B152]&gt;[.B151]; [.F151]+1; 0)"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table:number-columns-repeated="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.9" calcext:value-type="float">
            <text:p>12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B153]&gt;[.B152]; [.F152]+1; 0)"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table:number-columns-repeated="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B154]&gt;[.B153]; [.F153]+1; 0)"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table:number-columns-repeated="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9.8" calcext:value-type="float">
            <text:p>19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[.B155]&gt;[.B154]; [.F154]+1; 0)"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table:number-columns-repeated="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3.6" calcext:value-type="float">
            <text:p>23.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[.B156]&gt;[.B155]; [.F155]+1; 0)"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table:number-columns-repeated="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6.4" calcext:value-type="float">
            <text:p>26.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[.B157]&gt;[.B156]; [.F156]+1; 0)"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7.7" calcext:value-type="float">
            <text:p>27.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[.B158]&gt;[.B157]; [.F157]+1; 0)" office:value-type="float" office:value="7" calcext:value-type="float">
            <text:p>7</text:p>
          </table:table-cell>
          <table:table-cell office:value-type="float" office:value="157" calcext:value-type="float">
            <text:p>157</text:p>
          </table:table-cell>
          <table:table-cell table:number-columns-repeated="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7.2" calcext:value-type="float">
            <text:p>27.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[.B159]&gt;[.B158]; [.F158]+1; 0)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5.5" calcext:value-type="float">
            <text:p>25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[.B160]&gt;[.B159]; [.F159]+1; 0)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.1" calcext:value-type="float">
            <text:p>23.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[.B161]&gt;[.B160]; [.F160]+1; 0)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[.B162]&gt;[.B161]; [.F161]+1; 0)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[.B163]&gt;[.B162]; [.F162]+1; 0)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.4" calcext:value-type="float">
            <text:p>20.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[.B164]&gt;[.B163]; [.F163]+1; 0)"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2.1" calcext:value-type="float">
            <text:p>22.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165]&gt;[.B164]; [.F164]+1; 0)"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4.5" calcext:value-type="float">
            <text:p>24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[.B166]&gt;[.B165]; [.F165]+1; 0)"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table:number-columns-repeated="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6.8" calcext:value-type="float">
            <text:p>26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[.B167]&gt;[.B166]; [.F166]+1; 0)"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[.B168]&gt;[.B167]; [.F167]+1; 0)"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table:number-columns-repeated="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7.7" calcext:value-type="float">
            <text:p>27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[.B169]&gt;[.B168]; [.F168]+1; 0)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5.6" calcext:value-type="float">
            <text:p>25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[.B170]&gt;[.B169]; [.F169]+1; 0)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2.3" calcext:value-type="float">
            <text:p>22.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[.B171]&gt;[.B170]; [.F170]+1; 0)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8.4" calcext:value-type="float">
            <text:p>18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IF([.B172]&gt;[.B171]; [.F171]+1; 0)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number-columns-repeated="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.9" calcext:value-type="float">
            <text:p>14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IF([.B173]&gt;[.B172]; [.F172]+1; 0)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.5" calcext:value-type="float">
            <text:p>12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IF([.B174]&gt;[.B173]; [.F173]+1; 0)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number-columns-repeated="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.7" calcext:value-type="float">
            <text:p>11.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IF([.B175]&gt;[.B174]; [.F174]+1; 0)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.3" calcext:value-type="float">
            <text:p>12.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IF([.B176]&gt;[.B175]; [.F175]+1; 0)"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table:number-columns-repeated="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3.7" calcext:value-type="float">
            <text:p>13.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IF([.B177]&gt;[.B176]; [.F176]+1; 0)"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table:number-columns-repeated="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.2" calcext:value-type="float">
            <text:p>15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formula="of:=IF([.B178]&gt;[.B177]; [.F177]+1; 0)" office:value-type="float" office:value="3" calcext:value-type="float">
            <text:p>3</text:p>
          </table:table-cell>
          <table:table-cell office:value-type="float" office:value="177" calcext:value-type="float">
            <text:p>177</text:p>
          </table:table-cell>
          <table:table-cell table:number-columns-repeated="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.9" calcext:value-type="float">
            <text:p>15.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179]&gt;[.B178]; [.F178]+1; 0)"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table:number-columns-repeated="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.1" calcext:value-type="float">
            <text:p>15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B180]&gt;[.B179]; [.F179]+1; 0)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.9" calcext:value-type="float">
            <text:p>12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B181]&gt;[.B180]; [.F180]+1; 0)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.6" calcext:value-type="float">
            <text:p>9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B182]&gt;[.B181]; [.F181]+1; 0)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.9" calcext:value-type="float">
            <text:p>5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[.B183]&gt;[.B182]; [.F182]+1; 0)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number-columns-repeated="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.8" calcext:value-type="float">
            <text:p>2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[.B184]&gt;[.B183]; [.F183]+1; 0)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number-columns-repeated="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[.B185]&gt;[.B184]; [.F184]+1; 0)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" calcext:value-type="float">
            <text:p>0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[.B186]&gt;[.B185]; [.F185]+1; 0)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table:number-columns-repeated="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[.B187]&gt;[.B186]; [.F186]+1; 0)"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table:number-columns-repeated="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[.B188]&gt;[.B187]; [.F187]+1; 0)"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table:number-columns-repeated="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.7" calcext:value-type="float">
            <text:p>7.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[.B189]&gt;[.B188]; [.F188]+1; 0)"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table:number-columns-repeated="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.7" calcext:value-type="float">
            <text:p>9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[.B190]&gt;[.B189]; [.F189]+1; 0)"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.4" calcext:value-type="float">
            <text:p>10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[.B191]&gt;[.B190]; [.F190]+1; 0)"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.7" calcext:value-type="float">
            <text:p>9.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[.B192]&gt;[.B191]; [.F191]+1; 0)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193]&gt;[.B192]; [.F192]+1; 0)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[.B194]&gt;[.B193]; [.F193]+1; 0)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number-columns-repeated="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.4" calcext:value-type="float">
            <text:p>4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[.B195]&gt;[.B194]; [.F194]+1; 0)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.2" calcext:value-type="float">
            <text:p>4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[.B196]&gt;[.B195]; [.F195]+1; 0)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number-columns-repeated="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.6" calcext:value-type="float">
            <text:p>5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[.B197]&gt;[.B196]; [.F196]+1; 0)"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table:number-columns-repeated="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.6" calcext:value-type="float">
            <text:p>8.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[.B198]&gt;[.B197]; [.F197]+1; 0)"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table:number-columns-repeated="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.5" calcext:value-type="float">
            <text:p>12.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[.B199]&gt;[.B198]; [.F198]+1; 0)" office:value-type="float" office:value="3" calcext:value-type="float">
            <text:p>3</text:p>
          </table:table-cell>
          <table:table-cell office:value-type="float" office:value="198" calcext:value-type="float">
            <text:p>198</text:p>
          </table:table-cell>
          <table:table-cell table:number-columns-repeated="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6.4" calcext:value-type="float">
            <text:p>16.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IF([.B200]&gt;[.B199]; [.F199]+1; 0)" office:value-type="float" office:value="4" calcext:value-type="float">
            <text:p>4</text:p>
          </table:table-cell>
          <table:table-cell office:value-type="float" office:value="199" calcext:value-type="float">
            <text:p>199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.5" calcext:value-type="float">
            <text:p>19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IF([.B201]&gt;[.B200]; [.F200]+1; 0)"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1.2" calcext:value-type="float">
            <text:p>2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IF([.B202]&gt;[.B201]; [.F201]+1; 0)" office:value-type="float" office:value="6" calcext:value-type="float">
            <text:p>6</text:p>
          </table:table-cell>
          <table:table-cell office:value-type="float" office:value="201" calcext:value-type="float">
            <text:p>201</text:p>
          </table:table-cell>
          <table:table-cell table:number-columns-repeated="8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.3" calcext:value-type="float">
            <text:p>21.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IF([.B203]&gt;[.B202]; [.F202]+1; 0)" office:value-type="float" office:value="7" calcext:value-type="float">
            <text:p>7</text:p>
          </table:table-cell>
          <table:table-cell office:value-type="float" office:value="202" calcext:value-type="float">
            <text:p>202</text:p>
          </table:table-cell>
          <table:table-cell table:number-columns-repeated="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.1" calcext:value-type="float">
            <text:p>20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IF([.B204]&gt;[.B203]; [.F203]+1; 0)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table:number-columns-repeated="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8.4" calcext:value-type="float">
            <text:p>18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IF([.B205]&gt;[.B204]; [.F204]+1; 0)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number-columns-repeated="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7.1" calcext:value-type="float">
            <text:p>17.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formula="of:=IF([.B206]&gt;[.B205]; [.F205]+1; 0)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number-columns-repeated="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.9" calcext:value-type="float">
            <text:p>16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formula="of:=IF([.B207]&gt;[.B206]; [.F206]+1; 0)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number-columns-repeated="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8.2" calcext:value-type="float">
            <text:p>18.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formula="of:=IF([.B208]&gt;[.B207]; [.F207]+1; 0)"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table:number-columns-repeated="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.7" calcext:value-type="float">
            <text:p>20.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formula="of:=IF([.B209]&gt;[.B208]; [.F208]+1; 0)"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table:number-columns-repeated="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formula="of:=IF([.B210]&gt;[.B209]; [.F209]+1; 0)"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table:number-columns-repeated="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7.2" calcext:value-type="float">
            <text:p>27.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formula="of:=IF([.B211]&gt;[.B210]; [.F210]+1; 0)" office:value-type="float" office:value="4" calcext:value-type="float">
            <text:p>4</text:p>
          </table:table-cell>
          <table:table-cell office:value-type="float" office:value="210" calcext:value-type="float">
            <text:p>210</text:p>
          </table:table-cell>
          <table:table-cell table:number-columns-repeated="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9.4" calcext:value-type="float">
            <text:p>29.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212]&gt;[.B211]; [.F211]+1; 0)" office:value-type="float" office:value="5" calcext:value-type="float">
            <text:p>5</text:p>
          </table:table-cell>
          <table:table-cell office:value-type="float" office:value="211" calcext:value-type="float">
            <text:p>211</text:p>
          </table:table-cell>
          <table:table-cell table:number-columns-repeated="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9.9" calcext:value-type="float">
            <text:p>29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B213]&gt;[.B212]; [.F212]+1; 0)"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table:number-columns-repeated="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8.8" calcext:value-type="float">
            <text:p>28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B214]&gt;[.B213]; [.F213]+1; 0)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number-columns-repeated="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6.2" calcext:value-type="float">
            <text:p>26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B215]&gt;[.B214]; [.F214]+1; 0)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table:number-columns-repeated="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3.1" calcext:value-type="float">
            <text:p>23.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B216]&gt;[.B215]; [.F215]+1; 0)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table:number-columns-repeated="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.3" calcext:value-type="float">
            <text:p>2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[.B217]&gt;[.B216]; [.F216]+1; 0)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8.5" calcext:value-type="float">
            <text:p>18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[.B218]&gt;[.B217]; [.F217]+1; 0)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number-columns-repeated="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8.2" calcext:value-type="float">
            <text:p>18.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[.B219]&gt;[.B218]; [.F218]+1; 0)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table:number-columns-repeated="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9.1" calcext:value-type="float">
            <text:p>19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[.B220]&gt;[.B219]; [.F219]+1; 0)"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.9" calcext:value-type="float">
            <text:p>2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[.B221]&gt;[.B220]; [.F220]+1; 0)"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.5" calcext:value-type="float">
            <text:p>2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[.B222]&gt;[.B221]; [.F221]+1; 0)" office:value-type="float" office:value="3" calcext:value-type="float">
            <text:p>3</text:p>
          </table:table-cell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3.2" calcext:value-type="float">
            <text:p>23.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[.B223]&gt;[.B222]; [.F222]+1; 0)" office:value-type="float" office:value="4" calcext:value-type="float">
            <text:p>4</text:p>
          </table:table-cell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.4" calcext:value-type="float">
            <text:p>22.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[.B224]&gt;[.B223]; [.F223]+1; 0)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[.B225]&gt;[.B224]; [.F224]+1; 0)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6.4" calcext:value-type="float">
            <text:p>16.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[.B226]&gt;[.B225]; [.F225]+1; 0)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.3" calcext:value-type="float">
            <text:p>12.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227]&gt;[.B226]; [.F226]+1; 0)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.7" calcext:value-type="float">
            <text:p>8.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[.B228]&gt;[.B227]; [.F227]+1; 0)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4" calcext:value-type="float">
            <text:p>6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[.B229]&gt;[.B228]; [.F228]+1; 0)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.6" calcext:value-type="float">
            <text:p>5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[.B230]&gt;[.B229]; [.F229]+1; 0)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4" calcext:value-type="float">
            <text:p>6.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[.B231]&gt;[.B230]; [.F230]+1; 0)"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.2" calcext:value-type="float">
            <text:p>8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[.B232]&gt;[.B231]; [.F231]+1; 0)" office:value-type="float" office:value="2" calcext:value-type="float">
            <text:p>2</text:p>
          </table:table-cell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[.B233]&gt;[.B232]; [.F232]+1; 0)"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.1" calcext:value-type="float">
            <text:p>11.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IF([.B234]&gt;[.B233]; [.F233]+1; 0)" office:value-type="float" office:value="4" calcext:value-type="float">
            <text:p>4</text:p>
          </table:table-cell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.9" calcext:value-type="float">
            <text:p>10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IF([.B235]&gt;[.B234]; [.F234]+1; 0)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.3" calcext:value-type="float">
            <text:p>9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IF([.B236]&gt;[.B235]; [.F235]+1; 0)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6" calcext:value-type="float">
            <text:p>6.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IF([.B237]&gt;[.B236]; [.F236]+1; 0)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.6" calcext:value-type="float">
            <text:p>3.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IF([.B238]&gt;[.B237]; [.F237]+1; 0)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.2" calcext:value-type="float">
            <text:p>1.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IF([.B239]&gt;[.B238]; [.F238]+1; 0)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2" calcext:value-type="float">
            <text:p>0.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formula="of:=IF([.B240]&gt;[.B239]; [.F239]+1; 0)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241]&gt;[.B240]; [.F240]+1; 0)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[.B242]&gt;[.B241]; [.F241]+1; 0)"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6" calcext:value-type="float">
            <text:p>6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[.B243]&gt;[.B242]; [.F242]+1; 0)"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[.B244]&gt;[.B243]; [.F243]+1; 0)" office:value-type="float" office:value="4" calcext:value-type="float">
            <text:p>4</text:p>
          </table:table-cell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2.7" calcext:value-type="float">
            <text:p>12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[.B245]&gt;[.B244]; [.F244]+1; 0)"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.1" calcext:value-type="float">
            <text:p>14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[.B246]&gt;[.B245]; [.F245]+1; 0)" office:value-type="float" office:value="6" calcext:value-type="float">
            <text:p>6</text:p>
          </table:table-cell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[.B247]&gt;[.B246]; [.F246]+1; 0)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.7" calcext:value-type="float">
            <text:p>12.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IF([.B248]&gt;[.B247]; [.F247]+1; 0)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.1" calcext:value-type="float">
            <text:p>11.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IF([.B249]&gt;[.B248]; [.F248]+1; 0)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IF([.B250]&gt;[.B249]; [.F249]+1; 0)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.1" calcext:value-type="float">
            <text:p>10.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IF([.B251]&gt;[.B250]; [.F250]+1; 0)"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1.7" calcext:value-type="float">
            <text:p>11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IF([.B252]&gt;[.B251]; [.F251]+1; 0)"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.8" calcext:value-type="float">
            <text:p>14.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IF([.B253]&gt;[.B252]; [.F252]+1; 0)"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8.7" calcext:value-type="float">
            <text:p>18.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formula="of:=IF([.B254]&gt;[.B253]; [.F253]+1; 0)" office:value-type="float" office:value="4" calcext:value-type="float">
            <text:p>4</text:p>
          </table:table-cell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2.5" calcext:value-type="float">
            <text:p>22.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255]&gt;[.B254]; [.F254]+1; 0)"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.4" calcext:value-type="float">
            <text:p>25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B256]&gt;[.B255]; [.F255]+1; 0)"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.8" calcext:value-type="float">
            <text:p>26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B257]&gt;[.B256]; [.F256]+1; 0)"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6.5" calcext:value-type="float">
            <text:p>26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B258]&gt;[.B257]; [.F257]+1; 0)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4.9" calcext:value-type="float">
            <text:p>24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[.B259]&gt;[.B258]; [.F258]+1; 0)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2.6" calcext:value-type="float">
            <text:p>22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[.B260]&gt;[.B259]; [.F259]+1; 0)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0.7" calcext:value-type="float">
            <text:p>20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[.B261]&gt;[.B260]; [.F260]+1; 0)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9.9" calcext:value-type="float">
            <text:p>1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[.B262]&gt;[.B261]; [.F261]+1; 0)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0.4" calcext:value-type="float">
            <text:p>20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[.B263]&gt;[.B262]; [.F262]+1; 0)"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2.3" calcext:value-type="float">
            <text:p>22.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[.B264]&gt;[.B263]; [.F263]+1; 0)" office:value-type="float" office:value="2" calcext:value-type="float">
            <text:p>2</text:p>
          </table:table-cell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4.8" calcext:value-type="float">
            <text:p>24.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[.B265]&gt;[.B264]; [.F264]+1; 0)" office:value-type="float" office:value="3" calcext:value-type="float">
            <text:p>3</text:p>
          </table:table-cell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7.2" calcext:value-type="float">
            <text:p>27.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[.B266]&gt;[.B265]; [.F265]+1; 0)" office:value-type="float" office:value="4" calcext:value-type="float">
            <text:p>4</text:p>
          </table:table-cell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8.6" calcext:value-type="float">
            <text:p>28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[.B267]&gt;[.B266]; [.F266]+1; 0)"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8.4" calcext:value-type="float">
            <text:p>28.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[.B268]&gt;[.B267]; [.F267]+1; 0)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.5" calcext:value-type="float">
            <text:p>26.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269]&gt;[.B268]; [.F268]+1; 0)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3.3" calcext:value-type="float">
            <text:p>23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B270]&gt;[.B269]; [.F269]+1; 0)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9.5" calcext:value-type="float">
            <text:p>19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B271]&gt;[.B270]; [.F270]+1; 0)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B272]&gt;[.B271]; [.F271]+1; 0)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3.7" calcext:value-type="float">
            <text:p>13.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[.B273]&gt;[.B272]; [.F272]+1; 0)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2.9" calcext:value-type="float">
            <text:p>12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[.B274]&gt;[.B273]; [.F273]+1; 0)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[.B275]&gt;[.B274]; [.F274]+1; 0)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[.B276]&gt;[.B275]; [.F275]+1; 0)"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table:number-columns-repeated="8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6.4" calcext:value-type="float">
            <text:p>16.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[.B277]&gt;[.B276]; [.F276]+1; 0)" office:value-type="float" office:value="3" calcext:value-type="float">
            <text:p>3</text:p>
          </table:table-cell>
          <table:table-cell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7.1" calcext:value-type="float">
            <text:p>17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[.B278]&gt;[.B277]; [.F277]+1; 0)"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6.3" calcext:value-type="float">
            <text:p>16.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[.B279]&gt;[.B278]; [.F278]+1; 0)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[.B280]&gt;[.B279]; [.F279]+1; 0)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.5" calcext:value-type="float">
            <text:p>10.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[.B281]&gt;[.B280]; [.F280]+1; 0)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7" calcext:value-type="float">
            <text:p>6.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[.B282]&gt;[.B281]; [.F281]+1; 0)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table:number-columns-repeated="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.5" calcext:value-type="float">
            <text:p>3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[.B283]&gt;[.B282]; [.F282]+1; 0)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table:number-columns-repeated="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.6" calcext:value-type="float">
            <text:p>1.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[.B284]&gt;[.B283]; [.F283]+1; 0)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table:number-columns-repeated="8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.4" calcext:value-type="float">
            <text:p>1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[.B285]&gt;[.B284]; [.F284]+1; 0)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table:number-columns-repeated="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.8" calcext:value-type="float">
            <text:p>2.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286]&gt;[.B285]; [.F285]+1; 0)"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table:number-columns-repeated="8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.2" calcext:value-type="float">
            <text:p>5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[.B287]&gt;[.B286]; [.F286]+1; 0)" office:value-type="float" office:value="2" calcext:value-type="float">
            <text:p>2</text:p>
          </table:table-cell>
          <table:table-cell office:value-type="float" office:value="286" calcext:value-type="float">
            <text:p>286</text:p>
          </table:table-cell>
          <table:table-cell table:number-columns-repeated="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.7" calcext:value-type="float">
            <text:p>7.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[.B288]&gt;[.B287]; [.F287]+1; 0)" office:value-type="float" office:value="3" calcext:value-type="float">
            <text:p>3</text:p>
          </table:table-cell>
          <table:table-cell office:value-type="float" office:value="287" calcext:value-type="float">
            <text:p>287</text:p>
          </table:table-cell>
          <table:table-cell table:number-columns-repeated="8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.6" calcext:value-type="float">
            <text:p>9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[.B289]&gt;[.B288]; [.F288]+1; 0)"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table:number-columns-repeated="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.1" calcext:value-type="float">
            <text:p>10.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[.B290]&gt;[.B289]; [.F289]+1; 0)"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table:number-columns-repeated="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.3" calcext:value-type="float">
            <text:p>9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[.B291]&gt;[.B290]; [.F290]+1; 0)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.4" calcext:value-type="float">
            <text:p>7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[.B292]&gt;[.B291]; [.F291]+1; 0)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table:number-columns-repeated="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.1" calcext:value-type="float">
            <text:p>5.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IF([.B293]&gt;[.B292]; [.F292]+1; 0)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table:number-columns-repeated="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.5" calcext:value-type="float">
            <text:p>3.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IF([.B294]&gt;[.B293]; [.F293]+1; 0)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number-columns-repeated="8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IF([.B295]&gt;[.B294]; [.F294]+1; 0)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number-columns-repeated="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.6" calcext:value-type="float">
            <text:p>4.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IF([.B296]&gt;[.B295]; [.F295]+1; 0)"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table:number-columns-repeated="8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.5" calcext:value-type="float">
            <text:p>7.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IF([.B297]&gt;[.B296]; [.F296]+1; 0)" office:value-type="float" office:value="2" calcext:value-type="float">
            <text:p>2</text:p>
          </table:table-cell>
          <table:table-cell office:value-type="float" office:value="296" calcext:value-type="float">
            <text:p>296</text:p>
          </table:table-cell>
          <table:table-cell table:number-columns-repeated="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1.3" calcext:value-type="float">
            <text:p>11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formula="of:=IF([.B298]&gt;[.B297]; [.F297]+1; 0)" office:value-type="float" office:value="3" calcext:value-type="float">
            <text:p>3</text:p>
          </table:table-cell>
          <table:table-cell office:value-type="float" office:value="297" calcext:value-type="float">
            <text:p>297</text:p>
          </table:table-cell>
          <table:table-cell table:number-columns-repeated="8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5.2" calcext:value-type="float">
            <text:p>15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formula="of:=IF([.B299]&gt;[.B298]; [.F298]+1; 0)" office:value-type="float" office:value="4" calcext:value-type="float">
            <text:p>4</text:p>
          </table:table-cell>
          <table:table-cell office:value-type="float" office:value="298" calcext:value-type="float">
            <text:p>298</text:p>
          </table:table-cell>
          <table:table-cell table:number-columns-repeated="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8.3" calcext:value-type="float">
            <text:p>18.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300]&gt;[.B299]; [.F299]+1; 0)" office:value-type="float" office:value="5" calcext:value-type="float">
            <text:p>5</text:p>
          </table:table-cell>
          <table:table-cell office:value-type="float" office:value="299" calcext:value-type="float">
            <text:p>299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.9" calcext:value-type="float">
            <text:p>1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B301]&gt;[.B300]; [.F300]+1; 0)"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02]&gt;[.B301]; [.F301]+1; 0)" office:value-type="float" office:value="7" calcext:value-type="float">
            <text:p>7</text:p>
          </table:table-cell>
          <table:table-cell office:value-type="float" office:value="301" calcext:value-type="float">
            <text:p>301</text:p>
          </table:table-cell>
          <table:table-cell table:number-columns-repeated="8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8.9" calcext:value-type="float">
            <text:p>18.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03]&gt;[.B302]; [.F302]+1; 0)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7.3" calcext:value-type="float">
            <text:p>17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04]&gt;[.B303]; [.F303]+1; 0)"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table:number-columns-repeated="8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05]&gt;[.B304]; [.F304]+1; 0)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table:number-columns-repeated="8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5.9" calcext:value-type="float">
            <text:p>15.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06]&gt;[.B305]; [.F305]+1; 0)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table:number-columns-repeated="8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7.3" calcext:value-type="float">
            <text:p>17.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07]&gt;[.B306]; [.F306]+1; 0)"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  <table:table-cell table:number-columns-repeated="8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08]&gt;[.B307]; [.F307]+1; 0)" office:value-type="float" office:value="2" calcext:value-type="float">
            <text:p>2</text:p>
          </table:table-cell>
          <table:table-cell office:value-type="float" office:value="307" calcext:value-type="float">
            <text:p>307</text:p>
          </table:table-cell>
          <table:table-cell table:number-columns-repeated="8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3.4" calcext:value-type="float">
            <text:p>23.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09]&gt;[.B308]; [.F308]+1; 0)" office:value-type="float" office:value="3" calcext:value-type="float">
            <text:p>3</text:p>
          </table:table-cell>
          <table:table-cell office:value-type="float" office:value="308" calcext:value-type="float">
            <text:p>308</text:p>
          </table:table-cell>
          <table:table-cell table:number-columns-repeated="8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6.8" calcext:value-type="float">
            <text:p>26.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10]&gt;[.B309]; [.F309]+1; 0)"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  <table:table-cell table:number-columns-repeated="8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9.1" calcext:value-type="float">
            <text:p>29.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11]&gt;[.B310]; [.F310]+1; 0)" office:value-type="float" office:value="5" calcext:value-type="float">
            <text:p>5</text:p>
          </table:table-cell>
          <table:table-cell office:value-type="float" office:value="310" calcext:value-type="float">
            <text:p>310</text:p>
          </table:table-cell>
          <table:table-cell table:number-columns-repeated="8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9.8" calcext:value-type="float">
            <text:p>29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12]&gt;[.B311]; [.F311]+1; 0)" office:value-type="float" office:value="6" calcext:value-type="float">
            <text:p>6</text:p>
          </table:table-cell>
          <table:table-cell office:value-type="float" office:value="311" calcext:value-type="float">
            <text:p>311</text:p>
          </table:table-cell>
          <table:table-cell table:number-columns-repeated="8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8.8" calcext:value-type="float">
            <text:p>28.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13]&gt;[.B312]; [.F312]+1; 0)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table:number-columns-repeated="8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6.4" calcext:value-type="float">
            <text:p>26.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314]&gt;[.B313]; [.F313]+1; 0)"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table:number-columns-repeated="8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3.4" calcext:value-type="float">
            <text:p>23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15]&gt;[.B314]; [.F314]+1; 0)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table:number-columns-repeated="8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.7" calcext:value-type="float">
            <text:p>20.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16]&gt;[.B315]; [.F315]+1; 0)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8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9.1" calcext:value-type="float">
            <text:p>19.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17]&gt;[.B316]; [.F316]+1; 0)"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table:number-columns-repeated="8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8.9" calcext:value-type="float">
            <text:p>18.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18]&gt;[.B317]; [.F317]+1; 0)"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19]&gt;[.B318]; [.F318]+1; 0)"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table:number-columns-repeated="8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1.8" calcext:value-type="float">
            <text:p>21.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20]&gt;[.B319]; [.F319]+1; 0)" office:value-type="float" office:value="2" calcext:value-type="float">
            <text:p>2</text:p>
          </table:table-cell>
          <table:table-cell office:value-type="float" office:value="319" calcext:value-type="float">
            <text:p>319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3.6" calcext:value-type="float">
            <text:p>23.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21]&gt;[.B320]; [.F320]+1; 0)"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table:number-columns-repeated="8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4.4" calcext:value-type="float">
            <text:p>24.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22]&gt;[.B321]; [.F321]+1; 0)"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  <table:table-cell table:number-columns-repeated="8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3.6" calcext:value-type="float">
            <text:p>23.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23]&gt;[.B322]; [.F322]+1; 0)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table:number-columns-repeated="8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1.3" calcext:value-type="float">
            <text:p>21.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24]&gt;[.B323]; [.F323]+1; 0)"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table:number-columns-repeated="8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7.7" calcext:value-type="float">
            <text:p>17.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25]&gt;[.B324]; [.F324]+1; 0)"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8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3.6" calcext:value-type="float">
            <text:p>13.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26]&gt;[.B325]; [.F325]+1; 0)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8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27]&gt;[.B326]; [.F326]+1; 0)"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table:number-columns-repeated="8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7.6" calcext:value-type="float">
            <text:p>7.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28]&gt;[.B327]; [.F327]+1; 0)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table:number-columns-repeated="8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8" calcext:value-type="float">
            <text:p>6.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329]&gt;[.B328]; [.F328]+1; 0)"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table:number-columns-repeated="8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30]&gt;[.B329]; [.F329]+1; 0)"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table:number-columns-repeated="8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.1" calcext:value-type="float">
            <text:p>9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31]&gt;[.B330]; [.F330]+1; 0)"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 table:number-columns-repeated="8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.9" calcext:value-type="float">
            <text:p>10.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32]&gt;[.B331]; [.F331]+1; 0)"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1.8" calcext:value-type="float">
            <text:p>11.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33]&gt;[.B332]; [.F332]+1; 0)" office:value-type="float" office:value="4" calcext:value-type="float">
            <text:p>4</text:p>
          </table:table-cell>
          <table:table-cell office:value-type="float" office:value="332" calcext:value-type="float">
            <text:p>332</text:p>
          </table:table-cell>
          <table:table-cell table:number-columns-repeated="8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1.5" calcext:value-type="float">
            <text:p>11.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34]&gt;[.B333]; [.F333]+1; 0)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8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9.7" calcext:value-type="float">
            <text:p>9.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35]&gt;[.B334]; [.F334]+1; 0)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table:number-columns-repeated="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9" calcext:value-type="float">
            <text:p>6.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36]&gt;[.B335]; [.F335]+1; 0)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table:number-columns-repeated="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37]&gt;[.B336]; [.F336]+1; 0)"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table:number-columns-repeated="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38]&gt;[.B337]; [.F337]+1; 0)"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39]&gt;[.B338]; [.F338]+1; 0)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table:number-columns-repeated="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6" calcext:value-type="float">
            <text:p>0.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40]&gt;[.B339]; [.F339]+1; 0)"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table:number-columns-repeated="8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41]&gt;[.B340]; [.F340]+1; 0)"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table:number-columns-repeated="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42]&gt;[.B341]; [.F341]+1; 0)" office:value-type="float" office:value="3" calcext:value-type="float">
            <text:p>3</text:p>
          </table:table-cell>
          <table:table-cell office:value-type="float" office:value="341" calcext:value-type="float">
            <text:p>341</text:p>
          </table:table-cell>
          <table:table-cell table:number-columns-repeated="8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9.3" calcext:value-type="float">
            <text:p>9.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343]&gt;[.B342]; [.F342]+1; 0)" office:value-type="float" office:value="4" calcext:value-type="float">
            <text:p>4</text:p>
          </table:table-cell>
          <table:table-cell office:value-type="float" office:value="342" calcext:value-type="float">
            <text:p>342</text:p>
          </table:table-cell>
          <table:table-cell table:number-columns-repeated="8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1.8" calcext:value-type="float">
            <text:p>11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44]&gt;[.B343]; [.F343]+1; 0)" office:value-type="float" office:value="5" calcext:value-type="float">
            <text:p>5</text:p>
          </table:table-cell>
          <table:table-cell office:value-type="float" office:value="343" calcext:value-type="float">
            <text:p>343</text:p>
          </table:table-cell>
          <table:table-cell table:number-columns-repeated="8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3.1" calcext:value-type="float">
            <text:p>13.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45]&gt;[.B344]; [.F344]+1; 0)"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table:number-columns-repeated="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2.9" calcext:value-type="float">
            <text:p>12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46]&gt;[.B345]; [.F345]+1; 0)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.6" calcext:value-type="float">
            <text:p>11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47]&gt;[.B346]; [.F346]+1; 0)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table:number-columns-repeated="8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.9" calcext:value-type="float">
            <text:p>9.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48]&gt;[.B347]; [.F347]+1; 0)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table:number-columns-repeated="8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8.7" calcext:value-type="float">
            <text:p>8.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49]&gt;[.B348]; [.F348]+1; 0)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table:number-columns-repeated="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.8" calcext:value-type="float">
            <text:p>8.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50]&gt;[.B349]; [.F349]+1; 0)"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table:number-columns-repeated="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.5" calcext:value-type="float">
            <text:p>10.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51]&gt;[.B350]; [.F350]+1; 0)"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table:number-columns-repeated="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52]&gt;[.B351]; [.F351]+1; 0)" office:value-type="float" office:value="3" calcext:value-type="float">
            <text:p>3</text:p>
          </table:table-cell>
          <table:table-cell office:value-type="float" office:value="351" calcext:value-type="float">
            <text:p>351</text:p>
          </table:table-cell>
          <table:table-cell table:number-columns-repeated="8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7.5" calcext:value-type="float">
            <text:p>17.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53]&gt;[.B352]; [.F352]+1; 0)" office:value-type="float" office:value="4" calcext:value-type="float">
            <text:p>4</text:p>
          </table:table-cell>
          <table:table-cell office:value-type="float" office:value="352" calcext:value-type="float">
            <text:p>352</text:p>
          </table:table-cell>
          <table:table-cell table:number-columns-repeated="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1.4" calcext:value-type="float">
            <text:p>21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54]&gt;[.B353]; [.F353]+1; 0)" office:value-type="float" office:value="5" calcext:value-type="float">
            <text:p>5</text:p>
          </table:table-cell>
          <table:table-cell office:value-type="float" office:value="353" calcext:value-type="float">
            <text:p>353</text:p>
          </table:table-cell>
          <table:table-cell table:number-columns-repeated="8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4.4" calcext:value-type="float">
            <text:p>24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55]&gt;[.B354]; [.F354]+1; 0)" office:value-type="float" office:value="6" calcext:value-type="float">
            <text:p>6</text:p>
          </table:table-cell>
          <table:table-cell office:value-type="float" office:value="354" calcext:value-type="float">
            <text:p>354</text:p>
          </table:table-cell>
          <table:table-cell table:number-columns-repeated="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5.8" calcext:value-type="float">
            <text:p>25.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56]&gt;[.B355]; [.F355]+1; 0)" office:value-type="float" office:value="7" calcext:value-type="float">
            <text:p>7</text:p>
          </table:table-cell>
          <table:table-cell office:value-type="float" office:value="355" calcext:value-type="float">
            <text:p>355</text:p>
          </table:table-cell>
          <table:table-cell table:number-columns-repeated="8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5.6" calcext:value-type="float">
            <text:p>25.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57]&gt;[.B356]; [.F356]+1; 0)"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table:number-columns-repeated="8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4.1" calcext:value-type="float">
            <text:p>24.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358]&gt;[.B357]; [.F357]+1; 0)"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table:number-columns-repeated="8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59]&gt;[.B358]; [.F358]+1; 0)"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table:number-columns-repeated="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0.3" calcext:value-type="float">
            <text:p>20.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60]&gt;[.B359]; [.F359]+1; 0)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8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.6" calcext:value-type="float">
            <text:p>19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61]&gt;[.B360]; [.F360]+1; 0)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table:number-columns-repeated="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0.3" calcext:value-type="float">
            <text:p>20.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62]&gt;[.B361]; [.F361]+1; 0)"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table:number-columns-repeated="8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2.3" calcext:value-type="float">
            <text:p>22.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63]&gt;[.B362]; [.F362]+1; 0)" office:value-type="float" office:value="2" calcext:value-type="float">
            <text:p>2</text:p>
          </table:table-cell>
          <table:table-cell office:value-type="float" office:value="362" calcext:value-type="float">
            <text:p>362</text:p>
          </table:table-cell>
          <table:table-cell table:number-columns-repeated="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64]&gt;[.B363]; [.F363]+1; 0)" office:value-type="float" office:value="3" calcext:value-type="float">
            <text:p>3</text:p>
          </table:table-cell>
          <table:table-cell office:value-type="float" office:value="363" calcext:value-type="float">
            <text:p>363</text:p>
          </table:table-cell>
          <table:table-cell table:number-columns-repeated="8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7.5" calcext:value-type="float">
            <text:p>27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65]&gt;[.B364]; [.F364]+1; 0)" office:value-type="float" office:value="4" calcext:value-type="float">
            <text:p>4</text:p>
          </table:table-cell>
          <table:table-cell office:value-type="float" office:value="364" calcext:value-type="float">
            <text:p>364</text:p>
          </table:table-cell>
          <table:table-cell table:number-columns-repeated="8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9.1" calcext:value-type="float">
            <text:p>29.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66]&gt;[.B365]; [.F365]+1; 0)" office:value-type="float" office:value="5" calcext:value-type="float">
            <text:p>5</text:p>
          </table:table-cell>
          <table:table-cell office:value-type="float" office:value="365" calcext:value-type="float">
            <text:p>365</text:p>
          </table:table-cell>
          <table:table-cell table:number-columns-repeated="8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67]&gt;[.B366]; [.F366]+1; 0)"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table:number-columns-repeated="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7.2" calcext:value-type="float">
            <text:p>27.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68]&gt;[.B367]; [.F367]+1; 0)"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table:number-columns-repeated="8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4.1" calcext:value-type="float">
            <text:p>24.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69]&gt;[.B368]; [.F368]+1; 0)"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table:number-columns-repeated="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0.4" calcext:value-type="float">
            <text:p>20.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70]&gt;[.B369]; [.F369]+1; 0)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table:number-columns-repeated="8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7.1" calcext:value-type="float">
            <text:p>17.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71]&gt;[.B370]; [.F370]+1; 0)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number-columns-repeated="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.9" calcext:value-type="float">
            <text:p>14.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372]&gt;[.B371]; [.F371]+1; 0)"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table:number-columns-repeated="8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.1" calcext:value-type="float">
            <text:p>14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73]&gt;[.B372]; [.F372]+1; 0)"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table:number-columns-repeated="8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.8" calcext:value-type="float">
            <text:p>14.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74]&gt;[.B373]; [.F373]+1; 0)"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  <table:table-cell table:number-columns-repeated="8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6.3" calcext:value-type="float">
            <text:p>16.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75]&gt;[.B374]; [.F374]+1; 0)" office:value-type="float" office:value="2" calcext:value-type="float">
            <text:p>2</text:p>
          </table:table-cell>
          <table:table-cell office:value-type="float" office:value="374" calcext:value-type="float">
            <text:p>374</text:p>
          </table:table-cell>
          <table:table-cell table:number-columns-repeated="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7.7" calcext:value-type="float">
            <text:p>17.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76]&gt;[.B375]; [.F375]+1; 0)" office:value-type="float" office:value="3" calcext:value-type="float">
            <text:p>3</text:p>
          </table:table-cell>
          <table:table-cell office:value-type="float" office:value="375" calcext:value-type="float">
            <text:p>375</text:p>
          </table:table-cell>
          <table:table-cell table:number-columns-repeated="8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8.3" calcext:value-type="float">
            <text:p>18.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77]&gt;[.B376]; [.F376]+1; 0)" office:value-type="float" office:value="4" calcext:value-type="float">
            <text:p>4</text:p>
          </table:table-cell>
          <table:table-cell office:value-type="float" office:value="376" calcext:value-type="float">
            <text:p>376</text:p>
          </table:table-cell>
          <table:table-cell table:number-columns-repeated="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78]&gt;[.B377]; [.F377]+1; 0)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8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5.1" calcext:value-type="float">
            <text:p>15.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79]&gt;[.B378]; [.F378]+1; 0)"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table:number-columns-repeated="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1.6" calcext:value-type="float">
            <text:p>11.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80]&gt;[.B379]; [.F379]+1; 0)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table:number-columns-repeated="8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.7" calcext:value-type="float">
            <text:p>7.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81]&gt;[.B380]; [.F380]+1; 0)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number-columns-repeated="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.4" calcext:value-type="float">
            <text:p>4.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82]&gt;[.B381]; [.F381]+1; 0)"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table:number-columns-repeated="8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.3" calcext:value-type="float">
            <text:p>2.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83]&gt;[.B382]; [.F382]+1; 0)"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table:number-columns-repeated="8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84]&gt;[.B383]; [.F383]+1; 0)"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table:number-columns-repeated="8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.2" calcext:value-type="float">
            <text:p>3.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85]&gt;[.B384]; [.F384]+1; 0)"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table:number-columns-repeated="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.5" calcext:value-type="float">
            <text:p>5.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386]&gt;[.B385]; [.F385]+1; 0)" office:value-type="float" office:value="2" calcext:value-type="float">
            <text:p>2</text:p>
          </table:table-cell>
          <table:table-cell office:value-type="float" office:value="385" calcext:value-type="float">
            <text:p>385</text:p>
          </table:table-cell>
          <table:table-cell table:number-columns-repeated="8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7.9" calcext:value-type="float">
            <text:p>7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87]&gt;[.B386]; [.F386]+1; 0)"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table:number-columns-repeated="8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9.6" calcext:value-type="float">
            <text:p>9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88]&gt;[.B387]; [.F387]+1; 0)" office:value-type="float" office:value="4" calcext:value-type="float">
            <text:p>4</text:p>
          </table:table-cell>
          <table:table-cell office:value-type="float" office:value="387" calcext:value-type="float">
            <text:p>387</text:p>
          </table:table-cell>
          <table:table-cell table:number-columns-repeated="8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89]&gt;[.B388]; [.F388]+1; 0)" office:value-type="float" office:value="5" calcext:value-type="float">
            <text:p>5</text:p>
          </table:table-cell>
          <table:table-cell office:value-type="float" office:value="388" calcext:value-type="float">
            <text:p>388</text:p>
          </table:table-cell>
          <table:table-cell table:number-columns-repeated="8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90]&gt;[.B389]; [.F389]+1; 0)"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table:number-columns-repeated="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9" calcext:value-type="float">
            <text:p>6.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91]&gt;[.B390]; [.F390]+1; 0)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number-columns-repeated="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92]&gt;[.B391]; [.F391]+1; 0)"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table:number-columns-repeated="8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.8" calcext:value-type="float">
            <text:p>2.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93]&gt;[.B392]; [.F392]+1; 0)"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table:number-columns-repeated="8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.3" calcext:value-type="float">
            <text:p>2.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94]&gt;[.B393]; [.F393]+1; 0)"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table:number-columns-repeated="8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95]&gt;[.B394]; [.F394]+1; 0)"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number-columns-repeated="8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4" calcext:value-type="float">
            <text:p>6.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96]&gt;[.B395]; [.F395]+1; 0)" office:value-type="float" office:value="2" calcext:value-type="float">
            <text:p>2</text:p>
          </table:table-cell>
          <table:table-cell office:value-type="float" office:value="395" calcext:value-type="float">
            <text:p>395</text:p>
          </table:table-cell>
          <table:table-cell table:number-columns-repeated="8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.2" calcext:value-type="float">
            <text:p>10.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97]&gt;[.B396]; [.F396]+1; 0)" office:value-type="float" office:value="3" calcext:value-type="float">
            <text:p>3</text:p>
          </table:table-cell>
          <table:table-cell office:value-type="float" office:value="396" calcext:value-type="float">
            <text:p>396</text:p>
          </table:table-cell>
          <table:table-cell table:number-columns-repeated="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98]&gt;[.B397]; [.F397]+1; 0)" office:value-type="float" office:value="4" calcext:value-type="float">
            <text:p>4</text:p>
          </table:table-cell>
          <table:table-cell office:value-type="float" office:value="397" calcext:value-type="float">
            <text:p>397</text:p>
          </table:table-cell>
          <table:table-cell table:number-columns-repeated="8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7.1" calcext:value-type="float">
            <text:p>17.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99]&gt;[.B398]; [.F398]+1; 0)"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table:number-columns-repeated="8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8.7" calcext:value-type="float">
            <text:p>18.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400]&gt;[.B399]; [.F399]+1; 0)" office:value-type="float" office:value="6" calcext:value-type="float">
            <text:p>6</text:p>
          </table:table-cell>
          <table:table-cell office:value-type="float" office:value="399" calcext:value-type="float">
            <text:p>399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.8" calcext:value-type="float">
            <text:p>18.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01]&gt;[.B400]; [.F400]+1; 0)"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table:number-columns-repeated="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7.7" calcext:value-type="float">
            <text:p>17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02]&gt;[.B401]; [.F401]+1; 0)"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table:number-columns-repeated="8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6.1" calcext:value-type="float">
            <text:p>16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03]&gt;[.B402]; [.F402]+1; 0)"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table:number-columns-repeated="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.9" calcext:value-type="float">
            <text:p>14.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04]&gt;[.B403]; [.F403]+1; 0)"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table:number-columns-repeated="8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.9" calcext:value-type="float">
            <text:p>14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05]&gt;[.B404]; [.F404]+1; 0)"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number-columns-repeated="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6.3" calcext:value-type="float">
            <text:p>16.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06]&gt;[.B405]; [.F405]+1; 0)"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number-columns-repeated="8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9.1" calcext:value-type="float">
            <text:p>19.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07]&gt;[.B406]; [.F406]+1; 0)" office:value-type="float" office:value="2" calcext:value-type="float">
            <text:p>2</text:p>
          </table:table-cell>
          <table:table-cell office:value-type="float" office:value="406" calcext:value-type="float">
            <text:p>406</text:p>
          </table:table-cell>
          <table:table-cell table:number-columns-repeated="8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2.7" calcext:value-type="float">
            <text:p>22.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08]&gt;[.B407]; [.F407]+1; 0)" office:value-type="float" office:value="3" calcext:value-type="float">
            <text:p>3</text:p>
          </table:table-cell>
          <table:table-cell office:value-type="float" office:value="407" calcext:value-type="float">
            <text:p>407</text:p>
          </table:table-cell>
          <table:table-cell table:number-columns-repeated="8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6.1" calcext:value-type="float">
            <text:p>26.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09]&gt;[.B408]; [.F408]+1; 0)" office:value-type="float" office:value="4" calcext:value-type="float">
            <text:p>4</text:p>
          </table:table-cell>
          <table:table-cell office:value-type="float" office:value="408" calcext:value-type="float">
            <text:p>408</text:p>
          </table:table-cell>
          <table:table-cell table:number-columns-repeated="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8.6" calcext:value-type="float">
            <text:p>28.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10]&gt;[.B409]; [.F409]+1; 0)"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table:number-columns-repeated="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9.5" calcext:value-type="float">
            <text:p>29.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11]&gt;[.B410]; [.F410]+1; 0)" office:value-type="float" office:value="6" calcext:value-type="float">
            <text:p>6</text:p>
          </table:table-cell>
          <table:table-cell office:value-type="float" office:value="410" calcext:value-type="float">
            <text:p>410</text:p>
          </table:table-cell>
          <table:table-cell table:number-columns-repeated="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8.6" calcext:value-type="float">
            <text:p>28.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12]&gt;[.B411]; [.F411]+1; 0)"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table:number-columns-repeated="8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6.4" calcext:value-type="float">
            <text:p>26.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13]&gt;[.B412]; [.F412]+1; 0)"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table:number-columns-repeated="8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3.6" calcext:value-type="float">
            <text:p>23.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414]&gt;[.B413]; [.F413]+1; 0)"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table:number-columns-repeated="8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15]&gt;[.B414]; [.F414]+1; 0)"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table:number-columns-repeated="8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9.6" calcext:value-type="float">
            <text:p>19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16]&gt;[.B415]; [.F415]+1; 0)"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table:number-columns-repeated="8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9.5" calcext:value-type="float">
            <text:p>19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17]&gt;[.B416]; [.F416]+1; 0)"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table:number-columns-repeated="8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0.7" calcext:value-type="float">
            <text:p>20.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18]&gt;[.B417]; [.F417]+1; 0)"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 table:number-columns-repeated="8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2.7" calcext:value-type="float">
            <text:p>22.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19]&gt;[.B418]; [.F418]+1; 0)" office:value-type="float" office:value="2" calcext:value-type="float">
            <text:p>2</text:p>
          </table:table-cell>
          <table:table-cell office:value-type="float" office:value="418" calcext:value-type="float">
            <text:p>418</text:p>
          </table:table-cell>
          <table:table-cell table:number-columns-repeated="8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4.5" calcext:value-type="float">
            <text:p>24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20]&gt;[.B419]; [.F419]+1; 0)" office:value-type="float" office:value="3" calcext:value-type="float">
            <text:p>3</text:p>
          </table:table-cell>
          <table:table-cell office:value-type="float" office:value="419" calcext:value-type="float">
            <text:p>419</text:p>
          </table:table-cell>
          <table:table-cell table:number-columns-repeated="8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5.4" calcext:value-type="float">
            <text:p>25.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21]&gt;[.B420]; [.F420]+1; 0)" office:value-type="float" office:value="4" calcext:value-type="float">
            <text:p>4</text:p>
          </table:table-cell>
          <table:table-cell office:value-type="float" office:value="420" calcext:value-type="float">
            <text:p>420</text:p>
          </table:table-cell>
          <table:table-cell table:number-columns-repeated="8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4.8" calcext:value-type="float">
            <text:p>24.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22]&gt;[.B421]; [.F421]+1; 0)"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table:number-columns-repeated="8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2.5" calcext:value-type="float">
            <text:p>22.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23]&gt;[.B422]; [.F422]+1; 0)"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table:number-columns-repeated="8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8.9" calcext:value-type="float">
            <text:p>18.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24]&gt;[.B423]; [.F423]+1; 0)"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table:number-columns-repeated="8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.8" calcext:value-type="float">
            <text:p>14.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25]&gt;[.B424]; [.F424]+1; 0)"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table:number-columns-repeated="8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1.2" calcext:value-type="float">
            <text:p>11.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26]&gt;[.B425]; [.F425]+1; 0)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table:number-columns-repeated="8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.8" calcext:value-type="float">
            <text:p>8.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27]&gt;[.B426]; [.F426]+1; 0)"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table:number-columns-repeated="8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428]&gt;[.B427]; [.F427]+1; 0)"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table:number-columns-repeated="8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8.6" calcext:value-type="float">
            <text:p>8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29]&gt;[.B428]; [.F428]+1; 0)"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table:number-columns-repeated="8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.2" calcext:value-type="float">
            <text:p>10.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30]&gt;[.B429]; [.F429]+1; 0)" office:value-type="float" office:value="2" calcext:value-type="float">
            <text:p>2</text:p>
          </table:table-cell>
          <table:table-cell office:value-type="float" office:value="429" calcext:value-type="float">
            <text:p>429</text:p>
          </table:table-cell>
          <table:table-cell table:number-columns-repeated="8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1.8" calcext:value-type="float">
            <text:p>11.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31]&gt;[.B430]; [.F430]+1; 0)" office:value-type="float" office:value="3" calcext:value-type="float">
            <text:p>3</text:p>
          </table:table-cell>
          <table:table-cell office:value-type="float" office:value="430" calcext:value-type="float">
            <text:p>430</text:p>
          </table:table-cell>
          <table:table-cell table:number-columns-repeated="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2.7" calcext:value-type="float">
            <text:p>12.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32]&gt;[.B431]; [.F431]+1; 0)" office:value-type="float" office:value="4" calcext:value-type="float">
            <text:p>4</text:p>
          </table:table-cell>
          <table:table-cell office:value-type="float" office:value="431" calcext:value-type="float">
            <text:p>431</text:p>
          </table:table-cell>
          <table:table-cell table:number-columns-repeated="8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2.2" calcext:value-type="float">
            <text:p>12.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33]&gt;[.B432]; [.F432]+1; 0)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table:number-columns-repeated="8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0.3" calcext:value-type="float">
            <text:p>10.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34]&gt;[.B433]; [.F433]+1; 0)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table:number-columns-repeated="8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7.4" calcext:value-type="float">
            <text:p>7.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35]&gt;[.B434]; [.F434]+1; 0)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table:number-columns-repeated="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.1" calcext:value-type="float">
            <text:p>4.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36]&gt;[.B435]; [.F435]+1; 0)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number-columns-repeated="8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37]&gt;[.B436]; [.F436]+1; 0)"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table:number-columns-repeated="8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38]&gt;[.B437]; [.F437]+1; 0)"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table:number-columns-repeated="8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39]&gt;[.B438]; [.F438]+1; 0)"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table:number-columns-repeated="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40]&gt;[.B439]; [.F439]+1; 0)" office:value-type="float" office:value="2" calcext:value-type="float">
            <text:p>2</text:p>
          </table:table-cell>
          <table:table-cell office:value-type="float" office:value="439" calcext:value-type="float">
            <text:p>439</text:p>
          </table:table-cell>
          <table:table-cell table:number-columns-repeated="8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.5" calcext:value-type="float">
            <text:p>5.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41]&gt;[.B440]; [.F440]+1; 0)" office:value-type="float" office:value="3" calcext:value-type="float">
            <text:p>3</text:p>
          </table:table-cell>
          <table:table-cell office:value-type="float" office:value="440" calcext:value-type="float">
            <text:p>440</text:p>
          </table:table-cell>
          <table:table-cell table:number-columns-repeated="8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8.7" calcext:value-type="float">
            <text:p>8.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42]&gt;[.B441]; [.F441]+1; 0)" office:value-type="float" office:value="4" calcext:value-type="float">
            <text:p>4</text:p>
          </table:table-cell>
          <table:table-cell office:value-type="float" office:value="441" calcext:value-type="float">
            <text:p>441</text:p>
          </table:table-cell>
          <table:table-cell table:number-columns-repeated="8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1.1" calcext:value-type="float">
            <text:p>11.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443]&gt;[.B442]; [.F442]+1; 0)" office:value-type="float" office:value="5" calcext:value-type="float">
            <text:p>5</text:p>
          </table:table-cell>
          <table:table-cell office:value-type="float" office:value="442" calcext:value-type="float">
            <text:p>442</text:p>
          </table:table-cell>
          <table:table-cell table:number-columns-repeated="8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2.2" calcext:value-type="float">
            <text:p>12.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44]&gt;[.B443]; [.F443]+1; 0)" office:value-type="float" office:value="6" calcext:value-type="float">
            <text:p>6</text:p>
          </table:table-cell>
          <table:table-cell office:value-type="float" office:value="443" calcext:value-type="float">
            <text:p>443</text:p>
          </table:table-cell>
          <table:table-cell table:number-columns-repeated="8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1.9" calcext:value-type="float">
            <text:p>11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45]&gt;[.B444]; [.F444]+1; 0)"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table:number-columns-repeated="8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.5" calcext:value-type="float">
            <text:p>1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46]&gt;[.B445]; [.F445]+1; 0)"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table:number-columns-repeated="8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8.8" calcext:value-type="float">
            <text:p>8.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47]&gt;[.B446]; [.F446]+1; 0)"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table:number-columns-repeated="8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48]&gt;[.B447]; [.F447]+1; 0)"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table:number-columns-repeated="8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.6" calcext:value-type="float">
            <text:p>7.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49]&gt;[.B448]; [.F448]+1; 0)"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 table:number-columns-repeated="8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50]&gt;[.B449]; [.F449]+1; 0)" office:value-type="float" office:value="2" calcext:value-type="float">
            <text:p>2</text:p>
          </table:table-cell>
          <table:table-cell office:value-type="float" office:value="449" calcext:value-type="float">
            <text:p>449</text:p>
          </table:table-cell>
          <table:table-cell table:number-columns-repeated="8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.3" calcext:value-type="float">
            <text:p>12.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51]&gt;[.B450]; [.F450]+1; 0)"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table:number-columns-repeated="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6.3" calcext:value-type="float">
            <text:p>16.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52]&gt;[.B451]; [.F451]+1; 0)" office:value-type="float" office:value="4" calcext:value-type="float">
            <text:p>4</text:p>
          </table:table-cell>
          <table:table-cell office:value-type="float" office:value="451" calcext:value-type="float">
            <text:p>451</text:p>
          </table:table-cell>
          <table:table-cell table:number-columns-repeated="8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0.2" calcext:value-type="float">
            <text:p>20.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53]&gt;[.B452]; [.F452]+1; 0)" office:value-type="float" office:value="5" calcext:value-type="float">
            <text:p>5</text:p>
          </table:table-cell>
          <table:table-cell office:value-type="float" office:value="452" calcext:value-type="float">
            <text:p>452</text:p>
          </table:table-cell>
          <table:table-cell table:number-columns-repeated="8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3.2" calcext:value-type="float">
            <text:p>23.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54]&gt;[.B453]; [.F453]+1; 0)" office:value-type="float" office:value="6" calcext:value-type="float">
            <text:p>6</text:p>
          </table:table-cell>
          <table:table-cell office:value-type="float" office:value="453" calcext:value-type="float">
            <text:p>453</text:p>
          </table:table-cell>
          <table:table-cell table:number-columns-repeated="8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4.8" calcext:value-type="float">
            <text:p>24.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55]&gt;[.B454]; [.F454]+1; 0)" office:value-type="float" office:value="7" calcext:value-type="float">
            <text:p>7</text:p>
          </table:table-cell>
          <table:table-cell office:value-type="float" office:value="454" calcext:value-type="float">
            <text:p>454</text:p>
          </table:table-cell>
          <table:table-cell table:number-columns-repeated="8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4.9" calcext:value-type="float">
            <text:p>24.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56]&gt;[.B455]; [.F455]+1; 0)" office:value-type="float" office:value="8" calcext:value-type="float">
            <text:p>8</text:p>
          </table:table-cell>
          <table:table-cell office:value-type="float" office:value="455" calcext:value-type="float">
            <text:p>455</text:p>
          </table:table-cell>
          <table:table-cell table:number-columns-repeated="8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3.3" calcext:value-type="float">
            <text:p>23.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57]&gt;[.B456]; [.F456]+1; 0)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number-columns-repeated="8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1.3" calcext:value-type="float">
            <text:p>21.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58]&gt;[.B457]; [.F457]+1; 0)"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table:number-columns-repeated="8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9.7" calcext:value-type="float">
            <text:p>19.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59]&gt;[.B458]; [.F458]+1; 0)"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table:number-columns-repeated="8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9.1" calcext:value-type="float">
            <text:p>19.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60]&gt;[.B459]; [.F459]+1; 0)"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table:number-columns-repeated="8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461]&gt;[.B460]; [.F460]+1; 0)"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table:number-columns-repeated="8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2.1" calcext:value-type="float">
            <text:p>22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62]&gt;[.B461]; [.F461]+1; 0)" office:value-type="float" office:value="2" calcext:value-type="float">
            <text:p>2</text:p>
          </table:table-cell>
          <table:table-cell office:value-type="float" office:value="461" calcext:value-type="float">
            <text:p>461</text:p>
          </table:table-cell>
          <table:table-cell table:number-columns-repeated="8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63]&gt;[.B462]; [.F462]+1; 0)" office:value-type="float" office:value="3" calcext:value-type="float">
            <text:p>3</text:p>
          </table:table-cell>
          <table:table-cell office:value-type="float" office:value="462" calcext:value-type="float">
            <text:p>462</text:p>
          </table:table-cell>
          <table:table-cell table:number-columns-repeated="8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7.7" calcext:value-type="float">
            <text:p>27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64]&gt;[.B463]; [.F463]+1; 0)" office:value-type="float" office:value="4" calcext:value-type="float">
            <text:p>4</text:p>
          </table:table-cell>
          <table:table-cell office:value-type="float" office:value="463" calcext:value-type="float">
            <text:p>463</text:p>
          </table:table-cell>
          <table:table-cell table:number-columns-repeated="8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9.4" calcext:value-type="float">
            <text:p>29.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65]&gt;[.B464]; [.F464]+1; 0)" office:value-type="float" office:value="5" calcext:value-type="float">
            <text:p>5</text:p>
          </table:table-cell>
          <table:table-cell office:value-type="float" office:value="464" calcext:value-type="float">
            <text:p>464</text:p>
          </table:table-cell>
          <table:table-cell table:number-columns-repeated="8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9.5" calcext:value-type="float">
            <text:p>29.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66]&gt;[.B465]; [.F465]+1; 0)" office:value-type="float" office:value="6" calcext:value-type="float">
            <text:p>6</text:p>
          </table:table-cell>
          <table:table-cell office:value-type="float" office:value="465" calcext:value-type="float">
            <text:p>465</text:p>
          </table:table-cell>
          <table:table-cell table:number-columns-repeated="8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7.8" calcext:value-type="float">
            <text:p>27.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67]&gt;[.B466]; [.F466]+1; 0)"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8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4.9" calcext:value-type="float">
            <text:p>24.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68]&gt;[.B467]; [.F467]+1; 0)"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table:number-columns-repeated="8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1.3" calcext:value-type="float">
            <text:p>21.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69]&gt;[.B468]; [.F468]+1; 0)"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table:number-columns-repeated="8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8.1" calcext:value-type="float">
            <text:p>18.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70]&gt;[.B469]; [.F469]+1; 0)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8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5.9" calcext:value-type="float">
            <text:p>15.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71]&gt;[.B470]; [.F470]+1; 0)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8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5.3" calcext:value-type="float">
            <text:p>15.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72]&gt;[.B471]; [.F471]+1; 0)"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table:number-columns-repeated="8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73]&gt;[.B472]; [.F472]+1; 0)"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table:number-columns-repeated="8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7.5" calcext:value-type="float">
            <text:p>17.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74]&gt;[.B473]; [.F473]+1; 0)" office:value-type="float" office:value="2" calcext:value-type="float">
            <text:p>2</text:p>
          </table:table-cell>
          <table:table-cell office:value-type="float" office:value="473" calcext:value-type="float">
            <text:p>473</text:p>
          </table:table-cell>
          <table:table-cell table:number-columns-repeated="8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475]&gt;[.B474]; [.F474]+1; 0)" office:value-type="float" office:value="3" calcext:value-type="float">
            <text:p>3</text:p>
          </table:table-cell>
          <table:table-cell office:value-type="float" office:value="474" calcext:value-type="float">
            <text:p>474</text:p>
          </table:table-cell>
          <table:table-cell table:number-columns-repeated="8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9.5" calcext:value-type="float">
            <text:p>19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76]&gt;[.B475]; [.F475]+1; 0)" office:value-type="float" office:value="4" calcext:value-type="float">
            <text:p>4</text:p>
          </table:table-cell>
          <table:table-cell office:value-type="float" office:value="475" calcext:value-type="float">
            <text:p>475</text:p>
          </table:table-cell>
          <table:table-cell table:number-columns-repeated="8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8.7" calcext:value-type="float">
            <text:p>18.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77]&gt;[.B476]; [.F476]+1; 0)"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table:number-columns-repeated="8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6.3" calcext:value-type="float">
            <text:p>16.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78]&gt;[.B477]; [.F477]+1; 0)"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table:number-columns-repeated="8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2.7" calcext:value-type="float">
            <text:p>12.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79]&gt;[.B478]; [.F478]+1; 0)"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 table:number-columns-repeated="8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8.8" calcext:value-type="float">
            <text:p>8.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80]&gt;[.B479]; [.F479]+1; 0)"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.3" calcext:value-type="float">
            <text:p>5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81]&gt;[.B480]; [.F480]+1; 0)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8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.2" calcext:value-type="float">
            <text:p>3.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82]&gt;[.B481]; [.F481]+1; 0)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table:number-columns-repeated="8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.7" calcext:value-type="float">
            <text:p>2.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83]&gt;[.B482]; [.F482]+1; 0)"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 table:number-columns-repeated="8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.9" calcext:value-type="float">
            <text:p>3.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84]&gt;[.B483]; [.F483]+1; 0)"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table:number-columns-repeated="8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85]&gt;[.B484]; [.F484]+1; 0)" office:value-type="float" office:value="2" calcext:value-type="float">
            <text:p>2</text:p>
          </table:table-cell>
          <table:table-cell office:value-type="float" office:value="484" calcext:value-type="float">
            <text:p>484</text:p>
          </table:table-cell>
          <table:table-cell table:number-columns-repeated="8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8.2" calcext:value-type="float">
            <text:p>8.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86]&gt;[.B485]; [.F485]+1; 0)" office:value-type="float" office:value="3" calcext:value-type="float">
            <text:p>3</text:p>
          </table:table-cell>
          <table:table-cell office:value-type="float" office:value="485" calcext:value-type="float">
            <text:p>485</text:p>
          </table:table-cell>
          <table:table-cell table:number-columns-repeated="8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.7" calcext:value-type="float">
            <text:p>9.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87]&gt;[.B486]; [.F486]+1; 0)" office:value-type="float" office:value="4" calcext:value-type="float">
            <text:p>4</text:p>
          </table:table-cell>
          <table:table-cell office:value-type="float" office:value="486" calcext:value-type="float">
            <text:p>486</text:p>
          </table:table-cell>
          <table:table-cell table:number-columns-repeated="8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88]&gt;[.B487]; [.F487]+1; 0)" office:value-type="float" office:value="5" calcext:value-type="float">
            <text:p>5</text:p>
          </table:table-cell>
          <table:table-cell office:value-type="float" office:value="487" calcext:value-type="float">
            <text:p>487</text:p>
          </table:table-cell>
          <table:table-cell table:number-columns-repeated="8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8.8" calcext:value-type="float">
            <text:p>8.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89]&gt;[.B488]; [.F488]+1; 0)"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 table:number-columns-repeated="8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6" calcext:value-type="float">
            <text:p>6.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90]&gt;[.B489]; [.F489]+1; 0)"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table:number-columns-repeated="8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.1" calcext:value-type="float">
            <text:p>4.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491]&gt;[.B490]; [.F490]+1; 0)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number-columns-repeated="8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92]&gt;[.B491]; [.F491]+1; 0)"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table:number-columns-repeated="8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93]&gt;[.B492]; [.F492]+1; 0)"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table:number-columns-repeated="8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94]&gt;[.B493]; [.F493]+1; 0)" office:value-type="float" office:value="1" calcext:value-type="float">
            <text:p>1</text:p>
          </table:table-cell>
          <table:table-cell office:value-type="float" office:value="493" calcext:value-type="float">
            <text:p>493</text:p>
          </table:table-cell>
          <table:table-cell table:number-columns-repeated="8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.4" calcext:value-type="float">
            <text:p>5.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95]&gt;[.B494]; [.F494]+1; 0)" office:value-type="float" office:value="2" calcext:value-type="float">
            <text:p>2</text:p>
          </table:table-cell>
          <table:table-cell office:value-type="float" office:value="494" calcext:value-type="float">
            <text:p>494</text:p>
          </table:table-cell>
          <table:table-cell table:number-columns-repeated="8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.1" calcext:value-type="float">
            <text:p>9.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96]&gt;[.B495]; [.F495]+1; 0)" office:value-type="float" office:value="3" calcext:value-type="float">
            <text:p>3</text:p>
          </table:table-cell>
          <table:table-cell office:value-type="float" office:value="495" calcext:value-type="float">
            <text:p>495</text:p>
          </table:table-cell>
          <table:table-cell table:number-columns-repeated="8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2.9" calcext:value-type="float">
            <text:p>12.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97]&gt;[.B496]; [.F496]+1; 0)" office:value-type="float" office:value="4" calcext:value-type="float">
            <text:p>4</text:p>
          </table:table-cell>
          <table:table-cell office:value-type="float" office:value="496" calcext:value-type="float">
            <text:p>496</text:p>
          </table:table-cell>
          <table:table-cell table:number-columns-repeated="8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5.9" calcext:value-type="float">
            <text:p>15.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98]&gt;[.B497]; [.F497]+1; 0)" office:value-type="float" office:value="5" calcext:value-type="float">
            <text:p>5</text:p>
          </table:table-cell>
          <table:table-cell office:value-type="float" office:value="497" calcext:value-type="float">
            <text:p>497</text:p>
          </table:table-cell>
          <table:table-cell table:number-columns-repeated="8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7.5" calcext:value-type="float">
            <text:p>17.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99]&gt;[.B498]; [.F498]+1; 0)" office:value-type="float" office:value="6" calcext:value-type="float">
            <text:p>6</text:p>
          </table:table-cell>
          <table:table-cell office:value-type="float" office:value="498" calcext:value-type="float">
            <text:p>498</text:p>
          </table:table-cell>
          <table:table-cell table:number-columns-repeated="8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7.5" calcext:value-type="float">
            <text:p>17.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500]&gt;[.B499]; [.F499]+1; 0)"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.4" calcext:value-type="float">
            <text:p>16.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501]&gt;[.B500]; [.F500]+1; 0)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8"/>
        </table:table-row>
      </table:table>
      <table:table table:name="Pivot Table_Sheet1_1" table:style-name="ta1">
        <table:shapes>
          <draw:frame draw:z-index="0" draw:style-name="gr1" draw:text-style-name="P1" svg:width="6.2996in" svg:height="3.5417in" svg:x="5.926in" svg:y="0.3626in">
            <draw:object draw:notify-on-update-of-ranges="'Pivot Table_Sheet1_1'.E3:'Pivot Table_Sheet1_1'.E12 'Pivot Table_Sheet1_1'.F3:'Pivot Table_Sheet1_1'.F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8"/>
        <table:table-column table:style-name="co1" table:default-cell-style-name="ce34"/>
        <table:table-column table:style-name="co1" table:default-cell-style-name="ce40"/>
        <table:table-column table:style-name="co1" table:number-columns-repeated="3" table:default-cell-style-name="Default"/>
        <table:table-row table:style-name="ro1">
          <table:table-cell table:style-name="ce25" office:value-type="string" calcext:value-type="string">
            <text:p>Kategoria_chmur</text:p>
          </table:table-cell>
          <table:table-cell table:style-name="ce31" office:value-type="string" calcext:value-type="string">
            <text:p>Wielkosc_chmur</text:p>
          </table:table-cell>
          <table:table-cell table:style-name="ce37" office:value-type="string" calcext:value-type="string">
            <text:p>Average - Opad</text:p>
          </table:table-cell>
          <table:table-cell table:number-columns-repeated="3"/>
        </table:table-row>
        <table:table-row table:style-name="ro1">
          <table:table-cell table:style-name="ce2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8" office:value-type="float" office:value="8.4027149321267" calcext:value-type="float">
            <text:p>8.4027149321267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style-name="ce33" office:value-type="float" office:value="1" calcext:value-type="float">
            <text:p>1</text:p>
          </table:table-cell>
          <table:table-cell table:style-name="ce39" office:value-type="float" office:value="3.45" calcext:value-type="float">
            <text:p>3.45</text:p>
          </table:table-cell>
          <table:table-cell/>
          <table:table-cell table:formula="of:=COM.MICROSOFT.CONCAT([.A$3]; [.B3])" office:value-type="string" office:string-value="C1" calcext:value-type="string">
            <text:p>C1</text:p>
          </table:table-cell>
          <table:table-cell table:formula="of:=ROUND([.C3]; 2)" office:value-type="float" office:value="3.45" calcext:value-type="float">
            <text:p>3.4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.28205128205128" calcext:value-type="float">
            <text:p>7.28205128205128</text:p>
          </table:table-cell>
          <table:table-cell/>
          <table:table-cell table:formula="of:=COM.MICROSOFT.CONCAT([.A$3]; [.B4])" office:value-type="string" office:string-value="C2" calcext:value-type="string">
            <text:p>C2</text:p>
          </table:table-cell>
          <table:table-cell table:formula="of:=ROUND([.C4]; 2)" office:value-type="float" office:value="7.28" calcext:value-type="float">
            <text:p>7.2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.05128205128205" calcext:value-type="float">
            <text:p>9.05128205128205</text:p>
          </table:table-cell>
          <table:table-cell/>
          <table:table-cell table:formula="of:=COM.MICROSOFT.CONCAT([.A$3]; [.B5])" office:value-type="string" office:string-value="C3" calcext:value-type="string">
            <text:p>C3</text:p>
          </table:table-cell>
          <table:table-cell table:formula="of:=ROUND([.C5]; 2)" office:value-type="float" office:value="9.05" calcext:value-type="float">
            <text:p>9.0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.5789473684211" calcext:value-type="float">
            <text:p>11.5789473684211</text:p>
          </table:table-cell>
          <table:table-cell/>
          <table:table-cell table:formula="of:=COM.MICROSOFT.CONCAT([.A$3]; [.B6])" office:value-type="string" office:string-value="C4" calcext:value-type="string">
            <text:p>C4</text:p>
          </table:table-cell>
          <table:table-cell table:formula="of:=ROUND([.C6]; 2)" office:value-type="float" office:value="11.58" calcext:value-type="float">
            <text:p>11.58</text:p>
          </table:table-cell>
        </table:table-row>
        <table:table-row table:style-name="ro1">
          <table:table-cell table:style-name="ce29"/>
          <table:table-cell table:style-name="ce35" office:value-type="float" office:value="5" calcext:value-type="float">
            <text:p>5</text:p>
          </table:table-cell>
          <table:table-cell table:style-name="ce41" office:value-type="float" office:value="19.4" calcext:value-type="float">
            <text:p>19.4</text:p>
          </table:table-cell>
          <table:table-cell/>
          <table:table-cell table:formula="of:=COM.MICROSOFT.CONCAT([.A$3]; [.B7])" office:value-type="string" office:string-value="C5" calcext:value-type="string">
            <text:p>C5</text:p>
          </table:table-cell>
          <table:table-cell table:formula="of:=ROUND([.C7]; 2)" office:value-type="float" office:value="19.4" calcext:value-type="float">
            <text:p>19.4</text:p>
          </table:table-cell>
        </table:table-row>
        <table:table-row table:style-name="ro1">
          <table:table-cell table:style-name="ce27" office:value-type="string" calcext:value-type="string">
            <text:p>S</text:p>
          </table:table-cell>
          <table:table-cell table:style-name="ce33" office:value-type="float" office:value="1" calcext:value-type="float">
            <text:p>1</text:p>
          </table:table-cell>
          <table:table-cell table:style-name="ce39" office:value-type="float" office:value="3.72727272727273" calcext:value-type="float">
            <text:p>3.72727272727273</text:p>
          </table:table-cell>
          <table:table-cell/>
          <table:table-cell table:formula="of:=COM.MICROSOFT.CONCAT([.A$8]; [.B8])" office:value-type="string" office:string-value="S1" calcext:value-type="string">
            <text:p>S1</text:p>
          </table:table-cell>
          <table:table-cell table:formula="of:=ROUND([.C8]; 2)" office:value-type="float" office:value="3.73" calcext:value-type="float">
            <text:p>3.7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.52380952380952" calcext:value-type="float">
            <text:p>6.52380952380952</text:p>
          </table:table-cell>
          <table:table-cell/>
          <table:table-cell table:formula="of:=COM.MICROSOFT.CONCAT([.A$8]; [.B9])" office:value-type="string" office:string-value="S2" calcext:value-type="string">
            <text:p>S2</text:p>
          </table:table-cell>
          <table:table-cell table:formula="of:=ROUND([.C9]; 2)" office:value-type="float" office:value="6.52" calcext:value-type="float">
            <text:p>6.5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.2857142857143" calcext:value-type="float">
            <text:p>10.2857142857143</text:p>
          </table:table-cell>
          <table:table-cell/>
          <table:table-cell table:formula="of:=COM.MICROSOFT.CONCAT([.A$8]; [.B10])" office:value-type="string" office:string-value="S3" calcext:value-type="string">
            <text:p>S3</text:p>
          </table:table-cell>
          <table:table-cell table:formula="of:=ROUND([.C10]; 2)" office:value-type="float" office:value="10.29" calcext:value-type="float">
            <text:p>10.2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CONCAT([.A$8]; [.B11])" office:value-type="string" office:string-value="S4" calcext:value-type="string">
            <text:p>S4</text:p>
          </table:table-cell>
          <table:table-cell table:formula="of:=ROUND([.C11]; 2)" office:value-type="float" office:value="15" calcext:value-type="float">
            <text:p>15</text:p>
          </table:table-cell>
        </table:table-row>
        <table:table-row table:style-name="ro1">
          <table:table-cell table:style-name="ce29"/>
          <table:table-cell table:style-name="ce35" office:value-type="float" office:value="5" calcext:value-type="float">
            <text:p>5</text:p>
          </table:table-cell>
          <table:table-cell table:style-name="ce41" office:value-type="float" office:value="19.6428571428571" calcext:value-type="float">
            <text:p>19.6428571428571</text:p>
          </table:table-cell>
          <table:table-cell/>
          <table:table-cell table:formula="of:=COM.MICROSOFT.CONCAT([.A$8]; [.B12])" office:value-type="string" office:string-value="S5" calcext:value-type="string">
            <text:p>S5</text:p>
          </table:table-cell>
          <table:table-cell table:formula="of:=ROUND([.C12]; 2)" office:value-type="float" office:value="19.64" calcext:value-type="float">
            <text:p>19.64</text:p>
          </table:table-cell>
        </table:table-row>
        <table:table-row table:style-name="ro1">
          <table:table-cell table:style-name="ce30" office:value-type="string" calcext:value-type="string">
            <text:p>Total Result</text:p>
          </table:table-cell>
          <table:table-cell table:style-name="ce36"/>
          <table:table-cell table:style-name="ce42" office:value-type="float" office:value="9.134" calcext:value-type="float">
            <text:p>9.134</text:p>
          </table:table-cell>
          <table:table-cell table:number-columns-repeated="3"/>
        </table:table-row>
      </table:table>
      <table:table table:name="Sheet3" table:style-name="ta1">
        <table:table-column table:style-name="co1" table:number-columns-repeated="5" table:default-cell-style-name="Default"/>
        <table:table-column table:style-name="co1" table:number-columns-repeated="2" table:default-cell-style-name="ce23"/>
        <table:table-column table:style-name="co1" table:default-cell-style-name="ce43"/>
        <table:table-column table:style-name="co1" table:default-cell-style-name="ce23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zien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Opad</text:p>
          </table:table-cell>
          <table:table-cell office:value-type="string" calcext:value-type="string">
            <text:p>Kategoria_chmur</text:p>
          </table:table-cell>
          <table:table-cell office:value-type="string" calcext:value-type="string">
            <text:p>Wielkosc_chmur</text:p>
          </table:table-cell>
          <table:table-cell table:style-name="Default" office:value-type="string" calcext:value-type="string">
            <text:p>obliczone chmury</text:p>
          </table:table-cell>
          <table:table-cell table:style-name="Default" office:value-type="string" calcext:value-type="string">
            <text:p>typ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COM.MICROSOFT.IFS([.F2]=0; 0; [.G1]=0; IF([.B2]&gt;=10; &quot;C&quot;; &quot;S&quot;); [.G1]&lt;&gt;0; [.G1])" office:value-type="float" office:value="0" calcext:value-type="float">
            <text:p>0</text:p>
          </table:table-cell>
          <table:table-cell table:formula="of:=IF([.E2]=[.F2])" office:value-type="boolean" office:boolean-value="true" calcext:value-type="boolean">
            <text:p>TRUE</text:p>
          </table:table-cell>
          <table:table-cell table:formula="of:=COM.MICROSOFT.IFS([.D2]=[.G2]; 1; [.D2]=[.F2]; 1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F:.F]; [.K2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Default" table:formula="of:=COM.MICROSOFT.IFS([.F2] = 0; 1; AND([.F2]=5; [.C2]&gt;=20); 0; AND([.F2]=5; [.C2]&lt;20); 5; OR([.F2]&lt;&gt;0; [.F2]&lt;&gt;5); [.F2]+1)" office:value-type="float" office:value="1" calcext:value-type="float">
            <text:p>1</text:p>
          </table:table-cell>
          <table:table-cell table:formula="of:=COM.MICROSOFT.IFS([.F3]=0; 0; [.G2]=0; IF([.B3]&gt;=10; &quot;C&quot;; &quot;S&quot;); [.G2]&lt;&gt;0; [.G2])" office:value-type="string" office:string-value="C" calcext:value-type="string">
            <text:p>C</text:p>
          </table:table-cell>
          <table:table-cell table:formula="of:=IF([.E3]=[.F3])" office:value-type="boolean" office:boolean-value="true" calcext:value-type="boolean">
            <text:p>TRUE</text:p>
          </table:table-cell>
          <table:table-cell table:formula="of:=COM.MICROSOFT.IFS([.D3]=[.G3]; 1; [.D3]=[.F3]; 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F:.F]; [.K3]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.6" calcext:value-type="float">
            <text:p>23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COM.MICROSOFT.IFS([.F3] = 0; 1; AND([.F3]=5; [.C3]&gt;=20); 0; AND([.F3]=5; [.C3]&lt;20); 5; OR([.F3]&lt;&gt;0; [.F3]&lt;&gt;5); IF([.F3]&lt;&gt;[.F1]; [.F3]; [.F3]+1))" office:value-type="float" office:value="1" calcext:value-type="float">
            <text:p>1</text:p>
          </table:table-cell>
          <table:table-cell table:formula="of:=COM.MICROSOFT.IFS([.F4]=0; 0; [.G3]=0; IF([.B4]&gt;=10; &quot;C&quot;; &quot;S&quot;); [.G3]&lt;&gt;0; [.G3])" office:value-type="string" office:string-value="C" calcext:value-type="string">
            <text:p>C</text:p>
          </table:table-cell>
          <table:table-cell table:formula="of:=IF([.E4]=[.F4])" office:value-type="boolean" office:boolean-value="true" calcext:value-type="boolean">
            <text:p>TRUE</text:p>
          </table:table-cell>
          <table:table-cell table:formula="of:=COM.MICROSOFT.IFS([.D4]=[.G4]; 1; [.D4]=[.F4]; 1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F:.F]; [.K4]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6" calcext:value-type="float">
            <text:p>23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COM.MICROSOFT.IFS([.F4] = 0; 1; AND([.F4]=5; [.C4]&gt;=20); 0; AND([.F4]=5; [.C4]&lt;20); 5; OR([.F4]&lt;&gt;0; [.F4]&lt;&gt;5); IF([.F4]&lt;&gt;[.F2]; [.F4]; [.F4]+1))" office:value-type="float" office:value="1" calcext:value-type="float">
            <text:p>1</text:p>
          </table:table-cell>
          <table:table-cell table:formula="of:=COM.MICROSOFT.IFS([.F5]=0; 0; [.G4]=0; IF([.B5]&gt;=10; &quot;C&quot;; &quot;S&quot;); [.G4]&lt;&gt;0; [.G4])" office:value-type="string" office:string-value="C" calcext:value-type="string">
            <text:p>C</text:p>
          </table:table-cell>
          <table:table-cell table:formula="of:=IF([.E5]=[.F5])" office:value-type="boolean" office:boolean-value="true" calcext:value-type="boolean">
            <text:p>TRUE</text:p>
          </table:table-cell>
          <table:table-cell table:formula="of:=COM.MICROSOFT.IFS([.D5]=[.G5]; 1; [.D5]=[.F5]; 1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F:.F]; [.K5]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.3" calcext:value-type="float">
            <text:p>22.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IFS([.F5] = 0; 1; AND([.F5]=5; [.C5]&gt;=20); 0; AND([.F5]=5; [.C5]&lt;20); 5; OR([.F5]&lt;&gt;0; [.F5]&lt;&gt;5); IF([.F5]&lt;&gt;[.F3]; [.F5]; [.F5]+1))" office:value-type="float" office:value="2" calcext:value-type="float">
            <text:p>2</text:p>
          </table:table-cell>
          <table:table-cell table:formula="of:=COM.MICROSOFT.IFS([.F6]=0; 0; [.G5]=0; IF([.B6]&gt;=10; &quot;C&quot;; &quot;S&quot;); [.G5]&lt;&gt;0; [.G5])" office:value-type="string" office:string-value="C" calcext:value-type="string">
            <text:p>C</text:p>
          </table:table-cell>
          <table:table-cell table:formula="of:=IF([.E6]=[.F6])" office:value-type="boolean" office:boolean-value="true" calcext:value-type="boolean">
            <text:p>TRUE</text:p>
          </table:table-cell>
          <table:table-cell table:formula="of:=COM.MICROSOFT.IFS([.D6]=[.G6]; 1; [.D6]=[.F6]; 1)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F:.F]; [.K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4" calcext:value-type="float">
            <text:p>20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IFS([.F6] = 0; 1; AND([.F6]=5; [.C6]&gt;=20); 0; AND([.F6]=5; [.C6]&lt;20); 5; OR([.F6]&lt;&gt;0; [.F6]&lt;&gt;5); IF([.F6]&lt;&gt;[.F4]; [.F6]; [.F6]+1))" office:value-type="float" office:value="2" calcext:value-type="float">
            <text:p>2</text:p>
          </table:table-cell>
          <table:table-cell table:formula="of:=COM.MICROSOFT.IFS([.F7]=0; 0; [.G6]=0; IF([.B7]&gt;=10; &quot;C&quot;; &quot;S&quot;); [.G6]&lt;&gt;0; [.G6])" office:value-type="string" office:string-value="C" calcext:value-type="string">
            <text:p>C</text:p>
          </table:table-cell>
          <table:table-cell table:formula="of:=IF([.E7]=[.F7])" office:value-type="boolean" office:boolean-value="true" calcext:value-type="boolean">
            <text:p>TRUE</text:p>
          </table:table-cell>
          <table:table-cell table:formula="of:=COM.MICROSOFT.IFS([.D7]=[.G7]; 1; [.D7]=[.F7]; 1)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F:.F]; [.K7]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9" calcext:value-type="float">
            <text:p>18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IFS([.F7] = 0; 1; AND([.F7]=5; [.C7]&gt;=20); 0; AND([.F7]=5; [.C7]&lt;20); 5; OR([.F7]&lt;&gt;0; [.F7]&lt;&gt;5); IF([.F7]&lt;&gt;[.F5]; [.F7]; [.F7]+1))" office:value-type="float" office:value="2" calcext:value-type="float">
            <text:p>2</text:p>
          </table:table-cell>
          <table:table-cell table:formula="of:=COM.MICROSOFT.IFS([.F8]=0; 0; [.G7]=0; IF([.B8]&gt;=10; &quot;C&quot;; &quot;S&quot;); [.G7]&lt;&gt;0; [.G7])" office:value-type="string" office:string-value="C" calcext:value-type="string">
            <text:p>C</text:p>
          </table:table-cell>
          <table:table-cell table:formula="of:=IF([.E8]=[.F8])" office:value-type="boolean" office:boolean-value="true" calcext:value-type="boolean">
            <text:p>TRUE</text:p>
          </table:table-cell>
          <table:table-cell table:formula="of:=COM.MICROSOFT.IFS([.D8]=[.G8]; 1; [.D8]=[.F8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5" calcext:value-type="float">
            <text:p>18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COM.MICROSOFT.IFS([.F8] = 0; 1; AND([.F8]=5; [.C8]&gt;=20); 0; AND([.F8]=5; [.C8]&lt;20); 5; OR([.F8]&lt;&gt;0; [.F8]&lt;&gt;5); IF([.F8]&lt;&gt;[.F6]; [.F8]; [.F8]+1))" office:value-type="float" office:value="3" calcext:value-type="float">
            <text:p>3</text:p>
          </table:table-cell>
          <table:table-cell table:formula="of:=COM.MICROSOFT.IFS([.F9]=0; 0; [.G8]=0; IF([.B9]&gt;=10; &quot;C&quot;; &quot;S&quot;); [.G8]&lt;&gt;0; [.G8])" office:value-type="string" office:string-value="C" calcext:value-type="string">
            <text:p>C</text:p>
          </table:table-cell>
          <table:table-cell table:formula="of:=IF([.E9]=[.F9])" office:value-type="boolean" office:boolean-value="true" calcext:value-type="boolean">
            <text:p>TRUE</text:p>
          </table:table-cell>
          <table:table-cell table:formula="of:=COM.MICROSOFT.IFS([.D9]=[.G9]; 1; [.D9]=[.F9]; 1)" office:value-type="float" office:value="1" calcext:value-type="float">
            <text:p>1</text:p>
          </table:table-cell>
          <table:table-cell/>
          <table:table-cell office:value-type="string" calcext:value-type="string">
            <text:p>wielkość</text:p>
          </table:table-cell>
          <table:table-cell table:formula="of:=COUNTIF([.H1:.H301]; 1)"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.5" calcext:value-type="float">
            <text:p>19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COM.MICROSOFT.IFS([.F9] = 0; 1; AND([.F9]=5; [.C9]&gt;=20); 0; AND([.F9]=5; [.C9]&lt;20); 5; OR([.F9]&lt;&gt;0; [.F9]&lt;&gt;5); IF([.F9]&lt;&gt;[.F7]; [.F9]; [.F9]+1))" office:value-type="float" office:value="3" calcext:value-type="float">
            <text:p>3</text:p>
          </table:table-cell>
          <table:table-cell table:formula="of:=COM.MICROSOFT.IFS([.F10]=0; 0; [.G9]=0; IF([.B10]&gt;=10; &quot;C&quot;; &quot;S&quot;); [.G9]&lt;&gt;0; [.G9])" office:value-type="string" office:string-value="C" calcext:value-type="string">
            <text:p>C</text:p>
          </table:table-cell>
          <table:table-cell table:formula="of:=IF([.E10]=[.F10])" office:value-type="boolean" office:boolean-value="true" calcext:value-type="boolean">
            <text:p>TRUE</text:p>
          </table:table-cell>
          <table:table-cell table:formula="of:=COM.MICROSOFT.IFS([.D10]=[.G10]; 1; [.D10]=[.F10]; 1)" office:value-type="float" office:value="1" calcext:value-type="float">
            <text:p>1</text:p>
          </table:table-cell>
          <table:table-cell/>
          <table:table-cell office:value-type="string" calcext:value-type="string">
            <text:p>typ</text:p>
          </table:table-cell>
          <table:table-cell table:formula="of:=COUNTIF([.I1:.I301]; 1)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COM.MICROSOFT.IFS([.F10] = 0; 1; AND([.F10]=5; [.C10]&gt;=20); 0; AND([.F10]=5; [.C10]&lt;20); 5; OR([.F10]&lt;&gt;0; [.F10]&lt;&gt;5); IF([.F10]&lt;&gt;[.F8]; [.F10]; [.F10]+1))" office:value-type="float" office:value="3" calcext:value-type="float">
            <text:p>3</text:p>
          </table:table-cell>
          <table:table-cell table:formula="of:=COM.MICROSOFT.IFS([.F11]=0; 0; [.G10]=0; IF([.B11]&gt;=10; &quot;C&quot;; &quot;S&quot;); [.G10]&lt;&gt;0; [.G10])" office:value-type="string" office:string-value="C" calcext:value-type="string">
            <text:p>C</text:p>
          </table:table-cell>
          <table:table-cell table:formula="of:=IF([.E11]=[.F11])" office:value-type="boolean" office:boolean-value="true" calcext:value-type="boolean">
            <text:p>TRUE</text:p>
          </table:table-cell>
          <table:table-cell table:formula="of:=COM.MICROSOFT.IFS([.D11]=[.G11]; 1; [.D11]=[.F11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.8" calcext:value-type="float">
            <text:p>24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IFS([.F11] = 0; 1; AND([.F11]=5; [.C11]&gt;=20); 0; AND([.F11]=5; [.C11]&lt;20); 5; OR([.F11]&lt;&gt;0; [.F11]&lt;&gt;5); IF([.F11]&lt;&gt;[.F9]; [.F11]; [.F11]+1))" office:value-type="float" office:value="4" calcext:value-type="float">
            <text:p>4</text:p>
          </table:table-cell>
          <table:table-cell table:formula="of:=COM.MICROSOFT.IFS([.F12]=0; 0; [.G11]=0; IF([.B12]&gt;=10; &quot;C&quot;; &quot;S&quot;); [.G11]&lt;&gt;0; [.G11])" office:value-type="string" office:string-value="C" calcext:value-type="string">
            <text:p>C</text:p>
          </table:table-cell>
          <table:table-cell table:formula="of:=IF([.E12]=[.F12])" office:value-type="boolean" office:boolean-value="true" calcext:value-type="boolean">
            <text:p>TRUE</text:p>
          </table:table-cell>
          <table:table-cell table:formula="of:=COM.MICROSOFT.IFS([.D12]=[.G12]; 1; [.D12]=[.F12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.7" calcext:value-type="float">
            <text:p>27.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IFS([.F12] = 0; 1; AND([.F12]=5; [.C12]&gt;=20); 0; AND([.F12]=5; [.C12]&lt;20); 5; OR([.F12]&lt;&gt;0; [.F12]&lt;&gt;5); IF([.F12]&lt;&gt;[.F10]; [.F12]; [.F12]+1))" office:value-type="float" office:value="4" calcext:value-type="float">
            <text:p>4</text:p>
          </table:table-cell>
          <table:table-cell table:formula="of:=COM.MICROSOFT.IFS([.F13]=0; 0; [.G12]=0; IF([.B13]&gt;=10; &quot;C&quot;; &quot;S&quot;); [.G12]&lt;&gt;0; [.G12])" office:value-type="string" office:string-value="C" calcext:value-type="string">
            <text:p>C</text:p>
          </table:table-cell>
          <table:table-cell table:formula="of:=IF([.E13]=[.F13])" office:value-type="boolean" office:boolean-value="true" calcext:value-type="boolean">
            <text:p>TRUE</text:p>
          </table:table-cell>
          <table:table-cell table:formula="of:=COM.MICROSOFT.IFS([.D13]=[.G13]; 1; [.D13]=[.F13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.5" calcext:value-type="float">
            <text:p>29.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IFS([.F13] = 0; 1; AND([.F13]=5; [.C13]&gt;=20); 0; AND([.F13]=5; [.C13]&lt;20); 5; OR([.F13]&lt;&gt;0; [.F13]&lt;&gt;5); IF([.F13]&lt;&gt;[.F11]; [.F13]; [.F13]+1))" office:value-type="float" office:value="4" calcext:value-type="float">
            <text:p>4</text:p>
          </table:table-cell>
          <table:table-cell table:formula="of:=COM.MICROSOFT.IFS([.F14]=0; 0; [.G13]=0; IF([.B14]&gt;=10; &quot;C&quot;; &quot;S&quot;); [.G13]&lt;&gt;0; [.G13])" office:value-type="string" office:string-value="C" calcext:value-type="string">
            <text:p>C</text:p>
          </table:table-cell>
          <table:table-cell table:formula="of:=IF([.E14]=[.F14])" office:value-type="boolean" office:boolean-value="true" calcext:value-type="boolean">
            <text:p>TRUE</text:p>
          </table:table-cell>
          <table:table-cell table:formula="of:=COM.MICROSOFT.IFS([.D14]=[.G14]; 1; [.D14]=[.F14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.8" calcext:value-type="float">
            <text:p>29.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COM.MICROSOFT.IFS([.F14] = 0; 1; AND([.F14]=5; [.C14]&gt;=20); 0; AND([.F14]=5; [.C14]&lt;20); 5; OR([.F14]&lt;&gt;0; [.F14]&lt;&gt;5); IF([.F14]&lt;&gt;[.F12]; [.F14]; [.F14]+1))" office:value-type="float" office:value="5" calcext:value-type="float">
            <text:p>5</text:p>
          </table:table-cell>
          <table:table-cell table:formula="of:=COM.MICROSOFT.IFS([.F15]=0; 0; [.G14]=0; IF([.B15]&gt;=10; &quot;C&quot;; &quot;S&quot;); [.G14]&lt;&gt;0; [.G14])" office:value-type="string" office:string-value="C" calcext:value-type="string">
            <text:p>C</text:p>
          </table:table-cell>
          <table:table-cell table:formula="of:=IF([.E15]=[.F15])" office:value-type="boolean" office:boolean-value="true" calcext:value-type="boolean">
            <text:p>TRUE</text:p>
          </table:table-cell>
          <table:table-cell table:formula="of:=COM.MICROSOFT.IFS([.D15]=[.G15]; 1; [.D15]=[.F15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.3" calcext:value-type="float">
            <text:p>28.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COM.MICROSOFT.IFS([.F15] = 0; 1; AND([.F15]=5; [.C15]&gt;=20); 0; AND([.F15]=5; [.C15]&lt;20); 5; OR([.F15]&lt;&gt;0; [.F15]&lt;&gt;5); IF([.F15]&lt;&gt;[.F13]; [.F15]; [.F15]+1))" office:value-type="float" office:value="5" calcext:value-type="float">
            <text:p>5</text:p>
          </table:table-cell>
          <table:table-cell table:formula="of:=COM.MICROSOFT.IFS([.F16]=0; 0; [.G15]=0; IF([.B16]&gt;=10; &quot;C&quot;; &quot;S&quot;); [.G15]&lt;&gt;0; [.G15])" office:value-type="string" office:string-value="C" calcext:value-type="string">
            <text:p>C</text:p>
          </table:table-cell>
          <table:table-cell table:formula="of:=IF([.E16]=[.F16])" office:value-type="boolean" office:boolean-value="true" calcext:value-type="boolean">
            <text:p>TRUE</text:p>
          </table:table-cell>
          <table:table-cell table:formula="of:=COM.MICROSOFT.IFS([.D16]=[.G16]; 1; [.D16]=[.F16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5" calcext:value-type="float">
            <text:p>25.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IFS([.F16] = 0; 1; AND([.F16]=5; [.C16]&gt;=20); 0; AND([.F16]=5; [.C16]&lt;20); 5; OR([.F16]&lt;&gt;0; [.F16]&lt;&gt;5); IF([.F16]&lt;&gt;[.F14]; [.F16]; [.F16]+1))" office:value-type="float" office:value="0" calcext:value-type="float">
            <text:p>0</text:p>
          </table:table-cell>
          <table:table-cell table:formula="of:=COM.MICROSOFT.IFS([.F17]=0; 0; [.G16]=0; IF([.B17]&gt;=10; &quot;C&quot;; &quot;S&quot;); [.G16]&lt;&gt;0; [.G16])" office:value-type="float" office:value="0" calcext:value-type="float">
            <text:p>0</text:p>
          </table:table-cell>
          <table:table-cell table:formula="of:=IF([.E17]=[.F17])" office:value-type="boolean" office:boolean-value="true" calcext:value-type="boolean">
            <text:p>TRUE</text:p>
          </table:table-cell>
          <table:table-cell table:formula="of:=COM.MICROSOFT.IFS([.D17]=[.G17]; 1; [.D17]=[.F17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COM.MICROSOFT.IFS([.F17] = 0; 1; AND([.F17]=5; [.C17]&gt;=20); 0; AND([.F17]=5; [.C17]&lt;20); 5; OR([.F17]&lt;&gt;0; [.F17]&lt;&gt;5); IF([.F17]&lt;&gt;[.F15]; [.F17]; [.F17]+1))" office:value-type="float" office:value="1" calcext:value-type="float">
            <text:p>1</text:p>
          </table:table-cell>
          <table:table-cell table:formula="of:=COM.MICROSOFT.IFS([.F18]=0; 0; [.G17]=0; IF([.B18]&gt;=10; &quot;C&quot;; &quot;S&quot;); [.G17]&lt;&gt;0; [.G17])" office:value-type="string" office:string-value="C" calcext:value-type="string">
            <text:p>C</text:p>
          </table:table-cell>
          <table:table-cell table:formula="of:=IF([.E18]=[.F18])" office:value-type="boolean" office:boolean-value="true" calcext:value-type="boolean">
            <text:p>TRUE</text:p>
          </table:table-cell>
          <table:table-cell table:formula="of:=COM.MICROSOFT.IFS([.D18]=[.G18]; 1; [.D18]=[.F18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.9" calcext:value-type="float">
            <text:p>18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COM.MICROSOFT.IFS([.F18] = 0; 1; AND([.F18]=5; [.C18]&gt;=20); 0; AND([.F18]=5; [.C18]&lt;20); 5; OR([.F18]&lt;&gt;0; [.F18]&lt;&gt;5); IF([.F18]&lt;&gt;[.F16]; [.F18]; [.F18]+1))" office:value-type="float" office:value="1" calcext:value-type="float">
            <text:p>1</text:p>
          </table:table-cell>
          <table:table-cell table:formula="of:=COM.MICROSOFT.IFS([.F19]=0; 0; [.G18]=0; IF([.B19]&gt;=10; &quot;C&quot;; &quot;S&quot;); [.G18]&lt;&gt;0; [.G18])" office:value-type="string" office:string-value="C" calcext:value-type="string">
            <text:p>C</text:p>
          </table:table-cell>
          <table:table-cell table:formula="of:=IF([.E19]=[.F19])" office:value-type="boolean" office:boolean-value="true" calcext:value-type="boolean">
            <text:p>TRUE</text:p>
          </table:table-cell>
          <table:table-cell table:formula="of:=COM.MICROSOFT.IFS([.D19]=[.G19]; 1; [.D19]=[.F19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.9" calcext:value-type="float">
            <text:p>16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COM.MICROSOFT.IFS([.F19] = 0; 1; AND([.F19]=5; [.C19]&gt;=20); 0; AND([.F19]=5; [.C19]&lt;20); 5; OR([.F19]&lt;&gt;0; [.F19]&lt;&gt;5); IF([.F19]&lt;&gt;[.F17]; [.F19]; [.F19]+1))" office:value-type="float" office:value="1" calcext:value-type="float">
            <text:p>1</text:p>
          </table:table-cell>
          <table:table-cell table:formula="of:=COM.MICROSOFT.IFS([.F20]=0; 0; [.G19]=0; IF([.B20]&gt;=10; &quot;C&quot;; &quot;S&quot;); [.G19]&lt;&gt;0; [.G19])" office:value-type="string" office:string-value="C" calcext:value-type="string">
            <text:p>C</text:p>
          </table:table-cell>
          <table:table-cell table:formula="of:=IF([.E20]=[.F20])" office:value-type="boolean" office:boolean-value="true" calcext:value-type="boolean">
            <text:p>TRUE</text:p>
          </table:table-cell>
          <table:table-cell table:formula="of:=COM.MICROSOFT.IFS([.D20]=[.G20]; 1; [.D20]=[.F20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.3" calcext:value-type="float">
            <text:p>16.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IFS([.F20] = 0; 1; AND([.F20]=5; [.C20]&gt;=20); 0; AND([.F20]=5; [.C20]&lt;20); 5; OR([.F20]&lt;&gt;0; [.F20]&lt;&gt;5); IF([.F20]&lt;&gt;[.F18]; [.F20]; [.F20]+1))" office:value-type="float" office:value="2" calcext:value-type="float">
            <text:p>2</text:p>
          </table:table-cell>
          <table:table-cell table:formula="of:=COM.MICROSOFT.IFS([.F21]=0; 0; [.G20]=0; IF([.B21]&gt;=10; &quot;C&quot;; &quot;S&quot;); [.G20]&lt;&gt;0; [.G20])" office:value-type="string" office:string-value="C" calcext:value-type="string">
            <text:p>C</text:p>
          </table:table-cell>
          <table:table-cell table:formula="of:=IF([.E21]=[.F21])" office:value-type="boolean" office:boolean-value="true" calcext:value-type="boolean">
            <text:p>TRUE</text:p>
          </table:table-cell>
          <table:table-cell table:formula="of:=COM.MICROSOFT.IFS([.D21]=[.G21]; 1; [.D21]=[.F21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.1" calcext:value-type="float">
            <text:p>17.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IFS([.F21] = 0; 1; AND([.F21]=5; [.C21]&gt;=20); 0; AND([.F21]=5; [.C21]&lt;20); 5; OR([.F21]&lt;&gt;0; [.F21]&lt;&gt;5); IF([.F21]&lt;&gt;[.F19]; [.F21]; [.F21]+1))" office:value-type="float" office:value="2" calcext:value-type="float">
            <text:p>2</text:p>
          </table:table-cell>
          <table:table-cell table:formula="of:=COM.MICROSOFT.IFS([.F22]=0; 0; [.G21]=0; IF([.B22]&gt;=10; &quot;C&quot;; &quot;S&quot;); [.G21]&lt;&gt;0; [.G21])" office:value-type="string" office:string-value="C" calcext:value-type="string">
            <text:p>C</text:p>
          </table:table-cell>
          <table:table-cell table:formula="of:=IF([.E22]=[.F22])" office:value-type="boolean" office:boolean-value="true" calcext:value-type="boolean">
            <text:p>TRUE</text:p>
          </table:table-cell>
          <table:table-cell table:formula="of:=COM.MICROSOFT.IFS([.D22]=[.G22]; 1; [.D22]=[.F22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.7" calcext:value-type="float">
            <text:p>18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IFS([.F22] = 0; 1; AND([.F22]=5; [.C22]&gt;=20); 0; AND([.F22]=5; [.C22]&lt;20); 5; OR([.F22]&lt;&gt;0; [.F22]&lt;&gt;5); IF([.F22]&lt;&gt;[.F20]; [.F22]; [.F22]+1))" office:value-type="float" office:value="2" calcext:value-type="float">
            <text:p>2</text:p>
          </table:table-cell>
          <table:table-cell table:formula="of:=COM.MICROSOFT.IFS([.F23]=0; 0; [.G22]=0; IF([.B23]&gt;=10; &quot;C&quot;; &quot;S&quot;); [.G22]&lt;&gt;0; [.G22])" office:value-type="string" office:string-value="C" calcext:value-type="string">
            <text:p>C</text:p>
          </table:table-cell>
          <table:table-cell table:formula="of:=IF([.E23]=[.F23])" office:value-type="boolean" office:boolean-value="true" calcext:value-type="boolean">
            <text:p>TRUE</text:p>
          </table:table-cell>
          <table:table-cell table:formula="of:=COM.MICROSOFT.IFS([.D23]=[.G23]; 1; [.D23]=[.F23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.2" calcext:value-type="float">
            <text:p>20.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IFS([.F23] = 0; 1; AND([.F23]=5; [.C23]&gt;=20); 0; AND([.F23]=5; [.C23]&lt;20); 5; OR([.F23]&lt;&gt;0; [.F23]&lt;&gt;5); IF([.F23]&lt;&gt;[.F21]; [.F23]; [.F23]+1))" office:value-type="float" office:value="3" calcext:value-type="float">
            <text:p>3</text:p>
          </table:table-cell>
          <table:table-cell table:formula="of:=COM.MICROSOFT.IFS([.F24]=0; 0; [.G23]=0; IF([.B24]&gt;=10; &quot;C&quot;; &quot;S&quot;); [.G23]&lt;&gt;0; [.G23])" office:value-type="string" office:string-value="C" calcext:value-type="string">
            <text:p>C</text:p>
          </table:table-cell>
          <table:table-cell table:formula="of:=IF([.E24]=[.F24])" office:value-type="boolean" office:boolean-value="false" calcext:value-type="boolean">
            <text:p>FALSE</text:p>
          </table:table-cell>
          <table:table-cell table:formula="of:=COM.MICROSOFT.IFS([.D24]=[.G24]; 1; [.D24]=[.F24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.8" calcext:value-type="float">
            <text:p>20.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COM.MICROSOFT.IFS([.F24] = 0; 1; AND([.F24]=5; [.C24]&gt;=20); 0; AND([.F24]=5; [.C24]&lt;20); 5; OR([.F24]&lt;&gt;0; [.F24]&lt;&gt;5); IF([.F24]&lt;&gt;[.F22]; [.F24]; [.F24]+1))" office:value-type="float" office:value="3" calcext:value-type="float">
            <text:p>3</text:p>
          </table:table-cell>
          <table:table-cell table:formula="of:=COM.MICROSOFT.IFS([.F25]=0; 0; [.G24]=0; IF([.B25]&gt;=10; &quot;C&quot;; &quot;S&quot;); [.G24]&lt;&gt;0; [.G24])" office:value-type="string" office:string-value="C" calcext:value-type="string">
            <text:p>C</text:p>
          </table:table-cell>
          <table:table-cell table:formula="of:=IF([.E25]=[.F25])" office:value-type="boolean" office:boolean-value="true" calcext:value-type="boolean">
            <text:p>TRUE</text:p>
          </table:table-cell>
          <table:table-cell table:formula="of:=COM.MICROSOFT.IFS([.D25]=[.G25]; 1; [.D25]=[.F25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.9" calcext:value-type="float">
            <text:p>1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COM.MICROSOFT.IFS([.F25] = 0; 1; AND([.F25]=5; [.C25]&gt;=20); 0; AND([.F25]=5; [.C25]&lt;20); 5; OR([.F25]&lt;&gt;0; [.F25]&lt;&gt;5); IF([.F25]&lt;&gt;[.F23]; [.F25]; [.F25]+1))" office:value-type="float" office:value="3" calcext:value-type="float">
            <text:p>3</text:p>
          </table:table-cell>
          <table:table-cell table:formula="of:=COM.MICROSOFT.IFS([.F26]=0; 0; [.G25]=0; IF([.B26]&gt;=10; &quot;C&quot;; &quot;S&quot;); [.G25]&lt;&gt;0; [.G25])" office:value-type="string" office:string-value="C" calcext:value-type="string">
            <text:p>C</text:p>
          </table:table-cell>
          <table:table-cell table:formula="of:=IF([.E26]=[.F26])" office:value-type="boolean" office:boolean-value="true" calcext:value-type="boolean">
            <text:p>TRUE</text:p>
          </table:table-cell>
          <table:table-cell table:formula="of:=COM.MICROSOFT.IFS([.D26]=[.G26]; 1; [.D26]=[.F26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.5" calcext:value-type="float">
            <text:p>17.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IFS([.F26] = 0; 1; AND([.F26]=5; [.C26]&gt;=20); 0; AND([.F26]=5; [.C26]&lt;20); 5; OR([.F26]&lt;&gt;0; [.F26]&lt;&gt;5); IF([.F26]&lt;&gt;[.F24]; [.F26]; [.F26]+1))" office:value-type="float" office:value="4" calcext:value-type="float">
            <text:p>4</text:p>
          </table:table-cell>
          <table:table-cell table:formula="of:=COM.MICROSOFT.IFS([.F27]=0; 0; [.G26]=0; IF([.B27]&gt;=10; &quot;C&quot;; &quot;S&quot;); [.G26]&lt;&gt;0; [.G26])" office:value-type="string" office:string-value="C" calcext:value-type="string">
            <text:p>C</text:p>
          </table:table-cell>
          <table:table-cell table:formula="of:=IF([.E27]=[.F27])" office:value-type="boolean" office:boolean-value="true" calcext:value-type="boolean">
            <text:p>TRUE</text:p>
          </table:table-cell>
          <table:table-cell table:formula="of:=COM.MICROSOFT.IFS([.D27]=[.G27]; 1; [.D27]=[.F27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.9" calcext:value-type="float">
            <text:p>13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IFS([.F27] = 0; 1; AND([.F27]=5; [.C27]&gt;=20); 0; AND([.F27]=5; [.C27]&lt;20); 5; OR([.F27]&lt;&gt;0; [.F27]&lt;&gt;5); IF([.F27]&lt;&gt;[.F25]; [.F27]; [.F27]+1))" office:value-type="float" office:value="4" calcext:value-type="float">
            <text:p>4</text:p>
          </table:table-cell>
          <table:table-cell table:formula="of:=COM.MICROSOFT.IFS([.F28]=0; 0; [.G27]=0; IF([.B28]&gt;=10; &quot;C&quot;; &quot;S&quot;); [.G27]&lt;&gt;0; [.G27])" office:value-type="string" office:string-value="C" calcext:value-type="string">
            <text:p>C</text:p>
          </table:table-cell>
          <table:table-cell table:formula="of:=IF([.E28]=[.F28])" office:value-type="boolean" office:boolean-value="true" calcext:value-type="boolean">
            <text:p>TRUE</text:p>
          </table:table-cell>
          <table:table-cell table:formula="of:=COM.MICROSOFT.IFS([.D28]=[.G28]; 1; [.D28]=[.F28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.9" calcext:value-type="float">
            <text:p>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IFS([.F28] = 0; 1; AND([.F28]=5; [.C28]&gt;=20); 0; AND([.F28]=5; [.C28]&lt;20); 5; OR([.F28]&lt;&gt;0; [.F28]&lt;&gt;5); IF([.F28]&lt;&gt;[.F26]; [.F28]; [.F28]+1))" office:value-type="float" office:value="4" calcext:value-type="float">
            <text:p>4</text:p>
          </table:table-cell>
          <table:table-cell table:formula="of:=COM.MICROSOFT.IFS([.F29]=0; 0; [.G28]=0; IF([.B29]&gt;=10; &quot;C&quot;; &quot;S&quot;); [.G28]&lt;&gt;0; [.G28])" office:value-type="string" office:string-value="C" calcext:value-type="string">
            <text:p>C</text:p>
          </table:table-cell>
          <table:table-cell table:formula="of:=IF([.E29]=[.F29])" office:value-type="boolean" office:boolean-value="true" calcext:value-type="boolean">
            <text:p>TRUE</text:p>
          </table:table-cell>
          <table:table-cell table:formula="of:=COM.MICROSOFT.IFS([.D29]=[.G29]; 1; [.D29]=[.F29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.4" calcext:value-type="float">
            <text:p>6.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COM.MICROSOFT.IFS([.F29] = 0; 1; AND([.F29]=5; [.C29]&gt;=20); 0; AND([.F29]=5; [.C29]&lt;20); 5; OR([.F29]&lt;&gt;0; [.F29]&lt;&gt;5); IF([.F29]&lt;&gt;[.F27]; [.F29]; [.F29]+1))" office:value-type="float" office:value="5" calcext:value-type="float">
            <text:p>5</text:p>
          </table:table-cell>
          <table:table-cell table:formula="of:=COM.MICROSOFT.IFS([.F30]=0; 0; [.G29]=0; IF([.B30]&gt;=10; &quot;C&quot;; &quot;S&quot;); [.G29]&lt;&gt;0; [.G29])" office:value-type="string" office:string-value="C" calcext:value-type="string">
            <text:p>C</text:p>
          </table:table-cell>
          <table:table-cell table:formula="of:=IF([.E30]=[.F30])" office:value-type="boolean" office:boolean-value="true" calcext:value-type="boolean">
            <text:p>TRUE</text:p>
          </table:table-cell>
          <table:table-cell table:formula="of:=COM.MICROSOFT.IFS([.D30]=[.G30]; 1; [.D30]=[.F30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2" calcext:value-type="float">
            <text:p>4.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COM.MICROSOFT.IFS([.F30] = 0; 1; AND([.F30]=5; [.C30]&gt;=20); 0; AND([.F30]=5; [.C30]&lt;20); 5; OR([.F30]&lt;&gt;0; [.F30]&lt;&gt;5); IF([.F30]&lt;&gt;[.F28]; [.F30]; [.F30]+1))" office:value-type="float" office:value="5" calcext:value-type="float">
            <text:p>5</text:p>
          </table:table-cell>
          <table:table-cell table:formula="of:=COM.MICROSOFT.IFS([.F31]=0; 0; [.G30]=0; IF([.B31]&gt;=10; &quot;C&quot;; &quot;S&quot;); [.G30]&lt;&gt;0; [.G30])" office:value-type="string" office:string-value="C" calcext:value-type="string">
            <text:p>C</text:p>
          </table:table-cell>
          <table:table-cell table:formula="of:=IF([.E31]=[.F31])" office:value-type="boolean" office:boolean-value="true" calcext:value-type="boolean">
            <text:p>TRUE</text:p>
          </table:table-cell>
          <table:table-cell table:formula="of:=COM.MICROSOFT.IFS([.D31]=[.G31]; 1; [.D31]=[.F31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6" calcext:value-type="float">
            <text:p>3.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COM.MICROSOFT.IFS([.F31] = 0; 1; AND([.F31]=5; [.C31]&gt;=20); 0; AND([.F31]=5; [.C31]&lt;20); 5; OR([.F31]&lt;&gt;0; [.F31]&lt;&gt;5); IF([.F31]&lt;&gt;[.F29]; [.F31]; [.F31]+1))" office:value-type="float" office:value="5" calcext:value-type="float">
            <text:p>5</text:p>
          </table:table-cell>
          <table:table-cell table:formula="of:=COM.MICROSOFT.IFS([.F32]=0; 0; [.G31]=0; IF([.B32]&gt;=10; &quot;C&quot;; &quot;S&quot;); [.G31]&lt;&gt;0; [.G31])" office:value-type="string" office:string-value="C" calcext:value-type="string">
            <text:p>C</text:p>
          </table:table-cell>
          <table:table-cell table:formula="of:=IF([.E32]=[.F32])" office:value-type="boolean" office:boolean-value="true" calcext:value-type="boolean">
            <text:p>TRUE</text:p>
          </table:table-cell>
          <table:table-cell table:formula="of:=COM.MICROSOFT.IFS([.D32]=[.G32]; 1; [.D32]=[.F32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6" calcext:value-type="float">
            <text:p>4.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COM.MICROSOFT.IFS([.F32] = 0; 1; AND([.F32]=5; [.C32]&gt;=20); 0; AND([.F32]=5; [.C32]&lt;20); 5; OR([.F32]&lt;&gt;0; [.F32]&lt;&gt;5); IF([.F32]&lt;&gt;[.F30]; [.F32]; [.F32]+1))" office:value-type="float" office:value="5" calcext:value-type="float">
            <text:p>5</text:p>
          </table:table-cell>
          <table:table-cell table:formula="of:=COM.MICROSOFT.IFS([.F33]=0; 0; [.G32]=0; IF([.B33]&gt;=10; &quot;C&quot;; &quot;S&quot;); [.G32]&lt;&gt;0; [.G32])" office:value-type="string" office:string-value="C" calcext:value-type="string">
            <text:p>C</text:p>
          </table:table-cell>
          <table:table-cell table:formula="of:=IF([.E33]=[.F33])" office:value-type="boolean" office:boolean-value="true" calcext:value-type="boolean">
            <text:p>TRUE</text:p>
          </table:table-cell>
          <table:table-cell table:formula="of:=COM.MICROSOFT.IFS([.D33]=[.G33]; 1; [.D33]=[.F33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.6" calcext:value-type="float">
            <text:p>6.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COM.MICROSOFT.IFS([.F33] = 0; 1; AND([.F33]=5; [.C33]&gt;=20); 0; AND([.F33]=5; [.C33]&lt;20); 5; OR([.F33]&lt;&gt;0; [.F33]&lt;&gt;5); IF([.F33]&lt;&gt;[.F31]; [.F33]; [.F33]+1))" office:value-type="float" office:value="5" calcext:value-type="float">
            <text:p>5</text:p>
          </table:table-cell>
          <table:table-cell table:formula="of:=COM.MICROSOFT.IFS([.F34]=0; 0; [.G33]=0; IF([.B34]&gt;=10; &quot;C&quot;; &quot;S&quot;); [.G33]&lt;&gt;0; [.G33])" office:value-type="string" office:string-value="C" calcext:value-type="string">
            <text:p>C</text:p>
          </table:table-cell>
          <table:table-cell table:formula="of:=IF([.E34]=[.F34])" office:value-type="boolean" office:boolean-value="true" calcext:value-type="boolean">
            <text:p>TRUE</text:p>
          </table:table-cell>
          <table:table-cell table:formula="of:=COM.MICROSOFT.IFS([.D34]=[.G34]; 1; [.D34]=[.F34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.7" calcext:value-type="float">
            <text:p>8.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COM.MICROSOFT.IFS([.F34] = 0; 1; AND([.F34]=5; [.C34]&gt;=20); 0; AND([.F34]=5; [.C34]&lt;20); 5; OR([.F34]&lt;&gt;0; [.F34]&lt;&gt;5); IF([.F34]&lt;&gt;[.F32]; [.F34]; [.F34]+1))" office:value-type="float" office:value="5" calcext:value-type="float">
            <text:p>5</text:p>
          </table:table-cell>
          <table:table-cell table:formula="of:=COM.MICROSOFT.IFS([.F35]=0; 0; [.G34]=0; IF([.B35]&gt;=10; &quot;C&quot;; &quot;S&quot;); [.G34]&lt;&gt;0; [.G34])" office:value-type="string" office:string-value="C" calcext:value-type="string">
            <text:p>C</text:p>
          </table:table-cell>
          <table:table-cell table:formula="of:=IF([.E35]=[.F35])" office:value-type="boolean" office:boolean-value="true" calcext:value-type="boolean">
            <text:p>TRUE</text:p>
          </table:table-cell>
          <table:table-cell table:formula="of:=COM.MICROSOFT.IFS([.D35]=[.G35]; 1; [.D35]=[.F35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IFS([.F35] = 0; 1; AND([.F35]=5; [.C35]&gt;=20); 0; AND([.F35]=5; [.C35]&lt;20); 5; OR([.F35]&lt;&gt;0; [.F35]&lt;&gt;5); IF([.F35]&lt;&gt;[.F33]; [.F35]; [.F35]+1))" office:value-type="float" office:value="0" calcext:value-type="float">
            <text:p>0</text:p>
          </table:table-cell>
          <table:table-cell table:formula="of:=COM.MICROSOFT.IFS([.F36]=0; 0; [.G35]=0; IF([.B36]&gt;=10; &quot;C&quot;; &quot;S&quot;); [.G35]&lt;&gt;0; [.G35])" office:value-type="float" office:value="0" calcext:value-type="float">
            <text:p>0</text:p>
          </table:table-cell>
          <table:table-cell table:formula="of:=IF([.E36]=[.F36])" office:value-type="boolean" office:boolean-value="true" calcext:value-type="boolean">
            <text:p>TRUE</text:p>
          </table:table-cell>
          <table:table-cell table:formula="of:=COM.MICROSOFT.IFS([.D36]=[.G36]; 1; [.D36]=[.F36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.1" calcext:value-type="float">
            <text:p>10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COM.MICROSOFT.IFS([.F36] = 0; 1; AND([.F36]=5; [.C36]&gt;=20); 0; AND([.F36]=5; [.C36]&lt;20); 5; OR([.F36]&lt;&gt;0; [.F36]&lt;&gt;5); IF([.F36]&lt;&gt;[.F34]; [.F36]; [.F36]+1))" office:value-type="float" office:value="1" calcext:value-type="float">
            <text:p>1</text:p>
          </table:table-cell>
          <table:table-cell table:formula="of:=COM.MICROSOFT.IFS([.F37]=0; 0; [.G36]=0; IF([.B37]&gt;=10; &quot;C&quot;; &quot;S&quot;); [.G36]&lt;&gt;0; [.G36])" office:value-type="string" office:string-value="C" calcext:value-type="string">
            <text:p>C</text:p>
          </table:table-cell>
          <table:table-cell table:formula="of:=IF([.E37]=[.F37])" office:value-type="boolean" office:boolean-value="true" calcext:value-type="boolean">
            <text:p>TRUE</text:p>
          </table:table-cell>
          <table:table-cell table:formula="of:=COM.MICROSOFT.IFS([.D37]=[.G37]; 1; [.D37]=[.F37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.8" calcext:value-type="float">
            <text:p>8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COM.MICROSOFT.IFS([.F37] = 0; 1; AND([.F37]=5; [.C37]&gt;=20); 0; AND([.F37]=5; [.C37]&lt;20); 5; OR([.F37]&lt;&gt;0; [.F37]&lt;&gt;5); IF([.F37]&lt;&gt;[.F35]; [.F37]; [.F37]+1))" office:value-type="float" office:value="1" calcext:value-type="float">
            <text:p>1</text:p>
          </table:table-cell>
          <table:table-cell table:formula="of:=COM.MICROSOFT.IFS([.F38]=0; 0; [.G37]=0; IF([.B38]&gt;=10; &quot;C&quot;; &quot;S&quot;); [.G37]&lt;&gt;0; [.G37])" office:value-type="string" office:string-value="C" calcext:value-type="string">
            <text:p>C</text:p>
          </table:table-cell>
          <table:table-cell table:formula="of:=IF([.E38]=[.F38])" office:value-type="boolean" office:boolean-value="true" calcext:value-type="boolean">
            <text:p>TRUE</text:p>
          </table:table-cell>
          <table:table-cell table:formula="of:=COM.MICROSOFT.IFS([.D38]=[.G38]; 1; [.D38]=[.F38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COM.MICROSOFT.IFS([.F38] = 0; 1; AND([.F38]=5; [.C38]&gt;=20); 0; AND([.F38]=5; [.C38]&lt;20); 5; OR([.F38]&lt;&gt;0; [.F38]&lt;&gt;5); IF([.F38]&lt;&gt;[.F36]; [.F38]; [.F38]+1))" office:value-type="float" office:value="1" calcext:value-type="float">
            <text:p>1</text:p>
          </table:table-cell>
          <table:table-cell table:formula="of:=COM.MICROSOFT.IFS([.F39]=0; 0; [.G38]=0; IF([.B39]&gt;=10; &quot;C&quot;; &quot;S&quot;); [.G38]&lt;&gt;0; [.G38])" office:value-type="string" office:string-value="C" calcext:value-type="string">
            <text:p>C</text:p>
          </table:table-cell>
          <table:table-cell table:formula="of:=IF([.E39]=[.F39])" office:value-type="boolean" office:boolean-value="true" calcext:value-type="boolean">
            <text:p>TRUE</text:p>
          </table:table-cell>
          <table:table-cell table:formula="of:=COM.MICROSOFT.IFS([.D39]=[.G39]; 1; [.D39]=[.F39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.8" calcext:value-type="float">
            <text:p>3.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IFS([.F39] = 0; 1; AND([.F39]=5; [.C39]&gt;=20); 0; AND([.F39]=5; [.C39]&lt;20); 5; OR([.F39]&lt;&gt;0; [.F39]&lt;&gt;5); IF([.F39]&lt;&gt;[.F37]; [.F39]; [.F39]+1))" office:value-type="float" office:value="2" calcext:value-type="float">
            <text:p>2</text:p>
          </table:table-cell>
          <table:table-cell table:formula="of:=COM.MICROSOFT.IFS([.F40]=0; 0; [.G39]=0; IF([.B40]&gt;=10; &quot;C&quot;; &quot;S&quot;); [.G39]&lt;&gt;0; [.G39])" office:value-type="string" office:string-value="C" calcext:value-type="string">
            <text:p>C</text:p>
          </table:table-cell>
          <table:table-cell table:formula="of:=IF([.E40]=[.F40])" office:value-type="boolean" office:boolean-value="true" calcext:value-type="boolean">
            <text:p>TRUE</text:p>
          </table:table-cell>
          <table:table-cell table:formula="of:=COM.MICROSOFT.IFS([.D40]=[.G40]; 1; [.D40]=[.F40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IFS([.F40] = 0; 1; AND([.F40]=5; [.C40]&gt;=20); 0; AND([.F40]=5; [.C40]&lt;20); 5; OR([.F40]&lt;&gt;0; [.F40]&lt;&gt;5); IF([.F40]&lt;&gt;[.F38]; [.F40]; [.F40]+1))" office:value-type="float" office:value="2" calcext:value-type="float">
            <text:p>2</text:p>
          </table:table-cell>
          <table:table-cell table:formula="of:=COM.MICROSOFT.IFS([.F41]=0; 0; [.G40]=0; IF([.B41]&gt;=10; &quot;C&quot;; &quot;S&quot;); [.G40]&lt;&gt;0; [.G40])" office:value-type="string" office:string-value="C" calcext:value-type="string">
            <text:p>C</text:p>
          </table:table-cell>
          <table:table-cell table:formula="of:=IF([.E41]=[.F41])" office:value-type="boolean" office:boolean-value="true" calcext:value-type="boolean">
            <text:p>TRUE</text:p>
          </table:table-cell>
          <table:table-cell table:formula="of:=COM.MICROSOFT.IFS([.D41]=[.G41]; 1; [.D41]=[.F41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IFS([.F41] = 0; 1; AND([.F41]=5; [.C41]&gt;=20); 0; AND([.F41]=5; [.C41]&lt;20); 5; OR([.F41]&lt;&gt;0; [.F41]&lt;&gt;5); IF([.F41]&lt;&gt;[.F39]; [.F41]; [.F41]+1))" office:value-type="float" office:value="2" calcext:value-type="float">
            <text:p>2</text:p>
          </table:table-cell>
          <table:table-cell table:formula="of:=COM.MICROSOFT.IFS([.F42]=0; 0; [.G41]=0; IF([.B42]&gt;=10; &quot;C&quot;; &quot;S&quot;); [.G41]&lt;&gt;0; [.G41])" office:value-type="string" office:string-value="C" calcext:value-type="string">
            <text:p>C</text:p>
          </table:table-cell>
          <table:table-cell table:formula="of:=IF([.E42]=[.F42])" office:value-type="boolean" office:boolean-value="true" calcext:value-type="boolean">
            <text:p>TRUE</text:p>
          </table:table-cell>
          <table:table-cell table:formula="of:=COM.MICROSOFT.IFS([.D42]=[.G42]; 1; [.D42]=[.F42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COM.MICROSOFT.IFS([.F42] = 0; 1; AND([.F42]=5; [.C42]&gt;=20); 0; AND([.F42]=5; [.C42]&lt;20); 5; OR([.F42]&lt;&gt;0; [.F42]&lt;&gt;5); IF([.F42]&lt;&gt;[.F40]; [.F42]; [.F42]+1))" office:value-type="float" office:value="3" calcext:value-type="float">
            <text:p>3</text:p>
          </table:table-cell>
          <table:table-cell table:formula="of:=COM.MICROSOFT.IFS([.F43]=0; 0; [.G42]=0; IF([.B43]&gt;=10; &quot;C&quot;; &quot;S&quot;); [.G42]&lt;&gt;0; [.G42])" office:value-type="string" office:string-value="C" calcext:value-type="string">
            <text:p>C</text:p>
          </table:table-cell>
          <table:table-cell table:formula="of:=IF([.E43]=[.F43])" office:value-type="boolean" office:boolean-value="true" calcext:value-type="boolean">
            <text:p>TRUE</text:p>
          </table:table-cell>
          <table:table-cell table:formula="of:=COM.MICROSOFT.IFS([.D43]=[.G43]; 1; [.D43]=[.F43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6" calcext:value-type="float">
            <text:p>4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COM.MICROSOFT.IFS([.F43] = 0; 1; AND([.F43]=5; [.C43]&gt;=20); 0; AND([.F43]=5; [.C43]&lt;20); 5; OR([.F43]&lt;&gt;0; [.F43]&lt;&gt;5); IF([.F43]&lt;&gt;[.F41]; [.F43]; [.F43]+1))" office:value-type="float" office:value="3" calcext:value-type="float">
            <text:p>3</text:p>
          </table:table-cell>
          <table:table-cell table:formula="of:=COM.MICROSOFT.IFS([.F44]=0; 0; [.G43]=0; IF([.B44]&gt;=10; &quot;C&quot;; &quot;S&quot;); [.G43]&lt;&gt;0; [.G43])" office:value-type="string" office:string-value="C" calcext:value-type="string">
            <text:p>C</text:p>
          </table:table-cell>
          <table:table-cell table:formula="of:=IF([.E44]=[.F44])" office:value-type="boolean" office:boolean-value="true" calcext:value-type="boolean">
            <text:p>TRUE</text:p>
          </table:table-cell>
          <table:table-cell table:formula="of:=COM.MICROSOFT.IFS([.D44]=[.G44]; 1; [.D44]=[.F44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.2" calcext:value-type="float">
            <text:p>8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COM.MICROSOFT.IFS([.F44] = 0; 1; AND([.F44]=5; [.C44]&gt;=20); 0; AND([.F44]=5; [.C44]&lt;20); 5; OR([.F44]&lt;&gt;0; [.F44]&lt;&gt;5); IF([.F44]&lt;&gt;[.F42]; [.F44]; [.F44]+1))" office:value-type="float" office:value="3" calcext:value-type="float">
            <text:p>3</text:p>
          </table:table-cell>
          <table:table-cell table:formula="of:=COM.MICROSOFT.IFS([.F45]=0; 0; [.G44]=0; IF([.B45]&gt;=10; &quot;C&quot;; &quot;S&quot;); [.G44]&lt;&gt;0; [.G44])" office:value-type="string" office:string-value="C" calcext:value-type="string">
            <text:p>C</text:p>
          </table:table-cell>
          <table:table-cell table:formula="of:=IF([.E45]=[.F45])" office:value-type="boolean" office:boolean-value="true" calcext:value-type="boolean">
            <text:p>TRUE</text:p>
          </table:table-cell>
          <table:table-cell table:formula="of:=COM.MICROSOFT.IFS([.D45]=[.G45]; 1; [.D45]=[.F45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.8" calcext:value-type="float">
            <text:p>11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IFS([.F45] = 0; 1; AND([.F45]=5; [.C45]&gt;=20); 0; AND([.F45]=5; [.C45]&lt;20); 5; OR([.F45]&lt;&gt;0; [.F45]&lt;&gt;5); IF([.F45]&lt;&gt;[.F43]; [.F45]; [.F45]+1))" office:value-type="float" office:value="4" calcext:value-type="float">
            <text:p>4</text:p>
          </table:table-cell>
          <table:table-cell table:formula="of:=COM.MICROSOFT.IFS([.F46]=0; 0; [.G45]=0; IF([.B46]&gt;=10; &quot;C&quot;; &quot;S&quot;); [.G45]&lt;&gt;0; [.G45])" office:value-type="string" office:string-value="C" calcext:value-type="string">
            <text:p>C</text:p>
          </table:table-cell>
          <table:table-cell table:formula="of:=IF([.E46]=[.F46])" office:value-type="boolean" office:boolean-value="true" calcext:value-type="boolean">
            <text:p>TRUE</text:p>
          </table:table-cell>
          <table:table-cell table:formula="of:=COM.MICROSOFT.IFS([.D46]=[.G46]; 1; [.D46]=[.F46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.7" calcext:value-type="float">
            <text:p>14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IFS([.F46] = 0; 1; AND([.F46]=5; [.C46]&gt;=20); 0; AND([.F46]=5; [.C46]&lt;20); 5; OR([.F46]&lt;&gt;0; [.F46]&lt;&gt;5); IF([.F46]&lt;&gt;[.F44]; [.F46]; [.F46]+1))" office:value-type="float" office:value="4" calcext:value-type="float">
            <text:p>4</text:p>
          </table:table-cell>
          <table:table-cell table:formula="of:=COM.MICROSOFT.IFS([.F47]=0; 0; [.G46]=0; IF([.B47]&gt;=10; &quot;C&quot;; &quot;S&quot;); [.G46]&lt;&gt;0; [.G46])" office:value-type="string" office:string-value="C" calcext:value-type="string">
            <text:p>C</text:p>
          </table:table-cell>
          <table:table-cell table:formula="of:=IF([.E47]=[.F47])" office:value-type="boolean" office:boolean-value="true" calcext:value-type="boolean">
            <text:p>TRUE</text:p>
          </table:table-cell>
          <table:table-cell table:formula="of:=COM.MICROSOFT.IFS([.D47]=[.G47]; 1; [.D47]=[.F47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.3" calcext:value-type="float">
            <text:p>16.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IFS([.F47] = 0; 1; AND([.F47]=5; [.C47]&gt;=20); 0; AND([.F47]=5; [.C47]&lt;20); 5; OR([.F47]&lt;&gt;0; [.F47]&lt;&gt;5); IF([.F47]&lt;&gt;[.F45]; [.F47]; [.F47]+1))" office:value-type="float" office:value="4" calcext:value-type="float">
            <text:p>4</text:p>
          </table:table-cell>
          <table:table-cell table:formula="of:=COM.MICROSOFT.IFS([.F48]=0; 0; [.G47]=0; IF([.B48]&gt;=10; &quot;C&quot;; &quot;S&quot;); [.G47]&lt;&gt;0; [.G47])" office:value-type="string" office:string-value="C" calcext:value-type="string">
            <text:p>C</text:p>
          </table:table-cell>
          <table:table-cell table:formula="of:=IF([.E48]=[.F48])" office:value-type="boolean" office:boolean-value="true" calcext:value-type="boolean">
            <text:p>TRUE</text:p>
          </table:table-cell>
          <table:table-cell table:formula="of:=COM.MICROSOFT.IFS([.D48]=[.G48]; 1; [.D48]=[.F48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.3" calcext:value-type="float">
            <text:p>16.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COM.MICROSOFT.IFS([.F48] = 0; 1; AND([.F48]=5; [.C48]&gt;=20); 0; AND([.F48]=5; [.C48]&lt;20); 5; OR([.F48]&lt;&gt;0; [.F48]&lt;&gt;5); IF([.F48]&lt;&gt;[.F46]; [.F48]; [.F48]+1))" office:value-type="float" office:value="5" calcext:value-type="float">
            <text:p>5</text:p>
          </table:table-cell>
          <table:table-cell table:formula="of:=COM.MICROSOFT.IFS([.F49]=0; 0; [.G48]=0; IF([.B49]&gt;=10; &quot;C&quot;; &quot;S&quot;); [.G48]&lt;&gt;0; [.G48])" office:value-type="string" office:string-value="C" calcext:value-type="string">
            <text:p>C</text:p>
          </table:table-cell>
          <table:table-cell table:formula="of:=IF([.E49]=[.F49])" office:value-type="boolean" office:boolean-value="true" calcext:value-type="boolean">
            <text:p>TRUE</text:p>
          </table:table-cell>
          <table:table-cell table:formula="of:=COM.MICROSOFT.IFS([.D49]=[.G49]; 1; [.D49]=[.F49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.2" calcext:value-type="float">
            <text:p>15.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IFS([.F49] = 0; 1; AND([.F49]=5; [.C49]&gt;=20); 0; AND([.F49]=5; [.C49]&lt;20); 5; OR([.F49]&lt;&gt;0; [.F49]&lt;&gt;5); IF([.F49]&lt;&gt;[.F47]; [.F49]; [.F49]+1))" office:value-type="float" office:value="0" calcext:value-type="float">
            <text:p>0</text:p>
          </table:table-cell>
          <table:table-cell table:formula="of:=COM.MICROSOFT.IFS([.F50]=0; 0; [.G49]=0; IF([.B50]&gt;=10; &quot;C&quot;; &quot;S&quot;); [.G49]&lt;&gt;0; [.G49])" office:value-type="float" office:value="0" calcext:value-type="float">
            <text:p>0</text:p>
          </table:table-cell>
          <table:table-cell table:formula="of:=IF([.E50]=[.F50])" office:value-type="boolean" office:boolean-value="true" calcext:value-type="boolean">
            <text:p>TRUE</text:p>
          </table:table-cell>
          <table:table-cell table:formula="of:=COM.MICROSOFT.IFS([.D50]=[.G50]; 1; [.D50]=[.F50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.6" calcext:value-type="float">
            <text:p>13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COM.MICROSOFT.IFS([.F50] = 0; 1; AND([.F50]=5; [.C50]&gt;=20); 0; AND([.F50]=5; [.C50]&lt;20); 5; OR([.F50]&lt;&gt;0; [.F50]&lt;&gt;5); IF([.F50]&lt;&gt;[.F48]; [.F50]; [.F50]+1))" office:value-type="float" office:value="1" calcext:value-type="float">
            <text:p>1</text:p>
          </table:table-cell>
          <table:table-cell table:formula="of:=COM.MICROSOFT.IFS([.F51]=0; 0; [.G50]=0; IF([.B51]&gt;=10; &quot;C&quot;; &quot;S&quot;); [.G50]&lt;&gt;0; [.G50])" office:value-type="string" office:string-value="C" calcext:value-type="string">
            <text:p>C</text:p>
          </table:table-cell>
          <table:table-cell table:formula="of:=IF([.E51]=[.F51])" office:value-type="boolean" office:boolean-value="true" calcext:value-type="boolean">
            <text:p>TRUE</text:p>
          </table:table-cell>
          <table:table-cell table:formula="of:=COM.MICROSOFT.IFS([.D51]=[.G51]; 1; [.D51]=[.F51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.5" calcext:value-type="float">
            <text:p>1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COM.MICROSOFT.IFS([.F51] = 0; 1; AND([.F51]=5; [.C51]&gt;=20); 0; AND([.F51]=5; [.C51]&lt;20); 5; OR([.F51]&lt;&gt;0; [.F51]&lt;&gt;5); IF([.F51]&lt;&gt;[.F49]; [.F51]; [.F51]+1))" office:value-type="float" office:value="1" calcext:value-type="float">
            <text:p>1</text:p>
          </table:table-cell>
          <table:table-cell table:formula="of:=COM.MICROSOFT.IFS([.F52]=0; 0; [.G51]=0; IF([.B52]&gt;=10; &quot;C&quot;; &quot;S&quot;); [.G51]&lt;&gt;0; [.G51])" office:value-type="string" office:string-value="C" calcext:value-type="string">
            <text:p>C</text:p>
          </table:table-cell>
          <table:table-cell table:formula="of:=IF([.E52]=[.F52])" office:value-type="boolean" office:boolean-value="true" calcext:value-type="boolean">
            <text:p>TRUE</text:p>
          </table:table-cell>
          <table:table-cell table:formula="of:=COM.MICROSOFT.IFS([.D52]=[.G52]; 1; [.D52]=[.F52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COM.MICROSOFT.IFS([.F52] = 0; 1; AND([.F52]=5; [.C52]&gt;=20); 0; AND([.F52]=5; [.C52]&lt;20); 5; OR([.F52]&lt;&gt;0; [.F52]&lt;&gt;5); IF([.F52]&lt;&gt;[.F50]; [.F52]; [.F52]+1))" office:value-type="float" office:value="1" calcext:value-type="float">
            <text:p>1</text:p>
          </table:table-cell>
          <table:table-cell table:formula="of:=COM.MICROSOFT.IFS([.F53]=0; 0; [.G52]=0; IF([.B53]&gt;=10; &quot;C&quot;; &quot;S&quot;); [.G52]&lt;&gt;0; [.G52])" office:value-type="string" office:string-value="C" calcext:value-type="string">
            <text:p>C</text:p>
          </table:table-cell>
          <table:table-cell table:formula="of:=IF([.E53]=[.F53])" office:value-type="boolean" office:boolean-value="true" calcext:value-type="boolean">
            <text:p>TRUE</text:p>
          </table:table-cell>
          <table:table-cell table:formula="of:=COM.MICROSOFT.IFS([.D53]=[.G53]; 1; [.D53]=[.F53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.1" calcext:value-type="float">
            <text:p>14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IFS([.F53] = 0; 1; AND([.F53]=5; [.C53]&gt;=20); 0; AND([.F53]=5; [.C53]&lt;20); 5; OR([.F53]&lt;&gt;0; [.F53]&lt;&gt;5); IF([.F53]&lt;&gt;[.F51]; [.F53]; [.F53]+1))" office:value-type="float" office:value="2" calcext:value-type="float">
            <text:p>2</text:p>
          </table:table-cell>
          <table:table-cell table:formula="of:=COM.MICROSOFT.IFS([.F54]=0; 0; [.G53]=0; IF([.B54]&gt;=10; &quot;C&quot;; &quot;S&quot;); [.G53]&lt;&gt;0; [.G53])" office:value-type="string" office:string-value="C" calcext:value-type="string">
            <text:p>C</text:p>
          </table:table-cell>
          <table:table-cell table:formula="of:=IF([.E54]=[.F54])" office:value-type="boolean" office:boolean-value="true" calcext:value-type="boolean">
            <text:p>TRUE</text:p>
          </table:table-cell>
          <table:table-cell table:formula="of:=COM.MICROSOFT.IFS([.D54]=[.G54]; 1; [.D54]=[.F54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.1" calcext:value-type="float">
            <text:p>17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IFS([.F54] = 0; 1; AND([.F54]=5; [.C54]&gt;=20); 0; AND([.F54]=5; [.C54]&lt;20); 5; OR([.F54]&lt;&gt;0; [.F54]&lt;&gt;5); IF([.F54]&lt;&gt;[.F52]; [.F54]; [.F54]+1))" office:value-type="float" office:value="2" calcext:value-type="float">
            <text:p>2</text:p>
          </table:table-cell>
          <table:table-cell table:formula="of:=COM.MICROSOFT.IFS([.F55]=0; 0; [.G54]=0; IF([.B55]&gt;=10; &quot;C&quot;; &quot;S&quot;); [.G54]&lt;&gt;0; [.G54])" office:value-type="string" office:string-value="C" calcext:value-type="string">
            <text:p>C</text:p>
          </table:table-cell>
          <table:table-cell table:formula="of:=IF([.E55]=[.F55])" office:value-type="boolean" office:boolean-value="true" calcext:value-type="boolean">
            <text:p>TRUE</text:p>
          </table:table-cell>
          <table:table-cell table:formula="of:=COM.MICROSOFT.IFS([.D55]=[.G55]; 1; [.D55]=[.F55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.9" calcext:value-type="float">
            <text:p>20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IFS([.F55] = 0; 1; AND([.F55]=5; [.C55]&gt;=20); 0; AND([.F55]=5; [.C55]&lt;20); 5; OR([.F55]&lt;&gt;0; [.F55]&lt;&gt;5); IF([.F55]&lt;&gt;[.F53]; [.F55]; [.F55]+1))" office:value-type="float" office:value="2" calcext:value-type="float">
            <text:p>2</text:p>
          </table:table-cell>
          <table:table-cell table:formula="of:=COM.MICROSOFT.IFS([.F56]=0; 0; [.G55]=0; IF([.B56]&gt;=10; &quot;C&quot;; &quot;S&quot;); [.G55]&lt;&gt;0; [.G55])" office:value-type="string" office:string-value="C" calcext:value-type="string">
            <text:p>C</text:p>
          </table:table-cell>
          <table:table-cell table:formula="of:=IF([.E56]=[.F56])" office:value-type="boolean" office:boolean-value="true" calcext:value-type="boolean">
            <text:p>TRUE</text:p>
          </table:table-cell>
          <table:table-cell table:formula="of:=COM.MICROSOFT.IFS([.D56]=[.G56]; 1; [.D56]=[.F56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4.5" calcext:value-type="float">
            <text:p>2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COM.MICROSOFT.IFS([.F56] = 0; 1; AND([.F56]=5; [.C56]&gt;=20); 0; AND([.F56]=5; [.C56]&lt;20); 5; OR([.F56]&lt;&gt;0; [.F56]&lt;&gt;5); IF([.F56]&lt;&gt;[.F54]; [.F56]; [.F56]+1))" office:value-type="float" office:value="3" calcext:value-type="float">
            <text:p>3</text:p>
          </table:table-cell>
          <table:table-cell table:formula="of:=COM.MICROSOFT.IFS([.F57]=0; 0; [.G56]=0; IF([.B57]&gt;=10; &quot;C&quot;; &quot;S&quot;); [.G56]&lt;&gt;0; [.G56])" office:value-type="string" office:string-value="C" calcext:value-type="string">
            <text:p>C</text:p>
          </table:table-cell>
          <table:table-cell table:formula="of:=IF([.E57]=[.F57])" office:value-type="boolean" office:boolean-value="true" calcext:value-type="boolean">
            <text:p>TRUE</text:p>
          </table:table-cell>
          <table:table-cell table:formula="of:=COM.MICROSOFT.IFS([.D57]=[.G57]; 1; [.D57]=[.F57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7.3" calcext:value-type="float">
            <text:p>27.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COM.MICROSOFT.IFS([.F57] = 0; 1; AND([.F57]=5; [.C57]&gt;=20); 0; AND([.F57]=5; [.C57]&lt;20); 5; OR([.F57]&lt;&gt;0; [.F57]&lt;&gt;5); IF([.F57]&lt;&gt;[.F55]; [.F57]; [.F57]+1))" office:value-type="float" office:value="3" calcext:value-type="float">
            <text:p>3</text:p>
          </table:table-cell>
          <table:table-cell table:formula="of:=COM.MICROSOFT.IFS([.F58]=0; 0; [.G57]=0; IF([.B58]&gt;=10; &quot;C&quot;; &quot;S&quot;); [.G57]&lt;&gt;0; [.G57])" office:value-type="string" office:string-value="C" calcext:value-type="string">
            <text:p>C</text:p>
          </table:table-cell>
          <table:table-cell table:formula="of:=IF([.E58]=[.F58])" office:value-type="boolean" office:boolean-value="true" calcext:value-type="boolean">
            <text:p>TRUE</text:p>
          </table:table-cell>
          <table:table-cell table:formula="of:=COM.MICROSOFT.IFS([.D58]=[.G58]; 1; [.D58]=[.F58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.4" calcext:value-type="float">
            <text:p>28.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COM.MICROSOFT.IFS([.F58] = 0; 1; AND([.F58]=5; [.C58]&gt;=20); 0; AND([.F58]=5; [.C58]&lt;20); 5; OR([.F58]&lt;&gt;0; [.F58]&lt;&gt;5); IF([.F58]&lt;&gt;[.F56]; [.F58]; [.F58]+1))" office:value-type="float" office:value="3" calcext:value-type="float">
            <text:p>3</text:p>
          </table:table-cell>
          <table:table-cell table:formula="of:=COM.MICROSOFT.IFS([.F59]=0; 0; [.G58]=0; IF([.B59]&gt;=10; &quot;C&quot;; &quot;S&quot;); [.G58]&lt;&gt;0; [.G58])" office:value-type="string" office:string-value="C" calcext:value-type="string">
            <text:p>C</text:p>
          </table:table-cell>
          <table:table-cell table:formula="of:=IF([.E59]=[.F59])" office:value-type="boolean" office:boolean-value="true" calcext:value-type="boolean">
            <text:p>TRUE</text:p>
          </table:table-cell>
          <table:table-cell table:formula="of:=COM.MICROSOFT.IFS([.D59]=[.G59]; 1; [.D59]=[.F59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7.8" calcext:value-type="float">
            <text:p>27.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COM.MICROSOFT.IFS([.F59] = 0; 1; AND([.F59]=5; [.C59]&gt;=20); 0; AND([.F59]=5; [.C59]&lt;20); 5; OR([.F59]&lt;&gt;0; [.F59]&lt;&gt;5); IF([.F59]&lt;&gt;[.F57]; [.F59]; [.F59]+1))" office:value-type="float" office:value="4" calcext:value-type="float">
            <text:p>4</text:p>
          </table:table-cell>
          <table:table-cell table:formula="of:=COM.MICROSOFT.IFS([.F60]=0; 0; [.G59]=0; IF([.B60]&gt;=10; &quot;C&quot;; &quot;S&quot;); [.G59]&lt;&gt;0; [.G59])" office:value-type="string" office:string-value="C" calcext:value-type="string">
            <text:p>C</text:p>
          </table:table-cell>
          <table:table-cell table:formula="of:=IF([.E60]=[.F60])" office:value-type="boolean" office:boolean-value="false" calcext:value-type="boolean">
            <text:p>FALSE</text:p>
          </table:table-cell>
          <table:table-cell table:formula="of:=COM.MICROSOFT.IFS([.D60]=[.G60]; 1; [.D60]=[.F60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.9" calcext:value-type="float">
            <text:p>25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IFS([.F60] = 0; 1; AND([.F60]=5; [.C60]&gt;=20); 0; AND([.F60]=5; [.C60]&lt;20); 5; OR([.F60]&lt;&gt;0; [.F60]&lt;&gt;5); IF([.F60]&lt;&gt;[.F58]; [.F60]; [.F60]+1))" office:value-type="float" office:value="4" calcext:value-type="float">
            <text:p>4</text:p>
          </table:table-cell>
          <table:table-cell table:formula="of:=COM.MICROSOFT.IFS([.F61]=0; 0; [.G60]=0; IF([.B61]&gt;=10; &quot;C&quot;; &quot;S&quot;); [.G60]&lt;&gt;0; [.G60])" office:value-type="string" office:string-value="C" calcext:value-type="string">
            <text:p>C</text:p>
          </table:table-cell>
          <table:table-cell table:formula="of:=IF([.E61]=[.F61])" office:value-type="boolean" office:boolean-value="true" calcext:value-type="boolean">
            <text:p>TRUE</text:p>
          </table:table-cell>
          <table:table-cell table:formula="of:=COM.MICROSOFT.IFS([.D61]=[.G61]; 1; [.D61]=[.F61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3.4" calcext:value-type="float">
            <text:p>23.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IFS([.F61] = 0; 1; AND([.F61]=5; [.C61]&gt;=20); 0; AND([.F61]=5; [.C61]&lt;20); 5; OR([.F61]&lt;&gt;0; [.F61]&lt;&gt;5); IF([.F61]&lt;&gt;[.F59]; [.F61]; [.F61]+1))" office:value-type="float" office:value="4" calcext:value-type="float">
            <text:p>4</text:p>
          </table:table-cell>
          <table:table-cell table:formula="of:=COM.MICROSOFT.IFS([.F62]=0; 0; [.G61]=0; IF([.B62]&gt;=10; &quot;C&quot;; &quot;S&quot;); [.G61]&lt;&gt;0; [.G61])" office:value-type="string" office:string-value="C" calcext:value-type="string">
            <text:p>C</text:p>
          </table:table-cell>
          <table:table-cell table:formula="of:=IF([.E62]=[.F62])" office:value-type="boolean" office:boolean-value="true" calcext:value-type="boolean">
            <text:p>TRUE</text:p>
          </table:table-cell>
          <table:table-cell table:formula="of:=COM.MICROSOFT.IFS([.D62]=[.G62]; 1; [.D62]=[.F62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.2" calcext:value-type="float">
            <text:p>21.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COM.MICROSOFT.IFS([.F62] = 0; 1; AND([.F62]=5; [.C62]&gt;=20); 0; AND([.F62]=5; [.C62]&lt;20); 5; OR([.F62]&lt;&gt;0; [.F62]&lt;&gt;5); IF([.F62]&lt;&gt;[.F60]; [.F62]; [.F62]+1))" office:value-type="float" office:value="5" calcext:value-type="float">
            <text:p>5</text:p>
          </table:table-cell>
          <table:table-cell table:formula="of:=COM.MICROSOFT.IFS([.F63]=0; 0; [.G62]=0; IF([.B63]&gt;=10; &quot;C&quot;; &quot;S&quot;); [.G62]&lt;&gt;0; [.G62])" office:value-type="string" office:string-value="C" calcext:value-type="string">
            <text:p>C</text:p>
          </table:table-cell>
          <table:table-cell table:formula="of:=IF([.E63]=[.F63])" office:value-type="boolean" office:boolean-value="true" calcext:value-type="boolean">
            <text:p>TRUE</text:p>
          </table:table-cell>
          <table:table-cell table:formula="of:=COM.MICROSOFT.IFS([.D63]=[.G63]; 1; [.D63]=[.F63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IFS([.F63] = 0; 1; AND([.F63]=5; [.C63]&gt;=20); 0; AND([.F63]=5; [.C63]&lt;20); 5; OR([.F63]&lt;&gt;0; [.F63]&lt;&gt;5); IF([.F63]&lt;&gt;[.F61]; [.F63]; [.F63]+1))" office:value-type="float" office:value="0" calcext:value-type="float">
            <text:p>0</text:p>
          </table:table-cell>
          <table:table-cell table:formula="of:=COM.MICROSOFT.IFS([.F64]=0; 0; [.G63]=0; IF([.B64]&gt;=10; &quot;C&quot;; &quot;S&quot;); [.G63]&lt;&gt;0; [.G63])" office:value-type="float" office:value="0" calcext:value-type="float">
            <text:p>0</text:p>
          </table:table-cell>
          <table:table-cell table:formula="of:=IF([.E64]=[.F64])" office:value-type="boolean" office:boolean-value="true" calcext:value-type="boolean">
            <text:p>TRUE</text:p>
          </table:table-cell>
          <table:table-cell table:formula="of:=COM.MICROSOFT.IFS([.D64]=[.G64]; 1; [.D64]=[.F64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.3" calcext:value-type="float">
            <text:p>2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COM.MICROSOFT.IFS([.F64] = 0; 1; AND([.F64]=5; [.C64]&gt;=20); 0; AND([.F64]=5; [.C64]&lt;20); 5; OR([.F64]&lt;&gt;0; [.F64]&lt;&gt;5); IF([.F64]&lt;&gt;[.F62]; [.F64]; [.F64]+1))" office:value-type="float" office:value="1" calcext:value-type="float">
            <text:p>1</text:p>
          </table:table-cell>
          <table:table-cell table:formula="of:=COM.MICROSOFT.IFS([.F65]=0; 0; [.G64]=0; IF([.B65]&gt;=10; &quot;C&quot;; &quot;S&quot;); [.G64]&lt;&gt;0; [.G64])" office:value-type="string" office:string-value="C" calcext:value-type="string">
            <text:p>C</text:p>
          </table:table-cell>
          <table:table-cell table:formula="of:=IF([.E65]=[.F65])" office:value-type="boolean" office:boolean-value="true" calcext:value-type="boolean">
            <text:p>TRUE</text:p>
          </table:table-cell>
          <table:table-cell table:formula="of:=COM.MICROSOFT.IFS([.D65]=[.G65]; 1; [.D65]=[.F65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.8" calcext:value-type="float">
            <text:p>21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COM.MICROSOFT.IFS([.F65] = 0; 1; AND([.F65]=5; [.C65]&gt;=20); 0; AND([.F65]=5; [.C65]&lt;20); 5; OR([.F65]&lt;&gt;0; [.F65]&lt;&gt;5); IF([.F65]&lt;&gt;[.F63]; [.F65]; [.F65]+1))" office:value-type="float" office:value="1" calcext:value-type="float">
            <text:p>1</text:p>
          </table:table-cell>
          <table:table-cell table:formula="of:=COM.MICROSOFT.IFS([.F66]=0; 0; [.G65]=0; IF([.B66]&gt;=10; &quot;C&quot;; &quot;S&quot;); [.G65]&lt;&gt;0; [.G65])" office:value-type="string" office:string-value="C" calcext:value-type="string">
            <text:p>C</text:p>
          </table:table-cell>
          <table:table-cell table:formula="of:=IF([.E66]=[.F66])" office:value-type="boolean" office:boolean-value="true" calcext:value-type="boolean">
            <text:p>TRUE</text:p>
          </table:table-cell>
          <table:table-cell table:formula="of:=COM.MICROSOFT.IFS([.D66]=[.G66]; 1; [.D66]=[.F66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COM.MICROSOFT.IFS([.F66] = 0; 1; AND([.F66]=5; [.C66]&gt;=20); 0; AND([.F66]=5; [.C66]&lt;20); 5; OR([.F66]&lt;&gt;0; [.F66]&lt;&gt;5); IF([.F66]&lt;&gt;[.F64]; [.F66]; [.F66]+1))" office:value-type="float" office:value="1" calcext:value-type="float">
            <text:p>1</text:p>
          </table:table-cell>
          <table:table-cell table:formula="of:=COM.MICROSOFT.IFS([.F67]=0; 0; [.G66]=0; IF([.B67]&gt;=10; &quot;C&quot;; &quot;S&quot;); [.G66]&lt;&gt;0; [.G66])" office:value-type="string" office:string-value="C" calcext:value-type="string">
            <text:p>C</text:p>
          </table:table-cell>
          <table:table-cell table:formula="of:=IF([.E67]=[.F67])" office:value-type="boolean" office:boolean-value="true" calcext:value-type="boolean">
            <text:p>TRUE</text:p>
          </table:table-cell>
          <table:table-cell table:formula="of:=COM.MICROSOFT.IFS([.D67]=[.G67]; 1; [.D67]=[.F67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6.1" calcext:value-type="float">
            <text:p>26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IFS([.F67] = 0; 1; AND([.F67]=5; [.C67]&gt;=20); 0; AND([.F67]=5; [.C67]&lt;20); 5; OR([.F67]&lt;&gt;0; [.F67]&lt;&gt;5); IF([.F67]&lt;&gt;[.F65]; [.F67]; [.F67]+1))" office:value-type="float" office:value="2" calcext:value-type="float">
            <text:p>2</text:p>
          </table:table-cell>
          <table:table-cell table:formula="of:=COM.MICROSOFT.IFS([.F68]=0; 0; [.G67]=0; IF([.B68]&gt;=10; &quot;C&quot;; &quot;S&quot;); [.G67]&lt;&gt;0; [.G67])" office:value-type="string" office:string-value="C" calcext:value-type="string">
            <text:p>C</text:p>
          </table:table-cell>
          <table:table-cell table:formula="of:=IF([.E68]=[.F68])" office:value-type="boolean" office:boolean-value="true" calcext:value-type="boolean">
            <text:p>TRUE</text:p>
          </table:table-cell>
          <table:table-cell table:formula="of:=COM.MICROSOFT.IFS([.D68]=[.G68]; 1; [.D68]=[.F68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7.3" calcext:value-type="float">
            <text:p>27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IFS([.F68] = 0; 1; AND([.F68]=5; [.C68]&gt;=20); 0; AND([.F68]=5; [.C68]&lt;20); 5; OR([.F68]&lt;&gt;0; [.F68]&lt;&gt;5); IF([.F68]&lt;&gt;[.F66]; [.F68]; [.F68]+1))" office:value-type="float" office:value="2" calcext:value-type="float">
            <text:p>2</text:p>
          </table:table-cell>
          <table:table-cell table:formula="of:=COM.MICROSOFT.IFS([.F69]=0; 0; [.G68]=0; IF([.B69]&gt;=10; &quot;C&quot;; &quot;S&quot;); [.G68]&lt;&gt;0; [.G68])" office:value-type="string" office:string-value="C" calcext:value-type="string">
            <text:p>C</text:p>
          </table:table-cell>
          <table:table-cell table:formula="of:=IF([.E69]=[.F69])" office:value-type="boolean" office:boolean-value="true" calcext:value-type="boolean">
            <text:p>TRUE</text:p>
          </table:table-cell>
          <table:table-cell table:formula="of:=COM.MICROSOFT.IFS([.D69]=[.G69]; 1; [.D69]=[.F69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6.8" calcext:value-type="float">
            <text:p>26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IFS([.F69] = 0; 1; AND([.F69]=5; [.C69]&gt;=20); 0; AND([.F69]=5; [.C69]&lt;20); 5; OR([.F69]&lt;&gt;0; [.F69]&lt;&gt;5); IF([.F69]&lt;&gt;[.F67]; [.F69]; [.F69]+1))" office:value-type="float" office:value="2" calcext:value-type="float">
            <text:p>2</text:p>
          </table:table-cell>
          <table:table-cell table:formula="of:=COM.MICROSOFT.IFS([.F70]=0; 0; [.G69]=0; IF([.B70]&gt;=10; &quot;C&quot;; &quot;S&quot;); [.G69]&lt;&gt;0; [.G69])" office:value-type="string" office:string-value="C" calcext:value-type="string">
            <text:p>C</text:p>
          </table:table-cell>
          <table:table-cell table:formula="of:=IF([.E70]=[.F70])" office:value-type="boolean" office:boolean-value="true" calcext:value-type="boolean">
            <text:p>TRUE</text:p>
          </table:table-cell>
          <table:table-cell table:formula="of:=COM.MICROSOFT.IFS([.D70]=[.G70]; 1; [.D70]=[.F70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4.7" calcext:value-type="float">
            <text:p>2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COM.MICROSOFT.IFS([.F70] = 0; 1; AND([.F70]=5; [.C70]&gt;=20); 0; AND([.F70]=5; [.C70]&lt;20); 5; OR([.F70]&lt;&gt;0; [.F70]&lt;&gt;5); IF([.F70]&lt;&gt;[.F68]; [.F70]; [.F70]+1))" office:value-type="float" office:value="3" calcext:value-type="float">
            <text:p>3</text:p>
          </table:table-cell>
          <table:table-cell table:formula="of:=COM.MICROSOFT.IFS([.F71]=0; 0; [.G70]=0; IF([.B71]&gt;=10; &quot;C&quot;; &quot;S&quot;); [.G70]&lt;&gt;0; [.G70])" office:value-type="string" office:string-value="C" calcext:value-type="string">
            <text:p>C</text:p>
          </table:table-cell>
          <table:table-cell table:formula="of:=IF([.E71]=[.F71])" office:value-type="boolean" office:boolean-value="true" calcext:value-type="boolean">
            <text:p>TRUE</text:p>
          </table:table-cell>
          <table:table-cell table:formula="of:=COM.MICROSOFT.IFS([.D71]=[.G71]; 1; [.D71]=[.F71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.2" calcext:value-type="float">
            <text:p>21.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COM.MICROSOFT.IFS([.F71] = 0; 1; AND([.F71]=5; [.C71]&gt;=20); 0; AND([.F71]=5; [.C71]&lt;20); 5; OR([.F71]&lt;&gt;0; [.F71]&lt;&gt;5); IF([.F71]&lt;&gt;[.F69]; [.F71]; [.F71]+1))" office:value-type="float" office:value="3" calcext:value-type="float">
            <text:p>3</text:p>
          </table:table-cell>
          <table:table-cell table:formula="of:=COM.MICROSOFT.IFS([.F72]=0; 0; [.G71]=0; IF([.B72]&gt;=10; &quot;C&quot;; &quot;S&quot;); [.G71]&lt;&gt;0; [.G71])" office:value-type="string" office:string-value="C" calcext:value-type="string">
            <text:p>C</text:p>
          </table:table-cell>
          <table:table-cell table:formula="of:=IF([.E72]=[.F72])" office:value-type="boolean" office:boolean-value="true" calcext:value-type="boolean">
            <text:p>TRUE</text:p>
          </table:table-cell>
          <table:table-cell table:formula="of:=COM.MICROSOFT.IFS([.D72]=[.G72]; 1; [.D72]=[.F72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7.3" calcext:value-type="float">
            <text:p>17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COM.MICROSOFT.IFS([.F72] = 0; 1; AND([.F72]=5; [.C72]&gt;=20); 0; AND([.F72]=5; [.C72]&lt;20); 5; OR([.F72]&lt;&gt;0; [.F72]&lt;&gt;5); IF([.F72]&lt;&gt;[.F70]; [.F72]; [.F72]+1))" office:value-type="float" office:value="3" calcext:value-type="float">
            <text:p>3</text:p>
          </table:table-cell>
          <table:table-cell table:formula="of:=COM.MICROSOFT.IFS([.F73]=0; 0; [.G72]=0; IF([.B73]&gt;=10; &quot;C&quot;; &quot;S&quot;); [.G72]&lt;&gt;0; [.G72])" office:value-type="string" office:string-value="C" calcext:value-type="string">
            <text:p>C</text:p>
          </table:table-cell>
          <table:table-cell table:formula="of:=IF([.E73]=[.F73])" office:value-type="boolean" office:boolean-value="true" calcext:value-type="boolean">
            <text:p>TRUE</text:p>
          </table:table-cell>
          <table:table-cell table:formula="of:=COM.MICROSOFT.IFS([.D73]=[.G73]; 1; [.D73]=[.F73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.7" calcext:value-type="float">
            <text:p>13.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IFS([.F73] = 0; 1; AND([.F73]=5; [.C73]&gt;=20); 0; AND([.F73]=5; [.C73]&lt;20); 5; OR([.F73]&lt;&gt;0; [.F73]&lt;&gt;5); IF([.F73]&lt;&gt;[.F71]; [.F73]; [.F73]+1))" office:value-type="float" office:value="4" calcext:value-type="float">
            <text:p>4</text:p>
          </table:table-cell>
          <table:table-cell table:formula="of:=COM.MICROSOFT.IFS([.F74]=0; 0; [.G73]=0; IF([.B74]&gt;=10; &quot;C&quot;; &quot;S&quot;); [.G73]&lt;&gt;0; [.G73])" office:value-type="string" office:string-value="C" calcext:value-type="string">
            <text:p>C</text:p>
          </table:table-cell>
          <table:table-cell table:formula="of:=IF([.E74]=[.F74])" office:value-type="boolean" office:boolean-value="true" calcext:value-type="boolean">
            <text:p>TRUE</text:p>
          </table:table-cell>
          <table:table-cell table:formula="of:=COM.MICROSOFT.IFS([.D74]=[.G74]; 1; [.D74]=[.F74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.3" calcext:value-type="float">
            <text:p>11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IFS([.F74] = 0; 1; AND([.F74]=5; [.C74]&gt;=20); 0; AND([.F74]=5; [.C74]&lt;20); 5; OR([.F74]&lt;&gt;0; [.F74]&lt;&gt;5); IF([.F74]&lt;&gt;[.F72]; [.F74]; [.F74]+1))" office:value-type="float" office:value="4" calcext:value-type="float">
            <text:p>4</text:p>
          </table:table-cell>
          <table:table-cell table:formula="of:=COM.MICROSOFT.IFS([.F75]=0; 0; [.G74]=0; IF([.B75]&gt;=10; &quot;C&quot;; &quot;S&quot;); [.G74]&lt;&gt;0; [.G74])" office:value-type="string" office:string-value="C" calcext:value-type="string">
            <text:p>C</text:p>
          </table:table-cell>
          <table:table-cell table:formula="of:=IF([.E75]=[.F75])" office:value-type="boolean" office:boolean-value="true" calcext:value-type="boolean">
            <text:p>TRUE</text:p>
          </table:table-cell>
          <table:table-cell table:formula="of:=COM.MICROSOFT.IFS([.D75]=[.G75]; 1; [.D75]=[.F75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IFS([.F75] = 0; 1; AND([.F75]=5; [.C75]&gt;=20); 0; AND([.F75]=5; [.C75]&lt;20); 5; OR([.F75]&lt;&gt;0; [.F75]&lt;&gt;5); IF([.F75]&lt;&gt;[.F73]; [.F75]; [.F75]+1))" office:value-type="float" office:value="4" calcext:value-type="float">
            <text:p>4</text:p>
          </table:table-cell>
          <table:table-cell table:formula="of:=COM.MICROSOFT.IFS([.F76]=0; 0; [.G75]=0; IF([.B76]&gt;=10; &quot;C&quot;; &quot;S&quot;); [.G75]&lt;&gt;0; [.G75])" office:value-type="string" office:string-value="C" calcext:value-type="string">
            <text:p>C</text:p>
          </table:table-cell>
          <table:table-cell table:formula="of:=IF([.E76]=[.F76])" office:value-type="boolean" office:boolean-value="true" calcext:value-type="boolean">
            <text:p>TRUE</text:p>
          </table:table-cell>
          <table:table-cell table:formula="of:=COM.MICROSOFT.IFS([.D76]=[.G76]; 1; [.D76]=[.F76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COM.MICROSOFT.IFS([.F76] = 0; 1; AND([.F76]=5; [.C76]&gt;=20); 0; AND([.F76]=5; [.C76]&lt;20); 5; OR([.F76]&lt;&gt;0; [.F76]&lt;&gt;5); IF([.F76]&lt;&gt;[.F74]; [.F76]; [.F76]+1))" office:value-type="float" office:value="5" calcext:value-type="float">
            <text:p>5</text:p>
          </table:table-cell>
          <table:table-cell table:formula="of:=COM.MICROSOFT.IFS([.F77]=0; 0; [.G76]=0; IF([.B77]&gt;=10; &quot;C&quot;; &quot;S&quot;); [.G76]&lt;&gt;0; [.G76])" office:value-type="string" office:string-value="C" calcext:value-type="string">
            <text:p>C</text:p>
          </table:table-cell>
          <table:table-cell table:formula="of:=IF([.E77]=[.F77])" office:value-type="boolean" office:boolean-value="true" calcext:value-type="boolean">
            <text:p>TRUE</text:p>
          </table:table-cell>
          <table:table-cell table:formula="of:=COM.MICROSOFT.IFS([.D77]=[.G77]; 1; [.D77]=[.F77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.5" calcext:value-type="float">
            <text:p>12.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IFS([.F77] = 0; 1; AND([.F77]=5; [.C77]&gt;=20); 0; AND([.F77]=5; [.C77]&lt;20); 5; OR([.F77]&lt;&gt;0; [.F77]&lt;&gt;5); IF([.F77]&lt;&gt;[.F75]; [.F77]; [.F77]+1))" office:value-type="float" office:value="0" calcext:value-type="float">
            <text:p>0</text:p>
          </table:table-cell>
          <table:table-cell table:formula="of:=COM.MICROSOFT.IFS([.F78]=0; 0; [.G77]=0; IF([.B78]&gt;=10; &quot;C&quot;; &quot;S&quot;); [.G77]&lt;&gt;0; [.G77])" office:value-type="float" office:value="0" calcext:value-type="float">
            <text:p>0</text:p>
          </table:table-cell>
          <table:table-cell table:formula="of:=IF([.E78]=[.F78])" office:value-type="boolean" office:boolean-value="true" calcext:value-type="boolean">
            <text:p>TRUE</text:p>
          </table:table-cell>
          <table:table-cell table:formula="of:=COM.MICROSOFT.IFS([.D78]=[.G78]; 1; [.D78]=[.F78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COM.MICROSOFT.IFS([.F78] = 0; 1; AND([.F78]=5; [.C78]&gt;=20); 0; AND([.F78]=5; [.C78]&lt;20); 5; OR([.F78]&lt;&gt;0; [.F78]&lt;&gt;5); IF([.F78]&lt;&gt;[.F76]; [.F78]; [.F78]+1))" office:value-type="float" office:value="1" calcext:value-type="float">
            <text:p>1</text:p>
          </table:table-cell>
          <table:table-cell table:formula="of:=COM.MICROSOFT.IFS([.F79]=0; 0; [.G78]=0; IF([.B79]&gt;=10; &quot;C&quot;; &quot;S&quot;); [.G78]&lt;&gt;0; [.G78])" office:value-type="string" office:string-value="C" calcext:value-type="string">
            <text:p>C</text:p>
          </table:table-cell>
          <table:table-cell table:formula="of:=IF([.E79]=[.F79])" office:value-type="boolean" office:boolean-value="true" calcext:value-type="boolean">
            <text:p>TRUE</text:p>
          </table:table-cell>
          <table:table-cell table:formula="of:=COM.MICROSOFT.IFS([.D79]=[.G79]; 1; [.D79]=[.F79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.7" calcext:value-type="float">
            <text:p>14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COM.MICROSOFT.IFS([.F79] = 0; 1; AND([.F79]=5; [.C79]&gt;=20); 0; AND([.F79]=5; [.C79]&lt;20); 5; OR([.F79]&lt;&gt;0; [.F79]&lt;&gt;5); IF([.F79]&lt;&gt;[.F77]; [.F79]; [.F79]+1))" office:value-type="float" office:value="1" calcext:value-type="float">
            <text:p>1</text:p>
          </table:table-cell>
          <table:table-cell table:formula="of:=COM.MICROSOFT.IFS([.F80]=0; 0; [.G79]=0; IF([.B80]&gt;=10; &quot;C&quot;; &quot;S&quot;); [.G79]&lt;&gt;0; [.G79])" office:value-type="string" office:string-value="C" calcext:value-type="string">
            <text:p>C</text:p>
          </table:table-cell>
          <table:table-cell table:formula="of:=IF([.E80]=[.F80])" office:value-type="boolean" office:boolean-value="true" calcext:value-type="boolean">
            <text:p>TRUE</text:p>
          </table:table-cell>
          <table:table-cell table:formula="of:=COM.MICROSOFT.IFS([.D80]=[.G80]; 1; [.D80]=[.F80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.1" calcext:value-type="float">
            <text:p>14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COM.MICROSOFT.IFS([.F80] = 0; 1; AND([.F80]=5; [.C80]&gt;=20); 0; AND([.F80]=5; [.C80]&lt;20); 5; OR([.F80]&lt;&gt;0; [.F80]&lt;&gt;5); IF([.F80]&lt;&gt;[.F78]; [.F80]; [.F80]+1))" office:value-type="float" office:value="1" calcext:value-type="float">
            <text:p>1</text:p>
          </table:table-cell>
          <table:table-cell table:formula="of:=COM.MICROSOFT.IFS([.F81]=0; 0; [.G80]=0; IF([.B81]&gt;=10; &quot;C&quot;; &quot;S&quot;); [.G80]&lt;&gt;0; [.G80])" office:value-type="string" office:string-value="C" calcext:value-type="string">
            <text:p>C</text:p>
          </table:table-cell>
          <table:table-cell table:formula="of:=IF([.E81]=[.F81])" office:value-type="boolean" office:boolean-value="true" calcext:value-type="boolean">
            <text:p>TRUE</text:p>
          </table:table-cell>
          <table:table-cell table:formula="of:=COM.MICROSOFT.IFS([.D81]=[.G81]; 1; [.D81]=[.F81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.9" calcext:value-type="float">
            <text:p>11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IFS([.F81] = 0; 1; AND([.F81]=5; [.C81]&gt;=20); 0; AND([.F81]=5; [.C81]&lt;20); 5; OR([.F81]&lt;&gt;0; [.F81]&lt;&gt;5); IF([.F81]&lt;&gt;[.F79]; [.F81]; [.F81]+1))" office:value-type="float" office:value="2" calcext:value-type="float">
            <text:p>2</text:p>
          </table:table-cell>
          <table:table-cell table:formula="of:=COM.MICROSOFT.IFS([.F82]=0; 0; [.G81]=0; IF([.B82]&gt;=10; &quot;C&quot;; &quot;S&quot;); [.G81]&lt;&gt;0; [.G81])" office:value-type="string" office:string-value="C" calcext:value-type="string">
            <text:p>C</text:p>
          </table:table-cell>
          <table:table-cell table:formula="of:=IF([.E82]=[.F82])" office:value-type="boolean" office:boolean-value="true" calcext:value-type="boolean">
            <text:p>TRUE</text:p>
          </table:table-cell>
          <table:table-cell table:formula="of:=COM.MICROSOFT.IFS([.D82]=[.G82]; 1; [.D82]=[.F82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.7" calcext:value-type="float">
            <text:p>8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IFS([.F82] = 0; 1; AND([.F82]=5; [.C82]&gt;=20); 0; AND([.F82]=5; [.C82]&lt;20); 5; OR([.F82]&lt;&gt;0; [.F82]&lt;&gt;5); IF([.F82]&lt;&gt;[.F80]; [.F82]; [.F82]+1))" office:value-type="float" office:value="2" calcext:value-type="float">
            <text:p>2</text:p>
          </table:table-cell>
          <table:table-cell table:formula="of:=COM.MICROSOFT.IFS([.F83]=0; 0; [.G82]=0; IF([.B83]&gt;=10; &quot;C&quot;; &quot;S&quot;); [.G82]&lt;&gt;0; [.G82])" office:value-type="string" office:string-value="C" calcext:value-type="string">
            <text:p>C</text:p>
          </table:table-cell>
          <table:table-cell table:formula="of:=IF([.E83]=[.F83])" office:value-type="boolean" office:boolean-value="true" calcext:value-type="boolean">
            <text:p>TRUE</text:p>
          </table:table-cell>
          <table:table-cell table:formula="of:=COM.MICROSOFT.IFS([.D83]=[.G83]; 1; [.D83]=[.F83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.1" calcext:value-type="float">
            <text:p>5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IFS([.F83] = 0; 1; AND([.F83]=5; [.C83]&gt;=20); 0; AND([.F83]=5; [.C83]&lt;20); 5; OR([.F83]&lt;&gt;0; [.F83]&lt;&gt;5); IF([.F83]&lt;&gt;[.F81]; [.F83]; [.F83]+1))" office:value-type="float" office:value="2" calcext:value-type="float">
            <text:p>2</text:p>
          </table:table-cell>
          <table:table-cell table:formula="of:=COM.MICROSOFT.IFS([.F84]=0; 0; [.G83]=0; IF([.B84]&gt;=10; &quot;C&quot;; &quot;S&quot;); [.G83]&lt;&gt;0; [.G83])" office:value-type="string" office:string-value="C" calcext:value-type="string">
            <text:p>C</text:p>
          </table:table-cell>
          <table:table-cell table:formula="of:=IF([.E84]=[.F84])" office:value-type="boolean" office:boolean-value="true" calcext:value-type="boolean">
            <text:p>TRUE</text:p>
          </table:table-cell>
          <table:table-cell table:formula="of:=COM.MICROSOFT.IFS([.D84]=[.G84]; 1; [.D84]=[.F84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COM.MICROSOFT.IFS([.F84] = 0; 1; AND([.F84]=5; [.C84]&gt;=20); 0; AND([.F84]=5; [.C84]&lt;20); 5; OR([.F84]&lt;&gt;0; [.F84]&lt;&gt;5); IF([.F84]&lt;&gt;[.F82]; [.F84]; [.F84]+1))" office:value-type="float" office:value="3" calcext:value-type="float">
            <text:p>3</text:p>
          </table:table-cell>
          <table:table-cell table:formula="of:=COM.MICROSOFT.IFS([.F85]=0; 0; [.G84]=0; IF([.B85]&gt;=10; &quot;C&quot;; &quot;S&quot;); [.G84]&lt;&gt;0; [.G84])" office:value-type="string" office:string-value="C" calcext:value-type="string">
            <text:p>C</text:p>
          </table:table-cell>
          <table:table-cell table:formula="of:=IF([.E85]=[.F85])" office:value-type="boolean" office:boolean-value="true" calcext:value-type="boolean">
            <text:p>TRUE</text:p>
          </table:table-cell>
          <table:table-cell table:formula="of:=COM.MICROSOFT.IFS([.D85]=[.G85]; 1; [.D85]=[.F85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COM.MICROSOFT.IFS([.F85] = 0; 1; AND([.F85]=5; [.C85]&gt;=20); 0; AND([.F85]=5; [.C85]&lt;20); 5; OR([.F85]&lt;&gt;0; [.F85]&lt;&gt;5); IF([.F85]&lt;&gt;[.F83]; [.F85]; [.F85]+1))" office:value-type="float" office:value="3" calcext:value-type="float">
            <text:p>3</text:p>
          </table:table-cell>
          <table:table-cell table:formula="of:=COM.MICROSOFT.IFS([.F86]=0; 0; [.G85]=0; IF([.B86]&gt;=10; &quot;C&quot;; &quot;S&quot;); [.G85]&lt;&gt;0; [.G85])" office:value-type="string" office:string-value="C" calcext:value-type="string">
            <text:p>C</text:p>
          </table:table-cell>
          <table:table-cell table:formula="of:=IF([.E86]=[.F86])" office:value-type="boolean" office:boolean-value="true" calcext:value-type="boolean">
            <text:p>TRUE</text:p>
          </table:table-cell>
          <table:table-cell table:formula="of:=COM.MICROSOFT.IFS([.D86]=[.G86]; 1; [.D86]=[.F86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" calcext:value-type="float">
            <text:p>0.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COM.MICROSOFT.IFS([.F86] = 0; 1; AND([.F86]=5; [.C86]&gt;=20); 0; AND([.F86]=5; [.C86]&lt;20); 5; OR([.F86]&lt;&gt;0; [.F86]&lt;&gt;5); IF([.F86]&lt;&gt;[.F84]; [.F86]; [.F86]+1))" office:value-type="float" office:value="3" calcext:value-type="float">
            <text:p>3</text:p>
          </table:table-cell>
          <table:table-cell table:formula="of:=COM.MICROSOFT.IFS([.F87]=0; 0; [.G86]=0; IF([.B87]&gt;=10; &quot;C&quot;; &quot;S&quot;); [.G86]&lt;&gt;0; [.G86])" office:value-type="string" office:string-value="C" calcext:value-type="string">
            <text:p>C</text:p>
          </table:table-cell>
          <table:table-cell table:formula="of:=IF([.E87]=[.F87])" office:value-type="boolean" office:boolean-value="true" calcext:value-type="boolean">
            <text:p>TRUE</text:p>
          </table:table-cell>
          <table:table-cell table:formula="of:=COM.MICROSOFT.IFS([.D87]=[.G87]; 1; [.D87]=[.F87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IFS([.F87] = 0; 1; AND([.F87]=5; [.C87]&gt;=20); 0; AND([.F87]=5; [.C87]&lt;20); 5; OR([.F87]&lt;&gt;0; [.F87]&lt;&gt;5); IF([.F87]&lt;&gt;[.F85]; [.F87]; [.F87]+1))" office:value-type="float" office:value="4" calcext:value-type="float">
            <text:p>4</text:p>
          </table:table-cell>
          <table:table-cell table:formula="of:=COM.MICROSOFT.IFS([.F88]=0; 0; [.G87]=0; IF([.B88]&gt;=10; &quot;C&quot;; &quot;S&quot;); [.G87]&lt;&gt;0; [.G87])" office:value-type="string" office:string-value="C" calcext:value-type="string">
            <text:p>C</text:p>
          </table:table-cell>
          <table:table-cell table:formula="of:=IF([.E88]=[.F88])" office:value-type="boolean" office:boolean-value="true" calcext:value-type="boolean">
            <text:p>TRUE</text:p>
          </table:table-cell>
          <table:table-cell table:formula="of:=COM.MICROSOFT.IFS([.D88]=[.G88]; 1; [.D88]=[.F88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IFS([.F88] = 0; 1; AND([.F88]=5; [.C88]&gt;=20); 0; AND([.F88]=5; [.C88]&lt;20); 5; OR([.F88]&lt;&gt;0; [.F88]&lt;&gt;5); IF([.F88]&lt;&gt;[.F86]; [.F88]; [.F88]+1))" office:value-type="float" office:value="4" calcext:value-type="float">
            <text:p>4</text:p>
          </table:table-cell>
          <table:table-cell table:formula="of:=COM.MICROSOFT.IFS([.F89]=0; 0; [.G88]=0; IF([.B89]&gt;=10; &quot;C&quot;; &quot;S&quot;); [.G88]&lt;&gt;0; [.G88])" office:value-type="string" office:string-value="C" calcext:value-type="string">
            <text:p>C</text:p>
          </table:table-cell>
          <table:table-cell table:formula="of:=IF([.E89]=[.F89])" office:value-type="boolean" office:boolean-value="true" calcext:value-type="boolean">
            <text:p>TRUE</text:p>
          </table:table-cell>
          <table:table-cell table:formula="of:=COM.MICROSOFT.IFS([.D89]=[.G89]; 1; [.D89]=[.F89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.9" calcext:value-type="float">
            <text:p>7.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IFS([.F89] = 0; 1; AND([.F89]=5; [.C89]&gt;=20); 0; AND([.F89]=5; [.C89]&lt;20); 5; OR([.F89]&lt;&gt;0; [.F89]&lt;&gt;5); IF([.F89]&lt;&gt;[.F87]; [.F89]; [.F89]+1))" office:value-type="float" office:value="4" calcext:value-type="float">
            <text:p>4</text:p>
          </table:table-cell>
          <table:table-cell table:formula="of:=COM.MICROSOFT.IFS([.F90]=0; 0; [.G89]=0; IF([.B90]&gt;=10; &quot;C&quot;; &quot;S&quot;); [.G89]&lt;&gt;0; [.G89])" office:value-type="string" office:string-value="C" calcext:value-type="string">
            <text:p>C</text:p>
          </table:table-cell>
          <table:table-cell table:formula="of:=IF([.E90]=[.F90])" office:value-type="boolean" office:boolean-value="true" calcext:value-type="boolean">
            <text:p>TRUE</text:p>
          </table:table-cell>
          <table:table-cell table:formula="of:=COM.MICROSOFT.IFS([.D90]=[.G90]; 1; [.D90]=[.F90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COM.MICROSOFT.IFS([.F90] = 0; 1; AND([.F90]=5; [.C90]&gt;=20); 0; AND([.F90]=5; [.C90]&lt;20); 5; OR([.F90]&lt;&gt;0; [.F90]&lt;&gt;5); IF([.F90]&lt;&gt;[.F88]; [.F90]; [.F90]+1))" office:value-type="float" office:value="5" calcext:value-type="float">
            <text:p>5</text:p>
          </table:table-cell>
          <table:table-cell table:formula="of:=COM.MICROSOFT.IFS([.F91]=0; 0; [.G90]=0; IF([.B91]&gt;=10; &quot;C&quot;; &quot;S&quot;); [.G90]&lt;&gt;0; [.G90])" office:value-type="string" office:string-value="C" calcext:value-type="string">
            <text:p>C</text:p>
          </table:table-cell>
          <table:table-cell table:formula="of:=IF([.E91]=[.F91])" office:value-type="boolean" office:boolean-value="true" calcext:value-type="boolean">
            <text:p>TRUE</text:p>
          </table:table-cell>
          <table:table-cell table:formula="of:=COM.MICROSOFT.IFS([.D91]=[.G91]; 1; [.D91]=[.F91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.9" calcext:value-type="float">
            <text:p>10.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COM.MICROSOFT.IFS([.F91] = 0; 1; AND([.F91]=5; [.C91]&gt;=20); 0; AND([.F91]=5; [.C91]&lt;20); 5; OR([.F91]&lt;&gt;0; [.F91]&lt;&gt;5); IF([.F91]&lt;&gt;[.F89]; [.F91]; [.F91]+1))" office:value-type="float" office:value="5" calcext:value-type="float">
            <text:p>5</text:p>
          </table:table-cell>
          <table:table-cell table:formula="of:=COM.MICROSOFT.IFS([.F92]=0; 0; [.G91]=0; IF([.B92]&gt;=10; &quot;C&quot;; &quot;S&quot;); [.G91]&lt;&gt;0; [.G91])" office:value-type="string" office:string-value="C" calcext:value-type="string">
            <text:p>C</text:p>
          </table:table-cell>
          <table:table-cell table:formula="of:=IF([.E92]=[.F92])" office:value-type="boolean" office:boolean-value="true" calcext:value-type="boolean">
            <text:p>TRUE</text:p>
          </table:table-cell>
          <table:table-cell table:formula="of:=COM.MICROSOFT.IFS([.D92]=[.G92]; 1; [.D92]=[.F92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.3" calcext:value-type="float">
            <text:p>10.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IFS([.F92] = 0; 1; AND([.F92]=5; [.C92]&gt;=20); 0; AND([.F92]=5; [.C92]&lt;20); 5; OR([.F92]&lt;&gt;0; [.F92]&lt;&gt;5); IF([.F92]&lt;&gt;[.F90]; [.F92]; [.F92]+1))" office:value-type="float" office:value="0" calcext:value-type="float">
            <text:p>0</text:p>
          </table:table-cell>
          <table:table-cell table:formula="of:=COM.MICROSOFT.IFS([.F93]=0; 0; [.G92]=0; IF([.B93]&gt;=10; &quot;C&quot;; &quot;S&quot;); [.G92]&lt;&gt;0; [.G92])" office:value-type="float" office:value="0" calcext:value-type="float">
            <text:p>0</text:p>
          </table:table-cell>
          <table:table-cell table:formula="of:=IF([.E93]=[.F93])" office:value-type="boolean" office:boolean-value="true" calcext:value-type="boolean">
            <text:p>TRUE</text:p>
          </table:table-cell>
          <table:table-cell table:formula="of:=COM.MICROSOFT.IFS([.D93]=[.G93]; 1; [.D93]=[.F93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COM.MICROSOFT.IFS([.F93] = 0; 1; AND([.F93]=5; [.C93]&gt;=20); 0; AND([.F93]=5; [.C93]&lt;20); 5; OR([.F93]&lt;&gt;0; [.F93]&lt;&gt;5); IF([.F93]&lt;&gt;[.F91]; [.F93]; [.F93]+1))" office:value-type="float" office:value="1" calcext:value-type="float">
            <text:p>1</text:p>
          </table:table-cell>
          <table:table-cell table:formula="of:=COM.MICROSOFT.IFS([.F94]=0; 0; [.G93]=0; IF([.B94]&gt;=10; &quot;C&quot;; &quot;S&quot;); [.G93]&lt;&gt;0; [.G93])" office:value-type="string" office:string-value="S" calcext:value-type="string">
            <text:p>S</text:p>
          </table:table-cell>
          <table:table-cell table:formula="of:=IF([.E94]=[.F94])" office:value-type="boolean" office:boolean-value="true" calcext:value-type="boolean">
            <text:p>TRUE</text:p>
          </table:table-cell>
          <table:table-cell table:formula="of:=COM.MICROSOFT.IFS([.D94]=[.G94]; 1; [.D94]=[.F94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COM.MICROSOFT.IFS([.F94] = 0; 1; AND([.F94]=5; [.C94]&gt;=20); 0; AND([.F94]=5; [.C94]&lt;20); 5; OR([.F94]&lt;&gt;0; [.F94]&lt;&gt;5); IF([.F94]&lt;&gt;[.F92]; [.F94]; [.F94]+1))" office:value-type="float" office:value="1" calcext:value-type="float">
            <text:p>1</text:p>
          </table:table-cell>
          <table:table-cell table:formula="of:=COM.MICROSOFT.IFS([.F95]=0; 0; [.G94]=0; IF([.B95]&gt;=10; &quot;C&quot;; &quot;S&quot;); [.G94]&lt;&gt;0; [.G94])" office:value-type="string" office:string-value="S" calcext:value-type="string">
            <text:p>S</text:p>
          </table:table-cell>
          <table:table-cell table:formula="of:=IF([.E95]=[.F95])" office:value-type="boolean" office:boolean-value="true" calcext:value-type="boolean">
            <text:p>TRUE</text:p>
          </table:table-cell>
          <table:table-cell table:formula="of:=COM.MICROSOFT.IFS([.D95]=[.G95]; 1; [.D95]=[.F95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.3" calcext:value-type="float">
            <text:p>5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COM.MICROSOFT.IFS([.F95] = 0; 1; AND([.F95]=5; [.C95]&gt;=20); 0; AND([.F95]=5; [.C95]&lt;20); 5; OR([.F95]&lt;&gt;0; [.F95]&lt;&gt;5); IF([.F95]&lt;&gt;[.F93]; [.F95]; [.F95]+1))" office:value-type="float" office:value="1" calcext:value-type="float">
            <text:p>1</text:p>
          </table:table-cell>
          <table:table-cell table:formula="of:=COM.MICROSOFT.IFS([.F96]=0; 0; [.G95]=0; IF([.B96]&gt;=10; &quot;C&quot;; &quot;S&quot;); [.G95]&lt;&gt;0; [.G95])" office:value-type="string" office:string-value="S" calcext:value-type="string">
            <text:p>S</text:p>
          </table:table-cell>
          <table:table-cell table:formula="of:=IF([.E96]=[.F96])" office:value-type="boolean" office:boolean-value="true" calcext:value-type="boolean">
            <text:p>TRUE</text:p>
          </table:table-cell>
          <table:table-cell table:formula="of:=COM.MICROSOFT.IFS([.D96]=[.G96]; 1; [.D96]=[.F96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.2" calcext:value-type="float">
            <text:p>5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COM.MICROSOFT.IFS([.F96] = 0; 1; AND([.F96]=5; [.C96]&gt;=20); 0; AND([.F96]=5; [.C96]&lt;20); 5; OR([.F96]&lt;&gt;0; [.F96]&lt;&gt;5); IF([.F96]&lt;&gt;[.F94]; [.F96]; [.F96]+1))" office:value-type="float" office:value="2" calcext:value-type="float">
            <text:p>2</text:p>
          </table:table-cell>
          <table:table-cell table:formula="of:=COM.MICROSOFT.IFS([.F97]=0; 0; [.G96]=0; IF([.B97]&gt;=10; &quot;C&quot;; &quot;S&quot;); [.G96]&lt;&gt;0; [.G96])" office:value-type="string" office:string-value="S" calcext:value-type="string">
            <text:p>S</text:p>
          </table:table-cell>
          <table:table-cell table:formula="of:=IF([.E97]=[.F97])" office:value-type="boolean" office:boolean-value="true" calcext:value-type="boolean">
            <text:p>TRUE</text:p>
          </table:table-cell>
          <table:table-cell table:formula="of:=COM.MICROSOFT.IFS([.D97]=[.G97]; 1; [.D97]=[.F97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COM.MICROSOFT.IFS([.F97] = 0; 1; AND([.F97]=5; [.C97]&gt;=20); 0; AND([.F97]=5; [.C97]&lt;20); 5; OR([.F97]&lt;&gt;0; [.F97]&lt;&gt;5); IF([.F97]&lt;&gt;[.F95]; [.F97]; [.F97]+1))" office:value-type="float" office:value="2" calcext:value-type="float">
            <text:p>2</text:p>
          </table:table-cell>
          <table:table-cell table:formula="of:=COM.MICROSOFT.IFS([.F98]=0; 0; [.G97]=0; IF([.B98]&gt;=10; &quot;C&quot;; &quot;S&quot;); [.G97]&lt;&gt;0; [.G97])" office:value-type="string" office:string-value="S" calcext:value-type="string">
            <text:p>S</text:p>
          </table:table-cell>
          <table:table-cell table:formula="of:=IF([.E98]=[.F98])" office:value-type="boolean" office:boolean-value="true" calcext:value-type="boolean">
            <text:p>TRUE</text:p>
          </table:table-cell>
          <table:table-cell table:formula="of:=COM.MICROSOFT.IFS([.D98]=[.G98]; 1; [.D98]=[.F98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.8" calcext:value-type="float">
            <text:p>9.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COM.MICROSOFT.IFS([.F98] = 0; 1; AND([.F98]=5; [.C98]&gt;=20); 0; AND([.F98]=5; [.C98]&lt;20); 5; OR([.F98]&lt;&gt;0; [.F98]&lt;&gt;5); IF([.F98]&lt;&gt;[.F96]; [.F98]; [.F98]+1))" office:value-type="float" office:value="2" calcext:value-type="float">
            <text:p>2</text:p>
          </table:table-cell>
          <table:table-cell table:formula="of:=COM.MICROSOFT.IFS([.F99]=0; 0; [.G98]=0; IF([.B99]&gt;=10; &quot;C&quot;; &quot;S&quot;); [.G98]&lt;&gt;0; [.G98])" office:value-type="string" office:string-value="S" calcext:value-type="string">
            <text:p>S</text:p>
          </table:table-cell>
          <table:table-cell table:formula="of:=IF([.E99]=[.F99])" office:value-type="boolean" office:boolean-value="true" calcext:value-type="boolean">
            <text:p>TRUE</text:p>
          </table:table-cell>
          <table:table-cell table:formula="of:=COM.MICROSOFT.IFS([.D99]=[.G99]; 1; [.D99]=[.F99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.7" calcext:value-type="float">
            <text:p>13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COM.MICROSOFT.IFS([.F99] = 0; 1; AND([.F99]=5; [.C99]&gt;=20); 0; AND([.F99]=5; [.C99]&lt;20); 5; OR([.F99]&lt;&gt;0; [.F99]&lt;&gt;5); IF([.F99]&lt;&gt;[.F97]; [.F99]; [.F99]+1))" office:value-type="float" office:value="3" calcext:value-type="float">
            <text:p>3</text:p>
          </table:table-cell>
          <table:table-cell table:formula="of:=COM.MICROSOFT.IFS([.F100]=0; 0; [.G99]=0; IF([.B100]&gt;=10; &quot;C&quot;; &quot;S&quot;); [.G99]&lt;&gt;0; [.G99])" office:value-type="string" office:string-value="S" calcext:value-type="string">
            <text:p>S</text:p>
          </table:table-cell>
          <table:table-cell table:formula="of:=IF([.E100]=[.F100])" office:value-type="boolean" office:boolean-value="true" calcext:value-type="boolean">
            <text:p>TRUE</text:p>
          </table:table-cell>
          <table:table-cell table:formula="of:=COM.MICROSOFT.IFS([.D100]=[.G100]; 1; [.D100]=[.F100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.7" calcext:value-type="float">
            <text:p>17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COM.MICROSOFT.IFS([.F100] = 0; 1; AND([.F100]=5; [.C100]&gt;=20); 0; AND([.F100]=5; [.C100]&lt;20); 5; OR([.F100]&lt;&gt;0; [.F100]&lt;&gt;5); IF([.F100]&lt;&gt;[.F98]; [.F100]; [.F100]+1))" office:value-type="float" office:value="3" calcext:value-type="float">
            <text:p>3</text:p>
          </table:table-cell>
          <table:table-cell table:formula="of:=COM.MICROSOFT.IFS([.F101]=0; 0; [.G100]=0; IF([.B101]&gt;=10; &quot;C&quot;; &quot;S&quot;); [.G100]&lt;&gt;0; [.G100])" office:value-type="string" office:string-value="S" calcext:value-type="string">
            <text:p>S</text:p>
          </table:table-cell>
          <table:table-cell table:formula="of:=IF([.E101]=[.F101])" office:value-type="boolean" office:boolean-value="true" calcext:value-type="boolean">
            <text:p>TRUE</text:p>
          </table:table-cell>
          <table:table-cell table:formula="of:=COM.MICROSOFT.IFS([.D101]=[.G101]; 1; [.D101]=[.F101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.8" calcext:value-type="float">
            <text:p>20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COM.MICROSOFT.IFS([.F101] = 0; 1; AND([.F101]=5; [.C101]&gt;=20); 0; AND([.F101]=5; [.C101]&lt;20); 5; OR([.F101]&lt;&gt;0; [.F101]&lt;&gt;5); IF([.F101]&lt;&gt;[.F99]; [.F101]; [.F101]+1))" office:value-type="float" office:value="3" calcext:value-type="float">
            <text:p>3</text:p>
          </table:table-cell>
          <table:table-cell table:formula="of:=COM.MICROSOFT.IFS([.F102]=0; 0; [.G101]=0; IF([.B102]&gt;=10; &quot;C&quot;; &quot;S&quot;); [.G101]&lt;&gt;0; [.G101])" office:value-type="string" office:string-value="S" calcext:value-type="string">
            <text:p>S</text:p>
          </table:table-cell>
          <table:table-cell table:formula="of:=IF([.E102]=[.F102])" office:value-type="boolean" office:boolean-value="true" calcext:value-type="boolean">
            <text:p>TRUE</text:p>
          </table:table-cell>
          <table:table-cell table:formula="of:=COM.MICROSOFT.IFS([.D102]=[.G102]; 1; [.D102]=[.F102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2.4" calcext:value-type="float">
            <text:p>22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COM.MICROSOFT.IFS([.F102] = 0; 1; AND([.F102]=5; [.C102]&gt;=20); 0; AND([.F102]=5; [.C102]&lt;20); 5; OR([.F102]&lt;&gt;0; [.F102]&lt;&gt;5); IF([.F102]&lt;&gt;[.F100]; [.F102]; [.F102]+1))" office:value-type="float" office:value="4" calcext:value-type="float">
            <text:p>4</text:p>
          </table:table-cell>
          <table:table-cell table:formula="of:=COM.MICROSOFT.IFS([.F103]=0; 0; [.G102]=0; IF([.B103]&gt;=10; &quot;C&quot;; &quot;S&quot;); [.G102]&lt;&gt;0; [.G102])" office:value-type="string" office:string-value="S" calcext:value-type="string">
            <text:p>S</text:p>
          </table:table-cell>
          <table:table-cell table:formula="of:=IF([.E103]=[.F103])" office:value-type="boolean" office:boolean-value="true" calcext:value-type="boolean">
            <text:p>TRUE</text:p>
          </table:table-cell>
          <table:table-cell table:formula="of:=COM.MICROSOFT.IFS([.D103]=[.G103]; 1; [.D103]=[.F103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2.5" calcext:value-type="float">
            <text:p>22.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COM.MICROSOFT.IFS([.F103] = 0; 1; AND([.F103]=5; [.C103]&gt;=20); 0; AND([.F103]=5; [.C103]&lt;20); 5; OR([.F103]&lt;&gt;0; [.F103]&lt;&gt;5); IF([.F103]&lt;&gt;[.F101]; [.F103]; [.F103]+1))" office:value-type="float" office:value="4" calcext:value-type="float">
            <text:p>4</text:p>
          </table:table-cell>
          <table:table-cell table:formula="of:=COM.MICROSOFT.IFS([.F104]=0; 0; [.G103]=0; IF([.B104]&gt;=10; &quot;C&quot;; &quot;S&quot;); [.G103]&lt;&gt;0; [.G103])" office:value-type="string" office:string-value="S" calcext:value-type="string">
            <text:p>S</text:p>
          </table:table-cell>
          <table:table-cell table:formula="of:=IF([.E104]=[.F104])" office:value-type="boolean" office:boolean-value="true" calcext:value-type="boolean">
            <text:p>TRUE</text:p>
          </table:table-cell>
          <table:table-cell table:formula="of:=COM.MICROSOFT.IFS([.D104]=[.G104]; 1; [.D104]=[.F104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1.2" calcext:value-type="float">
            <text:p>21.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COM.MICROSOFT.IFS([.F104] = 0; 1; AND([.F104]=5; [.C104]&gt;=20); 0; AND([.F104]=5; [.C104]&lt;20); 5; OR([.F104]&lt;&gt;0; [.F104]&lt;&gt;5); IF([.F104]&lt;&gt;[.F102]; [.F104]; [.F104]+1))" office:value-type="float" office:value="4" calcext:value-type="float">
            <text:p>4</text:p>
          </table:table-cell>
          <table:table-cell table:formula="of:=COM.MICROSOFT.IFS([.F105]=0; 0; [.G104]=0; IF([.B105]&gt;=10; &quot;C&quot;; &quot;S&quot;); [.G104]&lt;&gt;0; [.G104])" office:value-type="string" office:string-value="S" calcext:value-type="string">
            <text:p>S</text:p>
          </table:table-cell>
          <table:table-cell table:formula="of:=IF([.E105]=[.F105])" office:value-type="boolean" office:boolean-value="true" calcext:value-type="boolean">
            <text:p>TRUE</text:p>
          </table:table-cell>
          <table:table-cell table:formula="of:=COM.MICROSOFT.IFS([.D105]=[.G105]; 1; [.D105]=[.F105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.5" calcext:value-type="float">
            <text:p>19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formula="of:=COM.MICROSOFT.IFS([.F105] = 0; 1; AND([.F105]=5; [.C105]&gt;=20); 0; AND([.F105]=5; [.C105]&lt;20); 5; OR([.F105]&lt;&gt;0; [.F105]&lt;&gt;5); IF([.F105]&lt;&gt;[.F103]; [.F105]; [.F105]+1))" office:value-type="float" office:value="5" calcext:value-type="float">
            <text:p>5</text:p>
          </table:table-cell>
          <table:table-cell table:formula="of:=COM.MICROSOFT.IFS([.F106]=0; 0; [.G105]=0; IF([.B106]&gt;=10; &quot;C&quot;; &quot;S&quot;); [.G105]&lt;&gt;0; [.G105])" office:value-type="string" office:string-value="S" calcext:value-type="string">
            <text:p>S</text:p>
          </table:table-cell>
          <table:table-cell table:formula="of:=IF([.E106]=[.F106])" office:value-type="boolean" office:boolean-value="true" calcext:value-type="boolean">
            <text:p>TRUE</text:p>
          </table:table-cell>
          <table:table-cell table:formula="of:=COM.MICROSOFT.IFS([.D106]=[.G106]; 1; [.D106]=[.F106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8.1" calcext:value-type="float">
            <text:p>18.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IFS([.F106] = 0; 1; AND([.F106]=5; [.C106]&gt;=20); 0; AND([.F106]=5; [.C106]&lt;20); 5; OR([.F106]&lt;&gt;0; [.F106]&lt;&gt;5); IF([.F106]&lt;&gt;[.F104]; [.F106]; [.F106]+1))" office:value-type="float" office:value="0" calcext:value-type="float">
            <text:p>0</text:p>
          </table:table-cell>
          <table:table-cell table:formula="of:=COM.MICROSOFT.IFS([.F107]=0; 0; [.G106]=0; IF([.B107]&gt;=10; &quot;C&quot;; &quot;S&quot;); [.G106]&lt;&gt;0; [.G106])" office:value-type="float" office:value="0" calcext:value-type="float">
            <text:p>0</text:p>
          </table:table-cell>
          <table:table-cell table:formula="of:=IF([.E107]=[.F107])" office:value-type="boolean" office:boolean-value="true" calcext:value-type="boolean">
            <text:p>TRUE</text:p>
          </table:table-cell>
          <table:table-cell table:formula="of:=COM.MICROSOFT.IFS([.D107]=[.G107]; 1; [.D107]=[.F107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.8" calcext:value-type="float">
            <text:p>17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COM.MICROSOFT.IFS([.F107] = 0; 1; AND([.F107]=5; [.C107]&gt;=20); 0; AND([.F107]=5; [.C107]&lt;20); 5; OR([.F107]&lt;&gt;0; [.F107]&lt;&gt;5); IF([.F107]&lt;&gt;[.F105]; [.F107]; [.F107]+1))" office:value-type="float" office:value="1" calcext:value-type="float">
            <text:p>1</text:p>
          </table:table-cell>
          <table:table-cell table:formula="of:=COM.MICROSOFT.IFS([.F108]=0; 0; [.G107]=0; IF([.B108]&gt;=10; &quot;C&quot;; &quot;S&quot;); [.G107]&lt;&gt;0; [.G107])" office:value-type="string" office:string-value="C" calcext:value-type="string">
            <text:p>C</text:p>
          </table:table-cell>
          <table:table-cell table:formula="of:=IF([.E108]=[.F108])" office:value-type="boolean" office:boolean-value="true" calcext:value-type="boolean">
            <text:p>TRUE</text:p>
          </table:table-cell>
          <table:table-cell table:formula="of:=COM.MICROSOFT.IFS([.D108]=[.G108]; 1; [.D108]=[.F108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.9" calcext:value-type="float">
            <text:p>18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COM.MICROSOFT.IFS([.F108] = 0; 1; AND([.F108]=5; [.C108]&gt;=20); 0; AND([.F108]=5; [.C108]&lt;20); 5; OR([.F108]&lt;&gt;0; [.F108]&lt;&gt;5); IF([.F108]&lt;&gt;[.F106]; [.F108]; [.F108]+1))" office:value-type="float" office:value="1" calcext:value-type="float">
            <text:p>1</text:p>
          </table:table-cell>
          <table:table-cell table:formula="of:=COM.MICROSOFT.IFS([.F109]=0; 0; [.G108]=0; IF([.B109]&gt;=10; &quot;C&quot;; &quot;S&quot;); [.G108]&lt;&gt;0; [.G108])" office:value-type="string" office:string-value="C" calcext:value-type="string">
            <text:p>C</text:p>
          </table:table-cell>
          <table:table-cell table:formula="of:=IF([.E109]=[.F109])" office:value-type="boolean" office:boolean-value="true" calcext:value-type="boolean">
            <text:p>TRUE</text:p>
          </table:table-cell>
          <table:table-cell table:formula="of:=COM.MICROSOFT.IFS([.D109]=[.G109]; 1; [.D109]=[.F109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1.3" calcext:value-type="float">
            <text:p>2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COM.MICROSOFT.IFS([.F109] = 0; 1; AND([.F109]=5; [.C109]&gt;=20); 0; AND([.F109]=5; [.C109]&lt;20); 5; OR([.F109]&lt;&gt;0; [.F109]&lt;&gt;5); IF([.F109]&lt;&gt;[.F107]; [.F109]; [.F109]+1))" office:value-type="float" office:value="1" calcext:value-type="float">
            <text:p>1</text:p>
          </table:table-cell>
          <table:table-cell table:formula="of:=COM.MICROSOFT.IFS([.F110]=0; 0; [.G109]=0; IF([.B110]&gt;=10; &quot;C&quot;; &quot;S&quot;); [.G109]&lt;&gt;0; [.G109])" office:value-type="string" office:string-value="C" calcext:value-type="string">
            <text:p>C</text:p>
          </table:table-cell>
          <table:table-cell table:formula="of:=IF([.E110]=[.F110])" office:value-type="boolean" office:boolean-value="true" calcext:value-type="boolean">
            <text:p>TRUE</text:p>
          </table:table-cell>
          <table:table-cell table:formula="of:=COM.MICROSOFT.IFS([.D110]=[.G110]; 1; [.D110]=[.F110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4.5" calcext:value-type="float">
            <text:p>24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IFS([.F110] = 0; 1; AND([.F110]=5; [.C110]&gt;=20); 0; AND([.F110]=5; [.C110]&lt;20); 5; OR([.F110]&lt;&gt;0; [.F110]&lt;&gt;5); IF([.F110]&lt;&gt;[.F108]; [.F110]; [.F110]+1))" office:value-type="float" office:value="2" calcext:value-type="float">
            <text:p>2</text:p>
          </table:table-cell>
          <table:table-cell table:formula="of:=COM.MICROSOFT.IFS([.F111]=0; 0; [.G110]=0; IF([.B111]&gt;=10; &quot;C&quot;; &quot;S&quot;); [.G110]&lt;&gt;0; [.G110])" office:value-type="string" office:string-value="C" calcext:value-type="string">
            <text:p>C</text:p>
          </table:table-cell>
          <table:table-cell table:formula="of:=IF([.E111]=[.F111])" office:value-type="boolean" office:boolean-value="true" calcext:value-type="boolean">
            <text:p>TRUE</text:p>
          </table:table-cell>
          <table:table-cell table:formula="of:=COM.MICROSOFT.IFS([.D111]=[.G111]; 1; [.D111]=[.F111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7.5" calcext:value-type="float">
            <text:p>27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IFS([.F111] = 0; 1; AND([.F111]=5; [.C111]&gt;=20); 0; AND([.F111]=5; [.C111]&lt;20); 5; OR([.F111]&lt;&gt;0; [.F111]&lt;&gt;5); IF([.F111]&lt;&gt;[.F109]; [.F111]; [.F111]+1))" office:value-type="float" office:value="2" calcext:value-type="float">
            <text:p>2</text:p>
          </table:table-cell>
          <table:table-cell table:formula="of:=COM.MICROSOFT.IFS([.F112]=0; 0; [.G111]=0; IF([.B112]&gt;=10; &quot;C&quot;; &quot;S&quot;); [.G111]&lt;&gt;0; [.G111])" office:value-type="string" office:string-value="C" calcext:value-type="string">
            <text:p>C</text:p>
          </table:table-cell>
          <table:table-cell table:formula="of:=IF([.E112]=[.F112])" office:value-type="boolean" office:boolean-value="true" calcext:value-type="boolean">
            <text:p>TRUE</text:p>
          </table:table-cell>
          <table:table-cell table:formula="of:=COM.MICROSOFT.IFS([.D112]=[.G112]; 1; [.D112]=[.F112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9.5" calcext:value-type="float">
            <text:p>29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IFS([.F112] = 0; 1; AND([.F112]=5; [.C112]&gt;=20); 0; AND([.F112]=5; [.C112]&lt;20); 5; OR([.F112]&lt;&gt;0; [.F112]&lt;&gt;5); IF([.F112]&lt;&gt;[.F110]; [.F112]; [.F112]+1))" office:value-type="float" office:value="2" calcext:value-type="float">
            <text:p>2</text:p>
          </table:table-cell>
          <table:table-cell table:formula="of:=COM.MICROSOFT.IFS([.F113]=0; 0; [.G112]=0; IF([.B113]&gt;=10; &quot;C&quot;; &quot;S&quot;); [.G112]&lt;&gt;0; [.G112])" office:value-type="string" office:string-value="C" calcext:value-type="string">
            <text:p>C</text:p>
          </table:table-cell>
          <table:table-cell table:formula="of:=IF([.E113]=[.F113])" office:value-type="boolean" office:boolean-value="true" calcext:value-type="boolean">
            <text:p>TRUE</text:p>
          </table:table-cell>
          <table:table-cell table:formula="of:=COM.MICROSOFT.IFS([.D113]=[.G113]; 1; [.D113]=[.F113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9.9" calcext:value-type="float">
            <text:p>2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COM.MICROSOFT.IFS([.F113] = 0; 1; AND([.F113]=5; [.C113]&gt;=20); 0; AND([.F113]=5; [.C113]&lt;20); 5; OR([.F113]&lt;&gt;0; [.F113]&lt;&gt;5); IF([.F113]&lt;&gt;[.F111]; [.F113]; [.F113]+1))" office:value-type="float" office:value="3" calcext:value-type="float">
            <text:p>3</text:p>
          </table:table-cell>
          <table:table-cell table:formula="of:=COM.MICROSOFT.IFS([.F114]=0; 0; [.G113]=0; IF([.B114]&gt;=10; &quot;C&quot;; &quot;S&quot;); [.G113]&lt;&gt;0; [.G113])" office:value-type="string" office:string-value="C" calcext:value-type="string">
            <text:p>C</text:p>
          </table:table-cell>
          <table:table-cell table:formula="of:=IF([.E114]=[.F114])" office:value-type="boolean" office:boolean-value="true" calcext:value-type="boolean">
            <text:p>TRUE</text:p>
          </table:table-cell>
          <table:table-cell table:formula="of:=COM.MICROSOFT.IFS([.D114]=[.G114]; 1; [.D114]=[.F114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8.6" calcext:value-type="float">
            <text:p>28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COM.MICROSOFT.IFS([.F114] = 0; 1; AND([.F114]=5; [.C114]&gt;=20); 0; AND([.F114]=5; [.C114]&lt;20); 5; OR([.F114]&lt;&gt;0; [.F114]&lt;&gt;5); IF([.F114]&lt;&gt;[.F112]; [.F114]; [.F114]+1))" office:value-type="float" office:value="3" calcext:value-type="float">
            <text:p>3</text:p>
          </table:table-cell>
          <table:table-cell table:formula="of:=COM.MICROSOFT.IFS([.F115]=0; 0; [.G114]=0; IF([.B115]&gt;=10; &quot;C&quot;; &quot;S&quot;); [.G114]&lt;&gt;0; [.G114])" office:value-type="string" office:string-value="C" calcext:value-type="string">
            <text:p>C</text:p>
          </table:table-cell>
          <table:table-cell table:formula="of:=IF([.E115]=[.F115])" office:value-type="boolean" office:boolean-value="true" calcext:value-type="boolean">
            <text:p>TRUE</text:p>
          </table:table-cell>
          <table:table-cell table:formula="of:=COM.MICROSOFT.IFS([.D115]=[.G115]; 1; [.D115]=[.F115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.9" calcext:value-type="float">
            <text:p>25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COM.MICROSOFT.IFS([.F115] = 0; 1; AND([.F115]=5; [.C115]&gt;=20); 0; AND([.F115]=5; [.C115]&lt;20); 5; OR([.F115]&lt;&gt;0; [.F115]&lt;&gt;5); IF([.F115]&lt;&gt;[.F113]; [.F115]; [.F115]+1))" office:value-type="float" office:value="3" calcext:value-type="float">
            <text:p>3</text:p>
          </table:table-cell>
          <table:table-cell table:formula="of:=COM.MICROSOFT.IFS([.F116]=0; 0; [.G115]=0; IF([.B116]&gt;=10; &quot;C&quot;; &quot;S&quot;); [.G115]&lt;&gt;0; [.G115])" office:value-type="string" office:string-value="C" calcext:value-type="string">
            <text:p>C</text:p>
          </table:table-cell>
          <table:table-cell table:formula="of:=IF([.E116]=[.F116])" office:value-type="boolean" office:boolean-value="true" calcext:value-type="boolean">
            <text:p>TRUE</text:p>
          </table:table-cell>
          <table:table-cell table:formula="of:=COM.MICROSOFT.IFS([.D116]=[.G116]; 1; [.D116]=[.F116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2.6" calcext:value-type="float">
            <text:p>22.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IFS([.F116] = 0; 1; AND([.F116]=5; [.C116]&gt;=20); 0; AND([.F116]=5; [.C116]&lt;20); 5; OR([.F116]&lt;&gt;0; [.F116]&lt;&gt;5); IF([.F116]&lt;&gt;[.F114]; [.F116]; [.F116]+1))" office:value-type="float" office:value="4" calcext:value-type="float">
            <text:p>4</text:p>
          </table:table-cell>
          <table:table-cell table:formula="of:=COM.MICROSOFT.IFS([.F117]=0; 0; [.G116]=0; IF([.B117]&gt;=10; &quot;C&quot;; &quot;S&quot;); [.G116]&lt;&gt;0; [.G116])" office:value-type="string" office:string-value="C" calcext:value-type="string">
            <text:p>C</text:p>
          </table:table-cell>
          <table:table-cell table:formula="of:=IF([.E117]=[.F117])" office:value-type="boolean" office:boolean-value="true" calcext:value-type="boolean">
            <text:p>TRUE</text:p>
          </table:table-cell>
          <table:table-cell table:formula="of:=COM.MICROSOFT.IFS([.D117]=[.G117]; 1; [.D117]=[.F117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.7" calcext:value-type="float">
            <text:p>19.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IFS([.F117] = 0; 1; AND([.F117]=5; [.C117]&gt;=20); 0; AND([.F117]=5; [.C117]&lt;20); 5; OR([.F117]&lt;&gt;0; [.F117]&lt;&gt;5); IF([.F117]&lt;&gt;[.F115]; [.F117]; [.F117]+1))" office:value-type="float" office:value="4" calcext:value-type="float">
            <text:p>4</text:p>
          </table:table-cell>
          <table:table-cell table:formula="of:=COM.MICROSOFT.IFS([.F118]=0; 0; [.G117]=0; IF([.B118]&gt;=10; &quot;C&quot;; &quot;S&quot;); [.G117]&lt;&gt;0; [.G117])" office:value-type="string" office:string-value="C" calcext:value-type="string">
            <text:p>C</text:p>
          </table:table-cell>
          <table:table-cell table:formula="of:=IF([.E118]=[.F118])" office:value-type="boolean" office:boolean-value="true" calcext:value-type="boolean">
            <text:p>TRUE</text:p>
          </table:table-cell>
          <table:table-cell table:formula="of:=COM.MICROSOFT.IFS([.D118]=[.G118]; 1; [.D118]=[.F118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7.8" calcext:value-type="float">
            <text:p>17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IFS([.F118] = 0; 1; AND([.F118]=5; [.C118]&gt;=20); 0; AND([.F118]=5; [.C118]&lt;20); 5; OR([.F118]&lt;&gt;0; [.F118]&lt;&gt;5); IF([.F118]&lt;&gt;[.F116]; [.F118]; [.F118]+1))" office:value-type="float" office:value="4" calcext:value-type="float">
            <text:p>4</text:p>
          </table:table-cell>
          <table:table-cell table:formula="of:=COM.MICROSOFT.IFS([.F119]=0; 0; [.G118]=0; IF([.B119]&gt;=10; &quot;C&quot;; &quot;S&quot;); [.G118]&lt;&gt;0; [.G118])" office:value-type="string" office:string-value="C" calcext:value-type="string">
            <text:p>C</text:p>
          </table:table-cell>
          <table:table-cell table:formula="of:=IF([.E119]=[.F119])" office:value-type="boolean" office:boolean-value="true" calcext:value-type="boolean">
            <text:p>TRUE</text:p>
          </table:table-cell>
          <table:table-cell table:formula="of:=COM.MICROSOFT.IFS([.D119]=[.G119]; 1; [.D119]=[.F119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.3" calcext:value-type="float">
            <text:p>17.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COM.MICROSOFT.IFS([.F119] = 0; 1; AND([.F119]=5; [.C119]&gt;=20); 0; AND([.F119]=5; [.C119]&lt;20); 5; OR([.F119]&lt;&gt;0; [.F119]&lt;&gt;5); IF([.F119]&lt;&gt;[.F117]; [.F119]; [.F119]+1))" office:value-type="float" office:value="5" calcext:value-type="float">
            <text:p>5</text:p>
          </table:table-cell>
          <table:table-cell table:formula="of:=COM.MICROSOFT.IFS([.F120]=0; 0; [.G119]=0; IF([.B120]&gt;=10; &quot;C&quot;; &quot;S&quot;); [.G119]&lt;&gt;0; [.G119])" office:value-type="string" office:string-value="C" calcext:value-type="string">
            <text:p>C</text:p>
          </table:table-cell>
          <table:table-cell table:formula="of:=IF([.E120]=[.F120])" office:value-type="boolean" office:boolean-value="true" calcext:value-type="boolean">
            <text:p>TRUE</text:p>
          </table:table-cell>
          <table:table-cell table:formula="of:=COM.MICROSOFT.IFS([.D120]=[.G120]; 1; [.D120]=[.F120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.2" calcext:value-type="float">
            <text:p>18.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IFS([.F120] = 0; 1; AND([.F120]=5; [.C120]&gt;=20); 0; AND([.F120]=5; [.C120]&lt;20); 5; OR([.F120]&lt;&gt;0; [.F120]&lt;&gt;5); IF([.F120]&lt;&gt;[.F118]; [.F120]; [.F120]+1))" office:value-type="float" office:value="0" calcext:value-type="float">
            <text:p>0</text:p>
          </table:table-cell>
          <table:table-cell table:formula="of:=COM.MICROSOFT.IFS([.F121]=0; 0; [.G120]=0; IF([.B121]&gt;=10; &quot;C&quot;; &quot;S&quot;); [.G120]&lt;&gt;0; [.G120])" office:value-type="float" office:value="0" calcext:value-type="float">
            <text:p>0</text:p>
          </table:table-cell>
          <table:table-cell table:formula="of:=IF([.E121]=[.F121])" office:value-type="boolean" office:boolean-value="true" calcext:value-type="boolean">
            <text:p>TRUE</text:p>
          </table:table-cell>
          <table:table-cell table:formula="of:=COM.MICROSOFT.IFS([.D121]=[.G121]; 1; [.D121]=[.F121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9.8" calcext:value-type="float">
            <text:p>19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COM.MICROSOFT.IFS([.F121] = 0; 1; AND([.F121]=5; [.C121]&gt;=20); 0; AND([.F121]=5; [.C121]&lt;20); 5; OR([.F121]&lt;&gt;0; [.F121]&lt;&gt;5); IF([.F121]&lt;&gt;[.F119]; [.F121]; [.F121]+1))" office:value-type="float" office:value="1" calcext:value-type="float">
            <text:p>1</text:p>
          </table:table-cell>
          <table:table-cell table:formula="of:=COM.MICROSOFT.IFS([.F122]=0; 0; [.G121]=0; IF([.B122]&gt;=10; &quot;C&quot;; &quot;S&quot;); [.G121]&lt;&gt;0; [.G121])" office:value-type="string" office:string-value="C" calcext:value-type="string">
            <text:p>C</text:p>
          </table:table-cell>
          <table:table-cell table:formula="of:=IF([.E122]=[.F122])" office:value-type="boolean" office:boolean-value="true" calcext:value-type="boolean">
            <text:p>TRUE</text:p>
          </table:table-cell>
          <table:table-cell table:formula="of:=COM.MICROSOFT.IFS([.D122]=[.G122]; 1; [.D122]=[.F122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1.4" calcext:value-type="float">
            <text:p>2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COM.MICROSOFT.IFS([.F122] = 0; 1; AND([.F122]=5; [.C122]&gt;=20); 0; AND([.F122]=5; [.C122]&lt;20); 5; OR([.F122]&lt;&gt;0; [.F122]&lt;&gt;5); IF([.F122]&lt;&gt;[.F120]; [.F122]; [.F122]+1))" office:value-type="float" office:value="1" calcext:value-type="float">
            <text:p>1</text:p>
          </table:table-cell>
          <table:table-cell table:formula="of:=COM.MICROSOFT.IFS([.F123]=0; 0; [.G122]=0; IF([.B123]&gt;=10; &quot;C&quot;; &quot;S&quot;); [.G122]&lt;&gt;0; [.G122])" office:value-type="string" office:string-value="C" calcext:value-type="string">
            <text:p>C</text:p>
          </table:table-cell>
          <table:table-cell table:formula="of:=IF([.E123]=[.F123])" office:value-type="boolean" office:boolean-value="true" calcext:value-type="boolean">
            <text:p>TRUE</text:p>
          </table:table-cell>
          <table:table-cell table:formula="of:=COM.MICROSOFT.IFS([.D123]=[.G123]; 1; [.D123]=[.F123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COM.MICROSOFT.IFS([.F123] = 0; 1; AND([.F123]=5; [.C123]&gt;=20); 0; AND([.F123]=5; [.C123]&lt;20); 5; OR([.F123]&lt;&gt;0; [.F123]&lt;&gt;5); IF([.F123]&lt;&gt;[.F121]; [.F123]; [.F123]+1))" office:value-type="float" office:value="1" calcext:value-type="float">
            <text:p>1</text:p>
          </table:table-cell>
          <table:table-cell table:formula="of:=COM.MICROSOFT.IFS([.F124]=0; 0; [.G123]=0; IF([.B124]&gt;=10; &quot;C&quot;; &quot;S&quot;); [.G123]&lt;&gt;0; [.G123])" office:value-type="string" office:string-value="C" calcext:value-type="string">
            <text:p>C</text:p>
          </table:table-cell>
          <table:table-cell table:formula="of:=IF([.E124]=[.F124])" office:value-type="boolean" office:boolean-value="true" calcext:value-type="boolean">
            <text:p>TRUE</text:p>
          </table:table-cell>
          <table:table-cell table:formula="of:=COM.MICROSOFT.IFS([.D124]=[.G124]; 1; [.D124]=[.F124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1.2" calcext:value-type="float">
            <text:p>21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IFS([.F124] = 0; 1; AND([.F124]=5; [.C124]&gt;=20); 0; AND([.F124]=5; [.C124]&lt;20); 5; OR([.F124]&lt;&gt;0; [.F124]&lt;&gt;5); IF([.F124]&lt;&gt;[.F122]; [.F124]; [.F124]+1))" office:value-type="float" office:value="2" calcext:value-type="float">
            <text:p>2</text:p>
          </table:table-cell>
          <table:table-cell table:formula="of:=COM.MICROSOFT.IFS([.F125]=0; 0; [.G124]=0; IF([.B125]&gt;=10; &quot;C&quot;; &quot;S&quot;); [.G124]&lt;&gt;0; [.G124])" office:value-type="string" office:string-value="C" calcext:value-type="string">
            <text:p>C</text:p>
          </table:table-cell>
          <table:table-cell table:formula="of:=IF([.E125]=[.F125])" office:value-type="boolean" office:boolean-value="true" calcext:value-type="boolean">
            <text:p>TRUE</text:p>
          </table:table-cell>
          <table:table-cell table:formula="of:=COM.MICROSOFT.IFS([.D125]=[.G125]; 1; [.D125]=[.F125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8.8" calcext:value-type="float">
            <text:p>18.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IFS([.F125] = 0; 1; AND([.F125]=5; [.C125]&gt;=20); 0; AND([.F125]=5; [.C125]&lt;20); 5; OR([.F125]&lt;&gt;0; [.F125]&lt;&gt;5); IF([.F125]&lt;&gt;[.F123]; [.F125]; [.F125]+1))" office:value-type="float" office:value="2" calcext:value-type="float">
            <text:p>2</text:p>
          </table:table-cell>
          <table:table-cell table:formula="of:=COM.MICROSOFT.IFS([.F126]=0; 0; [.G125]=0; IF([.B126]&gt;=10; &quot;C&quot;; &quot;S&quot;); [.G125]&lt;&gt;0; [.G125])" office:value-type="string" office:string-value="C" calcext:value-type="string">
            <text:p>C</text:p>
          </table:table-cell>
          <table:table-cell table:formula="of:=IF([.E126]=[.F126])" office:value-type="boolean" office:boolean-value="true" calcext:value-type="boolean">
            <text:p>TRUE</text:p>
          </table:table-cell>
          <table:table-cell table:formula="of:=COM.MICROSOFT.IFS([.D126]=[.G126]; 1; [.D126]=[.F126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.2" calcext:value-type="float">
            <text:p>15.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IFS([.F126] = 0; 1; AND([.F126]=5; [.C126]&gt;=20); 0; AND([.F126]=5; [.C126]&lt;20); 5; OR([.F126]&lt;&gt;0; [.F126]&lt;&gt;5); IF([.F126]&lt;&gt;[.F124]; [.F126]; [.F126]+1))" office:value-type="float" office:value="2" calcext:value-type="float">
            <text:p>2</text:p>
          </table:table-cell>
          <table:table-cell table:formula="of:=COM.MICROSOFT.IFS([.F127]=0; 0; [.G126]=0; IF([.B127]&gt;=10; &quot;C&quot;; &quot;S&quot;); [.G126]&lt;&gt;0; [.G126])" office:value-type="string" office:string-value="C" calcext:value-type="string">
            <text:p>C</text:p>
          </table:table-cell>
          <table:table-cell table:formula="of:=IF([.E127]=[.F127])" office:value-type="boolean" office:boolean-value="true" calcext:value-type="boolean">
            <text:p>TRUE</text:p>
          </table:table-cell>
          <table:table-cell table:formula="of:=COM.MICROSOFT.IFS([.D127]=[.G127]; 1; [.D127]=[.F127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.1" calcext:value-type="float">
            <text:p>11.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COM.MICROSOFT.IFS([.F127] = 0; 1; AND([.F127]=5; [.C127]&gt;=20); 0; AND([.F127]=5; [.C127]&lt;20); 5; OR([.F127]&lt;&gt;0; [.F127]&lt;&gt;5); IF([.F127]&lt;&gt;[.F125]; [.F127]; [.F127]+1))" office:value-type="float" office:value="3" calcext:value-type="float">
            <text:p>3</text:p>
          </table:table-cell>
          <table:table-cell table:formula="of:=COM.MICROSOFT.IFS([.F128]=0; 0; [.G127]=0; IF([.B128]&gt;=10; &quot;C&quot;; &quot;S&quot;); [.G127]&lt;&gt;0; [.G127])" office:value-type="string" office:string-value="C" calcext:value-type="string">
            <text:p>C</text:p>
          </table:table-cell>
          <table:table-cell table:formula="of:=IF([.E128]=[.F128])" office:value-type="boolean" office:boolean-value="true" calcext:value-type="boolean">
            <text:p>TRUE</text:p>
          </table:table-cell>
          <table:table-cell table:formula="of:=COM.MICROSOFT.IFS([.D128]=[.G128]; 1; [.D128]=[.F128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COM.MICROSOFT.IFS([.F128] = 0; 1; AND([.F128]=5; [.C128]&gt;=20); 0; AND([.F128]=5; [.C128]&lt;20); 5; OR([.F128]&lt;&gt;0; [.F128]&lt;&gt;5); IF([.F128]&lt;&gt;[.F126]; [.F128]; [.F128]+1))" office:value-type="float" office:value="3" calcext:value-type="float">
            <text:p>3</text:p>
          </table:table-cell>
          <table:table-cell table:formula="of:=COM.MICROSOFT.IFS([.F129]=0; 0; [.G128]=0; IF([.B129]&gt;=10; &quot;C&quot;; &quot;S&quot;); [.G128]&lt;&gt;0; [.G128])" office:value-type="string" office:string-value="C" calcext:value-type="string">
            <text:p>C</text:p>
          </table:table-cell>
          <table:table-cell table:formula="of:=IF([.E129]=[.F129])" office:value-type="boolean" office:boolean-value="true" calcext:value-type="boolean">
            <text:p>TRUE</text:p>
          </table:table-cell>
          <table:table-cell table:formula="of:=COM.MICROSOFT.IFS([.D129]=[.G129]; 1; [.D129]=[.F129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.2" calcext:value-type="float">
            <text:p>5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COM.MICROSOFT.IFS([.F129] = 0; 1; AND([.F129]=5; [.C129]&gt;=20); 0; AND([.F129]=5; [.C129]&lt;20); 5; OR([.F129]&lt;&gt;0; [.F129]&lt;&gt;5); IF([.F129]&lt;&gt;[.F127]; [.F129]; [.F129]+1))" office:value-type="float" office:value="3" calcext:value-type="float">
            <text:p>3</text:p>
          </table:table-cell>
          <table:table-cell table:formula="of:=COM.MICROSOFT.IFS([.F130]=0; 0; [.G129]=0; IF([.B130]&gt;=10; &quot;C&quot;; &quot;S&quot;); [.G129]&lt;&gt;0; [.G129])" office:value-type="string" office:string-value="C" calcext:value-type="string">
            <text:p>C</text:p>
          </table:table-cell>
          <table:table-cell table:formula="of:=IF([.E130]=[.F130])" office:value-type="boolean" office:boolean-value="true" calcext:value-type="boolean">
            <text:p>TRUE</text:p>
          </table:table-cell>
          <table:table-cell table:formula="of:=COM.MICROSOFT.IFS([.D130]=[.G130]; 1; [.D130]=[.F130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.6" calcext:value-type="float">
            <text:p>4.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IFS([.F130] = 0; 1; AND([.F130]=5; [.C130]&gt;=20); 0; AND([.F130]=5; [.C130]&lt;20); 5; OR([.F130]&lt;&gt;0; [.F130]&lt;&gt;5); IF([.F130]&lt;&gt;[.F128]; [.F130]; [.F130]+1))" office:value-type="float" office:value="4" calcext:value-type="float">
            <text:p>4</text:p>
          </table:table-cell>
          <table:table-cell table:formula="of:=COM.MICROSOFT.IFS([.F131]=0; 0; [.G130]=0; IF([.B131]&gt;=10; &quot;C&quot;; &quot;S&quot;); [.G130]&lt;&gt;0; [.G130])" office:value-type="string" office:string-value="C" calcext:value-type="string">
            <text:p>C</text:p>
          </table:table-cell>
          <table:table-cell table:formula="of:=IF([.E131]=[.F131])" office:value-type="boolean" office:boolean-value="true" calcext:value-type="boolean">
            <text:p>TRUE</text:p>
          </table:table-cell>
          <table:table-cell table:formula="of:=COM.MICROSOFT.IFS([.D131]=[.G131]; 1; [.D131]=[.F131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.5" calcext:value-type="float">
            <text:p>5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IFS([.F131] = 0; 1; AND([.F131]=5; [.C131]&gt;=20); 0; AND([.F131]=5; [.C131]&lt;20); 5; OR([.F131]&lt;&gt;0; [.F131]&lt;&gt;5); IF([.F131]&lt;&gt;[.F129]; [.F131]; [.F131]+1))" office:value-type="float" office:value="4" calcext:value-type="float">
            <text:p>4</text:p>
          </table:table-cell>
          <table:table-cell table:formula="of:=COM.MICROSOFT.IFS([.F132]=0; 0; [.G131]=0; IF([.B132]&gt;=10; &quot;C&quot;; &quot;S&quot;); [.G131]&lt;&gt;0; [.G131])" office:value-type="string" office:string-value="C" calcext:value-type="string">
            <text:p>C</text:p>
          </table:table-cell>
          <table:table-cell table:formula="of:=IF([.E132]=[.F132])" office:value-type="boolean" office:boolean-value="true" calcext:value-type="boolean">
            <text:p>TRUE</text:p>
          </table:table-cell>
          <table:table-cell table:formula="of:=COM.MICROSOFT.IFS([.D132]=[.G132]; 1; [.D132]=[.F132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.3" calcext:value-type="float">
            <text:p>7.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IFS([.F132] = 0; 1; AND([.F132]=5; [.C132]&gt;=20); 0; AND([.F132]=5; [.C132]&lt;20); 5; OR([.F132]&lt;&gt;0; [.F132]&lt;&gt;5); IF([.F132]&lt;&gt;[.F130]; [.F132]; [.F132]+1))" office:value-type="float" office:value="4" calcext:value-type="float">
            <text:p>4</text:p>
          </table:table-cell>
          <table:table-cell table:formula="of:=COM.MICROSOFT.IFS([.F133]=0; 0; [.G132]=0; IF([.B133]&gt;=10; &quot;C&quot;; &quot;S&quot;); [.G132]&lt;&gt;0; [.G132])" office:value-type="string" office:string-value="C" calcext:value-type="string">
            <text:p>C</text:p>
          </table:table-cell>
          <table:table-cell table:formula="of:=IF([.E133]=[.F133])" office:value-type="boolean" office:boolean-value="true" calcext:value-type="boolean">
            <text:p>TRUE</text:p>
          </table:table-cell>
          <table:table-cell table:formula="of:=COM.MICROSOFT.IFS([.D133]=[.G133]; 1; [.D133]=[.F133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.3" calcext:value-type="float">
            <text:p>9.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COM.MICROSOFT.IFS([.F133] = 0; 1; AND([.F133]=5; [.C133]&gt;=20); 0; AND([.F133]=5; [.C133]&lt;20); 5; OR([.F133]&lt;&gt;0; [.F133]&lt;&gt;5); IF([.F133]&lt;&gt;[.F131]; [.F133]; [.F133]+1))" office:value-type="float" office:value="5" calcext:value-type="float">
            <text:p>5</text:p>
          </table:table-cell>
          <table:table-cell table:formula="of:=COM.MICROSOFT.IFS([.F134]=0; 0; [.G133]=0; IF([.B134]&gt;=10; &quot;C&quot;; &quot;S&quot;); [.G133]&lt;&gt;0; [.G133])" office:value-type="string" office:string-value="C" calcext:value-type="string">
            <text:p>C</text:p>
          </table:table-cell>
          <table:table-cell table:formula="of:=IF([.E134]=[.F134])" office:value-type="boolean" office:boolean-value="true" calcext:value-type="boolean">
            <text:p>TRUE</text:p>
          </table:table-cell>
          <table:table-cell table:formula="of:=COM.MICROSOFT.IFS([.D134]=[.G134]; 1; [.D134]=[.F134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.5" calcext:value-type="float">
            <text:p>10.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COM.MICROSOFT.IFS([.F134] = 0; 1; AND([.F134]=5; [.C134]&gt;=20); 0; AND([.F134]=5; [.C134]&lt;20); 5; OR([.F134]&lt;&gt;0; [.F134]&lt;&gt;5); IF([.F134]&lt;&gt;[.F132]; [.F134]; [.F134]+1))" office:value-type="float" office:value="5" calcext:value-type="float">
            <text:p>5</text:p>
          </table:table-cell>
          <table:table-cell table:formula="of:=COM.MICROSOFT.IFS([.F135]=0; 0; [.G134]=0; IF([.B135]&gt;=10; &quot;C&quot;; &quot;S&quot;); [.G134]&lt;&gt;0; [.G134])" office:value-type="string" office:string-value="C" calcext:value-type="string">
            <text:p>C</text:p>
          </table:table-cell>
          <table:table-cell table:formula="of:=IF([.E135]=[.F135])" office:value-type="boolean" office:boolean-value="true" calcext:value-type="boolean">
            <text:p>TRUE</text:p>
          </table:table-cell>
          <table:table-cell table:formula="of:=COM.MICROSOFT.IFS([.D135]=[.G135]; 1; [.D135]=[.F135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.4" calcext:value-type="float">
            <text:p>10.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IFS([.F135] = 0; 1; AND([.F135]=5; [.C135]&gt;=20); 0; AND([.F135]=5; [.C135]&lt;20); 5; OR([.F135]&lt;&gt;0; [.F135]&lt;&gt;5); IF([.F135]&lt;&gt;[.F133]; [.F135]; [.F135]+1))" office:value-type="float" office:value="0" calcext:value-type="float">
            <text:p>0</text:p>
          </table:table-cell>
          <table:table-cell table:formula="of:=COM.MICROSOFT.IFS([.F136]=0; 0; [.G135]=0; IF([.B136]&gt;=10; &quot;C&quot;; &quot;S&quot;); [.G135]&lt;&gt;0; [.G135])" office:value-type="float" office:value="0" calcext:value-type="float">
            <text:p>0</text:p>
          </table:table-cell>
          <table:table-cell table:formula="of:=IF([.E136]=[.F136])" office:value-type="boolean" office:boolean-value="true" calcext:value-type="boolean">
            <text:p>TRUE</text:p>
          </table:table-cell>
          <table:table-cell table:formula="of:=COM.MICROSOFT.IFS([.D136]=[.G136]; 1; [.D136]=[.F136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COM.MICROSOFT.IFS([.F136] = 0; 1; AND([.F136]=5; [.C136]&gt;=20); 0; AND([.F136]=5; [.C136]&lt;20); 5; OR([.F136]&lt;&gt;0; [.F136]&lt;&gt;5); IF([.F136]&lt;&gt;[.F134]; [.F136]; [.F136]+1))" office:value-type="float" office:value="1" calcext:value-type="float">
            <text:p>1</text:p>
          </table:table-cell>
          <table:table-cell table:formula="of:=COM.MICROSOFT.IFS([.F137]=0; 0; [.G136]=0; IF([.B137]&gt;=10; &quot;C&quot;; &quot;S&quot;); [.G136]&lt;&gt;0; [.G136])" office:value-type="string" office:string-value="S" calcext:value-type="string">
            <text:p>S</text:p>
          </table:table-cell>
          <table:table-cell table:formula="of:=IF([.E137]=[.F137])" office:value-type="boolean" office:boolean-value="true" calcext:value-type="boolean">
            <text:p>TRUE</text:p>
          </table:table-cell>
          <table:table-cell table:formula="of:=COM.MICROSOFT.IFS([.D137]=[.G137]; 1; [.D137]=[.F137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4" calcext:value-type="float">
            <text:p>6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COM.MICROSOFT.IFS([.F137] = 0; 1; AND([.F137]=5; [.C137]&gt;=20); 0; AND([.F137]=5; [.C137]&lt;20); 5; OR([.F137]&lt;&gt;0; [.F137]&lt;&gt;5); IF([.F137]&lt;&gt;[.F135]; [.F137]; [.F137]+1))" office:value-type="float" office:value="1" calcext:value-type="float">
            <text:p>1</text:p>
          </table:table-cell>
          <table:table-cell table:formula="of:=COM.MICROSOFT.IFS([.F138]=0; 0; [.G137]=0; IF([.B138]&gt;=10; &quot;C&quot;; &quot;S&quot;); [.G137]&lt;&gt;0; [.G137])" office:value-type="string" office:string-value="S" calcext:value-type="string">
            <text:p>S</text:p>
          </table:table-cell>
          <table:table-cell table:formula="of:=IF([.E138]=[.F138])" office:value-type="boolean" office:boolean-value="true" calcext:value-type="boolean">
            <text:p>TRUE</text:p>
          </table:table-cell>
          <table:table-cell table:formula="of:=COM.MICROSOFT.IFS([.D138]=[.G138]; 1; [.D138]=[.F138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COM.MICROSOFT.IFS([.F138] = 0; 1; AND([.F138]=5; [.C138]&gt;=20); 0; AND([.F138]=5; [.C138]&lt;20); 5; OR([.F138]&lt;&gt;0; [.F138]&lt;&gt;5); IF([.F138]&lt;&gt;[.F136]; [.F138]; [.F138]+1))" office:value-type="float" office:value="1" calcext:value-type="float">
            <text:p>1</text:p>
          </table:table-cell>
          <table:table-cell table:formula="of:=COM.MICROSOFT.IFS([.F139]=0; 0; [.G138]=0; IF([.B139]&gt;=10; &quot;C&quot;; &quot;S&quot;); [.G138]&lt;&gt;0; [.G138])" office:value-type="string" office:string-value="S" calcext:value-type="string">
            <text:p>S</text:p>
          </table:table-cell>
          <table:table-cell table:formula="of:=IF([.E139]=[.F139])" office:value-type="boolean" office:boolean-value="true" calcext:value-type="boolean">
            <text:p>TRUE</text:p>
          </table:table-cell>
          <table:table-cell table:formula="of:=COM.MICROSOFT.IFS([.D139]=[.G139]; 1; [.D139]=[.F139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COM.MICROSOFT.IFS([.F139] = 0; 1; AND([.F139]=5; [.C139]&gt;=20); 0; AND([.F139]=5; [.C139]&lt;20); 5; OR([.F139]&lt;&gt;0; [.F139]&lt;&gt;5); IF([.F139]&lt;&gt;[.F137]; [.F139]; [.F139]+1))" office:value-type="float" office:value="2" calcext:value-type="float">
            <text:p>2</text:p>
          </table:table-cell>
          <table:table-cell table:formula="of:=COM.MICROSOFT.IFS([.F140]=0; 0; [.G139]=0; IF([.B140]&gt;=10; &quot;C&quot;; &quot;S&quot;); [.G139]&lt;&gt;0; [.G139])" office:value-type="string" office:string-value="S" calcext:value-type="string">
            <text:p>S</text:p>
          </table:table-cell>
          <table:table-cell table:formula="of:=IF([.E140]=[.F140])" office:value-type="boolean" office:boolean-value="true" calcext:value-type="boolean">
            <text:p>TRUE</text:p>
          </table:table-cell>
          <table:table-cell table:formula="of:=COM.MICROSOFT.IFS([.D140]=[.G140]; 1; [.D140]=[.F140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COM.MICROSOFT.IFS([.F140] = 0; 1; AND([.F140]=5; [.C140]&gt;=20); 0; AND([.F140]=5; [.C140]&lt;20); 5; OR([.F140]&lt;&gt;0; [.F140]&lt;&gt;5); IF([.F140]&lt;&gt;[.F138]; [.F140]; [.F140]+1))" office:value-type="float" office:value="2" calcext:value-type="float">
            <text:p>2</text:p>
          </table:table-cell>
          <table:table-cell table:formula="of:=COM.MICROSOFT.IFS([.F141]=0; 0; [.G140]=0; IF([.B141]&gt;=10; &quot;C&quot;; &quot;S&quot;); [.G140]&lt;&gt;0; [.G140])" office:value-type="string" office:string-value="S" calcext:value-type="string">
            <text:p>S</text:p>
          </table:table-cell>
          <table:table-cell table:formula="of:=IF([.E141]=[.F141])" office:value-type="boolean" office:boolean-value="true" calcext:value-type="boolean">
            <text:p>TRUE</text:p>
          </table:table-cell>
          <table:table-cell table:formula="of:=COM.MICROSOFT.IFS([.D141]=[.G141]; 1; [.D141]=[.F141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COM.MICROSOFT.IFS([.F141] = 0; 1; AND([.F141]=5; [.C141]&gt;=20); 0; AND([.F141]=5; [.C141]&lt;20); 5; OR([.F141]&lt;&gt;0; [.F141]&lt;&gt;5); IF([.F141]&lt;&gt;[.F139]; [.F141]; [.F141]+1))" office:value-type="float" office:value="2" calcext:value-type="float">
            <text:p>2</text:p>
          </table:table-cell>
          <table:table-cell table:formula="of:=COM.MICROSOFT.IFS([.F142]=0; 0; [.G141]=0; IF([.B142]&gt;=10; &quot;C&quot;; &quot;S&quot;); [.G141]&lt;&gt;0; [.G141])" office:value-type="string" office:string-value="S" calcext:value-type="string">
            <text:p>S</text:p>
          </table:table-cell>
          <table:table-cell table:formula="of:=IF([.E142]=[.F142])" office:value-type="boolean" office:boolean-value="true" calcext:value-type="boolean">
            <text:p>TRUE</text:p>
          </table:table-cell>
          <table:table-cell table:formula="of:=COM.MICROSOFT.IFS([.D142]=[.G142]; 1; [.D142]=[.F142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.9" calcext:value-type="float">
            <text:p>3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COM.MICROSOFT.IFS([.F142] = 0; 1; AND([.F142]=5; [.C142]&gt;=20); 0; AND([.F142]=5; [.C142]&lt;20); 5; OR([.F142]&lt;&gt;0; [.F142]&lt;&gt;5); IF([.F142]&lt;&gt;[.F140]; [.F142]; [.F142]+1))" office:value-type="float" office:value="3" calcext:value-type="float">
            <text:p>3</text:p>
          </table:table-cell>
          <table:table-cell table:formula="of:=COM.MICROSOFT.IFS([.F143]=0; 0; [.G142]=0; IF([.B143]&gt;=10; &quot;C&quot;; &quot;S&quot;); [.G142]&lt;&gt;0; [.G142])" office:value-type="string" office:string-value="S" calcext:value-type="string">
            <text:p>S</text:p>
          </table:table-cell>
          <table:table-cell table:formula="of:=IF([.E143]=[.F143])" office:value-type="boolean" office:boolean-value="true" calcext:value-type="boolean">
            <text:p>TRUE</text:p>
          </table:table-cell>
          <table:table-cell table:formula="of:=COM.MICROSOFT.IFS([.D143]=[.G143]; 1; [.D143]=[.F143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.3" calcext:value-type="float">
            <text:p>7.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COM.MICROSOFT.IFS([.F143] = 0; 1; AND([.F143]=5; [.C143]&gt;=20); 0; AND([.F143]=5; [.C143]&lt;20); 5; OR([.F143]&lt;&gt;0; [.F143]&lt;&gt;5); IF([.F143]&lt;&gt;[.F141]; [.F143]; [.F143]+1))" office:value-type="float" office:value="3" calcext:value-type="float">
            <text:p>3</text:p>
          </table:table-cell>
          <table:table-cell table:formula="of:=COM.MICROSOFT.IFS([.F144]=0; 0; [.G143]=0; IF([.B144]&gt;=10; &quot;C&quot;; &quot;S&quot;); [.G143]&lt;&gt;0; [.G143])" office:value-type="string" office:string-value="S" calcext:value-type="string">
            <text:p>S</text:p>
          </table:table-cell>
          <table:table-cell table:formula="of:=IF([.E144]=[.F144])" office:value-type="boolean" office:boolean-value="true" calcext:value-type="boolean">
            <text:p>TRUE</text:p>
          </table:table-cell>
          <table:table-cell table:formula="of:=COM.MICROSOFT.IFS([.D144]=[.G144]; 1; [.D144]=[.F144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.9" calcext:value-type="float">
            <text:p>10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COM.MICROSOFT.IFS([.F144] = 0; 1; AND([.F144]=5; [.C144]&gt;=20); 0; AND([.F144]=5; [.C144]&lt;20); 5; OR([.F144]&lt;&gt;0; [.F144]&lt;&gt;5); IF([.F144]&lt;&gt;[.F142]; [.F144]; [.F144]+1))" office:value-type="float" office:value="3" calcext:value-type="float">
            <text:p>3</text:p>
          </table:table-cell>
          <table:table-cell table:formula="of:=COM.MICROSOFT.IFS([.F145]=0; 0; [.G144]=0; IF([.B145]&gt;=10; &quot;C&quot;; &quot;S&quot;); [.G144]&lt;&gt;0; [.G144])" office:value-type="string" office:string-value="S" calcext:value-type="string">
            <text:p>S</text:p>
          </table:table-cell>
          <table:table-cell table:formula="of:=IF([.E145]=[.F145])" office:value-type="boolean" office:boolean-value="true" calcext:value-type="boolean">
            <text:p>TRUE</text:p>
          </table:table-cell>
          <table:table-cell table:formula="of:=COM.MICROSOFT.IFS([.D145]=[.G145]; 1; [.D145]=[.F145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.7" calcext:value-type="float">
            <text:p>13.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COM.MICROSOFT.IFS([.F145] = 0; 1; AND([.F145]=5; [.C145]&gt;=20); 0; AND([.F145]=5; [.C145]&lt;20); 5; OR([.F145]&lt;&gt;0; [.F145]&lt;&gt;5); IF([.F145]&lt;&gt;[.F143]; [.F145]; [.F145]+1))" office:value-type="float" office:value="4" calcext:value-type="float">
            <text:p>4</text:p>
          </table:table-cell>
          <table:table-cell table:formula="of:=COM.MICROSOFT.IFS([.F146]=0; 0; [.G145]=0; IF([.B146]&gt;=10; &quot;C&quot;; &quot;S&quot;); [.G145]&lt;&gt;0; [.G145])" office:value-type="string" office:string-value="S" calcext:value-type="string">
            <text:p>S</text:p>
          </table:table-cell>
          <table:table-cell table:formula="of:=IF([.E146]=[.F146])" office:value-type="boolean" office:boolean-value="true" calcext:value-type="boolean">
            <text:p>TRUE</text:p>
          </table:table-cell>
          <table:table-cell table:formula="of:=COM.MICROSOFT.IFS([.D146]=[.G146]; 1; [.D146]=[.F146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.1" calcext:value-type="float">
            <text:p>15.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COM.MICROSOFT.IFS([.F146] = 0; 1; AND([.F146]=5; [.C146]&gt;=20); 0; AND([.F146]=5; [.C146]&lt;20); 5; OR([.F146]&lt;&gt;0; [.F146]&lt;&gt;5); IF([.F146]&lt;&gt;[.F144]; [.F146]; [.F146]+1))" office:value-type="float" office:value="4" calcext:value-type="float">
            <text:p>4</text:p>
          </table:table-cell>
          <table:table-cell table:formula="of:=COM.MICROSOFT.IFS([.F147]=0; 0; [.G146]=0; IF([.B147]&gt;=10; &quot;C&quot;; &quot;S&quot;); [.G146]&lt;&gt;0; [.G146])" office:value-type="string" office:string-value="S" calcext:value-type="string">
            <text:p>S</text:p>
          </table:table-cell>
          <table:table-cell table:formula="of:=IF([.E147]=[.F147])" office:value-type="boolean" office:boolean-value="true" calcext:value-type="boolean">
            <text:p>TRUE</text:p>
          </table:table-cell>
          <table:table-cell table:formula="of:=COM.MICROSOFT.IFS([.D147]=[.G147]; 1; [.D147]=[.F147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.1" calcext:value-type="float">
            <text:p>15.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COM.MICROSOFT.IFS([.F147] = 0; 1; AND([.F147]=5; [.C147]&gt;=20); 0; AND([.F147]=5; [.C147]&lt;20); 5; OR([.F147]&lt;&gt;0; [.F147]&lt;&gt;5); IF([.F147]&lt;&gt;[.F145]; [.F147]; [.F147]+1))" office:value-type="float" office:value="4" calcext:value-type="float">
            <text:p>4</text:p>
          </table:table-cell>
          <table:table-cell table:formula="of:=COM.MICROSOFT.IFS([.F148]=0; 0; [.G147]=0; IF([.B148]&gt;=10; &quot;C&quot;; &quot;S&quot;); [.G147]&lt;&gt;0; [.G147])" office:value-type="string" office:string-value="S" calcext:value-type="string">
            <text:p>S</text:p>
          </table:table-cell>
          <table:table-cell table:formula="of:=IF([.E148]=[.F148])" office:value-type="boolean" office:boolean-value="true" calcext:value-type="boolean">
            <text:p>TRUE</text:p>
          </table:table-cell>
          <table:table-cell table:formula="of:=COM.MICROSOFT.IFS([.D148]=[.G148]; 1; [.D148]=[.F148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.9" calcext:value-type="float">
            <text:p>13.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formula="of:=COM.MICROSOFT.IFS([.F148] = 0; 1; AND([.F148]=5; [.C148]&gt;=20); 0; AND([.F148]=5; [.C148]&lt;20); 5; OR([.F148]&lt;&gt;0; [.F148]&lt;&gt;5); IF([.F148]&lt;&gt;[.F146]; [.F148]; [.F148]+1))" office:value-type="float" office:value="5" calcext:value-type="float">
            <text:p>5</text:p>
          </table:table-cell>
          <table:table-cell table:formula="of:=COM.MICROSOFT.IFS([.F149]=0; 0; [.G148]=0; IF([.B149]&gt;=10; &quot;C&quot;; &quot;S&quot;); [.G148]&lt;&gt;0; [.G148])" office:value-type="string" office:string-value="S" calcext:value-type="string">
            <text:p>S</text:p>
          </table:table-cell>
          <table:table-cell table:formula="of:=IF([.E149]=[.F149])" office:value-type="boolean" office:boolean-value="true" calcext:value-type="boolean">
            <text:p>TRUE</text:p>
          </table:table-cell>
          <table:table-cell table:formula="of:=COM.MICROSOFT.IFS([.D149]=[.G149]; 1; [.D149]=[.F149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.3" calcext:value-type="float">
            <text:p>12.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formula="of:=COM.MICROSOFT.IFS([.F149] = 0; 1; AND([.F149]=5; [.C149]&gt;=20); 0; AND([.F149]=5; [.C149]&lt;20); 5; OR([.F149]&lt;&gt;0; [.F149]&lt;&gt;5); IF([.F149]&lt;&gt;[.F147]; [.F149]; [.F149]+1))" office:value-type="float" office:value="5" calcext:value-type="float">
            <text:p>5</text:p>
          </table:table-cell>
          <table:table-cell table:formula="of:=COM.MICROSOFT.IFS([.F150]=0; 0; [.G149]=0; IF([.B150]&gt;=10; &quot;C&quot;; &quot;S&quot;); [.G149]&lt;&gt;0; [.G149])" office:value-type="string" office:string-value="S" calcext:value-type="string">
            <text:p>S</text:p>
          </table:table-cell>
          <table:table-cell table:formula="of:=IF([.E150]=[.F150])" office:value-type="boolean" office:boolean-value="true" calcext:value-type="boolean">
            <text:p>TRUE</text:p>
          </table:table-cell>
          <table:table-cell table:formula="of:=COM.MICROSOFT.IFS([.D150]=[.G150]; 1; [.D150]=[.F150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.2" calcext:value-type="float">
            <text:p>11.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IFS([.F150] = 0; 1; AND([.F150]=5; [.C150]&gt;=20); 0; AND([.F150]=5; [.C150]&lt;20); 5; OR([.F150]&lt;&gt;0; [.F150]&lt;&gt;5); IF([.F150]&lt;&gt;[.F148]; [.F150]; [.F150]+1))" office:value-type="float" office:value="0" calcext:value-type="float">
            <text:p>0</text:p>
          </table:table-cell>
          <table:table-cell table:formula="of:=COM.MICROSOFT.IFS([.F151]=0; 0; [.G150]=0; IF([.B151]&gt;=10; &quot;C&quot;; &quot;S&quot;); [.G150]&lt;&gt;0; [.G150])" office:value-type="float" office:value="0" calcext:value-type="float">
            <text:p>0</text:p>
          </table:table-cell>
          <table:table-cell table:formula="of:=IF([.E151]=[.F151])" office:value-type="boolean" office:boolean-value="true" calcext:value-type="boolean">
            <text:p>TRUE</text:p>
          </table:table-cell>
          <table:table-cell table:formula="of:=COM.MICROSOFT.IFS([.D151]=[.G151]; 1; [.D151]=[.F151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.3" calcext:value-type="float">
            <text:p>11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COM.MICROSOFT.IFS([.F151] = 0; 1; AND([.F151]=5; [.C151]&gt;=20); 0; AND([.F151]=5; [.C151]&lt;20); 5; OR([.F151]&lt;&gt;0; [.F151]&lt;&gt;5); IF([.F151]&lt;&gt;[.F149]; [.F151]; [.F151]+1))" office:value-type="float" office:value="1" calcext:value-type="float">
            <text:p>1</text:p>
          </table:table-cell>
          <table:table-cell table:formula="of:=COM.MICROSOFT.IFS([.F152]=0; 0; [.G151]=0; IF([.B152]&gt;=10; &quot;C&quot;; &quot;S&quot;); [.G151]&lt;&gt;0; [.G151])" office:value-type="string" office:string-value="C" calcext:value-type="string">
            <text:p>C</text:p>
          </table:table-cell>
          <table:table-cell table:formula="of:=IF([.E152]=[.F152])" office:value-type="boolean" office:boolean-value="true" calcext:value-type="boolean">
            <text:p>TRUE</text:p>
          </table:table-cell>
          <table:table-cell table:formula="of:=COM.MICROSOFT.IFS([.D152]=[.G152]; 1; [.D152]=[.F152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.9" calcext:value-type="float">
            <text:p>12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COM.MICROSOFT.IFS([.F152] = 0; 1; AND([.F152]=5; [.C152]&gt;=20); 0; AND([.F152]=5; [.C152]&lt;20); 5; OR([.F152]&lt;&gt;0; [.F152]&lt;&gt;5); IF([.F152]&lt;&gt;[.F150]; [.F152]; [.F152]+1))" office:value-type="float" office:value="1" calcext:value-type="float">
            <text:p>1</text:p>
          </table:table-cell>
          <table:table-cell table:formula="of:=COM.MICROSOFT.IFS([.F153]=0; 0; [.G152]=0; IF([.B153]&gt;=10; &quot;C&quot;; &quot;S&quot;); [.G152]&lt;&gt;0; [.G152])" office:value-type="string" office:string-value="C" calcext:value-type="string">
            <text:p>C</text:p>
          </table:table-cell>
          <table:table-cell table:formula="of:=IF([.E153]=[.F153])" office:value-type="boolean" office:boolean-value="true" calcext:value-type="boolean">
            <text:p>TRUE</text:p>
          </table:table-cell>
          <table:table-cell table:formula="of:=COM.MICROSOFT.IFS([.D153]=[.G153]; 1; [.D153]=[.F153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COM.MICROSOFT.IFS([.F153] = 0; 1; AND([.F153]=5; [.C153]&gt;=20); 0; AND([.F153]=5; [.C153]&lt;20); 5; OR([.F153]&lt;&gt;0; [.F153]&lt;&gt;5); IF([.F153]&lt;&gt;[.F151]; [.F153]; [.F153]+1))" office:value-type="float" office:value="1" calcext:value-type="float">
            <text:p>1</text:p>
          </table:table-cell>
          <table:table-cell table:formula="of:=COM.MICROSOFT.IFS([.F154]=0; 0; [.G153]=0; IF([.B154]&gt;=10; &quot;C&quot;; &quot;S&quot;); [.G153]&lt;&gt;0; [.G153])" office:value-type="string" office:string-value="C" calcext:value-type="string">
            <text:p>C</text:p>
          </table:table-cell>
          <table:table-cell table:formula="of:=IF([.E154]=[.F154])" office:value-type="boolean" office:boolean-value="true" calcext:value-type="boolean">
            <text:p>TRUE</text:p>
          </table:table-cell>
          <table:table-cell table:formula="of:=COM.MICROSOFT.IFS([.D154]=[.G154]; 1; [.D154]=[.F154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9.8" calcext:value-type="float">
            <text:p>19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IFS([.F154] = 0; 1; AND([.F154]=5; [.C154]&gt;=20); 0; AND([.F154]=5; [.C154]&lt;20); 5; OR([.F154]&lt;&gt;0; [.F154]&lt;&gt;5); IF([.F154]&lt;&gt;[.F152]; [.F154]; [.F154]+1))" office:value-type="float" office:value="2" calcext:value-type="float">
            <text:p>2</text:p>
          </table:table-cell>
          <table:table-cell table:formula="of:=COM.MICROSOFT.IFS([.F155]=0; 0; [.G154]=0; IF([.B155]&gt;=10; &quot;C&quot;; &quot;S&quot;); [.G154]&lt;&gt;0; [.G154])" office:value-type="string" office:string-value="C" calcext:value-type="string">
            <text:p>C</text:p>
          </table:table-cell>
          <table:table-cell table:formula="of:=IF([.E155]=[.F155])" office:value-type="boolean" office:boolean-value="true" calcext:value-type="boolean">
            <text:p>TRUE</text:p>
          </table:table-cell>
          <table:table-cell table:formula="of:=COM.MICROSOFT.IFS([.D155]=[.G155]; 1; [.D155]=[.F155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3.6" calcext:value-type="float">
            <text:p>23.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IFS([.F155] = 0; 1; AND([.F155]=5; [.C155]&gt;=20); 0; AND([.F155]=5; [.C155]&lt;20); 5; OR([.F155]&lt;&gt;0; [.F155]&lt;&gt;5); IF([.F155]&lt;&gt;[.F153]; [.F155]; [.F155]+1))" office:value-type="float" office:value="2" calcext:value-type="float">
            <text:p>2</text:p>
          </table:table-cell>
          <table:table-cell table:formula="of:=COM.MICROSOFT.IFS([.F156]=0; 0; [.G155]=0; IF([.B156]&gt;=10; &quot;C&quot;; &quot;S&quot;); [.G155]&lt;&gt;0; [.G155])" office:value-type="string" office:string-value="C" calcext:value-type="string">
            <text:p>C</text:p>
          </table:table-cell>
          <table:table-cell table:formula="of:=IF([.E156]=[.F156])" office:value-type="boolean" office:boolean-value="true" calcext:value-type="boolean">
            <text:p>TRUE</text:p>
          </table:table-cell>
          <table:table-cell table:formula="of:=COM.MICROSOFT.IFS([.D156]=[.G156]; 1; [.D156]=[.F156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6.4" calcext:value-type="float">
            <text:p>26.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IFS([.F156] = 0; 1; AND([.F156]=5; [.C156]&gt;=20); 0; AND([.F156]=5; [.C156]&lt;20); 5; OR([.F156]&lt;&gt;0; [.F156]&lt;&gt;5); IF([.F156]&lt;&gt;[.F154]; [.F156]; [.F156]+1))" office:value-type="float" office:value="2" calcext:value-type="float">
            <text:p>2</text:p>
          </table:table-cell>
          <table:table-cell table:formula="of:=COM.MICROSOFT.IFS([.F157]=0; 0; [.G156]=0; IF([.B157]&gt;=10; &quot;C&quot;; &quot;S&quot;); [.G156]&lt;&gt;0; [.G156])" office:value-type="string" office:string-value="C" calcext:value-type="string">
            <text:p>C</text:p>
          </table:table-cell>
          <table:table-cell table:formula="of:=IF([.E157]=[.F157])" office:value-type="boolean" office:boolean-value="true" calcext:value-type="boolean">
            <text:p>TRUE</text:p>
          </table:table-cell>
          <table:table-cell table:formula="of:=COM.MICROSOFT.IFS([.D157]=[.G157]; 1; [.D157]=[.F157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7.7" calcext:value-type="float">
            <text:p>27.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COM.MICROSOFT.IFS([.F157] = 0; 1; AND([.F157]=5; [.C157]&gt;=20); 0; AND([.F157]=5; [.C157]&lt;20); 5; OR([.F157]&lt;&gt;0; [.F157]&lt;&gt;5); IF([.F157]&lt;&gt;[.F155]; [.F157]; [.F157]+1))" office:value-type="float" office:value="3" calcext:value-type="float">
            <text:p>3</text:p>
          </table:table-cell>
          <table:table-cell table:formula="of:=COM.MICROSOFT.IFS([.F158]=0; 0; [.G157]=0; IF([.B158]&gt;=10; &quot;C&quot;; &quot;S&quot;); [.G157]&lt;&gt;0; [.G157])" office:value-type="string" office:string-value="C" calcext:value-type="string">
            <text:p>C</text:p>
          </table:table-cell>
          <table:table-cell table:formula="of:=IF([.E158]=[.F158])" office:value-type="boolean" office:boolean-value="true" calcext:value-type="boolean">
            <text:p>TRUE</text:p>
          </table:table-cell>
          <table:table-cell table:formula="of:=COM.MICROSOFT.IFS([.D158]=[.G158]; 1; [.D158]=[.F158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7.2" calcext:value-type="float">
            <text:p>27.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COM.MICROSOFT.IFS([.F158] = 0; 1; AND([.F158]=5; [.C158]&gt;=20); 0; AND([.F158]=5; [.C158]&lt;20); 5; OR([.F158]&lt;&gt;0; [.F158]&lt;&gt;5); IF([.F158]&lt;&gt;[.F156]; [.F158]; [.F158]+1))" office:value-type="float" office:value="3" calcext:value-type="float">
            <text:p>3</text:p>
          </table:table-cell>
          <table:table-cell table:formula="of:=COM.MICROSOFT.IFS([.F159]=0; 0; [.G158]=0; IF([.B159]&gt;=10; &quot;C&quot;; &quot;S&quot;); [.G158]&lt;&gt;0; [.G158])" office:value-type="string" office:string-value="C" calcext:value-type="string">
            <text:p>C</text:p>
          </table:table-cell>
          <table:table-cell table:formula="of:=IF([.E159]=[.F159])" office:value-type="boolean" office:boolean-value="true" calcext:value-type="boolean">
            <text:p>TRUE</text:p>
          </table:table-cell>
          <table:table-cell table:formula="of:=COM.MICROSOFT.IFS([.D159]=[.G159]; 1; [.D159]=[.F159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5.5" calcext:value-type="float">
            <text:p>25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COM.MICROSOFT.IFS([.F159] = 0; 1; AND([.F159]=5; [.C159]&gt;=20); 0; AND([.F159]=5; [.C159]&lt;20); 5; OR([.F159]&lt;&gt;0; [.F159]&lt;&gt;5); IF([.F159]&lt;&gt;[.F157]; [.F159]; [.F159]+1))" office:value-type="float" office:value="3" calcext:value-type="float">
            <text:p>3</text:p>
          </table:table-cell>
          <table:table-cell table:formula="of:=COM.MICROSOFT.IFS([.F160]=0; 0; [.G159]=0; IF([.B160]&gt;=10; &quot;C&quot;; &quot;S&quot;); [.G159]&lt;&gt;0; [.G159])" office:value-type="string" office:string-value="C" calcext:value-type="string">
            <text:p>C</text:p>
          </table:table-cell>
          <table:table-cell table:formula="of:=IF([.E160]=[.F160])" office:value-type="boolean" office:boolean-value="true" calcext:value-type="boolean">
            <text:p>TRUE</text:p>
          </table:table-cell>
          <table:table-cell table:formula="of:=COM.MICROSOFT.IFS([.D160]=[.G160]; 1; [.D160]=[.F160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.1" calcext:value-type="float">
            <text:p>23.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IFS([.F160] = 0; 1; AND([.F160]=5; [.C160]&gt;=20); 0; AND([.F160]=5; [.C160]&lt;20); 5; OR([.F160]&lt;&gt;0; [.F160]&lt;&gt;5); IF([.F160]&lt;&gt;[.F158]; [.F160]; [.F160]+1))" office:value-type="float" office:value="4" calcext:value-type="float">
            <text:p>4</text:p>
          </table:table-cell>
          <table:table-cell table:formula="of:=COM.MICROSOFT.IFS([.F161]=0; 0; [.G160]=0; IF([.B161]&gt;=10; &quot;C&quot;; &quot;S&quot;); [.G160]&lt;&gt;0; [.G160])" office:value-type="string" office:string-value="C" calcext:value-type="string">
            <text:p>C</text:p>
          </table:table-cell>
          <table:table-cell table:formula="of:=IF([.E161]=[.F161])" office:value-type="boolean" office:boolean-value="true" calcext:value-type="boolean">
            <text:p>TRUE</text:p>
          </table:table-cell>
          <table:table-cell table:formula="of:=COM.MICROSOFT.IFS([.D161]=[.G161]; 1; [.D161]=[.F161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IFS([.F161] = 0; 1; AND([.F161]=5; [.C161]&gt;=20); 0; AND([.F161]=5; [.C161]&lt;20); 5; OR([.F161]&lt;&gt;0; [.F161]&lt;&gt;5); IF([.F161]&lt;&gt;[.F159]; [.F161]; [.F161]+1))" office:value-type="float" office:value="4" calcext:value-type="float">
            <text:p>4</text:p>
          </table:table-cell>
          <table:table-cell table:formula="of:=COM.MICROSOFT.IFS([.F162]=0; 0; [.G161]=0; IF([.B162]&gt;=10; &quot;C&quot;; &quot;S&quot;); [.G161]&lt;&gt;0; [.G161])" office:value-type="string" office:string-value="C" calcext:value-type="string">
            <text:p>C</text:p>
          </table:table-cell>
          <table:table-cell table:formula="of:=IF([.E162]=[.F162])" office:value-type="boolean" office:boolean-value="true" calcext:value-type="boolean">
            <text:p>TRUE</text:p>
          </table:table-cell>
          <table:table-cell table:formula="of:=COM.MICROSOFT.IFS([.D162]=[.G162]; 1; [.D162]=[.F162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IFS([.F162] = 0; 1; AND([.F162]=5; [.C162]&gt;=20); 0; AND([.F162]=5; [.C162]&lt;20); 5; OR([.F162]&lt;&gt;0; [.F162]&lt;&gt;5); IF([.F162]&lt;&gt;[.F160]; [.F162]; [.F162]+1))" office:value-type="float" office:value="4" calcext:value-type="float">
            <text:p>4</text:p>
          </table:table-cell>
          <table:table-cell table:formula="of:=COM.MICROSOFT.IFS([.F163]=0; 0; [.G162]=0; IF([.B163]&gt;=10; &quot;C&quot;; &quot;S&quot;); [.G162]&lt;&gt;0; [.G162])" office:value-type="string" office:string-value="C" calcext:value-type="string">
            <text:p>C</text:p>
          </table:table-cell>
          <table:table-cell table:formula="of:=IF([.E163]=[.F163])" office:value-type="boolean" office:boolean-value="true" calcext:value-type="boolean">
            <text:p>TRUE</text:p>
          </table:table-cell>
          <table:table-cell table:formula="of:=COM.MICROSOFT.IFS([.D163]=[.G163]; 1; [.D163]=[.F163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.4" calcext:value-type="float">
            <text:p>20.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COM.MICROSOFT.IFS([.F163] = 0; 1; AND([.F163]=5; [.C163]&gt;=20); 0; AND([.F163]=5; [.C163]&lt;20); 5; OR([.F163]&lt;&gt;0; [.F163]&lt;&gt;5); IF([.F163]&lt;&gt;[.F161]; [.F163]; [.F163]+1))" office:value-type="float" office:value="5" calcext:value-type="float">
            <text:p>5</text:p>
          </table:table-cell>
          <table:table-cell table:formula="of:=COM.MICROSOFT.IFS([.F164]=0; 0; [.G163]=0; IF([.B164]&gt;=10; &quot;C&quot;; &quot;S&quot;); [.G163]&lt;&gt;0; [.G163])" office:value-type="string" office:string-value="C" calcext:value-type="string">
            <text:p>C</text:p>
          </table:table-cell>
          <table:table-cell table:formula="of:=IF([.E164]=[.F164])" office:value-type="boolean" office:boolean-value="true" calcext:value-type="boolean">
            <text:p>TRUE</text:p>
          </table:table-cell>
          <table:table-cell table:formula="of:=COM.MICROSOFT.IFS([.D164]=[.G164]; 1; [.D164]=[.F164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2.1" calcext:value-type="float">
            <text:p>22.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IFS([.F164] = 0; 1; AND([.F164]=5; [.C164]&gt;=20); 0; AND([.F164]=5; [.C164]&lt;20); 5; OR([.F164]&lt;&gt;0; [.F164]&lt;&gt;5); IF([.F164]&lt;&gt;[.F162]; [.F164]; [.F164]+1))" office:value-type="float" office:value="0" calcext:value-type="float">
            <text:p>0</text:p>
          </table:table-cell>
          <table:table-cell table:formula="of:=COM.MICROSOFT.IFS([.F165]=0; 0; [.G164]=0; IF([.B165]&gt;=10; &quot;C&quot;; &quot;S&quot;); [.G164]&lt;&gt;0; [.G164])" office:value-type="float" office:value="0" calcext:value-type="float">
            <text:p>0</text:p>
          </table:table-cell>
          <table:table-cell table:formula="of:=IF([.E165]=[.F165])" office:value-type="boolean" office:boolean-value="true" calcext:value-type="boolean">
            <text:p>TRUE</text:p>
          </table:table-cell>
          <table:table-cell table:formula="of:=COM.MICROSOFT.IFS([.D165]=[.G165]; 1; [.D165]=[.F165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4.5" calcext:value-type="float">
            <text:p>24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COM.MICROSOFT.IFS([.F165] = 0; 1; AND([.F165]=5; [.C165]&gt;=20); 0; AND([.F165]=5; [.C165]&lt;20); 5; OR([.F165]&lt;&gt;0; [.F165]&lt;&gt;5); IF([.F165]&lt;&gt;[.F163]; [.F165]; [.F165]+1))" office:value-type="float" office:value="1" calcext:value-type="float">
            <text:p>1</text:p>
          </table:table-cell>
          <table:table-cell table:formula="of:=COM.MICROSOFT.IFS([.F166]=0; 0; [.G165]=0; IF([.B166]&gt;=10; &quot;C&quot;; &quot;S&quot;); [.G165]&lt;&gt;0; [.G165])" office:value-type="string" office:string-value="C" calcext:value-type="string">
            <text:p>C</text:p>
          </table:table-cell>
          <table:table-cell table:formula="of:=IF([.E166]=[.F166])" office:value-type="boolean" office:boolean-value="true" calcext:value-type="boolean">
            <text:p>TRUE</text:p>
          </table:table-cell>
          <table:table-cell table:formula="of:=COM.MICROSOFT.IFS([.D166]=[.G166]; 1; [.D166]=[.F166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6.8" calcext:value-type="float">
            <text:p>26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COM.MICROSOFT.IFS([.F166] = 0; 1; AND([.F166]=5; [.C166]&gt;=20); 0; AND([.F166]=5; [.C166]&lt;20); 5; OR([.F166]&lt;&gt;0; [.F166]&lt;&gt;5); IF([.F166]&lt;&gt;[.F164]; [.F166]; [.F166]+1))" office:value-type="float" office:value="1" calcext:value-type="float">
            <text:p>1</text:p>
          </table:table-cell>
          <table:table-cell table:formula="of:=COM.MICROSOFT.IFS([.F167]=0; 0; [.G166]=0; IF([.B167]&gt;=10; &quot;C&quot;; &quot;S&quot;); [.G166]&lt;&gt;0; [.G166])" office:value-type="string" office:string-value="C" calcext:value-type="string">
            <text:p>C</text:p>
          </table:table-cell>
          <table:table-cell table:formula="of:=IF([.E167]=[.F167])" office:value-type="boolean" office:boolean-value="true" calcext:value-type="boolean">
            <text:p>TRUE</text:p>
          </table:table-cell>
          <table:table-cell table:formula="of:=COM.MICROSOFT.IFS([.D167]=[.G167]; 1; [.D167]=[.F167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COM.MICROSOFT.IFS([.F167] = 0; 1; AND([.F167]=5; [.C167]&gt;=20); 0; AND([.F167]=5; [.C167]&lt;20); 5; OR([.F167]&lt;&gt;0; [.F167]&lt;&gt;5); IF([.F167]&lt;&gt;[.F165]; [.F167]; [.F167]+1))" office:value-type="float" office:value="1" calcext:value-type="float">
            <text:p>1</text:p>
          </table:table-cell>
          <table:table-cell table:formula="of:=COM.MICROSOFT.IFS([.F168]=0; 0; [.G167]=0; IF([.B168]&gt;=10; &quot;C&quot;; &quot;S&quot;); [.G167]&lt;&gt;0; [.G167])" office:value-type="string" office:string-value="C" calcext:value-type="string">
            <text:p>C</text:p>
          </table:table-cell>
          <table:table-cell table:formula="of:=IF([.E168]=[.F168])" office:value-type="boolean" office:boolean-value="true" calcext:value-type="boolean">
            <text:p>TRUE</text:p>
          </table:table-cell>
          <table:table-cell table:formula="of:=COM.MICROSOFT.IFS([.D168]=[.G168]; 1; [.D168]=[.F168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7.7" calcext:value-type="float">
            <text:p>27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COM.MICROSOFT.IFS([.F168] = 0; 1; AND([.F168]=5; [.C168]&gt;=20); 0; AND([.F168]=5; [.C168]&lt;20); 5; OR([.F168]&lt;&gt;0; [.F168]&lt;&gt;5); IF([.F168]&lt;&gt;[.F166]; [.F168]; [.F168]+1))" office:value-type="float" office:value="2" calcext:value-type="float">
            <text:p>2</text:p>
          </table:table-cell>
          <table:table-cell table:formula="of:=COM.MICROSOFT.IFS([.F169]=0; 0; [.G168]=0; IF([.B169]&gt;=10; &quot;C&quot;; &quot;S&quot;); [.G168]&lt;&gt;0; [.G168])" office:value-type="string" office:string-value="C" calcext:value-type="string">
            <text:p>C</text:p>
          </table:table-cell>
          <table:table-cell table:formula="of:=IF([.E169]=[.F169])" office:value-type="boolean" office:boolean-value="true" calcext:value-type="boolean">
            <text:p>TRUE</text:p>
          </table:table-cell>
          <table:table-cell table:formula="of:=COM.MICROSOFT.IFS([.D169]=[.G169]; 1; [.D169]=[.F169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5.6" calcext:value-type="float">
            <text:p>25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COM.MICROSOFT.IFS([.F169] = 0; 1; AND([.F169]=5; [.C169]&gt;=20); 0; AND([.F169]=5; [.C169]&lt;20); 5; OR([.F169]&lt;&gt;0; [.F169]&lt;&gt;5); IF([.F169]&lt;&gt;[.F167]; [.F169]; [.F169]+1))" office:value-type="float" office:value="2" calcext:value-type="float">
            <text:p>2</text:p>
          </table:table-cell>
          <table:table-cell table:formula="of:=COM.MICROSOFT.IFS([.F170]=0; 0; [.G169]=0; IF([.B170]&gt;=10; &quot;C&quot;; &quot;S&quot;); [.G169]&lt;&gt;0; [.G169])" office:value-type="string" office:string-value="C" calcext:value-type="string">
            <text:p>C</text:p>
          </table:table-cell>
          <table:table-cell table:formula="of:=IF([.E170]=[.F170])" office:value-type="boolean" office:boolean-value="true" calcext:value-type="boolean">
            <text:p>TRUE</text:p>
          </table:table-cell>
          <table:table-cell table:formula="of:=COM.MICROSOFT.IFS([.D170]=[.G170]; 1; [.D170]=[.F170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2.3" calcext:value-type="float">
            <text:p>22.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COM.MICROSOFT.IFS([.F170] = 0; 1; AND([.F170]=5; [.C170]&gt;=20); 0; AND([.F170]=5; [.C170]&lt;20); 5; OR([.F170]&lt;&gt;0; [.F170]&lt;&gt;5); IF([.F170]&lt;&gt;[.F168]; [.F170]; [.F170]+1))" office:value-type="float" office:value="2" calcext:value-type="float">
            <text:p>2</text:p>
          </table:table-cell>
          <table:table-cell table:formula="of:=COM.MICROSOFT.IFS([.F171]=0; 0; [.G170]=0; IF([.B171]&gt;=10; &quot;C&quot;; &quot;S&quot;); [.G170]&lt;&gt;0; [.G170])" office:value-type="string" office:string-value="C" calcext:value-type="string">
            <text:p>C</text:p>
          </table:table-cell>
          <table:table-cell table:formula="of:=IF([.E171]=[.F171])" office:value-type="boolean" office:boolean-value="true" calcext:value-type="boolean">
            <text:p>TRUE</text:p>
          </table:table-cell>
          <table:table-cell table:formula="of:=COM.MICROSOFT.IFS([.D171]=[.G171]; 1; [.D171]=[.F171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8.4" calcext:value-type="float">
            <text:p>18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COM.MICROSOFT.IFS([.F171] = 0; 1; AND([.F171]=5; [.C171]&gt;=20); 0; AND([.F171]=5; [.C171]&lt;20); 5; OR([.F171]&lt;&gt;0; [.F171]&lt;&gt;5); IF([.F171]&lt;&gt;[.F169]; [.F171]; [.F171]+1))" office:value-type="float" office:value="3" calcext:value-type="float">
            <text:p>3</text:p>
          </table:table-cell>
          <table:table-cell table:formula="of:=COM.MICROSOFT.IFS([.F172]=0; 0; [.G171]=0; IF([.B172]&gt;=10; &quot;C&quot;; &quot;S&quot;); [.G171]&lt;&gt;0; [.G171])" office:value-type="string" office:string-value="C" calcext:value-type="string">
            <text:p>C</text:p>
          </table:table-cell>
          <table:table-cell table:formula="of:=IF([.E172]=[.F172])" office:value-type="boolean" office:boolean-value="true" calcext:value-type="boolean">
            <text:p>TRUE</text:p>
          </table:table-cell>
          <table:table-cell table:formula="of:=COM.MICROSOFT.IFS([.D172]=[.G172]; 1; [.D172]=[.F172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.9" calcext:value-type="float">
            <text:p>14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COM.MICROSOFT.IFS([.F172] = 0; 1; AND([.F172]=5; [.C172]&gt;=20); 0; AND([.F172]=5; [.C172]&lt;20); 5; OR([.F172]&lt;&gt;0; [.F172]&lt;&gt;5); IF([.F172]&lt;&gt;[.F170]; [.F172]; [.F172]+1))" office:value-type="float" office:value="3" calcext:value-type="float">
            <text:p>3</text:p>
          </table:table-cell>
          <table:table-cell table:formula="of:=COM.MICROSOFT.IFS([.F173]=0; 0; [.G172]=0; IF([.B173]&gt;=10; &quot;C&quot;; &quot;S&quot;); [.G172]&lt;&gt;0; [.G172])" office:value-type="string" office:string-value="C" calcext:value-type="string">
            <text:p>C</text:p>
          </table:table-cell>
          <table:table-cell table:formula="of:=IF([.E173]=[.F173])" office:value-type="boolean" office:boolean-value="true" calcext:value-type="boolean">
            <text:p>TRUE</text:p>
          </table:table-cell>
          <table:table-cell table:formula="of:=COM.MICROSOFT.IFS([.D173]=[.G173]; 1; [.D173]=[.F173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.5" calcext:value-type="float">
            <text:p>12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COM.MICROSOFT.IFS([.F173] = 0; 1; AND([.F173]=5; [.C173]&gt;=20); 0; AND([.F173]=5; [.C173]&lt;20); 5; OR([.F173]&lt;&gt;0; [.F173]&lt;&gt;5); IF([.F173]&lt;&gt;[.F171]; [.F173]; [.F173]+1))" office:value-type="float" office:value="3" calcext:value-type="float">
            <text:p>3</text:p>
          </table:table-cell>
          <table:table-cell table:formula="of:=COM.MICROSOFT.IFS([.F174]=0; 0; [.G173]=0; IF([.B174]&gt;=10; &quot;C&quot;; &quot;S&quot;); [.G173]&lt;&gt;0; [.G173])" office:value-type="string" office:string-value="C" calcext:value-type="string">
            <text:p>C</text:p>
          </table:table-cell>
          <table:table-cell table:formula="of:=IF([.E174]=[.F174])" office:value-type="boolean" office:boolean-value="true" calcext:value-type="boolean">
            <text:p>TRUE</text:p>
          </table:table-cell>
          <table:table-cell table:formula="of:=COM.MICROSOFT.IFS([.D174]=[.G174]; 1; [.D174]=[.F174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.7" calcext:value-type="float">
            <text:p>11.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COM.MICROSOFT.IFS([.F174] = 0; 1; AND([.F174]=5; [.C174]&gt;=20); 0; AND([.F174]=5; [.C174]&lt;20); 5; OR([.F174]&lt;&gt;0; [.F174]&lt;&gt;5); IF([.F174]&lt;&gt;[.F172]; [.F174]; [.F174]+1))" office:value-type="float" office:value="4" calcext:value-type="float">
            <text:p>4</text:p>
          </table:table-cell>
          <table:table-cell table:formula="of:=COM.MICROSOFT.IFS([.F175]=0; 0; [.G174]=0; IF([.B175]&gt;=10; &quot;C&quot;; &quot;S&quot;); [.G174]&lt;&gt;0; [.G174])" office:value-type="string" office:string-value="C" calcext:value-type="string">
            <text:p>C</text:p>
          </table:table-cell>
          <table:table-cell table:formula="of:=IF([.E175]=[.F175])" office:value-type="boolean" office:boolean-value="true" calcext:value-type="boolean">
            <text:p>TRUE</text:p>
          </table:table-cell>
          <table:table-cell table:formula="of:=COM.MICROSOFT.IFS([.D175]=[.G175]; 1; [.D175]=[.F175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.3" calcext:value-type="float">
            <text:p>12.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COM.MICROSOFT.IFS([.F175] = 0; 1; AND([.F175]=5; [.C175]&gt;=20); 0; AND([.F175]=5; [.C175]&lt;20); 5; OR([.F175]&lt;&gt;0; [.F175]&lt;&gt;5); IF([.F175]&lt;&gt;[.F173]; [.F175]; [.F175]+1))" office:value-type="float" office:value="4" calcext:value-type="float">
            <text:p>4</text:p>
          </table:table-cell>
          <table:table-cell table:formula="of:=COM.MICROSOFT.IFS([.F176]=0; 0; [.G175]=0; IF([.B176]&gt;=10; &quot;C&quot;; &quot;S&quot;); [.G175]&lt;&gt;0; [.G175])" office:value-type="string" office:string-value="C" calcext:value-type="string">
            <text:p>C</text:p>
          </table:table-cell>
          <table:table-cell table:formula="of:=IF([.E176]=[.F176])" office:value-type="boolean" office:boolean-value="true" calcext:value-type="boolean">
            <text:p>TRUE</text:p>
          </table:table-cell>
          <table:table-cell table:formula="of:=COM.MICROSOFT.IFS([.D176]=[.G176]; 1; [.D176]=[.F176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3.7" calcext:value-type="float">
            <text:p>13.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COM.MICROSOFT.IFS([.F176] = 0; 1; AND([.F176]=5; [.C176]&gt;=20); 0; AND([.F176]=5; [.C176]&lt;20); 5; OR([.F176]&lt;&gt;0; [.F176]&lt;&gt;5); IF([.F176]&lt;&gt;[.F174]; [.F176]; [.F176]+1))" office:value-type="float" office:value="4" calcext:value-type="float">
            <text:p>4</text:p>
          </table:table-cell>
          <table:table-cell table:formula="of:=COM.MICROSOFT.IFS([.F177]=0; 0; [.G176]=0; IF([.B177]&gt;=10; &quot;C&quot;; &quot;S&quot;); [.G176]&lt;&gt;0; [.G176])" office:value-type="string" office:string-value="C" calcext:value-type="string">
            <text:p>C</text:p>
          </table:table-cell>
          <table:table-cell table:formula="of:=IF([.E177]=[.F177])" office:value-type="boolean" office:boolean-value="true" calcext:value-type="boolean">
            <text:p>TRUE</text:p>
          </table:table-cell>
          <table:table-cell table:formula="of:=COM.MICROSOFT.IFS([.D177]=[.G177]; 1; [.D177]=[.F177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.2" calcext:value-type="float">
            <text:p>15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formula="of:=COM.MICROSOFT.IFS([.F177] = 0; 1; AND([.F177]=5; [.C177]&gt;=20); 0; AND([.F177]=5; [.C177]&lt;20); 5; OR([.F177]&lt;&gt;0; [.F177]&lt;&gt;5); IF([.F177]&lt;&gt;[.F175]; [.F177]; [.F177]+1))" office:value-type="float" office:value="5" calcext:value-type="float">
            <text:p>5</text:p>
          </table:table-cell>
          <table:table-cell table:formula="of:=COM.MICROSOFT.IFS([.F178]=0; 0; [.G177]=0; IF([.B178]&gt;=10; &quot;C&quot;; &quot;S&quot;); [.G177]&lt;&gt;0; [.G177])" office:value-type="string" office:string-value="C" calcext:value-type="string">
            <text:p>C</text:p>
          </table:table-cell>
          <table:table-cell table:formula="of:=IF([.E178]=[.F178])" office:value-type="boolean" office:boolean-value="true" calcext:value-type="boolean">
            <text:p>TRUE</text:p>
          </table:table-cell>
          <table:table-cell table:formula="of:=COM.MICROSOFT.IFS([.D178]=[.G178]; 1; [.D178]=[.F178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.9" calcext:value-type="float">
            <text:p>15.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IFS([.F178] = 0; 1; AND([.F178]=5; [.C178]&gt;=20); 0; AND([.F178]=5; [.C178]&lt;20); 5; OR([.F178]&lt;&gt;0; [.F178]&lt;&gt;5); IF([.F178]&lt;&gt;[.F176]; [.F178]; [.F178]+1))" office:value-type="float" office:value="0" calcext:value-type="float">
            <text:p>0</text:p>
          </table:table-cell>
          <table:table-cell table:formula="of:=COM.MICROSOFT.IFS([.F179]=0; 0; [.G178]=0; IF([.B179]&gt;=10; &quot;C&quot;; &quot;S&quot;); [.G178]&lt;&gt;0; [.G178])" office:value-type="float" office:value="0" calcext:value-type="float">
            <text:p>0</text:p>
          </table:table-cell>
          <table:table-cell table:formula="of:=IF([.E179]=[.F179])" office:value-type="boolean" office:boolean-value="true" calcext:value-type="boolean">
            <text:p>TRUE</text:p>
          </table:table-cell>
          <table:table-cell table:formula="of:=COM.MICROSOFT.IFS([.D179]=[.G179]; 1; [.D179]=[.F179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.1" calcext:value-type="float">
            <text:p>15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COM.MICROSOFT.IFS([.F179] = 0; 1; AND([.F179]=5; [.C179]&gt;=20); 0; AND([.F179]=5; [.C179]&lt;20); 5; OR([.F179]&lt;&gt;0; [.F179]&lt;&gt;5); IF([.F179]&lt;&gt;[.F177]; [.F179]; [.F179]+1))" office:value-type="float" office:value="1" calcext:value-type="float">
            <text:p>1</text:p>
          </table:table-cell>
          <table:table-cell table:formula="of:=COM.MICROSOFT.IFS([.F180]=0; 0; [.G179]=0; IF([.B180]&gt;=10; &quot;C&quot;; &quot;S&quot;); [.G179]&lt;&gt;0; [.G179])" office:value-type="string" office:string-value="C" calcext:value-type="string">
            <text:p>C</text:p>
          </table:table-cell>
          <table:table-cell table:formula="of:=IF([.E180]=[.F180])" office:value-type="boolean" office:boolean-value="true" calcext:value-type="boolean">
            <text:p>TRUE</text:p>
          </table:table-cell>
          <table:table-cell table:formula="of:=COM.MICROSOFT.IFS([.D180]=[.G180]; 1; [.D180]=[.F180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.9" calcext:value-type="float">
            <text:p>12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COM.MICROSOFT.IFS([.F180] = 0; 1; AND([.F180]=5; [.C180]&gt;=20); 0; AND([.F180]=5; [.C180]&lt;20); 5; OR([.F180]&lt;&gt;0; [.F180]&lt;&gt;5); IF([.F180]&lt;&gt;[.F178]; [.F180]; [.F180]+1))" office:value-type="float" office:value="1" calcext:value-type="float">
            <text:p>1</text:p>
          </table:table-cell>
          <table:table-cell table:formula="of:=COM.MICROSOFT.IFS([.F181]=0; 0; [.G180]=0; IF([.B181]&gt;=10; &quot;C&quot;; &quot;S&quot;); [.G180]&lt;&gt;0; [.G180])" office:value-type="string" office:string-value="C" calcext:value-type="string">
            <text:p>C</text:p>
          </table:table-cell>
          <table:table-cell table:formula="of:=IF([.E181]=[.F181])" office:value-type="boolean" office:boolean-value="true" calcext:value-type="boolean">
            <text:p>TRUE</text:p>
          </table:table-cell>
          <table:table-cell table:formula="of:=COM.MICROSOFT.IFS([.D181]=[.G181]; 1; [.D181]=[.F181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.6" calcext:value-type="float">
            <text:p>9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COM.MICROSOFT.IFS([.F181] = 0; 1; AND([.F181]=5; [.C181]&gt;=20); 0; AND([.F181]=5; [.C181]&lt;20); 5; OR([.F181]&lt;&gt;0; [.F181]&lt;&gt;5); IF([.F181]&lt;&gt;[.F179]; [.F181]; [.F181]+1))" office:value-type="float" office:value="1" calcext:value-type="float">
            <text:p>1</text:p>
          </table:table-cell>
          <table:table-cell table:formula="of:=COM.MICROSOFT.IFS([.F182]=0; 0; [.G181]=0; IF([.B182]&gt;=10; &quot;C&quot;; &quot;S&quot;); [.G181]&lt;&gt;0; [.G181])" office:value-type="string" office:string-value="C" calcext:value-type="string">
            <text:p>C</text:p>
          </table:table-cell>
          <table:table-cell table:formula="of:=IF([.E182]=[.F182])" office:value-type="boolean" office:boolean-value="true" calcext:value-type="boolean">
            <text:p>TRUE</text:p>
          </table:table-cell>
          <table:table-cell table:formula="of:=COM.MICROSOFT.IFS([.D182]=[.G182]; 1; [.D182]=[.F182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.9" calcext:value-type="float">
            <text:p>5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IFS([.F182] = 0; 1; AND([.F182]=5; [.C182]&gt;=20); 0; AND([.F182]=5; [.C182]&lt;20); 5; OR([.F182]&lt;&gt;0; [.F182]&lt;&gt;5); IF([.F182]&lt;&gt;[.F180]; [.F182]; [.F182]+1))" office:value-type="float" office:value="2" calcext:value-type="float">
            <text:p>2</text:p>
          </table:table-cell>
          <table:table-cell table:formula="of:=COM.MICROSOFT.IFS([.F183]=0; 0; [.G182]=0; IF([.B183]&gt;=10; &quot;C&quot;; &quot;S&quot;); [.G182]&lt;&gt;0; [.G182])" office:value-type="string" office:string-value="C" calcext:value-type="string">
            <text:p>C</text:p>
          </table:table-cell>
          <table:table-cell table:formula="of:=IF([.E183]=[.F183])" office:value-type="boolean" office:boolean-value="true" calcext:value-type="boolean">
            <text:p>TRUE</text:p>
          </table:table-cell>
          <table:table-cell table:formula="of:=COM.MICROSOFT.IFS([.D183]=[.G183]; 1; [.D183]=[.F183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.8" calcext:value-type="float">
            <text:p>2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IFS([.F183] = 0; 1; AND([.F183]=5; [.C183]&gt;=20); 0; AND([.F183]=5; [.C183]&lt;20); 5; OR([.F183]&lt;&gt;0; [.F183]&lt;&gt;5); IF([.F183]&lt;&gt;[.F181]; [.F183]; [.F183]+1))" office:value-type="float" office:value="2" calcext:value-type="float">
            <text:p>2</text:p>
          </table:table-cell>
          <table:table-cell table:formula="of:=COM.MICROSOFT.IFS([.F184]=0; 0; [.G183]=0; IF([.B184]&gt;=10; &quot;C&quot;; &quot;S&quot;); [.G183]&lt;&gt;0; [.G183])" office:value-type="string" office:string-value="C" calcext:value-type="string">
            <text:p>C</text:p>
          </table:table-cell>
          <table:table-cell table:formula="of:=IF([.E184]=[.F184])" office:value-type="boolean" office:boolean-value="true" calcext:value-type="boolean">
            <text:p>TRUE</text:p>
          </table:table-cell>
          <table:table-cell table:formula="of:=COM.MICROSOFT.IFS([.D184]=[.G184]; 1; [.D184]=[.F184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IFS([.F184] = 0; 1; AND([.F184]=5; [.C184]&gt;=20); 0; AND([.F184]=5; [.C184]&lt;20); 5; OR([.F184]&lt;&gt;0; [.F184]&lt;&gt;5); IF([.F184]&lt;&gt;[.F182]; [.F184]; [.F184]+1))" office:value-type="float" office:value="2" calcext:value-type="float">
            <text:p>2</text:p>
          </table:table-cell>
          <table:table-cell table:formula="of:=COM.MICROSOFT.IFS([.F185]=0; 0; [.G184]=0; IF([.B185]&gt;=10; &quot;C&quot;; &quot;S&quot;); [.G184]&lt;&gt;0; [.G184])" office:value-type="string" office:string-value="C" calcext:value-type="string">
            <text:p>C</text:p>
          </table:table-cell>
          <table:table-cell table:formula="of:=IF([.E185]=[.F185])" office:value-type="boolean" office:boolean-value="true" calcext:value-type="boolean">
            <text:p>TRUE</text:p>
          </table:table-cell>
          <table:table-cell table:formula="of:=COM.MICROSOFT.IFS([.D185]=[.G185]; 1; [.D185]=[.F185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" calcext:value-type="float">
            <text:p>0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COM.MICROSOFT.IFS([.F185] = 0; 1; AND([.F185]=5; [.C185]&gt;=20); 0; AND([.F185]=5; [.C185]&lt;20); 5; OR([.F185]&lt;&gt;0; [.F185]&lt;&gt;5); IF([.F185]&lt;&gt;[.F183]; [.F185]; [.F185]+1))" office:value-type="float" office:value="3" calcext:value-type="float">
            <text:p>3</text:p>
          </table:table-cell>
          <table:table-cell table:formula="of:=COM.MICROSOFT.IFS([.F186]=0; 0; [.G185]=0; IF([.B186]&gt;=10; &quot;C&quot;; &quot;S&quot;); [.G185]&lt;&gt;0; [.G185])" office:value-type="string" office:string-value="C" calcext:value-type="string">
            <text:p>C</text:p>
          </table:table-cell>
          <table:table-cell table:formula="of:=IF([.E186]=[.F186])" office:value-type="boolean" office:boolean-value="true" calcext:value-type="boolean">
            <text:p>TRUE</text:p>
          </table:table-cell>
          <table:table-cell table:formula="of:=COM.MICROSOFT.IFS([.D186]=[.G186]; 1; [.D186]=[.F186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COM.MICROSOFT.IFS([.F186] = 0; 1; AND([.F186]=5; [.C186]&gt;=20); 0; AND([.F186]=5; [.C186]&lt;20); 5; OR([.F186]&lt;&gt;0; [.F186]&lt;&gt;5); IF([.F186]&lt;&gt;[.F184]; [.F186]; [.F186]+1))" office:value-type="float" office:value="3" calcext:value-type="float">
            <text:p>3</text:p>
          </table:table-cell>
          <table:table-cell table:formula="of:=COM.MICROSOFT.IFS([.F187]=0; 0; [.G186]=0; IF([.B187]&gt;=10; &quot;C&quot;; &quot;S&quot;); [.G186]&lt;&gt;0; [.G186])" office:value-type="string" office:string-value="C" calcext:value-type="string">
            <text:p>C</text:p>
          </table:table-cell>
          <table:table-cell table:formula="of:=IF([.E187]=[.F187])" office:value-type="boolean" office:boolean-value="true" calcext:value-type="boolean">
            <text:p>TRUE</text:p>
          </table:table-cell>
          <table:table-cell table:formula="of:=COM.MICROSOFT.IFS([.D187]=[.G187]; 1; [.D187]=[.F187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COM.MICROSOFT.IFS([.F187] = 0; 1; AND([.F187]=5; [.C187]&gt;=20); 0; AND([.F187]=5; [.C187]&lt;20); 5; OR([.F187]&lt;&gt;0; [.F187]&lt;&gt;5); IF([.F187]&lt;&gt;[.F185]; [.F187]; [.F187]+1))" office:value-type="float" office:value="3" calcext:value-type="float">
            <text:p>3</text:p>
          </table:table-cell>
          <table:table-cell table:formula="of:=COM.MICROSOFT.IFS([.F188]=0; 0; [.G187]=0; IF([.B188]&gt;=10; &quot;C&quot;; &quot;S&quot;); [.G187]&lt;&gt;0; [.G187])" office:value-type="string" office:string-value="C" calcext:value-type="string">
            <text:p>C</text:p>
          </table:table-cell>
          <table:table-cell table:formula="of:=IF([.E188]=[.F188])" office:value-type="boolean" office:boolean-value="true" calcext:value-type="boolean">
            <text:p>TRUE</text:p>
          </table:table-cell>
          <table:table-cell table:formula="of:=COM.MICROSOFT.IFS([.D188]=[.G188]; 1; [.D188]=[.F188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.7" calcext:value-type="float">
            <text:p>7.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IFS([.F188] = 0; 1; AND([.F188]=5; [.C188]&gt;=20); 0; AND([.F188]=5; [.C188]&lt;20); 5; OR([.F188]&lt;&gt;0; [.F188]&lt;&gt;5); IF([.F188]&lt;&gt;[.F186]; [.F188]; [.F188]+1))" office:value-type="float" office:value="4" calcext:value-type="float">
            <text:p>4</text:p>
          </table:table-cell>
          <table:table-cell table:formula="of:=COM.MICROSOFT.IFS([.F189]=0; 0; [.G188]=0; IF([.B189]&gt;=10; &quot;C&quot;; &quot;S&quot;); [.G188]&lt;&gt;0; [.G188])" office:value-type="string" office:string-value="C" calcext:value-type="string">
            <text:p>C</text:p>
          </table:table-cell>
          <table:table-cell table:formula="of:=IF([.E189]=[.F189])" office:value-type="boolean" office:boolean-value="true" calcext:value-type="boolean">
            <text:p>TRUE</text:p>
          </table:table-cell>
          <table:table-cell table:formula="of:=COM.MICROSOFT.IFS([.D189]=[.G189]; 1; [.D189]=[.F189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.7" calcext:value-type="float">
            <text:p>9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IFS([.F189] = 0; 1; AND([.F189]=5; [.C189]&gt;=20); 0; AND([.F189]=5; [.C189]&lt;20); 5; OR([.F189]&lt;&gt;0; [.F189]&lt;&gt;5); IF([.F189]&lt;&gt;[.F187]; [.F189]; [.F189]+1))" office:value-type="float" office:value="4" calcext:value-type="float">
            <text:p>4</text:p>
          </table:table-cell>
          <table:table-cell table:formula="of:=COM.MICROSOFT.IFS([.F190]=0; 0; [.G189]=0; IF([.B190]&gt;=10; &quot;C&quot;; &quot;S&quot;); [.G189]&lt;&gt;0; [.G189])" office:value-type="string" office:string-value="C" calcext:value-type="string">
            <text:p>C</text:p>
          </table:table-cell>
          <table:table-cell table:formula="of:=IF([.E190]=[.F190])" office:value-type="boolean" office:boolean-value="true" calcext:value-type="boolean">
            <text:p>TRUE</text:p>
          </table:table-cell>
          <table:table-cell table:formula="of:=COM.MICROSOFT.IFS([.D190]=[.G190]; 1; [.D190]=[.F190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.4" calcext:value-type="float">
            <text:p>10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IFS([.F190] = 0; 1; AND([.F190]=5; [.C190]&gt;=20); 0; AND([.F190]=5; [.C190]&lt;20); 5; OR([.F190]&lt;&gt;0; [.F190]&lt;&gt;5); IF([.F190]&lt;&gt;[.F188]; [.F190]; [.F190]+1))" office:value-type="float" office:value="4" calcext:value-type="float">
            <text:p>4</text:p>
          </table:table-cell>
          <table:table-cell table:formula="of:=COM.MICROSOFT.IFS([.F191]=0; 0; [.G190]=0; IF([.B191]&gt;=10; &quot;C&quot;; &quot;S&quot;); [.G190]&lt;&gt;0; [.G190])" office:value-type="string" office:string-value="C" calcext:value-type="string">
            <text:p>C</text:p>
          </table:table-cell>
          <table:table-cell table:formula="of:=IF([.E191]=[.F191])" office:value-type="boolean" office:boolean-value="true" calcext:value-type="boolean">
            <text:p>TRUE</text:p>
          </table:table-cell>
          <table:table-cell table:formula="of:=COM.MICROSOFT.IFS([.D191]=[.G191]; 1; [.D191]=[.F191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.7" calcext:value-type="float">
            <text:p>9.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COM.MICROSOFT.IFS([.F191] = 0; 1; AND([.F191]=5; [.C191]&gt;=20); 0; AND([.F191]=5; [.C191]&lt;20); 5; OR([.F191]&lt;&gt;0; [.F191]&lt;&gt;5); IF([.F191]&lt;&gt;[.F189]; [.F191]; [.F191]+1))" office:value-type="float" office:value="5" calcext:value-type="float">
            <text:p>5</text:p>
          </table:table-cell>
          <table:table-cell table:formula="of:=COM.MICROSOFT.IFS([.F192]=0; 0; [.G191]=0; IF([.B192]&gt;=10; &quot;C&quot;; &quot;S&quot;); [.G191]&lt;&gt;0; [.G191])" office:value-type="string" office:string-value="C" calcext:value-type="string">
            <text:p>C</text:p>
          </table:table-cell>
          <table:table-cell table:formula="of:=IF([.E192]=[.F192])" office:value-type="boolean" office:boolean-value="true" calcext:value-type="boolean">
            <text:p>TRUE</text:p>
          </table:table-cell>
          <table:table-cell table:formula="of:=COM.MICROSOFT.IFS([.D192]=[.G192]; 1; [.D192]=[.F192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IFS([.F192] = 0; 1; AND([.F192]=5; [.C192]&gt;=20); 0; AND([.F192]=5; [.C192]&lt;20); 5; OR([.F192]&lt;&gt;0; [.F192]&lt;&gt;5); IF([.F192]&lt;&gt;[.F190]; [.F192]; [.F192]+1))" office:value-type="float" office:value="0" calcext:value-type="float">
            <text:p>0</text:p>
          </table:table-cell>
          <table:table-cell table:formula="of:=COM.MICROSOFT.IFS([.F193]=0; 0; [.G192]=0; IF([.B193]&gt;=10; &quot;C&quot;; &quot;S&quot;); [.G192]&lt;&gt;0; [.G192])" office:value-type="float" office:value="0" calcext:value-type="float">
            <text:p>0</text:p>
          </table:table-cell>
          <table:table-cell table:formula="of:=IF([.E193]=[.F193])" office:value-type="boolean" office:boolean-value="true" calcext:value-type="boolean">
            <text:p>TRUE</text:p>
          </table:table-cell>
          <table:table-cell table:formula="of:=COM.MICROSOFT.IFS([.D193]=[.G193]; 1; [.D193]=[.F193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COM.MICROSOFT.IFS([.F193] = 0; 1; AND([.F193]=5; [.C193]&gt;=20); 0; AND([.F193]=5; [.C193]&lt;20); 5; OR([.F193]&lt;&gt;0; [.F193]&lt;&gt;5); IF([.F193]&lt;&gt;[.F191]; [.F193]; [.F193]+1))" office:value-type="float" office:value="1" calcext:value-type="float">
            <text:p>1</text:p>
          </table:table-cell>
          <table:table-cell table:formula="of:=COM.MICROSOFT.IFS([.F194]=0; 0; [.G193]=0; IF([.B194]&gt;=10; &quot;C&quot;; &quot;S&quot;); [.G193]&lt;&gt;0; [.G193])" office:value-type="string" office:string-value="S" calcext:value-type="string">
            <text:p>S</text:p>
          </table:table-cell>
          <table:table-cell table:formula="of:=IF([.E194]=[.F194])" office:value-type="boolean" office:boolean-value="true" calcext:value-type="boolean">
            <text:p>TRUE</text:p>
          </table:table-cell>
          <table:table-cell table:formula="of:=COM.MICROSOFT.IFS([.D194]=[.G194]; 1; [.D194]=[.F194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.4" calcext:value-type="float">
            <text:p>4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COM.MICROSOFT.IFS([.F194] = 0; 1; AND([.F194]=5; [.C194]&gt;=20); 0; AND([.F194]=5; [.C194]&lt;20); 5; OR([.F194]&lt;&gt;0; [.F194]&lt;&gt;5); IF([.F194]&lt;&gt;[.F192]; [.F194]; [.F194]+1))" office:value-type="float" office:value="1" calcext:value-type="float">
            <text:p>1</text:p>
          </table:table-cell>
          <table:table-cell table:formula="of:=COM.MICROSOFT.IFS([.F195]=0; 0; [.G194]=0; IF([.B195]&gt;=10; &quot;C&quot;; &quot;S&quot;); [.G194]&lt;&gt;0; [.G194])" office:value-type="string" office:string-value="S" calcext:value-type="string">
            <text:p>S</text:p>
          </table:table-cell>
          <table:table-cell table:formula="of:=IF([.E195]=[.F195])" office:value-type="boolean" office:boolean-value="true" calcext:value-type="boolean">
            <text:p>TRUE</text:p>
          </table:table-cell>
          <table:table-cell table:formula="of:=COM.MICROSOFT.IFS([.D195]=[.G195]; 1; [.D195]=[.F195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.2" calcext:value-type="float">
            <text:p>4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COM.MICROSOFT.IFS([.F195] = 0; 1; AND([.F195]=5; [.C195]&gt;=20); 0; AND([.F195]=5; [.C195]&lt;20); 5; OR([.F195]&lt;&gt;0; [.F195]&lt;&gt;5); IF([.F195]&lt;&gt;[.F193]; [.F195]; [.F195]+1))" office:value-type="float" office:value="1" calcext:value-type="float">
            <text:p>1</text:p>
          </table:table-cell>
          <table:table-cell table:formula="of:=COM.MICROSOFT.IFS([.F196]=0; 0; [.G195]=0; IF([.B196]&gt;=10; &quot;C&quot;; &quot;S&quot;); [.G195]&lt;&gt;0; [.G195])" office:value-type="string" office:string-value="S" calcext:value-type="string">
            <text:p>S</text:p>
          </table:table-cell>
          <table:table-cell table:formula="of:=IF([.E196]=[.F196])" office:value-type="boolean" office:boolean-value="true" calcext:value-type="boolean">
            <text:p>TRUE</text:p>
          </table:table-cell>
          <table:table-cell table:formula="of:=COM.MICROSOFT.IFS([.D196]=[.G196]; 1; [.D196]=[.F196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.6" calcext:value-type="float">
            <text:p>5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COM.MICROSOFT.IFS([.F196] = 0; 1; AND([.F196]=5; [.C196]&gt;=20); 0; AND([.F196]=5; [.C196]&lt;20); 5; OR([.F196]&lt;&gt;0; [.F196]&lt;&gt;5); IF([.F196]&lt;&gt;[.F194]; [.F196]; [.F196]+1))" office:value-type="float" office:value="2" calcext:value-type="float">
            <text:p>2</text:p>
          </table:table-cell>
          <table:table-cell table:formula="of:=COM.MICROSOFT.IFS([.F197]=0; 0; [.G196]=0; IF([.B197]&gt;=10; &quot;C&quot;; &quot;S&quot;); [.G196]&lt;&gt;0; [.G196])" office:value-type="string" office:string-value="S" calcext:value-type="string">
            <text:p>S</text:p>
          </table:table-cell>
          <table:table-cell table:formula="of:=IF([.E197]=[.F197])" office:value-type="boolean" office:boolean-value="true" calcext:value-type="boolean">
            <text:p>TRUE</text:p>
          </table:table-cell>
          <table:table-cell table:formula="of:=COM.MICROSOFT.IFS([.D197]=[.G197]; 1; [.D197]=[.F197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.6" calcext:value-type="float">
            <text:p>8.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COM.MICROSOFT.IFS([.F197] = 0; 1; AND([.F197]=5; [.C197]&gt;=20); 0; AND([.F197]=5; [.C197]&lt;20); 5; OR([.F197]&lt;&gt;0; [.F197]&lt;&gt;5); IF([.F197]&lt;&gt;[.F195]; [.F197]; [.F197]+1))" office:value-type="float" office:value="2" calcext:value-type="float">
            <text:p>2</text:p>
          </table:table-cell>
          <table:table-cell table:formula="of:=COM.MICROSOFT.IFS([.F198]=0; 0; [.G197]=0; IF([.B198]&gt;=10; &quot;C&quot;; &quot;S&quot;); [.G197]&lt;&gt;0; [.G197])" office:value-type="string" office:string-value="S" calcext:value-type="string">
            <text:p>S</text:p>
          </table:table-cell>
          <table:table-cell table:formula="of:=IF([.E198]=[.F198])" office:value-type="boolean" office:boolean-value="true" calcext:value-type="boolean">
            <text:p>TRUE</text:p>
          </table:table-cell>
          <table:table-cell table:formula="of:=COM.MICROSOFT.IFS([.D198]=[.G198]; 1; [.D198]=[.F198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.5" calcext:value-type="float">
            <text:p>12.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COM.MICROSOFT.IFS([.F198] = 0; 1; AND([.F198]=5; [.C198]&gt;=20); 0; AND([.F198]=5; [.C198]&lt;20); 5; OR([.F198]&lt;&gt;0; [.F198]&lt;&gt;5); IF([.F198]&lt;&gt;[.F196]; [.F198]; [.F198]+1))" office:value-type="float" office:value="2" calcext:value-type="float">
            <text:p>2</text:p>
          </table:table-cell>
          <table:table-cell table:formula="of:=COM.MICROSOFT.IFS([.F199]=0; 0; [.G198]=0; IF([.B199]&gt;=10; &quot;C&quot;; &quot;S&quot;); [.G198]&lt;&gt;0; [.G198])" office:value-type="string" office:string-value="S" calcext:value-type="string">
            <text:p>S</text:p>
          </table:table-cell>
          <table:table-cell table:formula="of:=IF([.E199]=[.F199])" office:value-type="boolean" office:boolean-value="true" calcext:value-type="boolean">
            <text:p>TRUE</text:p>
          </table:table-cell>
          <table:table-cell table:formula="of:=COM.MICROSOFT.IFS([.D199]=[.G199]; 1; [.D199]=[.F199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6.4" calcext:value-type="float">
            <text:p>16.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COM.MICROSOFT.IFS([.F199] = 0; 1; AND([.F199]=5; [.C199]&gt;=20); 0; AND([.F199]=5; [.C199]&lt;20); 5; OR([.F199]&lt;&gt;0; [.F199]&lt;&gt;5); IF([.F199]&lt;&gt;[.F197]; [.F199]; [.F199]+1))" office:value-type="float" office:value="3" calcext:value-type="float">
            <text:p>3</text:p>
          </table:table-cell>
          <table:table-cell table:formula="of:=COM.MICROSOFT.IFS([.F200]=0; 0; [.G199]=0; IF([.B200]&gt;=10; &quot;C&quot;; &quot;S&quot;); [.G199]&lt;&gt;0; [.G199])" office:value-type="string" office:string-value="S" calcext:value-type="string">
            <text:p>S</text:p>
          </table:table-cell>
          <table:table-cell table:formula="of:=IF([.E200]=[.F200])" office:value-type="boolean" office:boolean-value="true" calcext:value-type="boolean">
            <text:p>TRUE</text:p>
          </table:table-cell>
          <table:table-cell table:formula="of:=COM.MICROSOFT.IFS([.D200]=[.G200]; 1; [.D200]=[.F200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.5" calcext:value-type="float">
            <text:p>19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COM.MICROSOFT.IFS([.F200] = 0; 1; AND([.F200]=5; [.C200]&gt;=20); 0; AND([.F200]=5; [.C200]&lt;20); 5; OR([.F200]&lt;&gt;0; [.F200]&lt;&gt;5); IF([.F200]&lt;&gt;[.F198]; [.F200]; [.F200]+1))" office:value-type="float" office:value="3" calcext:value-type="float">
            <text:p>3</text:p>
          </table:table-cell>
          <table:table-cell table:formula="of:=COM.MICROSOFT.IFS([.F201]=0; 0; [.G200]=0; IF([.B201]&gt;=10; &quot;C&quot;; &quot;S&quot;); [.G200]&lt;&gt;0; [.G200])" office:value-type="string" office:string-value="S" calcext:value-type="string">
            <text:p>S</text:p>
          </table:table-cell>
          <table:table-cell table:formula="of:=IF([.E201]=[.F201])" office:value-type="boolean" office:boolean-value="true" calcext:value-type="boolean">
            <text:p>TRUE</text:p>
          </table:table-cell>
          <table:table-cell table:formula="of:=COM.MICROSOFT.IFS([.D201]=[.G201]; 1; [.D201]=[.F201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1.2" calcext:value-type="float">
            <text:p>2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COM.MICROSOFT.IFS([.F201] = 0; 1; AND([.F201]=5; [.C201]&gt;=20); 0; AND([.F201]=5; [.C201]&lt;20); 5; OR([.F201]&lt;&gt;0; [.F201]&lt;&gt;5); IF([.F201]&lt;&gt;[.F199]; [.F201]; [.F201]+1))" office:value-type="float" office:value="3" calcext:value-type="float">
            <text:p>3</text:p>
          </table:table-cell>
          <table:table-cell table:formula="of:=COM.MICROSOFT.IFS([.F202]=0; 0; [.G201]=0; IF([.B202]&gt;=10; &quot;C&quot;; &quot;S&quot;); [.G201]&lt;&gt;0; [.G201])" office:value-type="string" office:string-value="S" calcext:value-type="string">
            <text:p>S</text:p>
          </table:table-cell>
          <table:table-cell table:formula="of:=IF([.E202]=[.F202])" office:value-type="boolean" office:boolean-value="true" calcext:value-type="boolean">
            <text:p>TRUE</text:p>
          </table:table-cell>
          <table:table-cell table:formula="of:=COM.MICROSOFT.IFS([.D202]=[.G202]; 1; [.D202]=[.F202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.3" calcext:value-type="float">
            <text:p>21.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COM.MICROSOFT.IFS([.F202] = 0; 1; AND([.F202]=5; [.C202]&gt;=20); 0; AND([.F202]=5; [.C202]&lt;20); 5; OR([.F202]&lt;&gt;0; [.F202]&lt;&gt;5); IF([.F202]&lt;&gt;[.F200]; [.F202]; [.F202]+1))" office:value-type="float" office:value="4" calcext:value-type="float">
            <text:p>4</text:p>
          </table:table-cell>
          <table:table-cell table:formula="of:=COM.MICROSOFT.IFS([.F203]=0; 0; [.G202]=0; IF([.B203]&gt;=10; &quot;C&quot;; &quot;S&quot;); [.G202]&lt;&gt;0; [.G202])" office:value-type="string" office:string-value="S" calcext:value-type="string">
            <text:p>S</text:p>
          </table:table-cell>
          <table:table-cell table:formula="of:=IF([.E203]=[.F203])" office:value-type="boolean" office:boolean-value="true" calcext:value-type="boolean">
            <text:p>TRUE</text:p>
          </table:table-cell>
          <table:table-cell table:formula="of:=COM.MICROSOFT.IFS([.D203]=[.G203]; 1; [.D203]=[.F203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.1" calcext:value-type="float">
            <text:p>20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COM.MICROSOFT.IFS([.F203] = 0; 1; AND([.F203]=5; [.C203]&gt;=20); 0; AND([.F203]=5; [.C203]&lt;20); 5; OR([.F203]&lt;&gt;0; [.F203]&lt;&gt;5); IF([.F203]&lt;&gt;[.F201]; [.F203]; [.F203]+1))" office:value-type="float" office:value="4" calcext:value-type="float">
            <text:p>4</text:p>
          </table:table-cell>
          <table:table-cell table:formula="of:=COM.MICROSOFT.IFS([.F204]=0; 0; [.G203]=0; IF([.B204]&gt;=10; &quot;C&quot;; &quot;S&quot;); [.G203]&lt;&gt;0; [.G203])" office:value-type="string" office:string-value="S" calcext:value-type="string">
            <text:p>S</text:p>
          </table:table-cell>
          <table:table-cell table:formula="of:=IF([.E204]=[.F204])" office:value-type="boolean" office:boolean-value="true" calcext:value-type="boolean">
            <text:p>TRUE</text:p>
          </table:table-cell>
          <table:table-cell table:formula="of:=COM.MICROSOFT.IFS([.D204]=[.G204]; 1; [.D204]=[.F204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8.4" calcext:value-type="float">
            <text:p>18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COM.MICROSOFT.IFS([.F204] = 0; 1; AND([.F204]=5; [.C204]&gt;=20); 0; AND([.F204]=5; [.C204]&lt;20); 5; OR([.F204]&lt;&gt;0; [.F204]&lt;&gt;5); IF([.F204]&lt;&gt;[.F202]; [.F204]; [.F204]+1))" office:value-type="float" office:value="4" calcext:value-type="float">
            <text:p>4</text:p>
          </table:table-cell>
          <table:table-cell table:formula="of:=COM.MICROSOFT.IFS([.F205]=0; 0; [.G204]=0; IF([.B205]&gt;=10; &quot;C&quot;; &quot;S&quot;); [.G204]&lt;&gt;0; [.G204])" office:value-type="string" office:string-value="S" calcext:value-type="string">
            <text:p>S</text:p>
          </table:table-cell>
          <table:table-cell table:formula="of:=IF([.E205]=[.F205])" office:value-type="boolean" office:boolean-value="true" calcext:value-type="boolean">
            <text:p>TRUE</text:p>
          </table:table-cell>
          <table:table-cell table:formula="of:=COM.MICROSOFT.IFS([.D205]=[.G205]; 1; [.D205]=[.F205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7.1" calcext:value-type="float">
            <text:p>17.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formula="of:=COM.MICROSOFT.IFS([.F205] = 0; 1; AND([.F205]=5; [.C205]&gt;=20); 0; AND([.F205]=5; [.C205]&lt;20); 5; OR([.F205]&lt;&gt;0; [.F205]&lt;&gt;5); IF([.F205]&lt;&gt;[.F203]; [.F205]; [.F205]+1))" office:value-type="float" office:value="5" calcext:value-type="float">
            <text:p>5</text:p>
          </table:table-cell>
          <table:table-cell table:formula="of:=COM.MICROSOFT.IFS([.F206]=0; 0; [.G205]=0; IF([.B206]&gt;=10; &quot;C&quot;; &quot;S&quot;); [.G205]&lt;&gt;0; [.G205])" office:value-type="string" office:string-value="S" calcext:value-type="string">
            <text:p>S</text:p>
          </table:table-cell>
          <table:table-cell table:formula="of:=IF([.E206]=[.F206])" office:value-type="boolean" office:boolean-value="true" calcext:value-type="boolean">
            <text:p>TRUE</text:p>
          </table:table-cell>
          <table:table-cell table:formula="of:=COM.MICROSOFT.IFS([.D206]=[.G206]; 1; [.D206]=[.F206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.9" calcext:value-type="float">
            <text:p>16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formula="of:=COM.MICROSOFT.IFS([.F206] = 0; 1; AND([.F206]=5; [.C206]&gt;=20); 0; AND([.F206]=5; [.C206]&lt;20); 5; OR([.F206]&lt;&gt;0; [.F206]&lt;&gt;5); IF([.F206]&lt;&gt;[.F204]; [.F206]; [.F206]+1))" office:value-type="float" office:value="5" calcext:value-type="float">
            <text:p>5</text:p>
          </table:table-cell>
          <table:table-cell table:formula="of:=COM.MICROSOFT.IFS([.F207]=0; 0; [.G206]=0; IF([.B207]&gt;=10; &quot;C&quot;; &quot;S&quot;); [.G206]&lt;&gt;0; [.G206])" office:value-type="string" office:string-value="S" calcext:value-type="string">
            <text:p>S</text:p>
          </table:table-cell>
          <table:table-cell table:formula="of:=IF([.E207]=[.F207])" office:value-type="boolean" office:boolean-value="true" calcext:value-type="boolean">
            <text:p>TRUE</text:p>
          </table:table-cell>
          <table:table-cell table:formula="of:=COM.MICROSOFT.IFS([.D207]=[.G207]; 1; [.D207]=[.F207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8.2" calcext:value-type="float">
            <text:p>18.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formula="of:=COM.MICROSOFT.IFS([.F207] = 0; 1; AND([.F207]=5; [.C207]&gt;=20); 0; AND([.F207]=5; [.C207]&lt;20); 5; OR([.F207]&lt;&gt;0; [.F207]&lt;&gt;5); IF([.F207]&lt;&gt;[.F205]; [.F207]; [.F207]+1))" office:value-type="float" office:value="5" calcext:value-type="float">
            <text:p>5</text:p>
          </table:table-cell>
          <table:table-cell table:formula="of:=COM.MICROSOFT.IFS([.F208]=0; 0; [.G207]=0; IF([.B208]&gt;=10; &quot;C&quot;; &quot;S&quot;); [.G207]&lt;&gt;0; [.G207])" office:value-type="string" office:string-value="S" calcext:value-type="string">
            <text:p>S</text:p>
          </table:table-cell>
          <table:table-cell table:formula="of:=IF([.E208]=[.F208])" office:value-type="boolean" office:boolean-value="true" calcext:value-type="boolean">
            <text:p>TRUE</text:p>
          </table:table-cell>
          <table:table-cell table:formula="of:=COM.MICROSOFT.IFS([.D208]=[.G208]; 1; [.D208]=[.F208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.7" calcext:value-type="float">
            <text:p>20.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formula="of:=COM.MICROSOFT.IFS([.F208] = 0; 1; AND([.F208]=5; [.C208]&gt;=20); 0; AND([.F208]=5; [.C208]&lt;20); 5; OR([.F208]&lt;&gt;0; [.F208]&lt;&gt;5); IF([.F208]&lt;&gt;[.F206]; [.F208]; [.F208]+1))" office:value-type="float" office:value="5" calcext:value-type="float">
            <text:p>5</text:p>
          </table:table-cell>
          <table:table-cell table:formula="of:=COM.MICROSOFT.IFS([.F209]=0; 0; [.G208]=0; IF([.B209]&gt;=10; &quot;C&quot;; &quot;S&quot;); [.G208]&lt;&gt;0; [.G208])" office:value-type="string" office:string-value="S" calcext:value-type="string">
            <text:p>S</text:p>
          </table:table-cell>
          <table:table-cell table:formula="of:=IF([.E209]=[.F209])" office:value-type="boolean" office:boolean-value="true" calcext:value-type="boolean">
            <text:p>TRUE</text:p>
          </table:table-cell>
          <table:table-cell table:formula="of:=COM.MICROSOFT.IFS([.D209]=[.G209]; 1; [.D209]=[.F209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formula="of:=COM.MICROSOFT.IFS([.F209] = 0; 1; AND([.F209]=5; [.C209]&gt;=20); 0; AND([.F209]=5; [.C209]&lt;20); 5; OR([.F209]&lt;&gt;0; [.F209]&lt;&gt;5); IF([.F209]&lt;&gt;[.F207]; [.F209]; [.F209]+1))" office:value-type="float" office:value="5" calcext:value-type="float">
            <text:p>5</text:p>
          </table:table-cell>
          <table:table-cell table:formula="of:=COM.MICROSOFT.IFS([.F210]=0; 0; [.G209]=0; IF([.B210]&gt;=10; &quot;C&quot;; &quot;S&quot;); [.G209]&lt;&gt;0; [.G209])" office:value-type="string" office:string-value="S" calcext:value-type="string">
            <text:p>S</text:p>
          </table:table-cell>
          <table:table-cell table:formula="of:=IF([.E210]=[.F210])" office:value-type="boolean" office:boolean-value="true" calcext:value-type="boolean">
            <text:p>TRUE</text:p>
          </table:table-cell>
          <table:table-cell table:formula="of:=COM.MICROSOFT.IFS([.D210]=[.G210]; 1; [.D210]=[.F210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7.2" calcext:value-type="float">
            <text:p>27.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formula="of:=COM.MICROSOFT.IFS([.F210] = 0; 1; AND([.F210]=5; [.C210]&gt;=20); 0; AND([.F210]=5; [.C210]&lt;20); 5; OR([.F210]&lt;&gt;0; [.F210]&lt;&gt;5); IF([.F210]&lt;&gt;[.F208]; [.F210]; [.F210]+1))" office:value-type="float" office:value="5" calcext:value-type="float">
            <text:p>5</text:p>
          </table:table-cell>
          <table:table-cell table:formula="of:=COM.MICROSOFT.IFS([.F211]=0; 0; [.G210]=0; IF([.B211]&gt;=10; &quot;C&quot;; &quot;S&quot;); [.G210]&lt;&gt;0; [.G210])" office:value-type="string" office:string-value="S" calcext:value-type="string">
            <text:p>S</text:p>
          </table:table-cell>
          <table:table-cell table:formula="of:=IF([.E211]=[.F211])" office:value-type="boolean" office:boolean-value="true" calcext:value-type="boolean">
            <text:p>TRUE</text:p>
          </table:table-cell>
          <table:table-cell table:formula="of:=COM.MICROSOFT.IFS([.D211]=[.G211]; 1; [.D211]=[.F211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9.4" calcext:value-type="float">
            <text:p>29.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IFS([.F211] = 0; 1; AND([.F211]=5; [.C211]&gt;=20); 0; AND([.F211]=5; [.C211]&lt;20); 5; OR([.F211]&lt;&gt;0; [.F211]&lt;&gt;5); IF([.F211]&lt;&gt;[.F209]; [.F211]; [.F211]+1))" office:value-type="float" office:value="0" calcext:value-type="float">
            <text:p>0</text:p>
          </table:table-cell>
          <table:table-cell table:formula="of:=COM.MICROSOFT.IFS([.F212]=0; 0; [.G211]=0; IF([.B212]&gt;=10; &quot;C&quot;; &quot;S&quot;); [.G211]&lt;&gt;0; [.G211])" office:value-type="float" office:value="0" calcext:value-type="float">
            <text:p>0</text:p>
          </table:table-cell>
          <table:table-cell table:formula="of:=IF([.E212]=[.F212])" office:value-type="boolean" office:boolean-value="true" calcext:value-type="boolean">
            <text:p>TRUE</text:p>
          </table:table-cell>
          <table:table-cell table:formula="of:=COM.MICROSOFT.IFS([.D212]=[.G212]; 1; [.D212]=[.F212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9.9" calcext:value-type="float">
            <text:p>29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COM.MICROSOFT.IFS([.F212] = 0; 1; AND([.F212]=5; [.C212]&gt;=20); 0; AND([.F212]=5; [.C212]&lt;20); 5; OR([.F212]&lt;&gt;0; [.F212]&lt;&gt;5); IF([.F212]&lt;&gt;[.F210]; [.F212]; [.F212]+1))" office:value-type="float" office:value="1" calcext:value-type="float">
            <text:p>1</text:p>
          </table:table-cell>
          <table:table-cell table:formula="of:=COM.MICROSOFT.IFS([.F213]=0; 0; [.G212]=0; IF([.B213]&gt;=10; &quot;C&quot;; &quot;S&quot;); [.G212]&lt;&gt;0; [.G212])" office:value-type="string" office:string-value="C" calcext:value-type="string">
            <text:p>C</text:p>
          </table:table-cell>
          <table:table-cell table:formula="of:=IF([.E213]=[.F213])" office:value-type="boolean" office:boolean-value="true" calcext:value-type="boolean">
            <text:p>TRUE</text:p>
          </table:table-cell>
          <table:table-cell table:formula="of:=COM.MICROSOFT.IFS([.D213]=[.G213]; 1; [.D213]=[.F213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8.8" calcext:value-type="float">
            <text:p>28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COM.MICROSOFT.IFS([.F213] = 0; 1; AND([.F213]=5; [.C213]&gt;=20); 0; AND([.F213]=5; [.C213]&lt;20); 5; OR([.F213]&lt;&gt;0; [.F213]&lt;&gt;5); IF([.F213]&lt;&gt;[.F211]; [.F213]; [.F213]+1))" office:value-type="float" office:value="1" calcext:value-type="float">
            <text:p>1</text:p>
          </table:table-cell>
          <table:table-cell table:formula="of:=COM.MICROSOFT.IFS([.F214]=0; 0; [.G213]=0; IF([.B214]&gt;=10; &quot;C&quot;; &quot;S&quot;); [.G213]&lt;&gt;0; [.G213])" office:value-type="string" office:string-value="C" calcext:value-type="string">
            <text:p>C</text:p>
          </table:table-cell>
          <table:table-cell table:formula="of:=IF([.E214]=[.F214])" office:value-type="boolean" office:boolean-value="true" calcext:value-type="boolean">
            <text:p>TRUE</text:p>
          </table:table-cell>
          <table:table-cell table:formula="of:=COM.MICROSOFT.IFS([.D214]=[.G214]; 1; [.D214]=[.F214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6.2" calcext:value-type="float">
            <text:p>26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COM.MICROSOFT.IFS([.F214] = 0; 1; AND([.F214]=5; [.C214]&gt;=20); 0; AND([.F214]=5; [.C214]&lt;20); 5; OR([.F214]&lt;&gt;0; [.F214]&lt;&gt;5); IF([.F214]&lt;&gt;[.F212]; [.F214]; [.F214]+1))" office:value-type="float" office:value="1" calcext:value-type="float">
            <text:p>1</text:p>
          </table:table-cell>
          <table:table-cell table:formula="of:=COM.MICROSOFT.IFS([.F215]=0; 0; [.G214]=0; IF([.B215]&gt;=10; &quot;C&quot;; &quot;S&quot;); [.G214]&lt;&gt;0; [.G214])" office:value-type="string" office:string-value="C" calcext:value-type="string">
            <text:p>C</text:p>
          </table:table-cell>
          <table:table-cell table:formula="of:=IF([.E215]=[.F215])" office:value-type="boolean" office:boolean-value="true" calcext:value-type="boolean">
            <text:p>TRUE</text:p>
          </table:table-cell>
          <table:table-cell table:formula="of:=COM.MICROSOFT.IFS([.D215]=[.G215]; 1; [.D215]=[.F215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3.1" calcext:value-type="float">
            <text:p>23.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COM.MICROSOFT.IFS([.F215] = 0; 1; AND([.F215]=5; [.C215]&gt;=20); 0; AND([.F215]=5; [.C215]&lt;20); 5; OR([.F215]&lt;&gt;0; [.F215]&lt;&gt;5); IF([.F215]&lt;&gt;[.F213]; [.F215]; [.F215]+1))" office:value-type="float" office:value="2" calcext:value-type="float">
            <text:p>2</text:p>
          </table:table-cell>
          <table:table-cell table:formula="of:=COM.MICROSOFT.IFS([.F216]=0; 0; [.G215]=0; IF([.B216]&gt;=10; &quot;C&quot;; &quot;S&quot;); [.G215]&lt;&gt;0; [.G215])" office:value-type="string" office:string-value="C" calcext:value-type="string">
            <text:p>C</text:p>
          </table:table-cell>
          <table:table-cell table:formula="of:=IF([.E216]=[.F216])" office:value-type="boolean" office:boolean-value="false" calcext:value-type="boolean">
            <text:p>FALSE</text:p>
          </table:table-cell>
          <table:table-cell table:formula="of:=COM.MICROSOFT.IFS([.D216]=[.G216]; 1; [.D216]=[.F216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.3" calcext:value-type="float">
            <text:p>2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IFS([.F216] = 0; 1; AND([.F216]=5; [.C216]&gt;=20); 0; AND([.F216]=5; [.C216]&lt;20); 5; OR([.F216]&lt;&gt;0; [.F216]&lt;&gt;5); IF([.F216]&lt;&gt;[.F214]; [.F216]; [.F216]+1))" office:value-type="float" office:value="2" calcext:value-type="float">
            <text:p>2</text:p>
          </table:table-cell>
          <table:table-cell table:formula="of:=COM.MICROSOFT.IFS([.F217]=0; 0; [.G216]=0; IF([.B217]&gt;=10; &quot;C&quot;; &quot;S&quot;); [.G216]&lt;&gt;0; [.G216])" office:value-type="string" office:string-value="C" calcext:value-type="string">
            <text:p>C</text:p>
          </table:table-cell>
          <table:table-cell table:formula="of:=IF([.E217]=[.F217])" office:value-type="boolean" office:boolean-value="true" calcext:value-type="boolean">
            <text:p>TRUE</text:p>
          </table:table-cell>
          <table:table-cell table:formula="of:=COM.MICROSOFT.IFS([.D217]=[.G217]; 1; [.D217]=[.F217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8.5" calcext:value-type="float">
            <text:p>18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IFS([.F217] = 0; 1; AND([.F217]=5; [.C217]&gt;=20); 0; AND([.F217]=5; [.C217]&lt;20); 5; OR([.F217]&lt;&gt;0; [.F217]&lt;&gt;5); IF([.F217]&lt;&gt;[.F215]; [.F217]; [.F217]+1))" office:value-type="float" office:value="2" calcext:value-type="float">
            <text:p>2</text:p>
          </table:table-cell>
          <table:table-cell table:formula="of:=COM.MICROSOFT.IFS([.F218]=0; 0; [.G217]=0; IF([.B218]&gt;=10; &quot;C&quot;; &quot;S&quot;); [.G217]&lt;&gt;0; [.G217])" office:value-type="string" office:string-value="C" calcext:value-type="string">
            <text:p>C</text:p>
          </table:table-cell>
          <table:table-cell table:formula="of:=IF([.E218]=[.F218])" office:value-type="boolean" office:boolean-value="true" calcext:value-type="boolean">
            <text:p>TRUE</text:p>
          </table:table-cell>
          <table:table-cell table:formula="of:=COM.MICROSOFT.IFS([.D218]=[.G218]; 1; [.D218]=[.F218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8.2" calcext:value-type="float">
            <text:p>18.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COM.MICROSOFT.IFS([.F218] = 0; 1; AND([.F218]=5; [.C218]&gt;=20); 0; AND([.F218]=5; [.C218]&lt;20); 5; OR([.F218]&lt;&gt;0; [.F218]&lt;&gt;5); IF([.F218]&lt;&gt;[.F216]; [.F218]; [.F218]+1))" office:value-type="float" office:value="3" calcext:value-type="float">
            <text:p>3</text:p>
          </table:table-cell>
          <table:table-cell table:formula="of:=COM.MICROSOFT.IFS([.F219]=0; 0; [.G218]=0; IF([.B219]&gt;=10; &quot;C&quot;; &quot;S&quot;); [.G218]&lt;&gt;0; [.G218])" office:value-type="string" office:string-value="C" calcext:value-type="string">
            <text:p>C</text:p>
          </table:table-cell>
          <table:table-cell table:formula="of:=IF([.E219]=[.F219])" office:value-type="boolean" office:boolean-value="true" calcext:value-type="boolean">
            <text:p>TRUE</text:p>
          </table:table-cell>
          <table:table-cell table:formula="of:=COM.MICROSOFT.IFS([.D219]=[.G219]; 1; [.D219]=[.F219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9.1" calcext:value-type="float">
            <text:p>19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COM.MICROSOFT.IFS([.F219] = 0; 1; AND([.F219]=5; [.C219]&gt;=20); 0; AND([.F219]=5; [.C219]&lt;20); 5; OR([.F219]&lt;&gt;0; [.F219]&lt;&gt;5); IF([.F219]&lt;&gt;[.F217]; [.F219]; [.F219]+1))" office:value-type="float" office:value="3" calcext:value-type="float">
            <text:p>3</text:p>
          </table:table-cell>
          <table:table-cell table:formula="of:=COM.MICROSOFT.IFS([.F220]=0; 0; [.G219]=0; IF([.B220]&gt;=10; &quot;C&quot;; &quot;S&quot;); [.G219]&lt;&gt;0; [.G219])" office:value-type="string" office:string-value="C" calcext:value-type="string">
            <text:p>C</text:p>
          </table:table-cell>
          <table:table-cell table:formula="of:=IF([.E220]=[.F220])" office:value-type="boolean" office:boolean-value="true" calcext:value-type="boolean">
            <text:p>TRUE</text:p>
          </table:table-cell>
          <table:table-cell table:formula="of:=COM.MICROSOFT.IFS([.D220]=[.G220]; 1; [.D220]=[.F220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.9" calcext:value-type="float">
            <text:p>2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COM.MICROSOFT.IFS([.F220] = 0; 1; AND([.F220]=5; [.C220]&gt;=20); 0; AND([.F220]=5; [.C220]&lt;20); 5; OR([.F220]&lt;&gt;0; [.F220]&lt;&gt;5); IF([.F220]&lt;&gt;[.F218]; [.F220]; [.F220]+1))" office:value-type="float" office:value="3" calcext:value-type="float">
            <text:p>3</text:p>
          </table:table-cell>
          <table:table-cell table:formula="of:=COM.MICROSOFT.IFS([.F221]=0; 0; [.G220]=0; IF([.B221]&gt;=10; &quot;C&quot;; &quot;S&quot;); [.G220]&lt;&gt;0; [.G220])" office:value-type="string" office:string-value="C" calcext:value-type="string">
            <text:p>C</text:p>
          </table:table-cell>
          <table:table-cell table:formula="of:=IF([.E221]=[.F221])" office:value-type="boolean" office:boolean-value="true" calcext:value-type="boolean">
            <text:p>TRUE</text:p>
          </table:table-cell>
          <table:table-cell table:formula="of:=COM.MICROSOFT.IFS([.D221]=[.G221]; 1; [.D221]=[.F221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.5" calcext:value-type="float">
            <text:p>2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IFS([.F221] = 0; 1; AND([.F221]=5; [.C221]&gt;=20); 0; AND([.F221]=5; [.C221]&lt;20); 5; OR([.F221]&lt;&gt;0; [.F221]&lt;&gt;5); IF([.F221]&lt;&gt;[.F219]; [.F221]; [.F221]+1))" office:value-type="float" office:value="4" calcext:value-type="float">
            <text:p>4</text:p>
          </table:table-cell>
          <table:table-cell table:formula="of:=COM.MICROSOFT.IFS([.F222]=0; 0; [.G221]=0; IF([.B222]&gt;=10; &quot;C&quot;; &quot;S&quot;); [.G221]&lt;&gt;0; [.G221])" office:value-type="string" office:string-value="C" calcext:value-type="string">
            <text:p>C</text:p>
          </table:table-cell>
          <table:table-cell table:formula="of:=IF([.E222]=[.F222])" office:value-type="boolean" office:boolean-value="true" calcext:value-type="boolean">
            <text:p>TRUE</text:p>
          </table:table-cell>
          <table:table-cell table:formula="of:=COM.MICROSOFT.IFS([.D222]=[.G222]; 1; [.D222]=[.F222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3.2" calcext:value-type="float">
            <text:p>23.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IFS([.F222] = 0; 1; AND([.F222]=5; [.C222]&gt;=20); 0; AND([.F222]=5; [.C222]&lt;20); 5; OR([.F222]&lt;&gt;0; [.F222]&lt;&gt;5); IF([.F222]&lt;&gt;[.F220]; [.F222]; [.F222]+1))" office:value-type="float" office:value="4" calcext:value-type="float">
            <text:p>4</text:p>
          </table:table-cell>
          <table:table-cell table:formula="of:=COM.MICROSOFT.IFS([.F223]=0; 0; [.G222]=0; IF([.B223]&gt;=10; &quot;C&quot;; &quot;S&quot;); [.G222]&lt;&gt;0; [.G222])" office:value-type="string" office:string-value="C" calcext:value-type="string">
            <text:p>C</text:p>
          </table:table-cell>
          <table:table-cell table:formula="of:=IF([.E223]=[.F223])" office:value-type="boolean" office:boolean-value="true" calcext:value-type="boolean">
            <text:p>TRUE</text:p>
          </table:table-cell>
          <table:table-cell table:formula="of:=COM.MICROSOFT.IFS([.D223]=[.G223]; 1; [.D223]=[.F223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.4" calcext:value-type="float">
            <text:p>22.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IFS([.F223] = 0; 1; AND([.F223]=5; [.C223]&gt;=20); 0; AND([.F223]=5; [.C223]&lt;20); 5; OR([.F223]&lt;&gt;0; [.F223]&lt;&gt;5); IF([.F223]&lt;&gt;[.F221]; [.F223]; [.F223]+1))" office:value-type="float" office:value="4" calcext:value-type="float">
            <text:p>4</text:p>
          </table:table-cell>
          <table:table-cell table:formula="of:=COM.MICROSOFT.IFS([.F224]=0; 0; [.G223]=0; IF([.B224]&gt;=10; &quot;C&quot;; &quot;S&quot;); [.G223]&lt;&gt;0; [.G223])" office:value-type="string" office:string-value="C" calcext:value-type="string">
            <text:p>C</text:p>
          </table:table-cell>
          <table:table-cell table:formula="of:=IF([.E224]=[.F224])" office:value-type="boolean" office:boolean-value="true" calcext:value-type="boolean">
            <text:p>TRUE</text:p>
          </table:table-cell>
          <table:table-cell table:formula="of:=COM.MICROSOFT.IFS([.D224]=[.G224]; 1; [.D224]=[.F224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COM.MICROSOFT.IFS([.F224] = 0; 1; AND([.F224]=5; [.C224]&gt;=20); 0; AND([.F224]=5; [.C224]&lt;20); 5; OR([.F224]&lt;&gt;0; [.F224]&lt;&gt;5); IF([.F224]&lt;&gt;[.F222]; [.F224]; [.F224]+1))" office:value-type="float" office:value="5" calcext:value-type="float">
            <text:p>5</text:p>
          </table:table-cell>
          <table:table-cell table:formula="of:=COM.MICROSOFT.IFS([.F225]=0; 0; [.G224]=0; IF([.B225]&gt;=10; &quot;C&quot;; &quot;S&quot;); [.G224]&lt;&gt;0; [.G224])" office:value-type="string" office:string-value="C" calcext:value-type="string">
            <text:p>C</text:p>
          </table:table-cell>
          <table:table-cell table:formula="of:=IF([.E225]=[.F225])" office:value-type="boolean" office:boolean-value="true" calcext:value-type="boolean">
            <text:p>TRUE</text:p>
          </table:table-cell>
          <table:table-cell table:formula="of:=COM.MICROSOFT.IFS([.D225]=[.G225]; 1; [.D225]=[.F225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6.4" calcext:value-type="float">
            <text:p>16.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COM.MICROSOFT.IFS([.F225] = 0; 1; AND([.F225]=5; [.C225]&gt;=20); 0; AND([.F225]=5; [.C225]&lt;20); 5; OR([.F225]&lt;&gt;0; [.F225]&lt;&gt;5); IF([.F225]&lt;&gt;[.F223]; [.F225]; [.F225]+1))" office:value-type="float" office:value="5" calcext:value-type="float">
            <text:p>5</text:p>
          </table:table-cell>
          <table:table-cell table:formula="of:=COM.MICROSOFT.IFS([.F226]=0; 0; [.G225]=0; IF([.B226]&gt;=10; &quot;C&quot;; &quot;S&quot;); [.G225]&lt;&gt;0; [.G225])" office:value-type="string" office:string-value="C" calcext:value-type="string">
            <text:p>C</text:p>
          </table:table-cell>
          <table:table-cell table:formula="of:=IF([.E226]=[.F226])" office:value-type="boolean" office:boolean-value="true" calcext:value-type="boolean">
            <text:p>TRUE</text:p>
          </table:table-cell>
          <table:table-cell table:formula="of:=COM.MICROSOFT.IFS([.D226]=[.G226]; 1; [.D226]=[.F226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.3" calcext:value-type="float">
            <text:p>12.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IFS([.F226] = 0; 1; AND([.F226]=5; [.C226]&gt;=20); 0; AND([.F226]=5; [.C226]&lt;20); 5; OR([.F226]&lt;&gt;0; [.F226]&lt;&gt;5); IF([.F226]&lt;&gt;[.F224]; [.F226]; [.F226]+1))" office:value-type="float" office:value="0" calcext:value-type="float">
            <text:p>0</text:p>
          </table:table-cell>
          <table:table-cell table:formula="of:=COM.MICROSOFT.IFS([.F227]=0; 0; [.G226]=0; IF([.B227]&gt;=10; &quot;C&quot;; &quot;S&quot;); [.G226]&lt;&gt;0; [.G226])" office:value-type="float" office:value="0" calcext:value-type="float">
            <text:p>0</text:p>
          </table:table-cell>
          <table:table-cell table:formula="of:=IF([.E227]=[.F227])" office:value-type="boolean" office:boolean-value="true" calcext:value-type="boolean">
            <text:p>TRUE</text:p>
          </table:table-cell>
          <table:table-cell table:formula="of:=COM.MICROSOFT.IFS([.D227]=[.G227]; 1; [.D227]=[.F227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.7" calcext:value-type="float">
            <text:p>8.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COM.MICROSOFT.IFS([.F227] = 0; 1; AND([.F227]=5; [.C227]&gt;=20); 0; AND([.F227]=5; [.C227]&lt;20); 5; OR([.F227]&lt;&gt;0; [.F227]&lt;&gt;5); IF([.F227]&lt;&gt;[.F225]; [.F227]; [.F227]+1))" office:value-type="float" office:value="1" calcext:value-type="float">
            <text:p>1</text:p>
          </table:table-cell>
          <table:table-cell table:formula="of:=COM.MICROSOFT.IFS([.F228]=0; 0; [.G227]=0; IF([.B228]&gt;=10; &quot;C&quot;; &quot;S&quot;); [.G227]&lt;&gt;0; [.G227])" office:value-type="string" office:string-value="S" calcext:value-type="string">
            <text:p>S</text:p>
          </table:table-cell>
          <table:table-cell table:formula="of:=IF([.E228]=[.F228])" office:value-type="boolean" office:boolean-value="true" calcext:value-type="boolean">
            <text:p>TRUE</text:p>
          </table:table-cell>
          <table:table-cell table:formula="of:=COM.MICROSOFT.IFS([.D228]=[.G228]; 1; [.D228]=[.F228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4" calcext:value-type="float">
            <text:p>6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COM.MICROSOFT.IFS([.F228] = 0; 1; AND([.F228]=5; [.C228]&gt;=20); 0; AND([.F228]=5; [.C228]&lt;20); 5; OR([.F228]&lt;&gt;0; [.F228]&lt;&gt;5); IF([.F228]&lt;&gt;[.F226]; [.F228]; [.F228]+1))" office:value-type="float" office:value="1" calcext:value-type="float">
            <text:p>1</text:p>
          </table:table-cell>
          <table:table-cell table:formula="of:=COM.MICROSOFT.IFS([.F229]=0; 0; [.G228]=0; IF([.B229]&gt;=10; &quot;C&quot;; &quot;S&quot;); [.G228]&lt;&gt;0; [.G228])" office:value-type="string" office:string-value="S" calcext:value-type="string">
            <text:p>S</text:p>
          </table:table-cell>
          <table:table-cell table:formula="of:=IF([.E229]=[.F229])" office:value-type="boolean" office:boolean-value="true" calcext:value-type="boolean">
            <text:p>TRUE</text:p>
          </table:table-cell>
          <table:table-cell table:formula="of:=COM.MICROSOFT.IFS([.D229]=[.G229]; 1; [.D229]=[.F229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.6" calcext:value-type="float">
            <text:p>5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COM.MICROSOFT.IFS([.F229] = 0; 1; AND([.F229]=5; [.C229]&gt;=20); 0; AND([.F229]=5; [.C229]&lt;20); 5; OR([.F229]&lt;&gt;0; [.F229]&lt;&gt;5); IF([.F229]&lt;&gt;[.F227]; [.F229]; [.F229]+1))" office:value-type="float" office:value="1" calcext:value-type="float">
            <text:p>1</text:p>
          </table:table-cell>
          <table:table-cell table:formula="of:=COM.MICROSOFT.IFS([.F230]=0; 0; [.G229]=0; IF([.B230]&gt;=10; &quot;C&quot;; &quot;S&quot;); [.G229]&lt;&gt;0; [.G229])" office:value-type="string" office:string-value="S" calcext:value-type="string">
            <text:p>S</text:p>
          </table:table-cell>
          <table:table-cell table:formula="of:=IF([.E230]=[.F230])" office:value-type="boolean" office:boolean-value="true" calcext:value-type="boolean">
            <text:p>TRUE</text:p>
          </table:table-cell>
          <table:table-cell table:formula="of:=COM.MICROSOFT.IFS([.D230]=[.G230]; 1; [.D230]=[.F230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4" calcext:value-type="float">
            <text:p>6.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COM.MICROSOFT.IFS([.F230] = 0; 1; AND([.F230]=5; [.C230]&gt;=20); 0; AND([.F230]=5; [.C230]&lt;20); 5; OR([.F230]&lt;&gt;0; [.F230]&lt;&gt;5); IF([.F230]&lt;&gt;[.F228]; [.F230]; [.F230]+1))" office:value-type="float" office:value="2" calcext:value-type="float">
            <text:p>2</text:p>
          </table:table-cell>
          <table:table-cell table:formula="of:=COM.MICROSOFT.IFS([.F231]=0; 0; [.G230]=0; IF([.B231]&gt;=10; &quot;C&quot;; &quot;S&quot;); [.G230]&lt;&gt;0; [.G230])" office:value-type="string" office:string-value="S" calcext:value-type="string">
            <text:p>S</text:p>
          </table:table-cell>
          <table:table-cell table:formula="of:=IF([.E231]=[.F231])" office:value-type="boolean" office:boolean-value="true" calcext:value-type="boolean">
            <text:p>TRUE</text:p>
          </table:table-cell>
          <table:table-cell table:formula="of:=COM.MICROSOFT.IFS([.D231]=[.G231]; 1; [.D231]=[.F231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.2" calcext:value-type="float">
            <text:p>8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COM.MICROSOFT.IFS([.F231] = 0; 1; AND([.F231]=5; [.C231]&gt;=20); 0; AND([.F231]=5; [.C231]&lt;20); 5; OR([.F231]&lt;&gt;0; [.F231]&lt;&gt;5); IF([.F231]&lt;&gt;[.F229]; [.F231]; [.F231]+1))" office:value-type="float" office:value="2" calcext:value-type="float">
            <text:p>2</text:p>
          </table:table-cell>
          <table:table-cell table:formula="of:=COM.MICROSOFT.IFS([.F232]=0; 0; [.G231]=0; IF([.B232]&gt;=10; &quot;C&quot;; &quot;S&quot;); [.G231]&lt;&gt;0; [.G231])" office:value-type="string" office:string-value="S" calcext:value-type="string">
            <text:p>S</text:p>
          </table:table-cell>
          <table:table-cell table:formula="of:=IF([.E232]=[.F232])" office:value-type="boolean" office:boolean-value="true" calcext:value-type="boolean">
            <text:p>TRUE</text:p>
          </table:table-cell>
          <table:table-cell table:formula="of:=COM.MICROSOFT.IFS([.D232]=[.G232]; 1; [.D232]=[.F232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COM.MICROSOFT.IFS([.F232] = 0; 1; AND([.F232]=5; [.C232]&gt;=20); 0; AND([.F232]=5; [.C232]&lt;20); 5; OR([.F232]&lt;&gt;0; [.F232]&lt;&gt;5); IF([.F232]&lt;&gt;[.F230]; [.F232]; [.F232]+1))" office:value-type="float" office:value="2" calcext:value-type="float">
            <text:p>2</text:p>
          </table:table-cell>
          <table:table-cell table:formula="of:=COM.MICROSOFT.IFS([.F233]=0; 0; [.G232]=0; IF([.B233]&gt;=10; &quot;C&quot;; &quot;S&quot;); [.G232]&lt;&gt;0; [.G232])" office:value-type="string" office:string-value="S" calcext:value-type="string">
            <text:p>S</text:p>
          </table:table-cell>
          <table:table-cell table:formula="of:=IF([.E233]=[.F233])" office:value-type="boolean" office:boolean-value="true" calcext:value-type="boolean">
            <text:p>TRUE</text:p>
          </table:table-cell>
          <table:table-cell table:formula="of:=COM.MICROSOFT.IFS([.D233]=[.G233]; 1; [.D233]=[.F233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.1" calcext:value-type="float">
            <text:p>11.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COM.MICROSOFT.IFS([.F233] = 0; 1; AND([.F233]=5; [.C233]&gt;=20); 0; AND([.F233]=5; [.C233]&lt;20); 5; OR([.F233]&lt;&gt;0; [.F233]&lt;&gt;5); IF([.F233]&lt;&gt;[.F231]; [.F233]; [.F233]+1))" office:value-type="float" office:value="3" calcext:value-type="float">
            <text:p>3</text:p>
          </table:table-cell>
          <table:table-cell table:formula="of:=COM.MICROSOFT.IFS([.F234]=0; 0; [.G233]=0; IF([.B234]&gt;=10; &quot;C&quot;; &quot;S&quot;); [.G233]&lt;&gt;0; [.G233])" office:value-type="string" office:string-value="S" calcext:value-type="string">
            <text:p>S</text:p>
          </table:table-cell>
          <table:table-cell table:formula="of:=IF([.E234]=[.F234])" office:value-type="boolean" office:boolean-value="true" calcext:value-type="boolean">
            <text:p>TRUE</text:p>
          </table:table-cell>
          <table:table-cell table:formula="of:=COM.MICROSOFT.IFS([.D234]=[.G234]; 1; [.D234]=[.F234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.9" calcext:value-type="float">
            <text:p>10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COM.MICROSOFT.IFS([.F234] = 0; 1; AND([.F234]=5; [.C234]&gt;=20); 0; AND([.F234]=5; [.C234]&lt;20); 5; OR([.F234]&lt;&gt;0; [.F234]&lt;&gt;5); IF([.F234]&lt;&gt;[.F232]; [.F234]; [.F234]+1))" office:value-type="float" office:value="3" calcext:value-type="float">
            <text:p>3</text:p>
          </table:table-cell>
          <table:table-cell table:formula="of:=COM.MICROSOFT.IFS([.F235]=0; 0; [.G234]=0; IF([.B235]&gt;=10; &quot;C&quot;; &quot;S&quot;); [.G234]&lt;&gt;0; [.G234])" office:value-type="string" office:string-value="S" calcext:value-type="string">
            <text:p>S</text:p>
          </table:table-cell>
          <table:table-cell table:formula="of:=IF([.E235]=[.F235])" office:value-type="boolean" office:boolean-value="true" calcext:value-type="boolean">
            <text:p>TRUE</text:p>
          </table:table-cell>
          <table:table-cell table:formula="of:=COM.MICROSOFT.IFS([.D235]=[.G235]; 1; [.D235]=[.F235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.3" calcext:value-type="float">
            <text:p>9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COM.MICROSOFT.IFS([.F235] = 0; 1; AND([.F235]=5; [.C235]&gt;=20); 0; AND([.F235]=5; [.C235]&lt;20); 5; OR([.F235]&lt;&gt;0; [.F235]&lt;&gt;5); IF([.F235]&lt;&gt;[.F233]; [.F235]; [.F235]+1))" office:value-type="float" office:value="3" calcext:value-type="float">
            <text:p>3</text:p>
          </table:table-cell>
          <table:table-cell table:formula="of:=COM.MICROSOFT.IFS([.F236]=0; 0; [.G235]=0; IF([.B236]&gt;=10; &quot;C&quot;; &quot;S&quot;); [.G235]&lt;&gt;0; [.G235])" office:value-type="string" office:string-value="S" calcext:value-type="string">
            <text:p>S</text:p>
          </table:table-cell>
          <table:table-cell table:formula="of:=IF([.E236]=[.F236])" office:value-type="boolean" office:boolean-value="true" calcext:value-type="boolean">
            <text:p>TRUE</text:p>
          </table:table-cell>
          <table:table-cell table:formula="of:=COM.MICROSOFT.IFS([.D236]=[.G236]; 1; [.D236]=[.F236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6" calcext:value-type="float">
            <text:p>6.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COM.MICROSOFT.IFS([.F236] = 0; 1; AND([.F236]=5; [.C236]&gt;=20); 0; AND([.F236]=5; [.C236]&lt;20); 5; OR([.F236]&lt;&gt;0; [.F236]&lt;&gt;5); IF([.F236]&lt;&gt;[.F234]; [.F236]; [.F236]+1))" office:value-type="float" office:value="4" calcext:value-type="float">
            <text:p>4</text:p>
          </table:table-cell>
          <table:table-cell table:formula="of:=COM.MICROSOFT.IFS([.F237]=0; 0; [.G236]=0; IF([.B237]&gt;=10; &quot;C&quot;; &quot;S&quot;); [.G236]&lt;&gt;0; [.G236])" office:value-type="string" office:string-value="S" calcext:value-type="string">
            <text:p>S</text:p>
          </table:table-cell>
          <table:table-cell table:formula="of:=IF([.E237]=[.F237])" office:value-type="boolean" office:boolean-value="true" calcext:value-type="boolean">
            <text:p>TRUE</text:p>
          </table:table-cell>
          <table:table-cell table:formula="of:=COM.MICROSOFT.IFS([.D237]=[.G237]; 1; [.D237]=[.F237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.6" calcext:value-type="float">
            <text:p>3.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COM.MICROSOFT.IFS([.F237] = 0; 1; AND([.F237]=5; [.C237]&gt;=20); 0; AND([.F237]=5; [.C237]&lt;20); 5; OR([.F237]&lt;&gt;0; [.F237]&lt;&gt;5); IF([.F237]&lt;&gt;[.F235]; [.F237]; [.F237]+1))" office:value-type="float" office:value="4" calcext:value-type="float">
            <text:p>4</text:p>
          </table:table-cell>
          <table:table-cell table:formula="of:=COM.MICROSOFT.IFS([.F238]=0; 0; [.G237]=0; IF([.B238]&gt;=10; &quot;C&quot;; &quot;S&quot;); [.G237]&lt;&gt;0; [.G237])" office:value-type="string" office:string-value="S" calcext:value-type="string">
            <text:p>S</text:p>
          </table:table-cell>
          <table:table-cell table:formula="of:=IF([.E238]=[.F238])" office:value-type="boolean" office:boolean-value="true" calcext:value-type="boolean">
            <text:p>TRUE</text:p>
          </table:table-cell>
          <table:table-cell table:formula="of:=COM.MICROSOFT.IFS([.D238]=[.G238]; 1; [.D238]=[.F238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.2" calcext:value-type="float">
            <text:p>1.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COM.MICROSOFT.IFS([.F238] = 0; 1; AND([.F238]=5; [.C238]&gt;=20); 0; AND([.F238]=5; [.C238]&lt;20); 5; OR([.F238]&lt;&gt;0; [.F238]&lt;&gt;5); IF([.F238]&lt;&gt;[.F236]; [.F238]; [.F238]+1))" office:value-type="float" office:value="4" calcext:value-type="float">
            <text:p>4</text:p>
          </table:table-cell>
          <table:table-cell table:formula="of:=COM.MICROSOFT.IFS([.F239]=0; 0; [.G238]=0; IF([.B239]&gt;=10; &quot;C&quot;; &quot;S&quot;); [.G238]&lt;&gt;0; [.G238])" office:value-type="string" office:string-value="S" calcext:value-type="string">
            <text:p>S</text:p>
          </table:table-cell>
          <table:table-cell table:formula="of:=IF([.E239]=[.F239])" office:value-type="boolean" office:boolean-value="true" calcext:value-type="boolean">
            <text:p>TRUE</text:p>
          </table:table-cell>
          <table:table-cell table:formula="of:=COM.MICROSOFT.IFS([.D239]=[.G239]; 1; [.D239]=[.F239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2" calcext:value-type="float">
            <text:p>0.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formula="of:=COM.MICROSOFT.IFS([.F239] = 0; 1; AND([.F239]=5; [.C239]&gt;=20); 0; AND([.F239]=5; [.C239]&lt;20); 5; OR([.F239]&lt;&gt;0; [.F239]&lt;&gt;5); IF([.F239]&lt;&gt;[.F237]; [.F239]; [.F239]+1))" office:value-type="float" office:value="5" calcext:value-type="float">
            <text:p>5</text:p>
          </table:table-cell>
          <table:table-cell table:formula="of:=COM.MICROSOFT.IFS([.F240]=0; 0; [.G239]=0; IF([.B240]&gt;=10; &quot;C&quot;; &quot;S&quot;); [.G239]&lt;&gt;0; [.G239])" office:value-type="string" office:string-value="S" calcext:value-type="string">
            <text:p>S</text:p>
          </table:table-cell>
          <table:table-cell table:formula="of:=IF([.E240]=[.F240])" office:value-type="boolean" office:boolean-value="true" calcext:value-type="boolean">
            <text:p>TRUE</text:p>
          </table:table-cell>
          <table:table-cell table:formula="of:=COM.MICROSOFT.IFS([.D240]=[.G240]; 1; [.D240]=[.F240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IFS([.F240] = 0; 1; AND([.F240]=5; [.C240]&gt;=20); 0; AND([.F240]=5; [.C240]&lt;20); 5; OR([.F240]&lt;&gt;0; [.F240]&lt;&gt;5); IF([.F240]&lt;&gt;[.F238]; [.F240]; [.F240]+1))" office:value-type="float" office:value="0" calcext:value-type="float">
            <text:p>0</text:p>
          </table:table-cell>
          <table:table-cell table:formula="of:=COM.MICROSOFT.IFS([.F241]=0; 0; [.G240]=0; IF([.B241]&gt;=10; &quot;C&quot;; &quot;S&quot;); [.G240]&lt;&gt;0; [.G240])" office:value-type="float" office:value="0" calcext:value-type="float">
            <text:p>0</text:p>
          </table:table-cell>
          <table:table-cell table:formula="of:=IF([.E241]=[.F241])" office:value-type="boolean" office:boolean-value="true" calcext:value-type="boolean">
            <text:p>TRUE</text:p>
          </table:table-cell>
          <table:table-cell table:formula="of:=COM.MICROSOFT.IFS([.D241]=[.G241]; 1; [.D241]=[.F241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COM.MICROSOFT.IFS([.F241] = 0; 1; AND([.F241]=5; [.C241]&gt;=20); 0; AND([.F241]=5; [.C241]&lt;20); 5; OR([.F241]&lt;&gt;0; [.F241]&lt;&gt;5); IF([.F241]&lt;&gt;[.F239]; [.F241]; [.F241]+1))" office:value-type="float" office:value="1" calcext:value-type="float">
            <text:p>1</text:p>
          </table:table-cell>
          <table:table-cell table:formula="of:=COM.MICROSOFT.IFS([.F242]=0; 0; [.G241]=0; IF([.B242]&gt;=10; &quot;C&quot;; &quot;S&quot;); [.G241]&lt;&gt;0; [.G241])" office:value-type="string" office:string-value="S" calcext:value-type="string">
            <text:p>S</text:p>
          </table:table-cell>
          <table:table-cell table:formula="of:=IF([.E242]=[.F242])" office:value-type="boolean" office:boolean-value="true" calcext:value-type="boolean">
            <text:p>TRUE</text:p>
          </table:table-cell>
          <table:table-cell table:formula="of:=COM.MICROSOFT.IFS([.D242]=[.G242]; 1; [.D242]=[.F242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6" calcext:value-type="float">
            <text:p>6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COM.MICROSOFT.IFS([.F242] = 0; 1; AND([.F242]=5; [.C242]&gt;=20); 0; AND([.F242]=5; [.C242]&lt;20); 5; OR([.F242]&lt;&gt;0; [.F242]&lt;&gt;5); IF([.F242]&lt;&gt;[.F240]; [.F242]; [.F242]+1))" office:value-type="float" office:value="1" calcext:value-type="float">
            <text:p>1</text:p>
          </table:table-cell>
          <table:table-cell table:formula="of:=COM.MICROSOFT.IFS([.F243]=0; 0; [.G242]=0; IF([.B243]&gt;=10; &quot;C&quot;; &quot;S&quot;); [.G242]&lt;&gt;0; [.G242])" office:value-type="string" office:string-value="S" calcext:value-type="string">
            <text:p>S</text:p>
          </table:table-cell>
          <table:table-cell table:formula="of:=IF([.E243]=[.F243])" office:value-type="boolean" office:boolean-value="true" calcext:value-type="boolean">
            <text:p>TRUE</text:p>
          </table:table-cell>
          <table:table-cell table:formula="of:=COM.MICROSOFT.IFS([.D243]=[.G243]; 1; [.D243]=[.F243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COM.MICROSOFT.IFS([.F243] = 0; 1; AND([.F243]=5; [.C243]&gt;=20); 0; AND([.F243]=5; [.C243]&lt;20); 5; OR([.F243]&lt;&gt;0; [.F243]&lt;&gt;5); IF([.F243]&lt;&gt;[.F241]; [.F243]; [.F243]+1))" office:value-type="float" office:value="1" calcext:value-type="float">
            <text:p>1</text:p>
          </table:table-cell>
          <table:table-cell table:formula="of:=COM.MICROSOFT.IFS([.F244]=0; 0; [.G243]=0; IF([.B244]&gt;=10; &quot;C&quot;; &quot;S&quot;); [.G243]&lt;&gt;0; [.G243])" office:value-type="string" office:string-value="S" calcext:value-type="string">
            <text:p>S</text:p>
          </table:table-cell>
          <table:table-cell table:formula="of:=IF([.E244]=[.F244])" office:value-type="boolean" office:boolean-value="true" calcext:value-type="boolean">
            <text:p>TRUE</text:p>
          </table:table-cell>
          <table:table-cell table:formula="of:=COM.MICROSOFT.IFS([.D244]=[.G244]; 1; [.D244]=[.F244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2.7" calcext:value-type="float">
            <text:p>12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COM.MICROSOFT.IFS([.F244] = 0; 1; AND([.F244]=5; [.C244]&gt;=20); 0; AND([.F244]=5; [.C244]&lt;20); 5; OR([.F244]&lt;&gt;0; [.F244]&lt;&gt;5); IF([.F244]&lt;&gt;[.F242]; [.F244]; [.F244]+1))" office:value-type="float" office:value="2" calcext:value-type="float">
            <text:p>2</text:p>
          </table:table-cell>
          <table:table-cell table:formula="of:=COM.MICROSOFT.IFS([.F245]=0; 0; [.G244]=0; IF([.B245]&gt;=10; &quot;C&quot;; &quot;S&quot;); [.G244]&lt;&gt;0; [.G244])" office:value-type="string" office:string-value="S" calcext:value-type="string">
            <text:p>S</text:p>
          </table:table-cell>
          <table:table-cell table:formula="of:=IF([.E245]=[.F245])" office:value-type="boolean" office:boolean-value="true" calcext:value-type="boolean">
            <text:p>TRUE</text:p>
          </table:table-cell>
          <table:table-cell table:formula="of:=COM.MICROSOFT.IFS([.D245]=[.G245]; 1; [.D245]=[.F245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.1" calcext:value-type="float">
            <text:p>14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COM.MICROSOFT.IFS([.F245] = 0; 1; AND([.F245]=5; [.C245]&gt;=20); 0; AND([.F245]=5; [.C245]&lt;20); 5; OR([.F245]&lt;&gt;0; [.F245]&lt;&gt;5); IF([.F245]&lt;&gt;[.F243]; [.F245]; [.F245]+1))" office:value-type="float" office:value="2" calcext:value-type="float">
            <text:p>2</text:p>
          </table:table-cell>
          <table:table-cell table:formula="of:=COM.MICROSOFT.IFS([.F246]=0; 0; [.G245]=0; IF([.B246]&gt;=10; &quot;C&quot;; &quot;S&quot;); [.G245]&lt;&gt;0; [.G245])" office:value-type="string" office:string-value="S" calcext:value-type="string">
            <text:p>S</text:p>
          </table:table-cell>
          <table:table-cell table:formula="of:=IF([.E246]=[.F246])" office:value-type="boolean" office:boolean-value="true" calcext:value-type="boolean">
            <text:p>TRUE</text:p>
          </table:table-cell>
          <table:table-cell table:formula="of:=COM.MICROSOFT.IFS([.D246]=[.G246]; 1; [.D246]=[.F246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COM.MICROSOFT.IFS([.F246] = 0; 1; AND([.F246]=5; [.C246]&gt;=20); 0; AND([.F246]=5; [.C246]&lt;20); 5; OR([.F246]&lt;&gt;0; [.F246]&lt;&gt;5); IF([.F246]&lt;&gt;[.F244]; [.F246]; [.F246]+1))" office:value-type="float" office:value="2" calcext:value-type="float">
            <text:p>2</text:p>
          </table:table-cell>
          <table:table-cell table:formula="of:=COM.MICROSOFT.IFS([.F247]=0; 0; [.G246]=0; IF([.B247]&gt;=10; &quot;C&quot;; &quot;S&quot;); [.G246]&lt;&gt;0; [.G246])" office:value-type="string" office:string-value="S" calcext:value-type="string">
            <text:p>S</text:p>
          </table:table-cell>
          <table:table-cell table:formula="of:=IF([.E247]=[.F247])" office:value-type="boolean" office:boolean-value="true" calcext:value-type="boolean">
            <text:p>TRUE</text:p>
          </table:table-cell>
          <table:table-cell table:formula="of:=COM.MICROSOFT.IFS([.D247]=[.G247]; 1; [.D247]=[.F247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.7" calcext:value-type="float">
            <text:p>12.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COM.MICROSOFT.IFS([.F247] = 0; 1; AND([.F247]=5; [.C247]&gt;=20); 0; AND([.F247]=5; [.C247]&lt;20); 5; OR([.F247]&lt;&gt;0; [.F247]&lt;&gt;5); IF([.F247]&lt;&gt;[.F245]; [.F247]; [.F247]+1))" office:value-type="float" office:value="3" calcext:value-type="float">
            <text:p>3</text:p>
          </table:table-cell>
          <table:table-cell table:formula="of:=COM.MICROSOFT.IFS([.F248]=0; 0; [.G247]=0; IF([.B248]&gt;=10; &quot;C&quot;; &quot;S&quot;); [.G247]&lt;&gt;0; [.G247])" office:value-type="string" office:string-value="S" calcext:value-type="string">
            <text:p>S</text:p>
          </table:table-cell>
          <table:table-cell table:formula="of:=IF([.E248]=[.F248])" office:value-type="boolean" office:boolean-value="true" calcext:value-type="boolean">
            <text:p>TRUE</text:p>
          </table:table-cell>
          <table:table-cell table:formula="of:=COM.MICROSOFT.IFS([.D248]=[.G248]; 1; [.D248]=[.F248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.1" calcext:value-type="float">
            <text:p>11.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COM.MICROSOFT.IFS([.F248] = 0; 1; AND([.F248]=5; [.C248]&gt;=20); 0; AND([.F248]=5; [.C248]&lt;20); 5; OR([.F248]&lt;&gt;0; [.F248]&lt;&gt;5); IF([.F248]&lt;&gt;[.F246]; [.F248]; [.F248]+1))" office:value-type="float" office:value="3" calcext:value-type="float">
            <text:p>3</text:p>
          </table:table-cell>
          <table:table-cell table:formula="of:=COM.MICROSOFT.IFS([.F249]=0; 0; [.G248]=0; IF([.B249]&gt;=10; &quot;C&quot;; &quot;S&quot;); [.G248]&lt;&gt;0; [.G248])" office:value-type="string" office:string-value="S" calcext:value-type="string">
            <text:p>S</text:p>
          </table:table-cell>
          <table:table-cell table:formula="of:=IF([.E249]=[.F249])" office:value-type="boolean" office:boolean-value="true" calcext:value-type="boolean">
            <text:p>TRUE</text:p>
          </table:table-cell>
          <table:table-cell table:formula="of:=COM.MICROSOFT.IFS([.D249]=[.G249]; 1; [.D249]=[.F249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COM.MICROSOFT.IFS([.F249] = 0; 1; AND([.F249]=5; [.C249]&gt;=20); 0; AND([.F249]=5; [.C249]&lt;20); 5; OR([.F249]&lt;&gt;0; [.F249]&lt;&gt;5); IF([.F249]&lt;&gt;[.F247]; [.F249]; [.F249]+1))" office:value-type="float" office:value="3" calcext:value-type="float">
            <text:p>3</text:p>
          </table:table-cell>
          <table:table-cell table:formula="of:=COM.MICROSOFT.IFS([.F250]=0; 0; [.G249]=0; IF([.B250]&gt;=10; &quot;C&quot;; &quot;S&quot;); [.G249]&lt;&gt;0; [.G249])" office:value-type="string" office:string-value="S" calcext:value-type="string">
            <text:p>S</text:p>
          </table:table-cell>
          <table:table-cell table:formula="of:=IF([.E250]=[.F250])" office:value-type="boolean" office:boolean-value="true" calcext:value-type="boolean">
            <text:p>TRUE</text:p>
          </table:table-cell>
          <table:table-cell table:formula="of:=COM.MICROSOFT.IFS([.D250]=[.G250]; 1; [.D250]=[.F250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.1" calcext:value-type="float">
            <text:p>10.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COM.MICROSOFT.IFS([.F250] = 0; 1; AND([.F250]=5; [.C250]&gt;=20); 0; AND([.F250]=5; [.C250]&lt;20); 5; OR([.F250]&lt;&gt;0; [.F250]&lt;&gt;5); IF([.F250]&lt;&gt;[.F248]; [.F250]; [.F250]+1))" office:value-type="float" office:value="4" calcext:value-type="float">
            <text:p>4</text:p>
          </table:table-cell>
          <table:table-cell table:formula="of:=COM.MICROSOFT.IFS([.F251]=0; 0; [.G250]=0; IF([.B251]&gt;=10; &quot;C&quot;; &quot;S&quot;); [.G250]&lt;&gt;0; [.G250])" office:value-type="string" office:string-value="S" calcext:value-type="string">
            <text:p>S</text:p>
          </table:table-cell>
          <table:table-cell table:formula="of:=IF([.E251]=[.F251])" office:value-type="boolean" office:boolean-value="true" calcext:value-type="boolean">
            <text:p>TRUE</text:p>
          </table:table-cell>
          <table:table-cell table:formula="of:=COM.MICROSOFT.IFS([.D251]=[.G251]; 1; [.D251]=[.F251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1.7" calcext:value-type="float">
            <text:p>11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COM.MICROSOFT.IFS([.F251] = 0; 1; AND([.F251]=5; [.C251]&gt;=20); 0; AND([.F251]=5; [.C251]&lt;20); 5; OR([.F251]&lt;&gt;0; [.F251]&lt;&gt;5); IF([.F251]&lt;&gt;[.F249]; [.F251]; [.F251]+1))" office:value-type="float" office:value="4" calcext:value-type="float">
            <text:p>4</text:p>
          </table:table-cell>
          <table:table-cell table:formula="of:=COM.MICROSOFT.IFS([.F252]=0; 0; [.G251]=0; IF([.B252]&gt;=10; &quot;C&quot;; &quot;S&quot;); [.G251]&lt;&gt;0; [.G251])" office:value-type="string" office:string-value="S" calcext:value-type="string">
            <text:p>S</text:p>
          </table:table-cell>
          <table:table-cell table:formula="of:=IF([.E252]=[.F252])" office:value-type="boolean" office:boolean-value="true" calcext:value-type="boolean">
            <text:p>TRUE</text:p>
          </table:table-cell>
          <table:table-cell table:formula="of:=COM.MICROSOFT.IFS([.D252]=[.G252]; 1; [.D252]=[.F252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.8" calcext:value-type="float">
            <text:p>14.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COM.MICROSOFT.IFS([.F252] = 0; 1; AND([.F252]=5; [.C252]&gt;=20); 0; AND([.F252]=5; [.C252]&lt;20); 5; OR([.F252]&lt;&gt;0; [.F252]&lt;&gt;5); IF([.F252]&lt;&gt;[.F250]; [.F252]; [.F252]+1))" office:value-type="float" office:value="4" calcext:value-type="float">
            <text:p>4</text:p>
          </table:table-cell>
          <table:table-cell table:formula="of:=COM.MICROSOFT.IFS([.F253]=0; 0; [.G252]=0; IF([.B253]&gt;=10; &quot;C&quot;; &quot;S&quot;); [.G252]&lt;&gt;0; [.G252])" office:value-type="string" office:string-value="S" calcext:value-type="string">
            <text:p>S</text:p>
          </table:table-cell>
          <table:table-cell table:formula="of:=IF([.E253]=[.F253])" office:value-type="boolean" office:boolean-value="true" calcext:value-type="boolean">
            <text:p>TRUE</text:p>
          </table:table-cell>
          <table:table-cell table:formula="of:=COM.MICROSOFT.IFS([.D253]=[.G253]; 1; [.D253]=[.F253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8.7" calcext:value-type="float">
            <text:p>18.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formula="of:=COM.MICROSOFT.IFS([.F253] = 0; 1; AND([.F253]=5; [.C253]&gt;=20); 0; AND([.F253]=5; [.C253]&lt;20); 5; OR([.F253]&lt;&gt;0; [.F253]&lt;&gt;5); IF([.F253]&lt;&gt;[.F251]; [.F253]; [.F253]+1))" office:value-type="float" office:value="5" calcext:value-type="float">
            <text:p>5</text:p>
          </table:table-cell>
          <table:table-cell table:formula="of:=COM.MICROSOFT.IFS([.F254]=0; 0; [.G253]=0; IF([.B254]&gt;=10; &quot;C&quot;; &quot;S&quot;); [.G253]&lt;&gt;0; [.G253])" office:value-type="string" office:string-value="S" calcext:value-type="string">
            <text:p>S</text:p>
          </table:table-cell>
          <table:table-cell table:formula="of:=IF([.E254]=[.F254])" office:value-type="boolean" office:boolean-value="true" calcext:value-type="boolean">
            <text:p>TRUE</text:p>
          </table:table-cell>
          <table:table-cell table:formula="of:=COM.MICROSOFT.IFS([.D254]=[.G254]; 1; [.D254]=[.F254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2.5" calcext:value-type="float">
            <text:p>22.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IFS([.F254] = 0; 1; AND([.F254]=5; [.C254]&gt;=20); 0; AND([.F254]=5; [.C254]&lt;20); 5; OR([.F254]&lt;&gt;0; [.F254]&lt;&gt;5); IF([.F254]&lt;&gt;[.F252]; [.F254]; [.F254]+1))" office:value-type="float" office:value="0" calcext:value-type="float">
            <text:p>0</text:p>
          </table:table-cell>
          <table:table-cell table:formula="of:=COM.MICROSOFT.IFS([.F255]=0; 0; [.G254]=0; IF([.B255]&gt;=10; &quot;C&quot;; &quot;S&quot;); [.G254]&lt;&gt;0; [.G254])" office:value-type="float" office:value="0" calcext:value-type="float">
            <text:p>0</text:p>
          </table:table-cell>
          <table:table-cell table:formula="of:=IF([.E255]=[.F255])" office:value-type="boolean" office:boolean-value="true" calcext:value-type="boolean">
            <text:p>TRUE</text:p>
          </table:table-cell>
          <table:table-cell table:formula="of:=COM.MICROSOFT.IFS([.D255]=[.G255]; 1; [.D255]=[.F255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.4" calcext:value-type="float">
            <text:p>25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COM.MICROSOFT.IFS([.F255] = 0; 1; AND([.F255]=5; [.C255]&gt;=20); 0; AND([.F255]=5; [.C255]&lt;20); 5; OR([.F255]&lt;&gt;0; [.F255]&lt;&gt;5); IF([.F255]&lt;&gt;[.F253]; [.F255]; [.F255]+1))" office:value-type="float" office:value="1" calcext:value-type="float">
            <text:p>1</text:p>
          </table:table-cell>
          <table:table-cell table:formula="of:=COM.MICROSOFT.IFS([.F256]=0; 0; [.G255]=0; IF([.B256]&gt;=10; &quot;C&quot;; &quot;S&quot;); [.G255]&lt;&gt;0; [.G255])" office:value-type="string" office:string-value="C" calcext:value-type="string">
            <text:p>C</text:p>
          </table:table-cell>
          <table:table-cell table:formula="of:=IF([.E256]=[.F256])" office:value-type="boolean" office:boolean-value="true" calcext:value-type="boolean">
            <text:p>TRUE</text:p>
          </table:table-cell>
          <table:table-cell table:formula="of:=COM.MICROSOFT.IFS([.D256]=[.G256]; 1; [.D256]=[.F256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.8" calcext:value-type="float">
            <text:p>26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COM.MICROSOFT.IFS([.F256] = 0; 1; AND([.F256]=5; [.C256]&gt;=20); 0; AND([.F256]=5; [.C256]&lt;20); 5; OR([.F256]&lt;&gt;0; [.F256]&lt;&gt;5); IF([.F256]&lt;&gt;[.F254]; [.F256]; [.F256]+1))" office:value-type="float" office:value="1" calcext:value-type="float">
            <text:p>1</text:p>
          </table:table-cell>
          <table:table-cell table:formula="of:=COM.MICROSOFT.IFS([.F257]=0; 0; [.G256]=0; IF([.B257]&gt;=10; &quot;C&quot;; &quot;S&quot;); [.G256]&lt;&gt;0; [.G256])" office:value-type="string" office:string-value="C" calcext:value-type="string">
            <text:p>C</text:p>
          </table:table-cell>
          <table:table-cell table:formula="of:=IF([.E257]=[.F257])" office:value-type="boolean" office:boolean-value="true" calcext:value-type="boolean">
            <text:p>TRUE</text:p>
          </table:table-cell>
          <table:table-cell table:formula="of:=COM.MICROSOFT.IFS([.D257]=[.G257]; 1; [.D257]=[.F257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6.5" calcext:value-type="float">
            <text:p>26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COM.MICROSOFT.IFS([.F257] = 0; 1; AND([.F257]=5; [.C257]&gt;=20); 0; AND([.F257]=5; [.C257]&lt;20); 5; OR([.F257]&lt;&gt;0; [.F257]&lt;&gt;5); IF([.F257]&lt;&gt;[.F255]; [.F257]; [.F257]+1))" office:value-type="float" office:value="1" calcext:value-type="float">
            <text:p>1</text:p>
          </table:table-cell>
          <table:table-cell table:formula="of:=COM.MICROSOFT.IFS([.F258]=0; 0; [.G257]=0; IF([.B258]&gt;=10; &quot;C&quot;; &quot;S&quot;); [.G257]&lt;&gt;0; [.G257])" office:value-type="string" office:string-value="C" calcext:value-type="string">
            <text:p>C</text:p>
          </table:table-cell>
          <table:table-cell table:formula="of:=IF([.E258]=[.F258])" office:value-type="boolean" office:boolean-value="true" calcext:value-type="boolean">
            <text:p>TRUE</text:p>
          </table:table-cell>
          <table:table-cell table:formula="of:=COM.MICROSOFT.IFS([.D258]=[.G258]; 1; [.D258]=[.F258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4.9" calcext:value-type="float">
            <text:p>24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IFS([.F258] = 0; 1; AND([.F258]=5; [.C258]&gt;=20); 0; AND([.F258]=5; [.C258]&lt;20); 5; OR([.F258]&lt;&gt;0; [.F258]&lt;&gt;5); IF([.F258]&lt;&gt;[.F256]; [.F258]; [.F258]+1))" office:value-type="float" office:value="2" calcext:value-type="float">
            <text:p>2</text:p>
          </table:table-cell>
          <table:table-cell table:formula="of:=COM.MICROSOFT.IFS([.F259]=0; 0; [.G258]=0; IF([.B259]&gt;=10; &quot;C&quot;; &quot;S&quot;); [.G258]&lt;&gt;0; [.G258])" office:value-type="string" office:string-value="C" calcext:value-type="string">
            <text:p>C</text:p>
          </table:table-cell>
          <table:table-cell table:formula="of:=IF([.E259]=[.F259])" office:value-type="boolean" office:boolean-value="true" calcext:value-type="boolean">
            <text:p>TRUE</text:p>
          </table:table-cell>
          <table:table-cell table:formula="of:=COM.MICROSOFT.IFS([.D259]=[.G259]; 1; [.D259]=[.F259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2.6" calcext:value-type="float">
            <text:p>22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IFS([.F259] = 0; 1; AND([.F259]=5; [.C259]&gt;=20); 0; AND([.F259]=5; [.C259]&lt;20); 5; OR([.F259]&lt;&gt;0; [.F259]&lt;&gt;5); IF([.F259]&lt;&gt;[.F257]; [.F259]; [.F259]+1))" office:value-type="float" office:value="2" calcext:value-type="float">
            <text:p>2</text:p>
          </table:table-cell>
          <table:table-cell table:formula="of:=COM.MICROSOFT.IFS([.F260]=0; 0; [.G259]=0; IF([.B260]&gt;=10; &quot;C&quot;; &quot;S&quot;); [.G259]&lt;&gt;0; [.G259])" office:value-type="string" office:string-value="C" calcext:value-type="string">
            <text:p>C</text:p>
          </table:table-cell>
          <table:table-cell table:formula="of:=IF([.E260]=[.F260])" office:value-type="boolean" office:boolean-value="true" calcext:value-type="boolean">
            <text:p>TRUE</text:p>
          </table:table-cell>
          <table:table-cell table:formula="of:=COM.MICROSOFT.IFS([.D260]=[.G260]; 1; [.D260]=[.F260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0.7" calcext:value-type="float">
            <text:p>20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IFS([.F260] = 0; 1; AND([.F260]=5; [.C260]&gt;=20); 0; AND([.F260]=5; [.C260]&lt;20); 5; OR([.F260]&lt;&gt;0; [.F260]&lt;&gt;5); IF([.F260]&lt;&gt;[.F258]; [.F260]; [.F260]+1))" office:value-type="float" office:value="2" calcext:value-type="float">
            <text:p>2</text:p>
          </table:table-cell>
          <table:table-cell table:formula="of:=COM.MICROSOFT.IFS([.F261]=0; 0; [.G260]=0; IF([.B261]&gt;=10; &quot;C&quot;; &quot;S&quot;); [.G260]&lt;&gt;0; [.G260])" office:value-type="string" office:string-value="C" calcext:value-type="string">
            <text:p>C</text:p>
          </table:table-cell>
          <table:table-cell table:formula="of:=IF([.E261]=[.F261])" office:value-type="boolean" office:boolean-value="true" calcext:value-type="boolean">
            <text:p>TRUE</text:p>
          </table:table-cell>
          <table:table-cell table:formula="of:=COM.MICROSOFT.IFS([.D261]=[.G261]; 1; [.D261]=[.F261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9.9" calcext:value-type="float">
            <text:p>1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COM.MICROSOFT.IFS([.F261] = 0; 1; AND([.F261]=5; [.C261]&gt;=20); 0; AND([.F261]=5; [.C261]&lt;20); 5; OR([.F261]&lt;&gt;0; [.F261]&lt;&gt;5); IF([.F261]&lt;&gt;[.F259]; [.F261]; [.F261]+1))" office:value-type="float" office:value="3" calcext:value-type="float">
            <text:p>3</text:p>
          </table:table-cell>
          <table:table-cell table:formula="of:=COM.MICROSOFT.IFS([.F262]=0; 0; [.G261]=0; IF([.B262]&gt;=10; &quot;C&quot;; &quot;S&quot;); [.G261]&lt;&gt;0; [.G261])" office:value-type="string" office:string-value="C" calcext:value-type="string">
            <text:p>C</text:p>
          </table:table-cell>
          <table:table-cell table:formula="of:=IF([.E262]=[.F262])" office:value-type="boolean" office:boolean-value="true" calcext:value-type="boolean">
            <text:p>TRUE</text:p>
          </table:table-cell>
          <table:table-cell table:formula="of:=COM.MICROSOFT.IFS([.D262]=[.G262]; 1; [.D262]=[.F262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0.4" calcext:value-type="float">
            <text:p>20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COM.MICROSOFT.IFS([.F262] = 0; 1; AND([.F262]=5; [.C262]&gt;=20); 0; AND([.F262]=5; [.C262]&lt;20); 5; OR([.F262]&lt;&gt;0; [.F262]&lt;&gt;5); IF([.F262]&lt;&gt;[.F260]; [.F262]; [.F262]+1))" office:value-type="float" office:value="3" calcext:value-type="float">
            <text:p>3</text:p>
          </table:table-cell>
          <table:table-cell table:formula="of:=COM.MICROSOFT.IFS([.F263]=0; 0; [.G262]=0; IF([.B263]&gt;=10; &quot;C&quot;; &quot;S&quot;); [.G262]&lt;&gt;0; [.G262])" office:value-type="string" office:string-value="C" calcext:value-type="string">
            <text:p>C</text:p>
          </table:table-cell>
          <table:table-cell table:formula="of:=IF([.E263]=[.F263])" office:value-type="boolean" office:boolean-value="true" calcext:value-type="boolean">
            <text:p>TRUE</text:p>
          </table:table-cell>
          <table:table-cell table:formula="of:=COM.MICROSOFT.IFS([.D263]=[.G263]; 1; [.D263]=[.F263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2.3" calcext:value-type="float">
            <text:p>22.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COM.MICROSOFT.IFS([.F263] = 0; 1; AND([.F263]=5; [.C263]&gt;=20); 0; AND([.F263]=5; [.C263]&lt;20); 5; OR([.F263]&lt;&gt;0; [.F263]&lt;&gt;5); IF([.F263]&lt;&gt;[.F261]; [.F263]; [.F263]+1))" office:value-type="float" office:value="3" calcext:value-type="float">
            <text:p>3</text:p>
          </table:table-cell>
          <table:table-cell table:formula="of:=COM.MICROSOFT.IFS([.F264]=0; 0; [.G263]=0; IF([.B264]&gt;=10; &quot;C&quot;; &quot;S&quot;); [.G263]&lt;&gt;0; [.G263])" office:value-type="string" office:string-value="C" calcext:value-type="string">
            <text:p>C</text:p>
          </table:table-cell>
          <table:table-cell table:formula="of:=IF([.E264]=[.F264])" office:value-type="boolean" office:boolean-value="true" calcext:value-type="boolean">
            <text:p>TRUE</text:p>
          </table:table-cell>
          <table:table-cell table:formula="of:=COM.MICROSOFT.IFS([.D264]=[.G264]; 1; [.D264]=[.F264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4.8" calcext:value-type="float">
            <text:p>24.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IFS([.F264] = 0; 1; AND([.F264]=5; [.C264]&gt;=20); 0; AND([.F264]=5; [.C264]&lt;20); 5; OR([.F264]&lt;&gt;0; [.F264]&lt;&gt;5); IF([.F264]&lt;&gt;[.F262]; [.F264]; [.F264]+1))" office:value-type="float" office:value="4" calcext:value-type="float">
            <text:p>4</text:p>
          </table:table-cell>
          <table:table-cell table:formula="of:=COM.MICROSOFT.IFS([.F265]=0; 0; [.G264]=0; IF([.B265]&gt;=10; &quot;C&quot;; &quot;S&quot;); [.G264]&lt;&gt;0; [.G264])" office:value-type="string" office:string-value="C" calcext:value-type="string">
            <text:p>C</text:p>
          </table:table-cell>
          <table:table-cell table:formula="of:=IF([.E265]=[.F265])" office:value-type="boolean" office:boolean-value="true" calcext:value-type="boolean">
            <text:p>TRUE</text:p>
          </table:table-cell>
          <table:table-cell table:formula="of:=COM.MICROSOFT.IFS([.D265]=[.G265]; 1; [.D265]=[.F265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7.2" calcext:value-type="float">
            <text:p>27.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IFS([.F265] = 0; 1; AND([.F265]=5; [.C265]&gt;=20); 0; AND([.F265]=5; [.C265]&lt;20); 5; OR([.F265]&lt;&gt;0; [.F265]&lt;&gt;5); IF([.F265]&lt;&gt;[.F263]; [.F265]; [.F265]+1))" office:value-type="float" office:value="4" calcext:value-type="float">
            <text:p>4</text:p>
          </table:table-cell>
          <table:table-cell table:formula="of:=COM.MICROSOFT.IFS([.F266]=0; 0; [.G265]=0; IF([.B266]&gt;=10; &quot;C&quot;; &quot;S&quot;); [.G265]&lt;&gt;0; [.G265])" office:value-type="string" office:string-value="C" calcext:value-type="string">
            <text:p>C</text:p>
          </table:table-cell>
          <table:table-cell table:formula="of:=IF([.E266]=[.F266])" office:value-type="boolean" office:boolean-value="true" calcext:value-type="boolean">
            <text:p>TRUE</text:p>
          </table:table-cell>
          <table:table-cell table:formula="of:=COM.MICROSOFT.IFS([.D266]=[.G266]; 1; [.D266]=[.F266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8.6" calcext:value-type="float">
            <text:p>28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IFS([.F266] = 0; 1; AND([.F266]=5; [.C266]&gt;=20); 0; AND([.F266]=5; [.C266]&lt;20); 5; OR([.F266]&lt;&gt;0; [.F266]&lt;&gt;5); IF([.F266]&lt;&gt;[.F264]; [.F266]; [.F266]+1))" office:value-type="float" office:value="4" calcext:value-type="float">
            <text:p>4</text:p>
          </table:table-cell>
          <table:table-cell table:formula="of:=COM.MICROSOFT.IFS([.F267]=0; 0; [.G266]=0; IF([.B267]&gt;=10; &quot;C&quot;; &quot;S&quot;); [.G266]&lt;&gt;0; [.G266])" office:value-type="string" office:string-value="C" calcext:value-type="string">
            <text:p>C</text:p>
          </table:table-cell>
          <table:table-cell table:formula="of:=IF([.E267]=[.F267])" office:value-type="boolean" office:boolean-value="true" calcext:value-type="boolean">
            <text:p>TRUE</text:p>
          </table:table-cell>
          <table:table-cell table:formula="of:=COM.MICROSOFT.IFS([.D267]=[.G267]; 1; [.D267]=[.F267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8.4" calcext:value-type="float">
            <text:p>28.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COM.MICROSOFT.IFS([.F267] = 0; 1; AND([.F267]=5; [.C267]&gt;=20); 0; AND([.F267]=5; [.C267]&lt;20); 5; OR([.F267]&lt;&gt;0; [.F267]&lt;&gt;5); IF([.F267]&lt;&gt;[.F265]; [.F267]; [.F267]+1))" office:value-type="float" office:value="5" calcext:value-type="float">
            <text:p>5</text:p>
          </table:table-cell>
          <table:table-cell table:formula="of:=COM.MICROSOFT.IFS([.F268]=0; 0; [.G267]=0; IF([.B268]&gt;=10; &quot;C&quot;; &quot;S&quot;); [.G267]&lt;&gt;0; [.G267])" office:value-type="string" office:string-value="C" calcext:value-type="string">
            <text:p>C</text:p>
          </table:table-cell>
          <table:table-cell table:formula="of:=IF([.E268]=[.F268])" office:value-type="boolean" office:boolean-value="true" calcext:value-type="boolean">
            <text:p>TRUE</text:p>
          </table:table-cell>
          <table:table-cell table:formula="of:=COM.MICROSOFT.IFS([.D268]=[.G268]; 1; [.D268]=[.F268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.5" calcext:value-type="float">
            <text:p>26.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IFS([.F268] = 0; 1; AND([.F268]=5; [.C268]&gt;=20); 0; AND([.F268]=5; [.C268]&lt;20); 5; OR([.F268]&lt;&gt;0; [.F268]&lt;&gt;5); IF([.F268]&lt;&gt;[.F266]; [.F268]; [.F268]+1))" office:value-type="float" office:value="0" calcext:value-type="float">
            <text:p>0</text:p>
          </table:table-cell>
          <table:table-cell table:formula="of:=COM.MICROSOFT.IFS([.F269]=0; 0; [.G268]=0; IF([.B269]&gt;=10; &quot;C&quot;; &quot;S&quot;); [.G268]&lt;&gt;0; [.G268])" office:value-type="float" office:value="0" calcext:value-type="float">
            <text:p>0</text:p>
          </table:table-cell>
          <table:table-cell table:formula="of:=IF([.E269]=[.F269])" office:value-type="boolean" office:boolean-value="true" calcext:value-type="boolean">
            <text:p>TRUE</text:p>
          </table:table-cell>
          <table:table-cell table:formula="of:=COM.MICROSOFT.IFS([.D269]=[.G269]; 1; [.D269]=[.F269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3.3" calcext:value-type="float">
            <text:p>23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COM.MICROSOFT.IFS([.F269] = 0; 1; AND([.F269]=5; [.C269]&gt;=20); 0; AND([.F269]=5; [.C269]&lt;20); 5; OR([.F269]&lt;&gt;0; [.F269]&lt;&gt;5); IF([.F269]&lt;&gt;[.F267]; [.F269]; [.F269]+1))" office:value-type="float" office:value="1" calcext:value-type="float">
            <text:p>1</text:p>
          </table:table-cell>
          <table:table-cell table:formula="of:=COM.MICROSOFT.IFS([.F270]=0; 0; [.G269]=0; IF([.B270]&gt;=10; &quot;C&quot;; &quot;S&quot;); [.G269]&lt;&gt;0; [.G269])" office:value-type="string" office:string-value="C" calcext:value-type="string">
            <text:p>C</text:p>
          </table:table-cell>
          <table:table-cell table:formula="of:=IF([.E270]=[.F270])" office:value-type="boolean" office:boolean-value="true" calcext:value-type="boolean">
            <text:p>TRUE</text:p>
          </table:table-cell>
          <table:table-cell table:formula="of:=COM.MICROSOFT.IFS([.D270]=[.G270]; 1; [.D270]=[.F270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9.5" calcext:value-type="float">
            <text:p>19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COM.MICROSOFT.IFS([.F270] = 0; 1; AND([.F270]=5; [.C270]&gt;=20); 0; AND([.F270]=5; [.C270]&lt;20); 5; OR([.F270]&lt;&gt;0; [.F270]&lt;&gt;5); IF([.F270]&lt;&gt;[.F268]; [.F270]; [.F270]+1))" office:value-type="float" office:value="1" calcext:value-type="float">
            <text:p>1</text:p>
          </table:table-cell>
          <table:table-cell table:formula="of:=COM.MICROSOFT.IFS([.F271]=0; 0; [.G270]=0; IF([.B271]&gt;=10; &quot;C&quot;; &quot;S&quot;); [.G270]&lt;&gt;0; [.G270])" office:value-type="string" office:string-value="C" calcext:value-type="string">
            <text:p>C</text:p>
          </table:table-cell>
          <table:table-cell table:formula="of:=IF([.E271]=[.F271])" office:value-type="boolean" office:boolean-value="true" calcext:value-type="boolean">
            <text:p>TRUE</text:p>
          </table:table-cell>
          <table:table-cell table:formula="of:=COM.MICROSOFT.IFS([.D271]=[.G271]; 1; [.D271]=[.F271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COM.MICROSOFT.IFS([.F271] = 0; 1; AND([.F271]=5; [.C271]&gt;=20); 0; AND([.F271]=5; [.C271]&lt;20); 5; OR([.F271]&lt;&gt;0; [.F271]&lt;&gt;5); IF([.F271]&lt;&gt;[.F269]; [.F271]; [.F271]+1))" office:value-type="float" office:value="1" calcext:value-type="float">
            <text:p>1</text:p>
          </table:table-cell>
          <table:table-cell table:formula="of:=COM.MICROSOFT.IFS([.F272]=0; 0; [.G271]=0; IF([.B272]&gt;=10; &quot;C&quot;; &quot;S&quot;); [.G271]&lt;&gt;0; [.G271])" office:value-type="string" office:string-value="C" calcext:value-type="string">
            <text:p>C</text:p>
          </table:table-cell>
          <table:table-cell table:formula="of:=IF([.E272]=[.F272])" office:value-type="boolean" office:boolean-value="true" calcext:value-type="boolean">
            <text:p>TRUE</text:p>
          </table:table-cell>
          <table:table-cell table:formula="of:=COM.MICROSOFT.IFS([.D272]=[.G272]; 1; [.D272]=[.F272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3.7" calcext:value-type="float">
            <text:p>13.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IFS([.F272] = 0; 1; AND([.F272]=5; [.C272]&gt;=20); 0; AND([.F272]=5; [.C272]&lt;20); 5; OR([.F272]&lt;&gt;0; [.F272]&lt;&gt;5); IF([.F272]&lt;&gt;[.F270]; [.F272]; [.F272]+1))" office:value-type="float" office:value="2" calcext:value-type="float">
            <text:p>2</text:p>
          </table:table-cell>
          <table:table-cell table:formula="of:=COM.MICROSOFT.IFS([.F273]=0; 0; [.G272]=0; IF([.B273]&gt;=10; &quot;C&quot;; &quot;S&quot;); [.G272]&lt;&gt;0; [.G272])" office:value-type="string" office:string-value="C" calcext:value-type="string">
            <text:p>C</text:p>
          </table:table-cell>
          <table:table-cell table:formula="of:=IF([.E273]=[.F273])" office:value-type="boolean" office:boolean-value="true" calcext:value-type="boolean">
            <text:p>TRUE</text:p>
          </table:table-cell>
          <table:table-cell table:formula="of:=COM.MICROSOFT.IFS([.D273]=[.G273]; 1; [.D273]=[.F273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2.9" calcext:value-type="float">
            <text:p>12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IFS([.F273] = 0; 1; AND([.F273]=5; [.C273]&gt;=20); 0; AND([.F273]=5; [.C273]&lt;20); 5; OR([.F273]&lt;&gt;0; [.F273]&lt;&gt;5); IF([.F273]&lt;&gt;[.F271]; [.F273]; [.F273]+1))" office:value-type="float" office:value="2" calcext:value-type="float">
            <text:p>2</text:p>
          </table:table-cell>
          <table:table-cell table:formula="of:=COM.MICROSOFT.IFS([.F274]=0; 0; [.G273]=0; IF([.B274]&gt;=10; &quot;C&quot;; &quot;S&quot;); [.G273]&lt;&gt;0; [.G273])" office:value-type="string" office:string-value="C" calcext:value-type="string">
            <text:p>C</text:p>
          </table:table-cell>
          <table:table-cell table:formula="of:=IF([.E274]=[.F274])" office:value-type="boolean" office:boolean-value="true" calcext:value-type="boolean">
            <text:p>TRUE</text:p>
          </table:table-cell>
          <table:table-cell table:formula="of:=COM.MICROSOFT.IFS([.D274]=[.G274]; 1; [.D274]=[.F274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IFS([.F274] = 0; 1; AND([.F274]=5; [.C274]&gt;=20); 0; AND([.F274]=5; [.C274]&lt;20); 5; OR([.F274]&lt;&gt;0; [.F274]&lt;&gt;5); IF([.F274]&lt;&gt;[.F272]; [.F274]; [.F274]+1))" office:value-type="float" office:value="2" calcext:value-type="float">
            <text:p>2</text:p>
          </table:table-cell>
          <table:table-cell table:formula="of:=COM.MICROSOFT.IFS([.F275]=0; 0; [.G274]=0; IF([.B275]&gt;=10; &quot;C&quot;; &quot;S&quot;); [.G274]&lt;&gt;0; [.G274])" office:value-type="string" office:string-value="C" calcext:value-type="string">
            <text:p>C</text:p>
          </table:table-cell>
          <table:table-cell table:formula="of:=IF([.E275]=[.F275])" office:value-type="boolean" office:boolean-value="true" calcext:value-type="boolean">
            <text:p>TRUE</text:p>
          </table:table-cell>
          <table:table-cell table:formula="of:=COM.MICROSOFT.IFS([.D275]=[.G275]; 1; [.D275]=[.F275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COM.MICROSOFT.IFS([.F275] = 0; 1; AND([.F275]=5; [.C275]&gt;=20); 0; AND([.F275]=5; [.C275]&lt;20); 5; OR([.F275]&lt;&gt;0; [.F275]&lt;&gt;5); IF([.F275]&lt;&gt;[.F273]; [.F275]; [.F275]+1))" office:value-type="float" office:value="3" calcext:value-type="float">
            <text:p>3</text:p>
          </table:table-cell>
          <table:table-cell table:formula="of:=COM.MICROSOFT.IFS([.F276]=0; 0; [.G275]=0; IF([.B276]&gt;=10; &quot;C&quot;; &quot;S&quot;); [.G275]&lt;&gt;0; [.G275])" office:value-type="string" office:string-value="C" calcext:value-type="string">
            <text:p>C</text:p>
          </table:table-cell>
          <table:table-cell table:formula="of:=IF([.E276]=[.F276])" office:value-type="boolean" office:boolean-value="true" calcext:value-type="boolean">
            <text:p>TRUE</text:p>
          </table:table-cell>
          <table:table-cell table:formula="of:=COM.MICROSOFT.IFS([.D276]=[.G276]; 1; [.D276]=[.F276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6.4" calcext:value-type="float">
            <text:p>16.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COM.MICROSOFT.IFS([.F276] = 0; 1; AND([.F276]=5; [.C276]&gt;=20); 0; AND([.F276]=5; [.C276]&lt;20); 5; OR([.F276]&lt;&gt;0; [.F276]&lt;&gt;5); IF([.F276]&lt;&gt;[.F274]; [.F276]; [.F276]+1))" office:value-type="float" office:value="3" calcext:value-type="float">
            <text:p>3</text:p>
          </table:table-cell>
          <table:table-cell table:formula="of:=COM.MICROSOFT.IFS([.F277]=0; 0; [.G276]=0; IF([.B277]&gt;=10; &quot;C&quot;; &quot;S&quot;); [.G276]&lt;&gt;0; [.G276])" office:value-type="string" office:string-value="C" calcext:value-type="string">
            <text:p>C</text:p>
          </table:table-cell>
          <table:table-cell table:formula="of:=IF([.E277]=[.F277])" office:value-type="boolean" office:boolean-value="true" calcext:value-type="boolean">
            <text:p>TRUE</text:p>
          </table:table-cell>
          <table:table-cell table:formula="of:=COM.MICROSOFT.IFS([.D277]=[.G277]; 1; [.D277]=[.F277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7.1" calcext:value-type="float">
            <text:p>17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COM.MICROSOFT.IFS([.F277] = 0; 1; AND([.F277]=5; [.C277]&gt;=20); 0; AND([.F277]=5; [.C277]&lt;20); 5; OR([.F277]&lt;&gt;0; [.F277]&lt;&gt;5); IF([.F277]&lt;&gt;[.F275]; [.F277]; [.F277]+1))" office:value-type="float" office:value="3" calcext:value-type="float">
            <text:p>3</text:p>
          </table:table-cell>
          <table:table-cell table:formula="of:=COM.MICROSOFT.IFS([.F278]=0; 0; [.G277]=0; IF([.B278]&gt;=10; &quot;C&quot;; &quot;S&quot;); [.G277]&lt;&gt;0; [.G277])" office:value-type="string" office:string-value="C" calcext:value-type="string">
            <text:p>C</text:p>
          </table:table-cell>
          <table:table-cell table:formula="of:=IF([.E278]=[.F278])" office:value-type="boolean" office:boolean-value="true" calcext:value-type="boolean">
            <text:p>TRUE</text:p>
          </table:table-cell>
          <table:table-cell table:formula="of:=COM.MICROSOFT.IFS([.D278]=[.G278]; 1; [.D278]=[.F278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6.3" calcext:value-type="float">
            <text:p>16.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IFS([.F278] = 0; 1; AND([.F278]=5; [.C278]&gt;=20); 0; AND([.F278]=5; [.C278]&lt;20); 5; OR([.F278]&lt;&gt;0; [.F278]&lt;&gt;5); IF([.F278]&lt;&gt;[.F276]; [.F278]; [.F278]+1))" office:value-type="float" office:value="4" calcext:value-type="float">
            <text:p>4</text:p>
          </table:table-cell>
          <table:table-cell table:formula="of:=COM.MICROSOFT.IFS([.F279]=0; 0; [.G278]=0; IF([.B279]&gt;=10; &quot;C&quot;; &quot;S&quot;); [.G278]&lt;&gt;0; [.G278])" office:value-type="string" office:string-value="C" calcext:value-type="string">
            <text:p>C</text:p>
          </table:table-cell>
          <table:table-cell table:formula="of:=IF([.E279]=[.F279])" office:value-type="boolean" office:boolean-value="true" calcext:value-type="boolean">
            <text:p>TRUE</text:p>
          </table:table-cell>
          <table:table-cell table:formula="of:=COM.MICROSOFT.IFS([.D279]=[.G279]; 1; [.D279]=[.F279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IFS([.F279] = 0; 1; AND([.F279]=5; [.C279]&gt;=20); 0; AND([.F279]=5; [.C279]&lt;20); 5; OR([.F279]&lt;&gt;0; [.F279]&lt;&gt;5); IF([.F279]&lt;&gt;[.F277]; [.F279]; [.F279]+1))" office:value-type="float" office:value="4" calcext:value-type="float">
            <text:p>4</text:p>
          </table:table-cell>
          <table:table-cell table:formula="of:=COM.MICROSOFT.IFS([.F280]=0; 0; [.G279]=0; IF([.B280]&gt;=10; &quot;C&quot;; &quot;S&quot;); [.G279]&lt;&gt;0; [.G279])" office:value-type="string" office:string-value="C" calcext:value-type="string">
            <text:p>C</text:p>
          </table:table-cell>
          <table:table-cell table:formula="of:=IF([.E280]=[.F280])" office:value-type="boolean" office:boolean-value="true" calcext:value-type="boolean">
            <text:p>TRUE</text:p>
          </table:table-cell>
          <table:table-cell table:formula="of:=COM.MICROSOFT.IFS([.D280]=[.G280]; 1; [.D280]=[.F280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.5" calcext:value-type="float">
            <text:p>10.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IFS([.F280] = 0; 1; AND([.F280]=5; [.C280]&gt;=20); 0; AND([.F280]=5; [.C280]&lt;20); 5; OR([.F280]&lt;&gt;0; [.F280]&lt;&gt;5); IF([.F280]&lt;&gt;[.F278]; [.F280]; [.F280]+1))" office:value-type="float" office:value="4" calcext:value-type="float">
            <text:p>4</text:p>
          </table:table-cell>
          <table:table-cell table:formula="of:=COM.MICROSOFT.IFS([.F281]=0; 0; [.G280]=0; IF([.B281]&gt;=10; &quot;C&quot;; &quot;S&quot;); [.G280]&lt;&gt;0; [.G280])" office:value-type="string" office:string-value="C" calcext:value-type="string">
            <text:p>C</text:p>
          </table:table-cell>
          <table:table-cell table:formula="of:=IF([.E281]=[.F281])" office:value-type="boolean" office:boolean-value="true" calcext:value-type="boolean">
            <text:p>TRUE</text:p>
          </table:table-cell>
          <table:table-cell table:formula="of:=COM.MICROSOFT.IFS([.D281]=[.G281]; 1; [.D281]=[.F281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7" calcext:value-type="float">
            <text:p>6.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COM.MICROSOFT.IFS([.F281] = 0; 1; AND([.F281]=5; [.C281]&gt;=20); 0; AND([.F281]=5; [.C281]&lt;20); 5; OR([.F281]&lt;&gt;0; [.F281]&lt;&gt;5); IF([.F281]&lt;&gt;[.F279]; [.F281]; [.F281]+1))" office:value-type="float" office:value="5" calcext:value-type="float">
            <text:p>5</text:p>
          </table:table-cell>
          <table:table-cell table:formula="of:=COM.MICROSOFT.IFS([.F282]=0; 0; [.G281]=0; IF([.B282]&gt;=10; &quot;C&quot;; &quot;S&quot;); [.G281]&lt;&gt;0; [.G281])" office:value-type="string" office:string-value="C" calcext:value-type="string">
            <text:p>C</text:p>
          </table:table-cell>
          <table:table-cell table:formula="of:=IF([.E282]=[.F282])" office:value-type="boolean" office:boolean-value="true" calcext:value-type="boolean">
            <text:p>TRUE</text:p>
          </table:table-cell>
          <table:table-cell table:formula="of:=COM.MICROSOFT.IFS([.D282]=[.G282]; 1; [.D282]=[.F282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.5" calcext:value-type="float">
            <text:p>3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COM.MICROSOFT.IFS([.F282] = 0; 1; AND([.F282]=5; [.C282]&gt;=20); 0; AND([.F282]=5; [.C282]&lt;20); 5; OR([.F282]&lt;&gt;0; [.F282]&lt;&gt;5); IF([.F282]&lt;&gt;[.F280]; [.F282]; [.F282]+1))" office:value-type="float" office:value="5" calcext:value-type="float">
            <text:p>5</text:p>
          </table:table-cell>
          <table:table-cell table:formula="of:=COM.MICROSOFT.IFS([.F283]=0; 0; [.G282]=0; IF([.B283]&gt;=10; &quot;C&quot;; &quot;S&quot;); [.G282]&lt;&gt;0; [.G282])" office:value-type="string" office:string-value="C" calcext:value-type="string">
            <text:p>C</text:p>
          </table:table-cell>
          <table:table-cell table:formula="of:=IF([.E283]=[.F283])" office:value-type="boolean" office:boolean-value="true" calcext:value-type="boolean">
            <text:p>TRUE</text:p>
          </table:table-cell>
          <table:table-cell table:formula="of:=COM.MICROSOFT.IFS([.D283]=[.G283]; 1; [.D283]=[.F283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.6" calcext:value-type="float">
            <text:p>1.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COM.MICROSOFT.IFS([.F283] = 0; 1; AND([.F283]=5; [.C283]&gt;=20); 0; AND([.F283]=5; [.C283]&lt;20); 5; OR([.F283]&lt;&gt;0; [.F283]&lt;&gt;5); IF([.F283]&lt;&gt;[.F281]; [.F283]; [.F283]+1))" office:value-type="float" office:value="5" calcext:value-type="float">
            <text:p>5</text:p>
          </table:table-cell>
          <table:table-cell table:formula="of:=COM.MICROSOFT.IFS([.F284]=0; 0; [.G283]=0; IF([.B284]&gt;=10; &quot;C&quot;; &quot;S&quot;); [.G283]&lt;&gt;0; [.G283])" office:value-type="string" office:string-value="C" calcext:value-type="string">
            <text:p>C</text:p>
          </table:table-cell>
          <table:table-cell table:formula="of:=IF([.E284]=[.F284])" office:value-type="boolean" office:boolean-value="true" calcext:value-type="boolean">
            <text:p>TRUE</text:p>
          </table:table-cell>
          <table:table-cell table:formula="of:=COM.MICROSOFT.IFS([.D284]=[.G284]; 1; [.D284]=[.F284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.4" calcext:value-type="float">
            <text:p>1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COM.MICROSOFT.IFS([.F284] = 0; 1; AND([.F284]=5; [.C284]&gt;=20); 0; AND([.F284]=5; [.C284]&lt;20); 5; OR([.F284]&lt;&gt;0; [.F284]&lt;&gt;5); IF([.F284]&lt;&gt;[.F282]; [.F284]; [.F284]+1))" office:value-type="float" office:value="5" calcext:value-type="float">
            <text:p>5</text:p>
          </table:table-cell>
          <table:table-cell table:formula="of:=COM.MICROSOFT.IFS([.F285]=0; 0; [.G284]=0; IF([.B285]&gt;=10; &quot;C&quot;; &quot;S&quot;); [.G284]&lt;&gt;0; [.G284])" office:value-type="string" office:string-value="C" calcext:value-type="string">
            <text:p>C</text:p>
          </table:table-cell>
          <table:table-cell table:formula="of:=IF([.E285]=[.F285])" office:value-type="boolean" office:boolean-value="true" calcext:value-type="boolean">
            <text:p>TRUE</text:p>
          </table:table-cell>
          <table:table-cell table:formula="of:=COM.MICROSOFT.IFS([.D285]=[.G285]; 1; [.D285]=[.F285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.8" calcext:value-type="float">
            <text:p>2.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IFS([.F285] = 0; 1; AND([.F285]=5; [.C285]&gt;=20); 0; AND([.F285]=5; [.C285]&lt;20); 5; OR([.F285]&lt;&gt;0; [.F285]&lt;&gt;5); IF([.F285]&lt;&gt;[.F283]; [.F285]; [.F285]+1))" office:value-type="float" office:value="0" calcext:value-type="float">
            <text:p>0</text:p>
          </table:table-cell>
          <table:table-cell table:formula="of:=COM.MICROSOFT.IFS([.F286]=0; 0; [.G285]=0; IF([.B286]&gt;=10; &quot;C&quot;; &quot;S&quot;); [.G285]&lt;&gt;0; [.G285])" office:value-type="float" office:value="0" calcext:value-type="float">
            <text:p>0</text:p>
          </table:table-cell>
          <table:table-cell table:formula="of:=IF([.E286]=[.F286])" office:value-type="boolean" office:boolean-value="true" calcext:value-type="boolean">
            <text:p>TRUE</text:p>
          </table:table-cell>
          <table:table-cell table:formula="of:=COM.MICROSOFT.IFS([.D286]=[.G286]; 1; [.D286]=[.F286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.2" calcext:value-type="float">
            <text:p>5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COM.MICROSOFT.IFS([.F286] = 0; 1; AND([.F286]=5; [.C286]&gt;=20); 0; AND([.F286]=5; [.C286]&lt;20); 5; OR([.F286]&lt;&gt;0; [.F286]&lt;&gt;5); IF([.F286]&lt;&gt;[.F284]; [.F286]; [.F286]+1))" office:value-type="float" office:value="1" calcext:value-type="float">
            <text:p>1</text:p>
          </table:table-cell>
          <table:table-cell table:formula="of:=COM.MICROSOFT.IFS([.F287]=0; 0; [.G286]=0; IF([.B287]&gt;=10; &quot;C&quot;; &quot;S&quot;); [.G286]&lt;&gt;0; [.G286])" office:value-type="string" office:string-value="S" calcext:value-type="string">
            <text:p>S</text:p>
          </table:table-cell>
          <table:table-cell table:formula="of:=IF([.E287]=[.F287])" office:value-type="boolean" office:boolean-value="true" calcext:value-type="boolean">
            <text:p>TRUE</text:p>
          </table:table-cell>
          <table:table-cell table:formula="of:=COM.MICROSOFT.IFS([.D287]=[.G287]; 1; [.D287]=[.F287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.7" calcext:value-type="float">
            <text:p>7.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COM.MICROSOFT.IFS([.F287] = 0; 1; AND([.F287]=5; [.C287]&gt;=20); 0; AND([.F287]=5; [.C287]&lt;20); 5; OR([.F287]&lt;&gt;0; [.F287]&lt;&gt;5); IF([.F287]&lt;&gt;[.F285]; [.F287]; [.F287]+1))" office:value-type="float" office:value="1" calcext:value-type="float">
            <text:p>1</text:p>
          </table:table-cell>
          <table:table-cell table:formula="of:=COM.MICROSOFT.IFS([.F288]=0; 0; [.G287]=0; IF([.B288]&gt;=10; &quot;C&quot;; &quot;S&quot;); [.G287]&lt;&gt;0; [.G287])" office:value-type="string" office:string-value="S" calcext:value-type="string">
            <text:p>S</text:p>
          </table:table-cell>
          <table:table-cell table:formula="of:=IF([.E288]=[.F288])" office:value-type="boolean" office:boolean-value="true" calcext:value-type="boolean">
            <text:p>TRUE</text:p>
          </table:table-cell>
          <table:table-cell table:formula="of:=COM.MICROSOFT.IFS([.D288]=[.G288]; 1; [.D288]=[.F288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.6" calcext:value-type="float">
            <text:p>9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COM.MICROSOFT.IFS([.F288] = 0; 1; AND([.F288]=5; [.C288]&gt;=20); 0; AND([.F288]=5; [.C288]&lt;20); 5; OR([.F288]&lt;&gt;0; [.F288]&lt;&gt;5); IF([.F288]&lt;&gt;[.F286]; [.F288]; [.F288]+1))" office:value-type="float" office:value="1" calcext:value-type="float">
            <text:p>1</text:p>
          </table:table-cell>
          <table:table-cell table:formula="of:=COM.MICROSOFT.IFS([.F289]=0; 0; [.G288]=0; IF([.B289]&gt;=10; &quot;C&quot;; &quot;S&quot;); [.G288]&lt;&gt;0; [.G288])" office:value-type="string" office:string-value="S" calcext:value-type="string">
            <text:p>S</text:p>
          </table:table-cell>
          <table:table-cell table:formula="of:=IF([.E289]=[.F289])" office:value-type="boolean" office:boolean-value="true" calcext:value-type="boolean">
            <text:p>TRUE</text:p>
          </table:table-cell>
          <table:table-cell table:formula="of:=COM.MICROSOFT.IFS([.D289]=[.G289]; 1; [.D289]=[.F289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.1" calcext:value-type="float">
            <text:p>10.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COM.MICROSOFT.IFS([.F289] = 0; 1; AND([.F289]=5; [.C289]&gt;=20); 0; AND([.F289]=5; [.C289]&lt;20); 5; OR([.F289]&lt;&gt;0; [.F289]&lt;&gt;5); IF([.F289]&lt;&gt;[.F287]; [.F289]; [.F289]+1))" office:value-type="float" office:value="2" calcext:value-type="float">
            <text:p>2</text:p>
          </table:table-cell>
          <table:table-cell table:formula="of:=COM.MICROSOFT.IFS([.F290]=0; 0; [.G289]=0; IF([.B290]&gt;=10; &quot;C&quot;; &quot;S&quot;); [.G289]&lt;&gt;0; [.G289])" office:value-type="string" office:string-value="S" calcext:value-type="string">
            <text:p>S</text:p>
          </table:table-cell>
          <table:table-cell table:formula="of:=IF([.E290]=[.F290])" office:value-type="boolean" office:boolean-value="true" calcext:value-type="boolean">
            <text:p>TRUE</text:p>
          </table:table-cell>
          <table:table-cell table:formula="of:=COM.MICROSOFT.IFS([.D290]=[.G290]; 1; [.D290]=[.F290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.3" calcext:value-type="float">
            <text:p>9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COM.MICROSOFT.IFS([.F290] = 0; 1; AND([.F290]=5; [.C290]&gt;=20); 0; AND([.F290]=5; [.C290]&lt;20); 5; OR([.F290]&lt;&gt;0; [.F290]&lt;&gt;5); IF([.F290]&lt;&gt;[.F288]; [.F290]; [.F290]+1))" office:value-type="float" office:value="2" calcext:value-type="float">
            <text:p>2</text:p>
          </table:table-cell>
          <table:table-cell table:formula="of:=COM.MICROSOFT.IFS([.F291]=0; 0; [.G290]=0; IF([.B291]&gt;=10; &quot;C&quot;; &quot;S&quot;); [.G290]&lt;&gt;0; [.G290])" office:value-type="string" office:string-value="S" calcext:value-type="string">
            <text:p>S</text:p>
          </table:table-cell>
          <table:table-cell table:formula="of:=IF([.E291]=[.F291])" office:value-type="boolean" office:boolean-value="true" calcext:value-type="boolean">
            <text:p>TRUE</text:p>
          </table:table-cell>
          <table:table-cell table:formula="of:=COM.MICROSOFT.IFS([.D291]=[.G291]; 1; [.D291]=[.F291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.4" calcext:value-type="float">
            <text:p>7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COM.MICROSOFT.IFS([.F291] = 0; 1; AND([.F291]=5; [.C291]&gt;=20); 0; AND([.F291]=5; [.C291]&lt;20); 5; OR([.F291]&lt;&gt;0; [.F291]&lt;&gt;5); IF([.F291]&lt;&gt;[.F289]; [.F291]; [.F291]+1))" office:value-type="float" office:value="2" calcext:value-type="float">
            <text:p>2</text:p>
          </table:table-cell>
          <table:table-cell table:formula="of:=COM.MICROSOFT.IFS([.F292]=0; 0; [.G291]=0; IF([.B292]&gt;=10; &quot;C&quot;; &quot;S&quot;); [.G291]&lt;&gt;0; [.G291])" office:value-type="string" office:string-value="S" calcext:value-type="string">
            <text:p>S</text:p>
          </table:table-cell>
          <table:table-cell table:formula="of:=IF([.E292]=[.F292])" office:value-type="boolean" office:boolean-value="true" calcext:value-type="boolean">
            <text:p>TRUE</text:p>
          </table:table-cell>
          <table:table-cell table:formula="of:=COM.MICROSOFT.IFS([.D292]=[.G292]; 1; [.D292]=[.F292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.1" calcext:value-type="float">
            <text:p>5.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COM.MICROSOFT.IFS([.F292] = 0; 1; AND([.F292]=5; [.C292]&gt;=20); 0; AND([.F292]=5; [.C292]&lt;20); 5; OR([.F292]&lt;&gt;0; [.F292]&lt;&gt;5); IF([.F292]&lt;&gt;[.F290]; [.F292]; [.F292]+1))" office:value-type="float" office:value="3" calcext:value-type="float">
            <text:p>3</text:p>
          </table:table-cell>
          <table:table-cell table:formula="of:=COM.MICROSOFT.IFS([.F293]=0; 0; [.G292]=0; IF([.B293]&gt;=10; &quot;C&quot;; &quot;S&quot;); [.G292]&lt;&gt;0; [.G292])" office:value-type="string" office:string-value="S" calcext:value-type="string">
            <text:p>S</text:p>
          </table:table-cell>
          <table:table-cell table:formula="of:=IF([.E293]=[.F293])" office:value-type="boolean" office:boolean-value="true" calcext:value-type="boolean">
            <text:p>TRUE</text:p>
          </table:table-cell>
          <table:table-cell table:formula="of:=COM.MICROSOFT.IFS([.D293]=[.G293]; 1; [.D293]=[.F293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.5" calcext:value-type="float">
            <text:p>3.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COM.MICROSOFT.IFS([.F293] = 0; 1; AND([.F293]=5; [.C293]&gt;=20); 0; AND([.F293]=5; [.C293]&lt;20); 5; OR([.F293]&lt;&gt;0; [.F293]&lt;&gt;5); IF([.F293]&lt;&gt;[.F291]; [.F293]; [.F293]+1))" office:value-type="float" office:value="3" calcext:value-type="float">
            <text:p>3</text:p>
          </table:table-cell>
          <table:table-cell table:formula="of:=COM.MICROSOFT.IFS([.F294]=0; 0; [.G293]=0; IF([.B294]&gt;=10; &quot;C&quot;; &quot;S&quot;); [.G293]&lt;&gt;0; [.G293])" office:value-type="string" office:string-value="S" calcext:value-type="string">
            <text:p>S</text:p>
          </table:table-cell>
          <table:table-cell table:formula="of:=IF([.E294]=[.F294])" office:value-type="boolean" office:boolean-value="true" calcext:value-type="boolean">
            <text:p>TRUE</text:p>
          </table:table-cell>
          <table:table-cell table:formula="of:=COM.MICROSOFT.IFS([.D294]=[.G294]; 1; [.D294]=[.F294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COM.MICROSOFT.IFS([.F294] = 0; 1; AND([.F294]=5; [.C294]&gt;=20); 0; AND([.F294]=5; [.C294]&lt;20); 5; OR([.F294]&lt;&gt;0; [.F294]&lt;&gt;5); IF([.F294]&lt;&gt;[.F292]; [.F294]; [.F294]+1))" office:value-type="float" office:value="3" calcext:value-type="float">
            <text:p>3</text:p>
          </table:table-cell>
          <table:table-cell table:formula="of:=COM.MICROSOFT.IFS([.F295]=0; 0; [.G294]=0; IF([.B295]&gt;=10; &quot;C&quot;; &quot;S&quot;); [.G294]&lt;&gt;0; [.G294])" office:value-type="string" office:string-value="S" calcext:value-type="string">
            <text:p>S</text:p>
          </table:table-cell>
          <table:table-cell table:formula="of:=IF([.E295]=[.F295])" office:value-type="boolean" office:boolean-value="true" calcext:value-type="boolean">
            <text:p>TRUE</text:p>
          </table:table-cell>
          <table:table-cell table:formula="of:=COM.MICROSOFT.IFS([.D295]=[.G295]; 1; [.D295]=[.F295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.6" calcext:value-type="float">
            <text:p>4.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COM.MICROSOFT.IFS([.F295] = 0; 1; AND([.F295]=5; [.C295]&gt;=20); 0; AND([.F295]=5; [.C295]&lt;20); 5; OR([.F295]&lt;&gt;0; [.F295]&lt;&gt;5); IF([.F295]&lt;&gt;[.F293]; [.F295]; [.F295]+1))" office:value-type="float" office:value="4" calcext:value-type="float">
            <text:p>4</text:p>
          </table:table-cell>
          <table:table-cell table:formula="of:=COM.MICROSOFT.IFS([.F296]=0; 0; [.G295]=0; IF([.B296]&gt;=10; &quot;C&quot;; &quot;S&quot;); [.G295]&lt;&gt;0; [.G295])" office:value-type="string" office:string-value="S" calcext:value-type="string">
            <text:p>S</text:p>
          </table:table-cell>
          <table:table-cell table:formula="of:=IF([.E296]=[.F296])" office:value-type="boolean" office:boolean-value="true" calcext:value-type="boolean">
            <text:p>TRUE</text:p>
          </table:table-cell>
          <table:table-cell table:formula="of:=COM.MICROSOFT.IFS([.D296]=[.G296]; 1; [.D296]=[.F296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.5" calcext:value-type="float">
            <text:p>7.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COM.MICROSOFT.IFS([.F296] = 0; 1; AND([.F296]=5; [.C296]&gt;=20); 0; AND([.F296]=5; [.C296]&lt;20); 5; OR([.F296]&lt;&gt;0; [.F296]&lt;&gt;5); IF([.F296]&lt;&gt;[.F294]; [.F296]; [.F296]+1))" office:value-type="float" office:value="4" calcext:value-type="float">
            <text:p>4</text:p>
          </table:table-cell>
          <table:table-cell table:formula="of:=COM.MICROSOFT.IFS([.F297]=0; 0; [.G296]=0; IF([.B297]&gt;=10; &quot;C&quot;; &quot;S&quot;); [.G296]&lt;&gt;0; [.G296])" office:value-type="string" office:string-value="S" calcext:value-type="string">
            <text:p>S</text:p>
          </table:table-cell>
          <table:table-cell table:formula="of:=IF([.E297]=[.F297])" office:value-type="boolean" office:boolean-value="true" calcext:value-type="boolean">
            <text:p>TRUE</text:p>
          </table:table-cell>
          <table:table-cell table:formula="of:=COM.MICROSOFT.IFS([.D297]=[.G297]; 1; [.D297]=[.F297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1.3" calcext:value-type="float">
            <text:p>11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formula="of:=COM.MICROSOFT.IFS([.F297] = 0; 1; AND([.F297]=5; [.C297]&gt;=20); 0; AND([.F297]=5; [.C297]&lt;20); 5; OR([.F297]&lt;&gt;0; [.F297]&lt;&gt;5); IF([.F297]&lt;&gt;[.F295]; [.F297]; [.F297]+1))" office:value-type="float" office:value="4" calcext:value-type="float">
            <text:p>4</text:p>
          </table:table-cell>
          <table:table-cell table:formula="of:=COM.MICROSOFT.IFS([.F298]=0; 0; [.G297]=0; IF([.B298]&gt;=10; &quot;C&quot;; &quot;S&quot;); [.G297]&lt;&gt;0; [.G297])" office:value-type="string" office:string-value="S" calcext:value-type="string">
            <text:p>S</text:p>
          </table:table-cell>
          <table:table-cell table:formula="of:=IF([.E298]=[.F298])" office:value-type="boolean" office:boolean-value="false" calcext:value-type="boolean">
            <text:p>FALSE</text:p>
          </table:table-cell>
          <table:table-cell table:formula="of:=COM.MICROSOFT.IFS([.D298]=[.G298]; 1; [.D298]=[.F298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5.2" calcext:value-type="float">
            <text:p>15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formula="of:=COM.MICROSOFT.IFS([.F298] = 0; 1; AND([.F298]=5; [.C298]&gt;=20); 0; AND([.F298]=5; [.C298]&lt;20); 5; OR([.F298]&lt;&gt;0; [.F298]&lt;&gt;5); IF([.F298]&lt;&gt;[.F296]; [.F298]; [.F298]+1))" office:value-type="float" office:value="5" calcext:value-type="float">
            <text:p>5</text:p>
          </table:table-cell>
          <table:table-cell table:formula="of:=COM.MICROSOFT.IFS([.F299]=0; 0; [.G298]=0; IF([.B299]&gt;=10; &quot;C&quot;; &quot;S&quot;); [.G298]&lt;&gt;0; [.G298])" office:value-type="string" office:string-value="S" calcext:value-type="string">
            <text:p>S</text:p>
          </table:table-cell>
          <table:table-cell table:formula="of:=IF([.E299]=[.F299])" office:value-type="boolean" office:boolean-value="true" calcext:value-type="boolean">
            <text:p>TRUE</text:p>
          </table:table-cell>
          <table:table-cell table:formula="of:=COM.MICROSOFT.IFS([.D299]=[.G299]; 1; [.D299]=[.F299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8.3" calcext:value-type="float">
            <text:p>18.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IFS([.F299] = 0; 1; AND([.F299]=5; [.C299]&gt;=20); 0; AND([.F299]=5; [.C299]&lt;20); 5; OR([.F299]&lt;&gt;0; [.F299]&lt;&gt;5); IF([.F299]&lt;&gt;[.F297]; [.F299]; [.F299]+1))" office:value-type="float" office:value="0" calcext:value-type="float">
            <text:p>0</text:p>
          </table:table-cell>
          <table:table-cell table:formula="of:=COM.MICROSOFT.IFS([.F300]=0; 0; [.G299]=0; IF([.B300]&gt;=10; &quot;C&quot;; &quot;S&quot;); [.G299]&lt;&gt;0; [.G299])" office:value-type="float" office:value="0" calcext:value-type="float">
            <text:p>0</text:p>
          </table:table-cell>
          <table:table-cell table:formula="of:=IF([.E300]=[.F300])" office:value-type="boolean" office:boolean-value="true" calcext:value-type="boolean">
            <text:p>TRUE</text:p>
          </table:table-cell>
          <table:table-cell table:formula="of:=COM.MICROSOFT.IFS([.D300]=[.G300]; 1; [.D300]=[.F300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.9" calcext:value-type="float">
            <text:p>1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COM.MICROSOFT.IFS([.F300] = 0; 1; AND([.F300]=5; [.C300]&gt;=20); 0; AND([.F300]=5; [.C300]&lt;20); 5; OR([.F300]&lt;&gt;0; [.F300]&lt;&gt;5); IF([.F300]&lt;&gt;[.F298]; [.F300]; [.F300]+1))" office:value-type="float" office:value="1" calcext:value-type="float">
            <text:p>1</text:p>
          </table:table-cell>
          <table:table-cell table:formula="of:=COM.MICROSOFT.IFS([.F301]=0; 0; [.G300]=0; IF([.B301]&gt;=10; &quot;C&quot;; &quot;S&quot;); [.G300]&lt;&gt;0; [.G300])" office:value-type="string" office:string-value="C" calcext:value-type="string">
            <text:p>C</text:p>
          </table:table-cell>
          <table:table-cell table:formula="of:=IF([.E301]=[.F301])" office:value-type="boolean" office:boolean-value="true" calcext:value-type="boolean">
            <text:p>TRUE</text:p>
          </table:table-cell>
          <table:table-cell table:formula="of:=COM.MICROSOFT.IFS([.D301]=[.G301]; 1; [.D301]=[.F301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01] = 0; 1; AND([.F301]=5; [.C301]&gt;=20); 0; AND([.F301]=5; [.C301]&lt;20); 5; OR([.F301]&lt;&gt;0; [.F301]&lt;&gt;5); IF([.F301]&lt;&gt;[.F299]; [.F301]; [.F301]+1))" office:value-type="float" office:value="1" calcext:value-type="float">
            <text:p>1</text:p>
          </table:table-cell>
          <table:table-cell table:formula="of:=COM.MICROSOFT.IFS([.F302]=0; 0; [.G301]=0; IF([.B302]&gt;=10; &quot;C&quot;; &quot;S&quot;); [.G301]&lt;&gt;0; [.G301])" office:value-type="string" office:string-value="C" calcext:value-type="string">
            <text:p>C</text:p>
          </table:table-cell>
          <table:table-cell table:formula="of:=IF([.E302]=[.F302])" office:value-type="boolean" office:boolean-value="false" calcext:value-type="boolean">
            <text:p>FALSE</text:p>
          </table:table-cell>
          <table:table-cell table:formula="of:=COM.MICROSOFT.IFS([.D302]=[.G302]; 1; [.D302]=[.F302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8.9" calcext:value-type="float">
            <text:p>18.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02] = 0; 1; AND([.F302]=5; [.C302]&gt;=20); 0; AND([.F302]=5; [.C302]&lt;20); 5; OR([.F302]&lt;&gt;0; [.F302]&lt;&gt;5); IF([.F302]&lt;&gt;[.F300]; [.F302]; [.F302]+1))" office:value-type="float" office:value="1" calcext:value-type="float">
            <text:p>1</text:p>
          </table:table-cell>
          <table:table-cell table:formula="of:=COM.MICROSOFT.IFS([.F303]=0; 0; [.G302]=0; IF([.B303]&gt;=10; &quot;C&quot;; &quot;S&quot;); [.G302]&lt;&gt;0; [.G302])" office:value-type="string" office:string-value="C" calcext:value-type="string">
            <text:p>C</text:p>
          </table:table-cell>
          <table:table-cell table:formula="of:=IF([.E303]=[.F303])" office:value-type="boolean" office:boolean-value="false" calcext:value-type="boolean">
            <text:p>FALSE</text:p>
          </table:table-cell>
          <table:table-cell table:formula="of:=COM.MICROSOFT.IFS([.D303]=[.G303]; 1; [.D303]=[.F303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7.3" calcext:value-type="float">
            <text:p>17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03] = 0; 1; AND([.F303]=5; [.C303]&gt;=20); 0; AND([.F303]=5; [.C303]&lt;20); 5; OR([.F303]&lt;&gt;0; [.F303]&lt;&gt;5); IF([.F303]&lt;&gt;[.F301]; [.F303]; [.F303]+1))" office:value-type="float" office:value="2" calcext:value-type="float">
            <text:p>2</text:p>
          </table:table-cell>
          <table:table-cell table:formula="of:=COM.MICROSOFT.IFS([.F304]=0; 0; [.G303]=0; IF([.B304]&gt;=10; &quot;C&quot;; &quot;S&quot;); [.G303]&lt;&gt;0; [.G303])" office:value-type="string" office:string-value="C" calcext:value-type="string">
            <text:p>C</text:p>
          </table:table-cell>
          <table:table-cell table:formula="of:=IF([.E304]=[.F304])" office:value-type="boolean" office:boolean-value="false" calcext:value-type="boolean">
            <text:p>FALSE</text:p>
          </table:table-cell>
          <table:table-cell table:formula="of:=COM.MICROSOFT.IFS([.D304]=[.G304]; 1; [.D304]=[.F304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04] = 0; 1; AND([.F304]=5; [.C304]&gt;=20); 0; AND([.F304]=5; [.C304]&lt;20); 5; OR([.F304]&lt;&gt;0; [.F304]&lt;&gt;5); IF([.F304]&lt;&gt;[.F302]; [.F304]; [.F304]+1))" office:value-type="float" office:value="2" calcext:value-type="float">
            <text:p>2</text:p>
          </table:table-cell>
          <table:table-cell table:formula="of:=COM.MICROSOFT.IFS([.F305]=0; 0; [.G304]=0; IF([.B305]&gt;=10; &quot;C&quot;; &quot;S&quot;); [.G304]&lt;&gt;0; [.G304])" office:value-type="string" office:string-value="C" calcext:value-type="string">
            <text:p>C</text:p>
          </table:table-cell>
          <table:table-cell table:formula="of:=IF([.E305]=[.F305])" office:value-type="boolean" office:boolean-value="false" calcext:value-type="boolean">
            <text:p>FALSE</text:p>
          </table:table-cell>
          <table:table-cell table:formula="of:=COM.MICROSOFT.IFS([.D305]=[.G305]; 1; [.D305]=[.F305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5.9" calcext:value-type="float">
            <text:p>15.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05] = 0; 1; AND([.F305]=5; [.C305]&gt;=20); 0; AND([.F305]=5; [.C305]&lt;20); 5; OR([.F305]&lt;&gt;0; [.F305]&lt;&gt;5); IF([.F305]&lt;&gt;[.F303]; [.F305]; [.F305]+1))" office:value-type="float" office:value="2" calcext:value-type="float">
            <text:p>2</text:p>
          </table:table-cell>
          <table:table-cell table:formula="of:=COM.MICROSOFT.IFS([.F306]=0; 0; [.G305]=0; IF([.B306]&gt;=10; &quot;C&quot;; &quot;S&quot;); [.G305]&lt;&gt;0; [.G305])" office:value-type="string" office:string-value="C" calcext:value-type="string">
            <text:p>C</text:p>
          </table:table-cell>
          <table:table-cell table:formula="of:=IF([.E306]=[.F306])" office:value-type="boolean" office:boolean-value="false" calcext:value-type="boolean">
            <text:p>FALSE</text:p>
          </table:table-cell>
          <table:table-cell table:formula="of:=COM.MICROSOFT.IFS([.D306]=[.G306]; 1; [.D306]=[.F306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7.3" calcext:value-type="float">
            <text:p>17.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06] = 0; 1; AND([.F306]=5; [.C306]&gt;=20); 0; AND([.F306]=5; [.C306]&lt;20); 5; OR([.F306]&lt;&gt;0; [.F306]&lt;&gt;5); IF([.F306]&lt;&gt;[.F304]; [.F306]; [.F306]+1))" office:value-type="float" office:value="3" calcext:value-type="float">
            <text:p>3</text:p>
          </table:table-cell>
          <table:table-cell table:formula="of:=COM.MICROSOFT.IFS([.F307]=0; 0; [.G306]=0; IF([.B307]&gt;=10; &quot;C&quot;; &quot;S&quot;); [.G306]&lt;&gt;0; [.G306])" office:value-type="string" office:string-value="C" calcext:value-type="string">
            <text:p>C</text:p>
          </table:table-cell>
          <table:table-cell table:formula="of:=IF([.E307]=[.F307])" office:value-type="boolean" office:boolean-value="false" calcext:value-type="boolean">
            <text:p>FALSE</text:p>
          </table:table-cell>
          <table:table-cell table:formula="of:=COM.MICROSOFT.IFS([.D307]=[.G307]; 1; [.D307]=[.F307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07] = 0; 1; AND([.F307]=5; [.C307]&gt;=20); 0; AND([.F307]=5; [.C307]&lt;20); 5; OR([.F307]&lt;&gt;0; [.F307]&lt;&gt;5); IF([.F307]&lt;&gt;[.F305]; [.F307]; [.F307]+1))" office:value-type="float" office:value="3" calcext:value-type="float">
            <text:p>3</text:p>
          </table:table-cell>
          <table:table-cell table:formula="of:=COM.MICROSOFT.IFS([.F308]=0; 0; [.G307]=0; IF([.B308]&gt;=10; &quot;C&quot;; &quot;S&quot;); [.G307]&lt;&gt;0; [.G307])" office:value-type="string" office:string-value="C" calcext:value-type="string">
            <text:p>C</text:p>
          </table:table-cell>
          <table:table-cell table:formula="of:=IF([.E308]=[.F308])" office:value-type="boolean" office:boolean-value="false" calcext:value-type="boolean">
            <text:p>FALSE</text:p>
          </table:table-cell>
          <table:table-cell table:formula="of:=COM.MICROSOFT.IFS([.D308]=[.G308]; 1; [.D308]=[.F308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3.4" calcext:value-type="float">
            <text:p>23.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08] = 0; 1; AND([.F308]=5; [.C308]&gt;=20); 0; AND([.F308]=5; [.C308]&lt;20); 5; OR([.F308]&lt;&gt;0; [.F308]&lt;&gt;5); IF([.F308]&lt;&gt;[.F306]; [.F308]; [.F308]+1))" office:value-type="float" office:value="3" calcext:value-type="float">
            <text:p>3</text:p>
          </table:table-cell>
          <table:table-cell table:formula="of:=COM.MICROSOFT.IFS([.F309]=0; 0; [.G308]=0; IF([.B309]&gt;=10; &quot;C&quot;; &quot;S&quot;); [.G308]&lt;&gt;0; [.G308])" office:value-type="string" office:string-value="C" calcext:value-type="string">
            <text:p>C</text:p>
          </table:table-cell>
          <table:table-cell table:formula="of:=IF([.E309]=[.F309])" office:value-type="boolean" office:boolean-value="false" calcext:value-type="boolean">
            <text:p>FALSE</text:p>
          </table:table-cell>
          <table:table-cell table:formula="of:=COM.MICROSOFT.IFS([.D309]=[.G309]; 1; [.D309]=[.F309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6.8" calcext:value-type="float">
            <text:p>26.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09] = 0; 1; AND([.F309]=5; [.C309]&gt;=20); 0; AND([.F309]=5; [.C309]&lt;20); 5; OR([.F309]&lt;&gt;0; [.F309]&lt;&gt;5); IF([.F309]&lt;&gt;[.F307]; [.F309]; [.F309]+1))" office:value-type="float" office:value="4" calcext:value-type="float">
            <text:p>4</text:p>
          </table:table-cell>
          <table:table-cell table:formula="of:=COM.MICROSOFT.IFS([.F310]=0; 0; [.G309]=0; IF([.B310]&gt;=10; &quot;C&quot;; &quot;S&quot;); [.G309]&lt;&gt;0; [.G309])" office:value-type="string" office:string-value="C" calcext:value-type="string">
            <text:p>C</text:p>
          </table:table-cell>
          <table:table-cell table:formula="of:=IF([.E310]=[.F310])" office:value-type="boolean" office:boolean-value="false" calcext:value-type="boolean">
            <text:p>FALSE</text:p>
          </table:table-cell>
          <table:table-cell table:formula="of:=COM.MICROSOFT.IFS([.D310]=[.G310]; 1; [.D310]=[.F310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9.1" calcext:value-type="float">
            <text:p>29.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10] = 0; 1; AND([.F310]=5; [.C310]&gt;=20); 0; AND([.F310]=5; [.C310]&lt;20); 5; OR([.F310]&lt;&gt;0; [.F310]&lt;&gt;5); IF([.F310]&lt;&gt;[.F308]; [.F310]; [.F310]+1))" office:value-type="float" office:value="4" calcext:value-type="float">
            <text:p>4</text:p>
          </table:table-cell>
          <table:table-cell table:formula="of:=COM.MICROSOFT.IFS([.F311]=0; 0; [.G310]=0; IF([.B311]&gt;=10; &quot;C&quot;; &quot;S&quot;); [.G310]&lt;&gt;0; [.G310])" office:value-type="string" office:string-value="C" calcext:value-type="string">
            <text:p>C</text:p>
          </table:table-cell>
          <table:table-cell table:formula="of:=IF([.E311]=[.F311])" office:value-type="boolean" office:boolean-value="false" calcext:value-type="boolean">
            <text:p>FALSE</text:p>
          </table:table-cell>
          <table:table-cell table:formula="of:=COM.MICROSOFT.IFS([.D311]=[.G311]; 1; [.D311]=[.F311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9.8" calcext:value-type="float">
            <text:p>29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11] = 0; 1; AND([.F311]=5; [.C311]&gt;=20); 0; AND([.F311]=5; [.C311]&lt;20); 5; OR([.F311]&lt;&gt;0; [.F311]&lt;&gt;5); IF([.F311]&lt;&gt;[.F309]; [.F311]; [.F311]+1))" office:value-type="float" office:value="4" calcext:value-type="float">
            <text:p>4</text:p>
          </table:table-cell>
          <table:table-cell table:formula="of:=COM.MICROSOFT.IFS([.F312]=0; 0; [.G311]=0; IF([.B312]&gt;=10; &quot;C&quot;; &quot;S&quot;); [.G311]&lt;&gt;0; [.G311])" office:value-type="string" office:string-value="C" calcext:value-type="string">
            <text:p>C</text:p>
          </table:table-cell>
          <table:table-cell table:formula="of:=IF([.E312]=[.F312])" office:value-type="boolean" office:boolean-value="false" calcext:value-type="boolean">
            <text:p>FALSE</text:p>
          </table:table-cell>
          <table:table-cell table:formula="of:=COM.MICROSOFT.IFS([.D312]=[.G312]; 1; [.D312]=[.F312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8.8" calcext:value-type="float">
            <text:p>28.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12] = 0; 1; AND([.F312]=5; [.C312]&gt;=20); 0; AND([.F312]=5; [.C312]&lt;20); 5; OR([.F312]&lt;&gt;0; [.F312]&lt;&gt;5); IF([.F312]&lt;&gt;[.F310]; [.F312]; [.F312]+1))" office:value-type="float" office:value="5" calcext:value-type="float">
            <text:p>5</text:p>
          </table:table-cell>
          <table:table-cell table:formula="of:=COM.MICROSOFT.IFS([.F313]=0; 0; [.G312]=0; IF([.B313]&gt;=10; &quot;C&quot;; &quot;S&quot;); [.G312]&lt;&gt;0; [.G312])" office:value-type="string" office:string-value="C" calcext:value-type="string">
            <text:p>C</text:p>
          </table:table-cell>
          <table:table-cell table:formula="of:=IF([.E313]=[.F313])" office:value-type="boolean" office:boolean-value="false" calcext:value-type="boolean">
            <text:p>FALSE</text:p>
          </table:table-cell>
          <table:table-cell table:formula="of:=COM.MICROSOFT.IFS([.D313]=[.G313]; 1; [.D313]=[.F313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6.4" calcext:value-type="float">
            <text:p>26.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IFS([.F313] = 0; 1; AND([.F313]=5; [.C313]&gt;=20); 0; AND([.F313]=5; [.C313]&lt;20); 5; OR([.F313]&lt;&gt;0; [.F313]&lt;&gt;5); IF([.F313]&lt;&gt;[.F311]; [.F313]; [.F313]+1))" office:value-type="float" office:value="0" calcext:value-type="float">
            <text:p>0</text:p>
          </table:table-cell>
          <table:table-cell table:formula="of:=COM.MICROSOFT.IFS([.F314]=0; 0; [.G313]=0; IF([.B314]&gt;=10; &quot;C&quot;; &quot;S&quot;); [.G313]&lt;&gt;0; [.G313])" office:value-type="float" office:value="0" calcext:value-type="float">
            <text:p>0</text:p>
          </table:table-cell>
          <table:table-cell table:formula="of:=IF([.E314]=[.F314])" office:value-type="boolean" office:boolean-value="true" calcext:value-type="boolean">
            <text:p>TRUE</text:p>
          </table:table-cell>
          <table:table-cell table:formula="of:=COM.MICROSOFT.IFS([.D314]=[.G314]; 1; [.D314]=[.F314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3.4" calcext:value-type="float">
            <text:p>23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14] = 0; 1; AND([.F314]=5; [.C314]&gt;=20); 0; AND([.F314]=5; [.C314]&lt;20); 5; OR([.F314]&lt;&gt;0; [.F314]&lt;&gt;5); IF([.F314]&lt;&gt;[.F312]; [.F314]; [.F314]+1))" office:value-type="float" office:value="1" calcext:value-type="float">
            <text:p>1</text:p>
          </table:table-cell>
          <table:table-cell table:formula="of:=COM.MICROSOFT.IFS([.F315]=0; 0; [.G314]=0; IF([.B315]&gt;=10; &quot;C&quot;; &quot;S&quot;); [.G314]&lt;&gt;0; [.G314])" office:value-type="string" office:string-value="C" calcext:value-type="string">
            <text:p>C</text:p>
          </table:table-cell>
          <table:table-cell table:formula="of:=IF([.E315]=[.F315])" office:value-type="boolean" office:boolean-value="false" calcext:value-type="boolean">
            <text:p>FALSE</text:p>
          </table:table-cell>
          <table:table-cell table:formula="of:=COM.MICROSOFT.IFS([.D315]=[.G315]; 1; [.D315]=[.F315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.7" calcext:value-type="float">
            <text:p>20.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15] = 0; 1; AND([.F315]=5; [.C315]&gt;=20); 0; AND([.F315]=5; [.C315]&lt;20); 5; OR([.F315]&lt;&gt;0; [.F315]&lt;&gt;5); IF([.F315]&lt;&gt;[.F313]; [.F315]; [.F315]+1))" office:value-type="float" office:value="1" calcext:value-type="float">
            <text:p>1</text:p>
          </table:table-cell>
          <table:table-cell table:formula="of:=COM.MICROSOFT.IFS([.F316]=0; 0; [.G315]=0; IF([.B316]&gt;=10; &quot;C&quot;; &quot;S&quot;); [.G315]&lt;&gt;0; [.G315])" office:value-type="string" office:string-value="C" calcext:value-type="string">
            <text:p>C</text:p>
          </table:table-cell>
          <table:table-cell table:formula="of:=IF([.E316]=[.F316])" office:value-type="boolean" office:boolean-value="false" calcext:value-type="boolean">
            <text:p>FALSE</text:p>
          </table:table-cell>
          <table:table-cell table:formula="of:=COM.MICROSOFT.IFS([.D316]=[.G316]; 1; [.D316]=[.F316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9.1" calcext:value-type="float">
            <text:p>19.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16] = 0; 1; AND([.F316]=5; [.C316]&gt;=20); 0; AND([.F316]=5; [.C316]&lt;20); 5; OR([.F316]&lt;&gt;0; [.F316]&lt;&gt;5); IF([.F316]&lt;&gt;[.F314]; [.F316]; [.F316]+1))" office:value-type="float" office:value="1" calcext:value-type="float">
            <text:p>1</text:p>
          </table:table-cell>
          <table:table-cell table:formula="of:=COM.MICROSOFT.IFS([.F317]=0; 0; [.G316]=0; IF([.B317]&gt;=10; &quot;C&quot;; &quot;S&quot;); [.G316]&lt;&gt;0; [.G316])" office:value-type="string" office:string-value="C" calcext:value-type="string">
            <text:p>C</text:p>
          </table:table-cell>
          <table:table-cell table:formula="of:=IF([.E317]=[.F317])" office:value-type="boolean" office:boolean-value="false" calcext:value-type="boolean">
            <text:p>FALSE</text:p>
          </table:table-cell>
          <table:table-cell table:formula="of:=COM.MICROSOFT.IFS([.D317]=[.G317]; 1; [.D317]=[.F317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8.9" calcext:value-type="float">
            <text:p>18.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17] = 0; 1; AND([.F317]=5; [.C317]&gt;=20); 0; AND([.F317]=5; [.C317]&lt;20); 5; OR([.F317]&lt;&gt;0; [.F317]&lt;&gt;5); IF([.F317]&lt;&gt;[.F315]; [.F317]; [.F317]+1))" office:value-type="float" office:value="2" calcext:value-type="float">
            <text:p>2</text:p>
          </table:table-cell>
          <table:table-cell table:formula="of:=COM.MICROSOFT.IFS([.F318]=0; 0; [.G317]=0; IF([.B318]&gt;=10; &quot;C&quot;; &quot;S&quot;); [.G317]&lt;&gt;0; [.G317])" office:value-type="string" office:string-value="C" calcext:value-type="string">
            <text:p>C</text:p>
          </table:table-cell>
          <table:table-cell table:formula="of:=IF([.E318]=[.F318])" office:value-type="boolean" office:boolean-value="false" calcext:value-type="boolean">
            <text:p>FALSE</text:p>
          </table:table-cell>
          <table:table-cell table:formula="of:=COM.MICROSOFT.IFS([.D318]=[.G318]; 1; [.D318]=[.F318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18] = 0; 1; AND([.F318]=5; [.C318]&gt;=20); 0; AND([.F318]=5; [.C318]&lt;20); 5; OR([.F318]&lt;&gt;0; [.F318]&lt;&gt;5); IF([.F318]&lt;&gt;[.F316]; [.F318]; [.F318]+1))" office:value-type="float" office:value="2" calcext:value-type="float">
            <text:p>2</text:p>
          </table:table-cell>
          <table:table-cell table:formula="of:=COM.MICROSOFT.IFS([.F319]=0; 0; [.G318]=0; IF([.B319]&gt;=10; &quot;C&quot;; &quot;S&quot;); [.G318]&lt;&gt;0; [.G318])" office:value-type="string" office:string-value="C" calcext:value-type="string">
            <text:p>C</text:p>
          </table:table-cell>
          <table:table-cell table:formula="of:=IF([.E319]=[.F319])" office:value-type="boolean" office:boolean-value="false" calcext:value-type="boolean">
            <text:p>FALSE</text:p>
          </table:table-cell>
          <table:table-cell table:formula="of:=COM.MICROSOFT.IFS([.D319]=[.G319]; 1; [.D319]=[.F319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1.8" calcext:value-type="float">
            <text:p>21.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19] = 0; 1; AND([.F319]=5; [.C319]&gt;=20); 0; AND([.F319]=5; [.C319]&lt;20); 5; OR([.F319]&lt;&gt;0; [.F319]&lt;&gt;5); IF([.F319]&lt;&gt;[.F317]; [.F319]; [.F319]+1))" office:value-type="float" office:value="2" calcext:value-type="float">
            <text:p>2</text:p>
          </table:table-cell>
          <table:table-cell table:formula="of:=COM.MICROSOFT.IFS([.F320]=0; 0; [.G319]=0; IF([.B320]&gt;=10; &quot;C&quot;; &quot;S&quot;); [.G319]&lt;&gt;0; [.G319])" office:value-type="string" office:string-value="C" calcext:value-type="string">
            <text:p>C</text:p>
          </table:table-cell>
          <table:table-cell table:formula="of:=IF([.E320]=[.F320])" office:value-type="boolean" office:boolean-value="false" calcext:value-type="boolean">
            <text:p>FALSE</text:p>
          </table:table-cell>
          <table:table-cell table:formula="of:=COM.MICROSOFT.IFS([.D320]=[.G320]; 1; [.D320]=[.F320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3.6" calcext:value-type="float">
            <text:p>23.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20] = 0; 1; AND([.F320]=5; [.C320]&gt;=20); 0; AND([.F320]=5; [.C320]&lt;20); 5; OR([.F320]&lt;&gt;0; [.F320]&lt;&gt;5); IF([.F320]&lt;&gt;[.F318]; [.F320]; [.F320]+1))" office:value-type="float" office:value="3" calcext:value-type="float">
            <text:p>3</text:p>
          </table:table-cell>
          <table:table-cell table:formula="of:=COM.MICROSOFT.IFS([.F321]=0; 0; [.G320]=0; IF([.B321]&gt;=10; &quot;C&quot;; &quot;S&quot;); [.G320]&lt;&gt;0; [.G320])" office:value-type="string" office:string-value="C" calcext:value-type="string">
            <text:p>C</text:p>
          </table:table-cell>
          <table:table-cell table:formula="of:=IF([.E321]=[.F321])" office:value-type="boolean" office:boolean-value="false" calcext:value-type="boolean">
            <text:p>FALSE</text:p>
          </table:table-cell>
          <table:table-cell table:formula="of:=COM.MICROSOFT.IFS([.D321]=[.G321]; 1; [.D321]=[.F321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4.4" calcext:value-type="float">
            <text:p>24.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21] = 0; 1; AND([.F321]=5; [.C321]&gt;=20); 0; AND([.F321]=5; [.C321]&lt;20); 5; OR([.F321]&lt;&gt;0; [.F321]&lt;&gt;5); IF([.F321]&lt;&gt;[.F319]; [.F321]; [.F321]+1))" office:value-type="float" office:value="3" calcext:value-type="float">
            <text:p>3</text:p>
          </table:table-cell>
          <table:table-cell table:formula="of:=COM.MICROSOFT.IFS([.F322]=0; 0; [.G321]=0; IF([.B322]&gt;=10; &quot;C&quot;; &quot;S&quot;); [.G321]&lt;&gt;0; [.G321])" office:value-type="string" office:string-value="C" calcext:value-type="string">
            <text:p>C</text:p>
          </table:table-cell>
          <table:table-cell table:formula="of:=IF([.E322]=[.F322])" office:value-type="boolean" office:boolean-value="false" calcext:value-type="boolean">
            <text:p>FALSE</text:p>
          </table:table-cell>
          <table:table-cell table:formula="of:=COM.MICROSOFT.IFS([.D322]=[.G322]; 1; [.D322]=[.F322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3.6" calcext:value-type="float">
            <text:p>23.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22] = 0; 1; AND([.F322]=5; [.C322]&gt;=20); 0; AND([.F322]=5; [.C322]&lt;20); 5; OR([.F322]&lt;&gt;0; [.F322]&lt;&gt;5); IF([.F322]&lt;&gt;[.F320]; [.F322]; [.F322]+1))" office:value-type="float" office:value="3" calcext:value-type="float">
            <text:p>3</text:p>
          </table:table-cell>
          <table:table-cell table:formula="of:=COM.MICROSOFT.IFS([.F323]=0; 0; [.G322]=0; IF([.B323]&gt;=10; &quot;C&quot;; &quot;S&quot;); [.G322]&lt;&gt;0; [.G322])" office:value-type="string" office:string-value="C" calcext:value-type="string">
            <text:p>C</text:p>
          </table:table-cell>
          <table:table-cell table:formula="of:=IF([.E323]=[.F323])" office:value-type="boolean" office:boolean-value="false" calcext:value-type="boolean">
            <text:p>FALSE</text:p>
          </table:table-cell>
          <table:table-cell table:formula="of:=COM.MICROSOFT.IFS([.D323]=[.G323]; 1; [.D323]=[.F323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1.3" calcext:value-type="float">
            <text:p>21.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23] = 0; 1; AND([.F323]=5; [.C323]&gt;=20); 0; AND([.F323]=5; [.C323]&lt;20); 5; OR([.F323]&lt;&gt;0; [.F323]&lt;&gt;5); IF([.F323]&lt;&gt;[.F321]; [.F323]; [.F323]+1))" office:value-type="float" office:value="4" calcext:value-type="float">
            <text:p>4</text:p>
          </table:table-cell>
          <table:table-cell table:formula="of:=COM.MICROSOFT.IFS([.F324]=0; 0; [.G323]=0; IF([.B324]&gt;=10; &quot;C&quot;; &quot;S&quot;); [.G323]&lt;&gt;0; [.G323])" office:value-type="string" office:string-value="C" calcext:value-type="string">
            <text:p>C</text:p>
          </table:table-cell>
          <table:table-cell table:formula="of:=IF([.E324]=[.F324])" office:value-type="boolean" office:boolean-value="false" calcext:value-type="boolean">
            <text:p>FALSE</text:p>
          </table:table-cell>
          <table:table-cell table:formula="of:=COM.MICROSOFT.IFS([.D324]=[.G324]; 1; [.D324]=[.F324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7.7" calcext:value-type="float">
            <text:p>17.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24] = 0; 1; AND([.F324]=5; [.C324]&gt;=20); 0; AND([.F324]=5; [.C324]&lt;20); 5; OR([.F324]&lt;&gt;0; [.F324]&lt;&gt;5); IF([.F324]&lt;&gt;[.F322]; [.F324]; [.F324]+1))" office:value-type="float" office:value="4" calcext:value-type="float">
            <text:p>4</text:p>
          </table:table-cell>
          <table:table-cell table:formula="of:=COM.MICROSOFT.IFS([.F325]=0; 0; [.G324]=0; IF([.B325]&gt;=10; &quot;C&quot;; &quot;S&quot;); [.G324]&lt;&gt;0; [.G324])" office:value-type="string" office:string-value="C" calcext:value-type="string">
            <text:p>C</text:p>
          </table:table-cell>
          <table:table-cell table:formula="of:=IF([.E325]=[.F325])" office:value-type="boolean" office:boolean-value="false" calcext:value-type="boolean">
            <text:p>FALSE</text:p>
          </table:table-cell>
          <table:table-cell table:formula="of:=COM.MICROSOFT.IFS([.D325]=[.G325]; 1; [.D325]=[.F325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3.6" calcext:value-type="float">
            <text:p>13.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25] = 0; 1; AND([.F325]=5; [.C325]&gt;=20); 0; AND([.F325]=5; [.C325]&lt;20); 5; OR([.F325]&lt;&gt;0; [.F325]&lt;&gt;5); IF([.F325]&lt;&gt;[.F323]; [.F325]; [.F325]+1))" office:value-type="float" office:value="4" calcext:value-type="float">
            <text:p>4</text:p>
          </table:table-cell>
          <table:table-cell table:formula="of:=COM.MICROSOFT.IFS([.F326]=0; 0; [.G325]=0; IF([.B326]&gt;=10; &quot;C&quot;; &quot;S&quot;); [.G325]&lt;&gt;0; [.G325])" office:value-type="string" office:string-value="C" calcext:value-type="string">
            <text:p>C</text:p>
          </table:table-cell>
          <table:table-cell table:formula="of:=IF([.E326]=[.F326])" office:value-type="boolean" office:boolean-value="false" calcext:value-type="boolean">
            <text:p>FALSE</text:p>
          </table:table-cell>
          <table:table-cell table:formula="of:=COM.MICROSOFT.IFS([.D326]=[.G326]; 1; [.D326]=[.F326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26] = 0; 1; AND([.F326]=5; [.C326]&gt;=20); 0; AND([.F326]=5; [.C326]&lt;20); 5; OR([.F326]&lt;&gt;0; [.F326]&lt;&gt;5); IF([.F326]&lt;&gt;[.F324]; [.F326]; [.F326]+1))" office:value-type="float" office:value="5" calcext:value-type="float">
            <text:p>5</text:p>
          </table:table-cell>
          <table:table-cell table:formula="of:=COM.MICROSOFT.IFS([.F327]=0; 0; [.G326]=0; IF([.B327]&gt;=10; &quot;C&quot;; &quot;S&quot;); [.G326]&lt;&gt;0; [.G326])" office:value-type="string" office:string-value="C" calcext:value-type="string">
            <text:p>C</text:p>
          </table:table-cell>
          <table:table-cell table:formula="of:=IF([.E327]=[.F327])" office:value-type="boolean" office:boolean-value="false" calcext:value-type="boolean">
            <text:p>FALSE</text:p>
          </table:table-cell>
          <table:table-cell table:formula="of:=COM.MICROSOFT.IFS([.D327]=[.G327]; 1; [.D327]=[.F327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7.6" calcext:value-type="float">
            <text:p>7.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27] = 0; 1; AND([.F327]=5; [.C327]&gt;=20); 0; AND([.F327]=5; [.C327]&lt;20); 5; OR([.F327]&lt;&gt;0; [.F327]&lt;&gt;5); IF([.F327]&lt;&gt;[.F325]; [.F327]; [.F327]+1))" office:value-type="float" office:value="5" calcext:value-type="float">
            <text:p>5</text:p>
          </table:table-cell>
          <table:table-cell table:formula="of:=COM.MICROSOFT.IFS([.F328]=0; 0; [.G327]=0; IF([.B328]&gt;=10; &quot;C&quot;; &quot;S&quot;); [.G327]&lt;&gt;0; [.G327])" office:value-type="string" office:string-value="C" calcext:value-type="string">
            <text:p>C</text:p>
          </table:table-cell>
          <table:table-cell table:formula="of:=IF([.E328]=[.F328])" office:value-type="boolean" office:boolean-value="false" calcext:value-type="boolean">
            <text:p>FALSE</text:p>
          </table:table-cell>
          <table:table-cell table:formula="of:=COM.MICROSOFT.IFS([.D328]=[.G328]; 1; [.D328]=[.F328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8" calcext:value-type="float">
            <text:p>6.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IFS([.F328] = 0; 1; AND([.F328]=5; [.C328]&gt;=20); 0; AND([.F328]=5; [.C328]&lt;20); 5; OR([.F328]&lt;&gt;0; [.F328]&lt;&gt;5); IF([.F328]&lt;&gt;[.F326]; [.F328]; [.F328]+1))" office:value-type="float" office:value="0" calcext:value-type="float">
            <text:p>0</text:p>
          </table:table-cell>
          <table:table-cell table:formula="of:=COM.MICROSOFT.IFS([.F329]=0; 0; [.G328]=0; IF([.B329]&gt;=10; &quot;C&quot;; &quot;S&quot;); [.G328]&lt;&gt;0; [.G328])" office:value-type="float" office:value="0" calcext:value-type="float">
            <text:p>0</text:p>
          </table:table-cell>
          <table:table-cell table:formula="of:=IF([.E329]=[.F329])" office:value-type="boolean" office:boolean-value="true" calcext:value-type="boolean">
            <text:p>TRUE</text:p>
          </table:table-cell>
          <table:table-cell table:formula="of:=COM.MICROSOFT.IFS([.D329]=[.G329]; 1; [.D329]=[.F329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29] = 0; 1; AND([.F329]=5; [.C329]&gt;=20); 0; AND([.F329]=5; [.C329]&lt;20); 5; OR([.F329]&lt;&gt;0; [.F329]&lt;&gt;5); IF([.F329]&lt;&gt;[.F327]; [.F329]; [.F329]+1))" office:value-type="float" office:value="1" calcext:value-type="float">
            <text:p>1</text:p>
          </table:table-cell>
          <table:table-cell table:formula="of:=COM.MICROSOFT.IFS([.F330]=0; 0; [.G329]=0; IF([.B330]&gt;=10; &quot;C&quot;; &quot;S&quot;); [.G329]&lt;&gt;0; [.G329])" office:value-type="string" office:string-value="S" calcext:value-type="string">
            <text:p>S</text:p>
          </table:table-cell>
          <table:table-cell table:formula="of:=IF([.E330]=[.F330])" office:value-type="boolean" office:boolean-value="false" calcext:value-type="boolean">
            <text:p>FALSE</text:p>
          </table:table-cell>
          <table:table-cell table:formula="of:=COM.MICROSOFT.IFS([.D330]=[.G330]; 1; [.D330]=[.F330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.1" calcext:value-type="float">
            <text:p>9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30] = 0; 1; AND([.F330]=5; [.C330]&gt;=20); 0; AND([.F330]=5; [.C330]&lt;20); 5; OR([.F330]&lt;&gt;0; [.F330]&lt;&gt;5); IF([.F330]&lt;&gt;[.F328]; [.F330]; [.F330]+1))" office:value-type="float" office:value="1" calcext:value-type="float">
            <text:p>1</text:p>
          </table:table-cell>
          <table:table-cell table:formula="of:=COM.MICROSOFT.IFS([.F331]=0; 0; [.G330]=0; IF([.B331]&gt;=10; &quot;C&quot;; &quot;S&quot;); [.G330]&lt;&gt;0; [.G330])" office:value-type="string" office:string-value="S" calcext:value-type="string">
            <text:p>S</text:p>
          </table:table-cell>
          <table:table-cell table:formula="of:=IF([.E331]=[.F331])" office:value-type="boolean" office:boolean-value="false" calcext:value-type="boolean">
            <text:p>FALSE</text:p>
          </table:table-cell>
          <table:table-cell table:formula="of:=COM.MICROSOFT.IFS([.D331]=[.G331]; 1; [.D331]=[.F331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.9" calcext:value-type="float">
            <text:p>10.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31] = 0; 1; AND([.F331]=5; [.C331]&gt;=20); 0; AND([.F331]=5; [.C331]&lt;20); 5; OR([.F331]&lt;&gt;0; [.F331]&lt;&gt;5); IF([.F331]&lt;&gt;[.F329]; [.F331]; [.F331]+1))" office:value-type="float" office:value="1" calcext:value-type="float">
            <text:p>1</text:p>
          </table:table-cell>
          <table:table-cell table:formula="of:=COM.MICROSOFT.IFS([.F332]=0; 0; [.G331]=0; IF([.B332]&gt;=10; &quot;C&quot;; &quot;S&quot;); [.G331]&lt;&gt;0; [.G331])" office:value-type="string" office:string-value="S" calcext:value-type="string">
            <text:p>S</text:p>
          </table:table-cell>
          <table:table-cell table:formula="of:=IF([.E332]=[.F332])" office:value-type="boolean" office:boolean-value="false" calcext:value-type="boolean">
            <text:p>FALSE</text:p>
          </table:table-cell>
          <table:table-cell table:formula="of:=COM.MICROSOFT.IFS([.D332]=[.G332]; 1; [.D332]=[.F332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1.8" calcext:value-type="float">
            <text:p>11.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32] = 0; 1; AND([.F332]=5; [.C332]&gt;=20); 0; AND([.F332]=5; [.C332]&lt;20); 5; OR([.F332]&lt;&gt;0; [.F332]&lt;&gt;5); IF([.F332]&lt;&gt;[.F330]; [.F332]; [.F332]+1))" office:value-type="float" office:value="2" calcext:value-type="float">
            <text:p>2</text:p>
          </table:table-cell>
          <table:table-cell table:formula="of:=COM.MICROSOFT.IFS([.F333]=0; 0; [.G332]=0; IF([.B333]&gt;=10; &quot;C&quot;; &quot;S&quot;); [.G332]&lt;&gt;0; [.G332])" office:value-type="string" office:string-value="S" calcext:value-type="string">
            <text:p>S</text:p>
          </table:table-cell>
          <table:table-cell table:formula="of:=IF([.E333]=[.F333])" office:value-type="boolean" office:boolean-value="false" calcext:value-type="boolean">
            <text:p>FALSE</text:p>
          </table:table-cell>
          <table:table-cell table:formula="of:=COM.MICROSOFT.IFS([.D333]=[.G333]; 1; [.D333]=[.F333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1.5" calcext:value-type="float">
            <text:p>11.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33] = 0; 1; AND([.F333]=5; [.C333]&gt;=20); 0; AND([.F333]=5; [.C333]&lt;20); 5; OR([.F333]&lt;&gt;0; [.F333]&lt;&gt;5); IF([.F333]&lt;&gt;[.F331]; [.F333]; [.F333]+1))" office:value-type="float" office:value="2" calcext:value-type="float">
            <text:p>2</text:p>
          </table:table-cell>
          <table:table-cell table:formula="of:=COM.MICROSOFT.IFS([.F334]=0; 0; [.G333]=0; IF([.B334]&gt;=10; &quot;C&quot;; &quot;S&quot;); [.G333]&lt;&gt;0; [.G333])" office:value-type="string" office:string-value="S" calcext:value-type="string">
            <text:p>S</text:p>
          </table:table-cell>
          <table:table-cell table:formula="of:=IF([.E334]=[.F334])" office:value-type="boolean" office:boolean-value="false" calcext:value-type="boolean">
            <text:p>FALSE</text:p>
          </table:table-cell>
          <table:table-cell table:formula="of:=COM.MICROSOFT.IFS([.D334]=[.G334]; 1; [.D334]=[.F334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9.7" calcext:value-type="float">
            <text:p>9.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34] = 0; 1; AND([.F334]=5; [.C334]&gt;=20); 0; AND([.F334]=5; [.C334]&lt;20); 5; OR([.F334]&lt;&gt;0; [.F334]&lt;&gt;5); IF([.F334]&lt;&gt;[.F332]; [.F334]; [.F334]+1))" office:value-type="float" office:value="2" calcext:value-type="float">
            <text:p>2</text:p>
          </table:table-cell>
          <table:table-cell table:formula="of:=COM.MICROSOFT.IFS([.F335]=0; 0; [.G334]=0; IF([.B335]&gt;=10; &quot;C&quot;; &quot;S&quot;); [.G334]&lt;&gt;0; [.G334])" office:value-type="string" office:string-value="S" calcext:value-type="string">
            <text:p>S</text:p>
          </table:table-cell>
          <table:table-cell table:formula="of:=IF([.E335]=[.F335])" office:value-type="boolean" office:boolean-value="false" calcext:value-type="boolean">
            <text:p>FALSE</text:p>
          </table:table-cell>
          <table:table-cell table:formula="of:=COM.MICROSOFT.IFS([.D335]=[.G335]; 1; [.D335]=[.F335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9" calcext:value-type="float">
            <text:p>6.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35] = 0; 1; AND([.F335]=5; [.C335]&gt;=20); 0; AND([.F335]=5; [.C335]&lt;20); 5; OR([.F335]&lt;&gt;0; [.F335]&lt;&gt;5); IF([.F335]&lt;&gt;[.F333]; [.F335]; [.F335]+1))" office:value-type="float" office:value="3" calcext:value-type="float">
            <text:p>3</text:p>
          </table:table-cell>
          <table:table-cell table:formula="of:=COM.MICROSOFT.IFS([.F336]=0; 0; [.G335]=0; IF([.B336]&gt;=10; &quot;C&quot;; &quot;S&quot;); [.G335]&lt;&gt;0; [.G335])" office:value-type="string" office:string-value="S" calcext:value-type="string">
            <text:p>S</text:p>
          </table:table-cell>
          <table:table-cell table:formula="of:=IF([.E336]=[.F336])" office:value-type="boolean" office:boolean-value="false" calcext:value-type="boolean">
            <text:p>FALSE</text:p>
          </table:table-cell>
          <table:table-cell table:formula="of:=COM.MICROSOFT.IFS([.D336]=[.G336]; 1; [.D336]=[.F336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36] = 0; 1; AND([.F336]=5; [.C336]&gt;=20); 0; AND([.F336]=5; [.C336]&lt;20); 5; OR([.F336]&lt;&gt;0; [.F336]&lt;&gt;5); IF([.F336]&lt;&gt;[.F334]; [.F336]; [.F336]+1))" office:value-type="float" office:value="3" calcext:value-type="float">
            <text:p>3</text:p>
          </table:table-cell>
          <table:table-cell table:formula="of:=COM.MICROSOFT.IFS([.F337]=0; 0; [.G336]=0; IF([.B337]&gt;=10; &quot;C&quot;; &quot;S&quot;); [.G336]&lt;&gt;0; [.G336])" office:value-type="string" office:string-value="S" calcext:value-type="string">
            <text:p>S</text:p>
          </table:table-cell>
          <table:table-cell table:formula="of:=IF([.E337]=[.F337])" office:value-type="boolean" office:boolean-value="false" calcext:value-type="boolean">
            <text:p>FALSE</text:p>
          </table:table-cell>
          <table:table-cell table:formula="of:=COM.MICROSOFT.IFS([.D337]=[.G337]; 1; [.D337]=[.F337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37] = 0; 1; AND([.F337]=5; [.C337]&gt;=20); 0; AND([.F337]=5; [.C337]&lt;20); 5; OR([.F337]&lt;&gt;0; [.F337]&lt;&gt;5); IF([.F337]&lt;&gt;[.F335]; [.F337]; [.F337]+1))" office:value-type="float" office:value="3" calcext:value-type="float">
            <text:p>3</text:p>
          </table:table-cell>
          <table:table-cell table:formula="of:=COM.MICROSOFT.IFS([.F338]=0; 0; [.G337]=0; IF([.B338]&gt;=10; &quot;C&quot;; &quot;S&quot;); [.G337]&lt;&gt;0; [.G337])" office:value-type="string" office:string-value="S" calcext:value-type="string">
            <text:p>S</text:p>
          </table:table-cell>
          <table:table-cell table:formula="of:=IF([.E338]=[.F338])" office:value-type="boolean" office:boolean-value="false" calcext:value-type="boolean">
            <text:p>FALSE</text:p>
          </table:table-cell>
          <table:table-cell table:formula="of:=COM.MICROSOFT.IFS([.D338]=[.G338]; 1; [.D338]=[.F338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38] = 0; 1; AND([.F338]=5; [.C338]&gt;=20); 0; AND([.F338]=5; [.C338]&lt;20); 5; OR([.F338]&lt;&gt;0; [.F338]&lt;&gt;5); IF([.F338]&lt;&gt;[.F336]; [.F338]; [.F338]+1))" office:value-type="float" office:value="4" calcext:value-type="float">
            <text:p>4</text:p>
          </table:table-cell>
          <table:table-cell table:formula="of:=COM.MICROSOFT.IFS([.F339]=0; 0; [.G338]=0; IF([.B339]&gt;=10; &quot;C&quot;; &quot;S&quot;); [.G338]&lt;&gt;0; [.G338])" office:value-type="string" office:string-value="S" calcext:value-type="string">
            <text:p>S</text:p>
          </table:table-cell>
          <table:table-cell table:formula="of:=IF([.E339]=[.F339])" office:value-type="boolean" office:boolean-value="false" calcext:value-type="boolean">
            <text:p>FALSE</text:p>
          </table:table-cell>
          <table:table-cell table:formula="of:=COM.MICROSOFT.IFS([.D339]=[.G339]; 1; [.D339]=[.F339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6" calcext:value-type="float">
            <text:p>0.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39] = 0; 1; AND([.F339]=5; [.C339]&gt;=20); 0; AND([.F339]=5; [.C339]&lt;20); 5; OR([.F339]&lt;&gt;0; [.F339]&lt;&gt;5); IF([.F339]&lt;&gt;[.F337]; [.F339]; [.F339]+1))" office:value-type="float" office:value="4" calcext:value-type="float">
            <text:p>4</text:p>
          </table:table-cell>
          <table:table-cell table:formula="of:=COM.MICROSOFT.IFS([.F340]=0; 0; [.G339]=0; IF([.B340]&gt;=10; &quot;C&quot;; &quot;S&quot;); [.G339]&lt;&gt;0; [.G339])" office:value-type="string" office:string-value="S" calcext:value-type="string">
            <text:p>S</text:p>
          </table:table-cell>
          <table:table-cell table:formula="of:=IF([.E340]=[.F340])" office:value-type="boolean" office:boolean-value="false" calcext:value-type="boolean">
            <text:p>FALSE</text:p>
          </table:table-cell>
          <table:table-cell table:formula="of:=COM.MICROSOFT.IFS([.D340]=[.G340]; 1; [.D340]=[.F340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40] = 0; 1; AND([.F340]=5; [.C340]&gt;=20); 0; AND([.F340]=5; [.C340]&lt;20); 5; OR([.F340]&lt;&gt;0; [.F340]&lt;&gt;5); IF([.F340]&lt;&gt;[.F338]; [.F340]; [.F340]+1))" office:value-type="float" office:value="4" calcext:value-type="float">
            <text:p>4</text:p>
          </table:table-cell>
          <table:table-cell table:formula="of:=COM.MICROSOFT.IFS([.F341]=0; 0; [.G340]=0; IF([.B341]&gt;=10; &quot;C&quot;; &quot;S&quot;); [.G340]&lt;&gt;0; [.G340])" office:value-type="string" office:string-value="S" calcext:value-type="string">
            <text:p>S</text:p>
          </table:table-cell>
          <table:table-cell table:formula="of:=IF([.E341]=[.F341])" office:value-type="boolean" office:boolean-value="false" calcext:value-type="boolean">
            <text:p>FALSE</text:p>
          </table:table-cell>
          <table:table-cell table:formula="of:=COM.MICROSOFT.IFS([.D341]=[.G341]; 1; [.D341]=[.F341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41] = 0; 1; AND([.F341]=5; [.C341]&gt;=20); 0; AND([.F341]=5; [.C341]&lt;20); 5; OR([.F341]&lt;&gt;0; [.F341]&lt;&gt;5); IF([.F341]&lt;&gt;[.F339]; [.F341]; [.F341]+1))" office:value-type="float" office:value="5" calcext:value-type="float">
            <text:p>5</text:p>
          </table:table-cell>
          <table:table-cell table:formula="of:=COM.MICROSOFT.IFS([.F342]=0; 0; [.G341]=0; IF([.B342]&gt;=10; &quot;C&quot;; &quot;S&quot;); [.G341]&lt;&gt;0; [.G341])" office:value-type="string" office:string-value="S" calcext:value-type="string">
            <text:p>S</text:p>
          </table:table-cell>
          <table:table-cell table:formula="of:=IF([.E342]=[.F342])" office:value-type="boolean" office:boolean-value="false" calcext:value-type="boolean">
            <text:p>FALSE</text:p>
          </table:table-cell>
          <table:table-cell table:formula="of:=COM.MICROSOFT.IFS([.D342]=[.G342]; 1; [.D342]=[.F342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9.3" calcext:value-type="float">
            <text:p>9.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IFS([.F342] = 0; 1; AND([.F342]=5; [.C342]&gt;=20); 0; AND([.F342]=5; [.C342]&lt;20); 5; OR([.F342]&lt;&gt;0; [.F342]&lt;&gt;5); IF([.F342]&lt;&gt;[.F340]; [.F342]; [.F342]+1))" office:value-type="float" office:value="0" calcext:value-type="float">
            <text:p>0</text:p>
          </table:table-cell>
          <table:table-cell table:formula="of:=COM.MICROSOFT.IFS([.F343]=0; 0; [.G342]=0; IF([.B343]&gt;=10; &quot;C&quot;; &quot;S&quot;); [.G342]&lt;&gt;0; [.G342])" office:value-type="float" office:value="0" calcext:value-type="float">
            <text:p>0</text:p>
          </table:table-cell>
          <table:table-cell table:formula="of:=IF([.E343]=[.F343])" office:value-type="boolean" office:boolean-value="true" calcext:value-type="boolean">
            <text:p>TRUE</text:p>
          </table:table-cell>
          <table:table-cell table:formula="of:=COM.MICROSOFT.IFS([.D343]=[.G343]; 1; [.D343]=[.F343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1.8" calcext:value-type="float">
            <text:p>11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43] = 0; 1; AND([.F343]=5; [.C343]&gt;=20); 0; AND([.F343]=5; [.C343]&lt;20); 5; OR([.F343]&lt;&gt;0; [.F343]&lt;&gt;5); IF([.F343]&lt;&gt;[.F341]; [.F343]; [.F343]+1))" office:value-type="float" office:value="1" calcext:value-type="float">
            <text:p>1</text:p>
          </table:table-cell>
          <table:table-cell table:formula="of:=COM.MICROSOFT.IFS([.F344]=0; 0; [.G343]=0; IF([.B344]&gt;=10; &quot;C&quot;; &quot;S&quot;); [.G343]&lt;&gt;0; [.G343])" office:value-type="string" office:string-value="C" calcext:value-type="string">
            <text:p>C</text:p>
          </table:table-cell>
          <table:table-cell table:formula="of:=IF([.E344]=[.F344])" office:value-type="boolean" office:boolean-value="false" calcext:value-type="boolean">
            <text:p>FALSE</text:p>
          </table:table-cell>
          <table:table-cell table:formula="of:=COM.MICROSOFT.IFS([.D344]=[.G344]; 1; [.D344]=[.F344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3.1" calcext:value-type="float">
            <text:p>13.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44] = 0; 1; AND([.F344]=5; [.C344]&gt;=20); 0; AND([.F344]=5; [.C344]&lt;20); 5; OR([.F344]&lt;&gt;0; [.F344]&lt;&gt;5); IF([.F344]&lt;&gt;[.F342]; [.F344]; [.F344]+1))" office:value-type="float" office:value="1" calcext:value-type="float">
            <text:p>1</text:p>
          </table:table-cell>
          <table:table-cell table:formula="of:=COM.MICROSOFT.IFS([.F345]=0; 0; [.G344]=0; IF([.B345]&gt;=10; &quot;C&quot;; &quot;S&quot;); [.G344]&lt;&gt;0; [.G344])" office:value-type="string" office:string-value="C" calcext:value-type="string">
            <text:p>C</text:p>
          </table:table-cell>
          <table:table-cell table:formula="of:=IF([.E345]=[.F345])" office:value-type="boolean" office:boolean-value="false" calcext:value-type="boolean">
            <text:p>FALSE</text:p>
          </table:table-cell>
          <table:table-cell table:formula="of:=COM.MICROSOFT.IFS([.D345]=[.G345]; 1; [.D345]=[.F345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2.9" calcext:value-type="float">
            <text:p>12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45] = 0; 1; AND([.F345]=5; [.C345]&gt;=20); 0; AND([.F345]=5; [.C345]&lt;20); 5; OR([.F345]&lt;&gt;0; [.F345]&lt;&gt;5); IF([.F345]&lt;&gt;[.F343]; [.F345]; [.F345]+1))" office:value-type="float" office:value="1" calcext:value-type="float">
            <text:p>1</text:p>
          </table:table-cell>
          <table:table-cell table:formula="of:=COM.MICROSOFT.IFS([.F346]=0; 0; [.G345]=0; IF([.B346]&gt;=10; &quot;C&quot;; &quot;S&quot;); [.G345]&lt;&gt;0; [.G345])" office:value-type="string" office:string-value="C" calcext:value-type="string">
            <text:p>C</text:p>
          </table:table-cell>
          <table:table-cell table:formula="of:=IF([.E346]=[.F346])" office:value-type="boolean" office:boolean-value="false" calcext:value-type="boolean">
            <text:p>FALSE</text:p>
          </table:table-cell>
          <table:table-cell table:formula="of:=COM.MICROSOFT.IFS([.D346]=[.G346]; 1; [.D346]=[.F346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.6" calcext:value-type="float">
            <text:p>11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46] = 0; 1; AND([.F346]=5; [.C346]&gt;=20); 0; AND([.F346]=5; [.C346]&lt;20); 5; OR([.F346]&lt;&gt;0; [.F346]&lt;&gt;5); IF([.F346]&lt;&gt;[.F344]; [.F346]; [.F346]+1))" office:value-type="float" office:value="2" calcext:value-type="float">
            <text:p>2</text:p>
          </table:table-cell>
          <table:table-cell table:formula="of:=COM.MICROSOFT.IFS([.F347]=0; 0; [.G346]=0; IF([.B347]&gt;=10; &quot;C&quot;; &quot;S&quot;); [.G346]&lt;&gt;0; [.G346])" office:value-type="string" office:string-value="C" calcext:value-type="string">
            <text:p>C</text:p>
          </table:table-cell>
          <table:table-cell table:formula="of:=IF([.E347]=[.F347])" office:value-type="boolean" office:boolean-value="false" calcext:value-type="boolean">
            <text:p>FALSE</text:p>
          </table:table-cell>
          <table:table-cell table:formula="of:=COM.MICROSOFT.IFS([.D347]=[.G347]; 1; [.D347]=[.F347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.9" calcext:value-type="float">
            <text:p>9.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47] = 0; 1; AND([.F347]=5; [.C347]&gt;=20); 0; AND([.F347]=5; [.C347]&lt;20); 5; OR([.F347]&lt;&gt;0; [.F347]&lt;&gt;5); IF([.F347]&lt;&gt;[.F345]; [.F347]; [.F347]+1))" office:value-type="float" office:value="2" calcext:value-type="float">
            <text:p>2</text:p>
          </table:table-cell>
          <table:table-cell table:formula="of:=COM.MICROSOFT.IFS([.F348]=0; 0; [.G347]=0; IF([.B348]&gt;=10; &quot;C&quot;; &quot;S&quot;); [.G347]&lt;&gt;0; [.G347])" office:value-type="string" office:string-value="C" calcext:value-type="string">
            <text:p>C</text:p>
          </table:table-cell>
          <table:table-cell table:formula="of:=IF([.E348]=[.F348])" office:value-type="boolean" office:boolean-value="false" calcext:value-type="boolean">
            <text:p>FALSE</text:p>
          </table:table-cell>
          <table:table-cell table:formula="of:=COM.MICROSOFT.IFS([.D348]=[.G348]; 1; [.D348]=[.F348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8.7" calcext:value-type="float">
            <text:p>8.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48] = 0; 1; AND([.F348]=5; [.C348]&gt;=20); 0; AND([.F348]=5; [.C348]&lt;20); 5; OR([.F348]&lt;&gt;0; [.F348]&lt;&gt;5); IF([.F348]&lt;&gt;[.F346]; [.F348]; [.F348]+1))" office:value-type="float" office:value="2" calcext:value-type="float">
            <text:p>2</text:p>
          </table:table-cell>
          <table:table-cell table:formula="of:=COM.MICROSOFT.IFS([.F349]=0; 0; [.G348]=0; IF([.B349]&gt;=10; &quot;C&quot;; &quot;S&quot;); [.G348]&lt;&gt;0; [.G348])" office:value-type="string" office:string-value="C" calcext:value-type="string">
            <text:p>C</text:p>
          </table:table-cell>
          <table:table-cell table:formula="of:=IF([.E349]=[.F349])" office:value-type="boolean" office:boolean-value="false" calcext:value-type="boolean">
            <text:p>FALSE</text:p>
          </table:table-cell>
          <table:table-cell table:formula="of:=COM.MICROSOFT.IFS([.D349]=[.G349]; 1; [.D349]=[.F349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.8" calcext:value-type="float">
            <text:p>8.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49] = 0; 1; AND([.F349]=5; [.C349]&gt;=20); 0; AND([.F349]=5; [.C349]&lt;20); 5; OR([.F349]&lt;&gt;0; [.F349]&lt;&gt;5); IF([.F349]&lt;&gt;[.F347]; [.F349]; [.F349]+1))" office:value-type="float" office:value="3" calcext:value-type="float">
            <text:p>3</text:p>
          </table:table-cell>
          <table:table-cell table:formula="of:=COM.MICROSOFT.IFS([.F350]=0; 0; [.G349]=0; IF([.B350]&gt;=10; &quot;C&quot;; &quot;S&quot;); [.G349]&lt;&gt;0; [.G349])" office:value-type="string" office:string-value="C" calcext:value-type="string">
            <text:p>C</text:p>
          </table:table-cell>
          <table:table-cell table:formula="of:=IF([.E350]=[.F350])" office:value-type="boolean" office:boolean-value="false" calcext:value-type="boolean">
            <text:p>FALSE</text:p>
          </table:table-cell>
          <table:table-cell table:formula="of:=COM.MICROSOFT.IFS([.D350]=[.G350]; 1; [.D350]=[.F350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.5" calcext:value-type="float">
            <text:p>10.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50] = 0; 1; AND([.F350]=5; [.C350]&gt;=20); 0; AND([.F350]=5; [.C350]&lt;20); 5; OR([.F350]&lt;&gt;0; [.F350]&lt;&gt;5); IF([.F350]&lt;&gt;[.F348]; [.F350]; [.F350]+1))" office:value-type="float" office:value="3" calcext:value-type="float">
            <text:p>3</text:p>
          </table:table-cell>
          <table:table-cell table:formula="of:=COM.MICROSOFT.IFS([.F351]=0; 0; [.G350]=0; IF([.B351]&gt;=10; &quot;C&quot;; &quot;S&quot;); [.G350]&lt;&gt;0; [.G350])" office:value-type="string" office:string-value="C" calcext:value-type="string">
            <text:p>C</text:p>
          </table:table-cell>
          <table:table-cell table:formula="of:=IF([.E351]=[.F351])" office:value-type="boolean" office:boolean-value="false" calcext:value-type="boolean">
            <text:p>FALSE</text:p>
          </table:table-cell>
          <table:table-cell table:formula="of:=COM.MICROSOFT.IFS([.D351]=[.G351]; 1; [.D351]=[.F351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51] = 0; 1; AND([.F351]=5; [.C351]&gt;=20); 0; AND([.F351]=5; [.C351]&lt;20); 5; OR([.F351]&lt;&gt;0; [.F351]&lt;&gt;5); IF([.F351]&lt;&gt;[.F349]; [.F351]; [.F351]+1))" office:value-type="float" office:value="3" calcext:value-type="float">
            <text:p>3</text:p>
          </table:table-cell>
          <table:table-cell table:formula="of:=COM.MICROSOFT.IFS([.F352]=0; 0; [.G351]=0; IF([.B352]&gt;=10; &quot;C&quot;; &quot;S&quot;); [.G351]&lt;&gt;0; [.G351])" office:value-type="string" office:string-value="C" calcext:value-type="string">
            <text:p>C</text:p>
          </table:table-cell>
          <table:table-cell table:formula="of:=IF([.E352]=[.F352])" office:value-type="boolean" office:boolean-value="false" calcext:value-type="boolean">
            <text:p>FALSE</text:p>
          </table:table-cell>
          <table:table-cell table:formula="of:=COM.MICROSOFT.IFS([.D352]=[.G352]; 1; [.D352]=[.F352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7.5" calcext:value-type="float">
            <text:p>17.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52] = 0; 1; AND([.F352]=5; [.C352]&gt;=20); 0; AND([.F352]=5; [.C352]&lt;20); 5; OR([.F352]&lt;&gt;0; [.F352]&lt;&gt;5); IF([.F352]&lt;&gt;[.F350]; [.F352]; [.F352]+1))" office:value-type="float" office:value="4" calcext:value-type="float">
            <text:p>4</text:p>
          </table:table-cell>
          <table:table-cell table:formula="of:=COM.MICROSOFT.IFS([.F353]=0; 0; [.G352]=0; IF([.B353]&gt;=10; &quot;C&quot;; &quot;S&quot;); [.G352]&lt;&gt;0; [.G352])" office:value-type="string" office:string-value="C" calcext:value-type="string">
            <text:p>C</text:p>
          </table:table-cell>
          <table:table-cell table:formula="of:=IF([.E353]=[.F353])" office:value-type="boolean" office:boolean-value="false" calcext:value-type="boolean">
            <text:p>FALSE</text:p>
          </table:table-cell>
          <table:table-cell table:formula="of:=COM.MICROSOFT.IFS([.D353]=[.G353]; 1; [.D353]=[.F353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1.4" calcext:value-type="float">
            <text:p>21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53] = 0; 1; AND([.F353]=5; [.C353]&gt;=20); 0; AND([.F353]=5; [.C353]&lt;20); 5; OR([.F353]&lt;&gt;0; [.F353]&lt;&gt;5); IF([.F353]&lt;&gt;[.F351]; [.F353]; [.F353]+1))" office:value-type="float" office:value="4" calcext:value-type="float">
            <text:p>4</text:p>
          </table:table-cell>
          <table:table-cell table:formula="of:=COM.MICROSOFT.IFS([.F354]=0; 0; [.G353]=0; IF([.B354]&gt;=10; &quot;C&quot;; &quot;S&quot;); [.G353]&lt;&gt;0; [.G353])" office:value-type="string" office:string-value="C" calcext:value-type="string">
            <text:p>C</text:p>
          </table:table-cell>
          <table:table-cell table:formula="of:=IF([.E354]=[.F354])" office:value-type="boolean" office:boolean-value="false" calcext:value-type="boolean">
            <text:p>FALSE</text:p>
          </table:table-cell>
          <table:table-cell table:formula="of:=COM.MICROSOFT.IFS([.D354]=[.G354]; 1; [.D354]=[.F354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4.4" calcext:value-type="float">
            <text:p>24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54] = 0; 1; AND([.F354]=5; [.C354]&gt;=20); 0; AND([.F354]=5; [.C354]&lt;20); 5; OR([.F354]&lt;&gt;0; [.F354]&lt;&gt;5); IF([.F354]&lt;&gt;[.F352]; [.F354]; [.F354]+1))" office:value-type="float" office:value="4" calcext:value-type="float">
            <text:p>4</text:p>
          </table:table-cell>
          <table:table-cell table:formula="of:=COM.MICROSOFT.IFS([.F355]=0; 0; [.G354]=0; IF([.B355]&gt;=10; &quot;C&quot;; &quot;S&quot;); [.G354]&lt;&gt;0; [.G354])" office:value-type="string" office:string-value="C" calcext:value-type="string">
            <text:p>C</text:p>
          </table:table-cell>
          <table:table-cell table:formula="of:=IF([.E355]=[.F355])" office:value-type="boolean" office:boolean-value="false" calcext:value-type="boolean">
            <text:p>FALSE</text:p>
          </table:table-cell>
          <table:table-cell table:formula="of:=COM.MICROSOFT.IFS([.D355]=[.G355]; 1; [.D355]=[.F355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5.8" calcext:value-type="float">
            <text:p>25.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55] = 0; 1; AND([.F355]=5; [.C355]&gt;=20); 0; AND([.F355]=5; [.C355]&lt;20); 5; OR([.F355]&lt;&gt;0; [.F355]&lt;&gt;5); IF([.F355]&lt;&gt;[.F353]; [.F355]; [.F355]+1))" office:value-type="float" office:value="5" calcext:value-type="float">
            <text:p>5</text:p>
          </table:table-cell>
          <table:table-cell table:formula="of:=COM.MICROSOFT.IFS([.F356]=0; 0; [.G355]=0; IF([.B356]&gt;=10; &quot;C&quot;; &quot;S&quot;); [.G355]&lt;&gt;0; [.G355])" office:value-type="string" office:string-value="C" calcext:value-type="string">
            <text:p>C</text:p>
          </table:table-cell>
          <table:table-cell table:formula="of:=IF([.E356]=[.F356])" office:value-type="boolean" office:boolean-value="false" calcext:value-type="boolean">
            <text:p>FALSE</text:p>
          </table:table-cell>
          <table:table-cell table:formula="of:=COM.MICROSOFT.IFS([.D356]=[.G356]; 1; [.D356]=[.F356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5.6" calcext:value-type="float">
            <text:p>25.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56] = 0; 1; AND([.F356]=5; [.C356]&gt;=20); 0; AND([.F356]=5; [.C356]&lt;20); 5; OR([.F356]&lt;&gt;0; [.F356]&lt;&gt;5); IF([.F356]&lt;&gt;[.F354]; [.F356]; [.F356]+1))" office:value-type="float" office:value="5" calcext:value-type="float">
            <text:p>5</text:p>
          </table:table-cell>
          <table:table-cell table:formula="of:=COM.MICROSOFT.IFS([.F357]=0; 0; [.G356]=0; IF([.B357]&gt;=10; &quot;C&quot;; &quot;S&quot;); [.G356]&lt;&gt;0; [.G356])" office:value-type="string" office:string-value="C" calcext:value-type="string">
            <text:p>C</text:p>
          </table:table-cell>
          <table:table-cell table:formula="of:=IF([.E357]=[.F357])" office:value-type="boolean" office:boolean-value="false" calcext:value-type="boolean">
            <text:p>FALSE</text:p>
          </table:table-cell>
          <table:table-cell table:formula="of:=COM.MICROSOFT.IFS([.D357]=[.G357]; 1; [.D357]=[.F357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4.1" calcext:value-type="float">
            <text:p>24.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IFS([.F357] = 0; 1; AND([.F357]=5; [.C357]&gt;=20); 0; AND([.F357]=5; [.C357]&lt;20); 5; OR([.F357]&lt;&gt;0; [.F357]&lt;&gt;5); IF([.F357]&lt;&gt;[.F355]; [.F357]; [.F357]+1))" office:value-type="float" office:value="0" calcext:value-type="float">
            <text:p>0</text:p>
          </table:table-cell>
          <table:table-cell table:formula="of:=COM.MICROSOFT.IFS([.F358]=0; 0; [.G357]=0; IF([.B358]&gt;=10; &quot;C&quot;; &quot;S&quot;); [.G357]&lt;&gt;0; [.G357])" office:value-type="float" office:value="0" calcext:value-type="float">
            <text:p>0</text:p>
          </table:table-cell>
          <table:table-cell table:formula="of:=IF([.E358]=[.F358])" office:value-type="boolean" office:boolean-value="true" calcext:value-type="boolean">
            <text:p>TRUE</text:p>
          </table:table-cell>
          <table:table-cell table:formula="of:=COM.MICROSOFT.IFS([.D358]=[.G358]; 1; [.D358]=[.F358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58] = 0; 1; AND([.F358]=5; [.C358]&gt;=20); 0; AND([.F358]=5; [.C358]&lt;20); 5; OR([.F358]&lt;&gt;0; [.F358]&lt;&gt;5); IF([.F358]&lt;&gt;[.F356]; [.F358]; [.F358]+1))" office:value-type="float" office:value="1" calcext:value-type="float">
            <text:p>1</text:p>
          </table:table-cell>
          <table:table-cell table:formula="of:=COM.MICROSOFT.IFS([.F359]=0; 0; [.G358]=0; IF([.B359]&gt;=10; &quot;C&quot;; &quot;S&quot;); [.G358]&lt;&gt;0; [.G358])" office:value-type="string" office:string-value="C" calcext:value-type="string">
            <text:p>C</text:p>
          </table:table-cell>
          <table:table-cell table:formula="of:=IF([.E359]=[.F359])" office:value-type="boolean" office:boolean-value="false" calcext:value-type="boolean">
            <text:p>FALSE</text:p>
          </table:table-cell>
          <table:table-cell table:formula="of:=COM.MICROSOFT.IFS([.D359]=[.G359]; 1; [.D359]=[.F359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0.3" calcext:value-type="float">
            <text:p>20.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59] = 0; 1; AND([.F359]=5; [.C359]&gt;=20); 0; AND([.F359]=5; [.C359]&lt;20); 5; OR([.F359]&lt;&gt;0; [.F359]&lt;&gt;5); IF([.F359]&lt;&gt;[.F357]; [.F359]; [.F359]+1))" office:value-type="float" office:value="1" calcext:value-type="float">
            <text:p>1</text:p>
          </table:table-cell>
          <table:table-cell table:formula="of:=COM.MICROSOFT.IFS([.F360]=0; 0; [.G359]=0; IF([.B360]&gt;=10; &quot;C&quot;; &quot;S&quot;); [.G359]&lt;&gt;0; [.G359])" office:value-type="string" office:string-value="C" calcext:value-type="string">
            <text:p>C</text:p>
          </table:table-cell>
          <table:table-cell table:formula="of:=IF([.E360]=[.F360])" office:value-type="boolean" office:boolean-value="false" calcext:value-type="boolean">
            <text:p>FALSE</text:p>
          </table:table-cell>
          <table:table-cell table:formula="of:=COM.MICROSOFT.IFS([.D360]=[.G360]; 1; [.D360]=[.F360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.6" calcext:value-type="float">
            <text:p>19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60] = 0; 1; AND([.F360]=5; [.C360]&gt;=20); 0; AND([.F360]=5; [.C360]&lt;20); 5; OR([.F360]&lt;&gt;0; [.F360]&lt;&gt;5); IF([.F360]&lt;&gt;[.F358]; [.F360]; [.F360]+1))" office:value-type="float" office:value="1" calcext:value-type="float">
            <text:p>1</text:p>
          </table:table-cell>
          <table:table-cell table:formula="of:=COM.MICROSOFT.IFS([.F361]=0; 0; [.G360]=0; IF([.B361]&gt;=10; &quot;C&quot;; &quot;S&quot;); [.G360]&lt;&gt;0; [.G360])" office:value-type="string" office:string-value="C" calcext:value-type="string">
            <text:p>C</text:p>
          </table:table-cell>
          <table:table-cell table:formula="of:=IF([.E361]=[.F361])" office:value-type="boolean" office:boolean-value="false" calcext:value-type="boolean">
            <text:p>FALSE</text:p>
          </table:table-cell>
          <table:table-cell table:formula="of:=COM.MICROSOFT.IFS([.D361]=[.G361]; 1; [.D361]=[.F361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0.3" calcext:value-type="float">
            <text:p>20.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61] = 0; 1; AND([.F361]=5; [.C361]&gt;=20); 0; AND([.F361]=5; [.C361]&lt;20); 5; OR([.F361]&lt;&gt;0; [.F361]&lt;&gt;5); IF([.F361]&lt;&gt;[.F359]; [.F361]; [.F361]+1))" office:value-type="float" office:value="2" calcext:value-type="float">
            <text:p>2</text:p>
          </table:table-cell>
          <table:table-cell table:formula="of:=COM.MICROSOFT.IFS([.F362]=0; 0; [.G361]=0; IF([.B362]&gt;=10; &quot;C&quot;; &quot;S&quot;); [.G361]&lt;&gt;0; [.G361])" office:value-type="string" office:string-value="C" calcext:value-type="string">
            <text:p>C</text:p>
          </table:table-cell>
          <table:table-cell table:formula="of:=IF([.E362]=[.F362])" office:value-type="boolean" office:boolean-value="false" calcext:value-type="boolean">
            <text:p>FALSE</text:p>
          </table:table-cell>
          <table:table-cell table:formula="of:=COM.MICROSOFT.IFS([.D362]=[.G362]; 1; [.D362]=[.F362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2.3" calcext:value-type="float">
            <text:p>22.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62] = 0; 1; AND([.F362]=5; [.C362]&gt;=20); 0; AND([.F362]=5; [.C362]&lt;20); 5; OR([.F362]&lt;&gt;0; [.F362]&lt;&gt;5); IF([.F362]&lt;&gt;[.F360]; [.F362]; [.F362]+1))" office:value-type="float" office:value="2" calcext:value-type="float">
            <text:p>2</text:p>
          </table:table-cell>
          <table:table-cell table:formula="of:=COM.MICROSOFT.IFS([.F363]=0; 0; [.G362]=0; IF([.B363]&gt;=10; &quot;C&quot;; &quot;S&quot;); [.G362]&lt;&gt;0; [.G362])" office:value-type="string" office:string-value="C" calcext:value-type="string">
            <text:p>C</text:p>
          </table:table-cell>
          <table:table-cell table:formula="of:=IF([.E363]=[.F363])" office:value-type="boolean" office:boolean-value="false" calcext:value-type="boolean">
            <text:p>FALSE</text:p>
          </table:table-cell>
          <table:table-cell table:formula="of:=COM.MICROSOFT.IFS([.D363]=[.G363]; 1; [.D363]=[.F363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63] = 0; 1; AND([.F363]=5; [.C363]&gt;=20); 0; AND([.F363]=5; [.C363]&lt;20); 5; OR([.F363]&lt;&gt;0; [.F363]&lt;&gt;5); IF([.F363]&lt;&gt;[.F361]; [.F363]; [.F363]+1))" office:value-type="float" office:value="2" calcext:value-type="float">
            <text:p>2</text:p>
          </table:table-cell>
          <table:table-cell table:formula="of:=COM.MICROSOFT.IFS([.F364]=0; 0; [.G363]=0; IF([.B364]&gt;=10; &quot;C&quot;; &quot;S&quot;); [.G363]&lt;&gt;0; [.G363])" office:value-type="string" office:string-value="C" calcext:value-type="string">
            <text:p>C</text:p>
          </table:table-cell>
          <table:table-cell table:formula="of:=IF([.E364]=[.F364])" office:value-type="boolean" office:boolean-value="false" calcext:value-type="boolean">
            <text:p>FALSE</text:p>
          </table:table-cell>
          <table:table-cell table:formula="of:=COM.MICROSOFT.IFS([.D364]=[.G364]; 1; [.D364]=[.F364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7.5" calcext:value-type="float">
            <text:p>27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64] = 0; 1; AND([.F364]=5; [.C364]&gt;=20); 0; AND([.F364]=5; [.C364]&lt;20); 5; OR([.F364]&lt;&gt;0; [.F364]&lt;&gt;5); IF([.F364]&lt;&gt;[.F362]; [.F364]; [.F364]+1))" office:value-type="float" office:value="3" calcext:value-type="float">
            <text:p>3</text:p>
          </table:table-cell>
          <table:table-cell table:formula="of:=COM.MICROSOFT.IFS([.F365]=0; 0; [.G364]=0; IF([.B365]&gt;=10; &quot;C&quot;; &quot;S&quot;); [.G364]&lt;&gt;0; [.G364])" office:value-type="string" office:string-value="C" calcext:value-type="string">
            <text:p>C</text:p>
          </table:table-cell>
          <table:table-cell table:formula="of:=IF([.E365]=[.F365])" office:value-type="boolean" office:boolean-value="false" calcext:value-type="boolean">
            <text:p>FALSE</text:p>
          </table:table-cell>
          <table:table-cell table:formula="of:=COM.MICROSOFT.IFS([.D365]=[.G365]; 1; [.D365]=[.F365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9.1" calcext:value-type="float">
            <text:p>29.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65] = 0; 1; AND([.F365]=5; [.C365]&gt;=20); 0; AND([.F365]=5; [.C365]&lt;20); 5; OR([.F365]&lt;&gt;0; [.F365]&lt;&gt;5); IF([.F365]&lt;&gt;[.F363]; [.F365]; [.F365]+1))" office:value-type="float" office:value="3" calcext:value-type="float">
            <text:p>3</text:p>
          </table:table-cell>
          <table:table-cell table:formula="of:=COM.MICROSOFT.IFS([.F366]=0; 0; [.G365]=0; IF([.B366]&gt;=10; &quot;C&quot;; &quot;S&quot;); [.G365]&lt;&gt;0; [.G365])" office:value-type="string" office:string-value="C" calcext:value-type="string">
            <text:p>C</text:p>
          </table:table-cell>
          <table:table-cell table:formula="of:=IF([.E366]=[.F366])" office:value-type="boolean" office:boolean-value="false" calcext:value-type="boolean">
            <text:p>FALSE</text:p>
          </table:table-cell>
          <table:table-cell table:formula="of:=COM.MICROSOFT.IFS([.D366]=[.G366]; 1; [.D366]=[.F366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66] = 0; 1; AND([.F366]=5; [.C366]&gt;=20); 0; AND([.F366]=5; [.C366]&lt;20); 5; OR([.F366]&lt;&gt;0; [.F366]&lt;&gt;5); IF([.F366]&lt;&gt;[.F364]; [.F366]; [.F366]+1))" office:value-type="float" office:value="3" calcext:value-type="float">
            <text:p>3</text:p>
          </table:table-cell>
          <table:table-cell table:formula="of:=COM.MICROSOFT.IFS([.F367]=0; 0; [.G366]=0; IF([.B367]&gt;=10; &quot;C&quot;; &quot;S&quot;); [.G366]&lt;&gt;0; [.G366])" office:value-type="string" office:string-value="C" calcext:value-type="string">
            <text:p>C</text:p>
          </table:table-cell>
          <table:table-cell table:formula="of:=IF([.E367]=[.F367])" office:value-type="boolean" office:boolean-value="false" calcext:value-type="boolean">
            <text:p>FALSE</text:p>
          </table:table-cell>
          <table:table-cell table:formula="of:=COM.MICROSOFT.IFS([.D367]=[.G367]; 1; [.D367]=[.F367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7.2" calcext:value-type="float">
            <text:p>27.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67] = 0; 1; AND([.F367]=5; [.C367]&gt;=20); 0; AND([.F367]=5; [.C367]&lt;20); 5; OR([.F367]&lt;&gt;0; [.F367]&lt;&gt;5); IF([.F367]&lt;&gt;[.F365]; [.F367]; [.F367]+1))" office:value-type="float" office:value="4" calcext:value-type="float">
            <text:p>4</text:p>
          </table:table-cell>
          <table:table-cell table:formula="of:=COM.MICROSOFT.IFS([.F368]=0; 0; [.G367]=0; IF([.B368]&gt;=10; &quot;C&quot;; &quot;S&quot;); [.G367]&lt;&gt;0; [.G367])" office:value-type="string" office:string-value="C" calcext:value-type="string">
            <text:p>C</text:p>
          </table:table-cell>
          <table:table-cell table:formula="of:=IF([.E368]=[.F368])" office:value-type="boolean" office:boolean-value="false" calcext:value-type="boolean">
            <text:p>FALSE</text:p>
          </table:table-cell>
          <table:table-cell table:formula="of:=COM.MICROSOFT.IFS([.D368]=[.G368]; 1; [.D368]=[.F368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4.1" calcext:value-type="float">
            <text:p>24.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68] = 0; 1; AND([.F368]=5; [.C368]&gt;=20); 0; AND([.F368]=5; [.C368]&lt;20); 5; OR([.F368]&lt;&gt;0; [.F368]&lt;&gt;5); IF([.F368]&lt;&gt;[.F366]; [.F368]; [.F368]+1))" office:value-type="float" office:value="4" calcext:value-type="float">
            <text:p>4</text:p>
          </table:table-cell>
          <table:table-cell table:formula="of:=COM.MICROSOFT.IFS([.F369]=0; 0; [.G368]=0; IF([.B369]&gt;=10; &quot;C&quot;; &quot;S&quot;); [.G368]&lt;&gt;0; [.G368])" office:value-type="string" office:string-value="C" calcext:value-type="string">
            <text:p>C</text:p>
          </table:table-cell>
          <table:table-cell table:formula="of:=IF([.E369]=[.F369])" office:value-type="boolean" office:boolean-value="false" calcext:value-type="boolean">
            <text:p>FALSE</text:p>
          </table:table-cell>
          <table:table-cell table:formula="of:=COM.MICROSOFT.IFS([.D369]=[.G369]; 1; [.D369]=[.F369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0.4" calcext:value-type="float">
            <text:p>20.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69] = 0; 1; AND([.F369]=5; [.C369]&gt;=20); 0; AND([.F369]=5; [.C369]&lt;20); 5; OR([.F369]&lt;&gt;0; [.F369]&lt;&gt;5); IF([.F369]&lt;&gt;[.F367]; [.F369]; [.F369]+1))" office:value-type="float" office:value="4" calcext:value-type="float">
            <text:p>4</text:p>
          </table:table-cell>
          <table:table-cell table:formula="of:=COM.MICROSOFT.IFS([.F370]=0; 0; [.G369]=0; IF([.B370]&gt;=10; &quot;C&quot;; &quot;S&quot;); [.G369]&lt;&gt;0; [.G369])" office:value-type="string" office:string-value="C" calcext:value-type="string">
            <text:p>C</text:p>
          </table:table-cell>
          <table:table-cell table:formula="of:=IF([.E370]=[.F370])" office:value-type="boolean" office:boolean-value="false" calcext:value-type="boolean">
            <text:p>FALSE</text:p>
          </table:table-cell>
          <table:table-cell table:formula="of:=COM.MICROSOFT.IFS([.D370]=[.G370]; 1; [.D370]=[.F370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7.1" calcext:value-type="float">
            <text:p>17.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70] = 0; 1; AND([.F370]=5; [.C370]&gt;=20); 0; AND([.F370]=5; [.C370]&lt;20); 5; OR([.F370]&lt;&gt;0; [.F370]&lt;&gt;5); IF([.F370]&lt;&gt;[.F368]; [.F370]; [.F370]+1))" office:value-type="float" office:value="5" calcext:value-type="float">
            <text:p>5</text:p>
          </table:table-cell>
          <table:table-cell table:formula="of:=COM.MICROSOFT.IFS([.F371]=0; 0; [.G370]=0; IF([.B371]&gt;=10; &quot;C&quot;; &quot;S&quot;); [.G370]&lt;&gt;0; [.G370])" office:value-type="string" office:string-value="C" calcext:value-type="string">
            <text:p>C</text:p>
          </table:table-cell>
          <table:table-cell table:formula="of:=IF([.E371]=[.F371])" office:value-type="boolean" office:boolean-value="false" calcext:value-type="boolean">
            <text:p>FALSE</text:p>
          </table:table-cell>
          <table:table-cell table:formula="of:=COM.MICROSOFT.IFS([.D371]=[.G371]; 1; [.D371]=[.F371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.9" calcext:value-type="float">
            <text:p>14.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IFS([.F371] = 0; 1; AND([.F371]=5; [.C371]&gt;=20); 0; AND([.F371]=5; [.C371]&lt;20); 5; OR([.F371]&lt;&gt;0; [.F371]&lt;&gt;5); IF([.F371]&lt;&gt;[.F369]; [.F371]; [.F371]+1))" office:value-type="float" office:value="0" calcext:value-type="float">
            <text:p>0</text:p>
          </table:table-cell>
          <table:table-cell table:formula="of:=COM.MICROSOFT.IFS([.F372]=0; 0; [.G371]=0; IF([.B372]&gt;=10; &quot;C&quot;; &quot;S&quot;); [.G371]&lt;&gt;0; [.G371])" office:value-type="float" office:value="0" calcext:value-type="float">
            <text:p>0</text:p>
          </table:table-cell>
          <table:table-cell table:formula="of:=IF([.E372]=[.F372])" office:value-type="boolean" office:boolean-value="true" calcext:value-type="boolean">
            <text:p>TRUE</text:p>
          </table:table-cell>
          <table:table-cell table:formula="of:=COM.MICROSOFT.IFS([.D372]=[.G372]; 1; [.D372]=[.F372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.1" calcext:value-type="float">
            <text:p>14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72] = 0; 1; AND([.F372]=5; [.C372]&gt;=20); 0; AND([.F372]=5; [.C372]&lt;20); 5; OR([.F372]&lt;&gt;0; [.F372]&lt;&gt;5); IF([.F372]&lt;&gt;[.F370]; [.F372]; [.F372]+1))" office:value-type="float" office:value="1" calcext:value-type="float">
            <text:p>1</text:p>
          </table:table-cell>
          <table:table-cell table:formula="of:=COM.MICROSOFT.IFS([.F373]=0; 0; [.G372]=0; IF([.B373]&gt;=10; &quot;C&quot;; &quot;S&quot;); [.G372]&lt;&gt;0; [.G372])" office:value-type="string" office:string-value="C" calcext:value-type="string">
            <text:p>C</text:p>
          </table:table-cell>
          <table:table-cell table:formula="of:=IF([.E373]=[.F373])" office:value-type="boolean" office:boolean-value="false" calcext:value-type="boolean">
            <text:p>FALSE</text:p>
          </table:table-cell>
          <table:table-cell table:formula="of:=COM.MICROSOFT.IFS([.D373]=[.G373]; 1; [.D373]=[.F373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.8" calcext:value-type="float">
            <text:p>14.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73] = 0; 1; AND([.F373]=5; [.C373]&gt;=20); 0; AND([.F373]=5; [.C373]&lt;20); 5; OR([.F373]&lt;&gt;0; [.F373]&lt;&gt;5); IF([.F373]&lt;&gt;[.F371]; [.F373]; [.F373]+1))" office:value-type="float" office:value="1" calcext:value-type="float">
            <text:p>1</text:p>
          </table:table-cell>
          <table:table-cell table:formula="of:=COM.MICROSOFT.IFS([.F374]=0; 0; [.G373]=0; IF([.B374]&gt;=10; &quot;C&quot;; &quot;S&quot;); [.G373]&lt;&gt;0; [.G373])" office:value-type="string" office:string-value="C" calcext:value-type="string">
            <text:p>C</text:p>
          </table:table-cell>
          <table:table-cell table:formula="of:=IF([.E374]=[.F374])" office:value-type="boolean" office:boolean-value="false" calcext:value-type="boolean">
            <text:p>FALSE</text:p>
          </table:table-cell>
          <table:table-cell table:formula="of:=COM.MICROSOFT.IFS([.D374]=[.G374]; 1; [.D374]=[.F374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6.3" calcext:value-type="float">
            <text:p>16.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74] = 0; 1; AND([.F374]=5; [.C374]&gt;=20); 0; AND([.F374]=5; [.C374]&lt;20); 5; OR([.F374]&lt;&gt;0; [.F374]&lt;&gt;5); IF([.F374]&lt;&gt;[.F372]; [.F374]; [.F374]+1))" office:value-type="float" office:value="1" calcext:value-type="float">
            <text:p>1</text:p>
          </table:table-cell>
          <table:table-cell table:formula="of:=COM.MICROSOFT.IFS([.F375]=0; 0; [.G374]=0; IF([.B375]&gt;=10; &quot;C&quot;; &quot;S&quot;); [.G374]&lt;&gt;0; [.G374])" office:value-type="string" office:string-value="C" calcext:value-type="string">
            <text:p>C</text:p>
          </table:table-cell>
          <table:table-cell table:formula="of:=IF([.E375]=[.F375])" office:value-type="boolean" office:boolean-value="false" calcext:value-type="boolean">
            <text:p>FALSE</text:p>
          </table:table-cell>
          <table:table-cell table:formula="of:=COM.MICROSOFT.IFS([.D375]=[.G375]; 1; [.D375]=[.F375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7.7" calcext:value-type="float">
            <text:p>17.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75] = 0; 1; AND([.F375]=5; [.C375]&gt;=20); 0; AND([.F375]=5; [.C375]&lt;20); 5; OR([.F375]&lt;&gt;0; [.F375]&lt;&gt;5); IF([.F375]&lt;&gt;[.F373]; [.F375]; [.F375]+1))" office:value-type="float" office:value="2" calcext:value-type="float">
            <text:p>2</text:p>
          </table:table-cell>
          <table:table-cell table:formula="of:=COM.MICROSOFT.IFS([.F376]=0; 0; [.G375]=0; IF([.B376]&gt;=10; &quot;C&quot;; &quot;S&quot;); [.G375]&lt;&gt;0; [.G375])" office:value-type="string" office:string-value="C" calcext:value-type="string">
            <text:p>C</text:p>
          </table:table-cell>
          <table:table-cell table:formula="of:=IF([.E376]=[.F376])" office:value-type="boolean" office:boolean-value="false" calcext:value-type="boolean">
            <text:p>FALSE</text:p>
          </table:table-cell>
          <table:table-cell table:formula="of:=COM.MICROSOFT.IFS([.D376]=[.G376]; 1; [.D376]=[.F376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8.3" calcext:value-type="float">
            <text:p>18.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76] = 0; 1; AND([.F376]=5; [.C376]&gt;=20); 0; AND([.F376]=5; [.C376]&lt;20); 5; OR([.F376]&lt;&gt;0; [.F376]&lt;&gt;5); IF([.F376]&lt;&gt;[.F374]; [.F376]; [.F376]+1))" office:value-type="float" office:value="2" calcext:value-type="float">
            <text:p>2</text:p>
          </table:table-cell>
          <table:table-cell table:formula="of:=COM.MICROSOFT.IFS([.F377]=0; 0; [.G376]=0; IF([.B377]&gt;=10; &quot;C&quot;; &quot;S&quot;); [.G376]&lt;&gt;0; [.G376])" office:value-type="string" office:string-value="C" calcext:value-type="string">
            <text:p>C</text:p>
          </table:table-cell>
          <table:table-cell table:formula="of:=IF([.E377]=[.F377])" office:value-type="boolean" office:boolean-value="false" calcext:value-type="boolean">
            <text:p>FALSE</text:p>
          </table:table-cell>
          <table:table-cell table:formula="of:=COM.MICROSOFT.IFS([.D377]=[.G377]; 1; [.D377]=[.F377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77] = 0; 1; AND([.F377]=5; [.C377]&gt;=20); 0; AND([.F377]=5; [.C377]&lt;20); 5; OR([.F377]&lt;&gt;0; [.F377]&lt;&gt;5); IF([.F377]&lt;&gt;[.F375]; [.F377]; [.F377]+1))" office:value-type="float" office:value="2" calcext:value-type="float">
            <text:p>2</text:p>
          </table:table-cell>
          <table:table-cell table:formula="of:=COM.MICROSOFT.IFS([.F378]=0; 0; [.G377]=0; IF([.B378]&gt;=10; &quot;C&quot;; &quot;S&quot;); [.G377]&lt;&gt;0; [.G377])" office:value-type="string" office:string-value="C" calcext:value-type="string">
            <text:p>C</text:p>
          </table:table-cell>
          <table:table-cell table:formula="of:=IF([.E378]=[.F378])" office:value-type="boolean" office:boolean-value="false" calcext:value-type="boolean">
            <text:p>FALSE</text:p>
          </table:table-cell>
          <table:table-cell table:formula="of:=COM.MICROSOFT.IFS([.D378]=[.G378]; 1; [.D378]=[.F378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5.1" calcext:value-type="float">
            <text:p>15.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78] = 0; 1; AND([.F378]=5; [.C378]&gt;=20); 0; AND([.F378]=5; [.C378]&lt;20); 5; OR([.F378]&lt;&gt;0; [.F378]&lt;&gt;5); IF([.F378]&lt;&gt;[.F376]; [.F378]; [.F378]+1))" office:value-type="float" office:value="3" calcext:value-type="float">
            <text:p>3</text:p>
          </table:table-cell>
          <table:table-cell table:formula="of:=COM.MICROSOFT.IFS([.F379]=0; 0; [.G378]=0; IF([.B379]&gt;=10; &quot;C&quot;; &quot;S&quot;); [.G378]&lt;&gt;0; [.G378])" office:value-type="string" office:string-value="C" calcext:value-type="string">
            <text:p>C</text:p>
          </table:table-cell>
          <table:table-cell table:formula="of:=IF([.E379]=[.F379])" office:value-type="boolean" office:boolean-value="false" calcext:value-type="boolean">
            <text:p>FALSE</text:p>
          </table:table-cell>
          <table:table-cell table:formula="of:=COM.MICROSOFT.IFS([.D379]=[.G379]; 1; [.D379]=[.F379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1.6" calcext:value-type="float">
            <text:p>11.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79] = 0; 1; AND([.F379]=5; [.C379]&gt;=20); 0; AND([.F379]=5; [.C379]&lt;20); 5; OR([.F379]&lt;&gt;0; [.F379]&lt;&gt;5); IF([.F379]&lt;&gt;[.F377]; [.F379]; [.F379]+1))" office:value-type="float" office:value="3" calcext:value-type="float">
            <text:p>3</text:p>
          </table:table-cell>
          <table:table-cell table:formula="of:=COM.MICROSOFT.IFS([.F380]=0; 0; [.G379]=0; IF([.B380]&gt;=10; &quot;C&quot;; &quot;S&quot;); [.G379]&lt;&gt;0; [.G379])" office:value-type="string" office:string-value="C" calcext:value-type="string">
            <text:p>C</text:p>
          </table:table-cell>
          <table:table-cell table:formula="of:=IF([.E380]=[.F380])" office:value-type="boolean" office:boolean-value="false" calcext:value-type="boolean">
            <text:p>FALSE</text:p>
          </table:table-cell>
          <table:table-cell table:formula="of:=COM.MICROSOFT.IFS([.D380]=[.G380]; 1; [.D380]=[.F380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.7" calcext:value-type="float">
            <text:p>7.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80] = 0; 1; AND([.F380]=5; [.C380]&gt;=20); 0; AND([.F380]=5; [.C380]&lt;20); 5; OR([.F380]&lt;&gt;0; [.F380]&lt;&gt;5); IF([.F380]&lt;&gt;[.F378]; [.F380]; [.F380]+1))" office:value-type="float" office:value="3" calcext:value-type="float">
            <text:p>3</text:p>
          </table:table-cell>
          <table:table-cell table:formula="of:=COM.MICROSOFT.IFS([.F381]=0; 0; [.G380]=0; IF([.B381]&gt;=10; &quot;C&quot;; &quot;S&quot;); [.G380]&lt;&gt;0; [.G380])" office:value-type="string" office:string-value="C" calcext:value-type="string">
            <text:p>C</text:p>
          </table:table-cell>
          <table:table-cell table:formula="of:=IF([.E381]=[.F381])" office:value-type="boolean" office:boolean-value="false" calcext:value-type="boolean">
            <text:p>FALSE</text:p>
          </table:table-cell>
          <table:table-cell table:formula="of:=COM.MICROSOFT.IFS([.D381]=[.G381]; 1; [.D381]=[.F381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.4" calcext:value-type="float">
            <text:p>4.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81] = 0; 1; AND([.F381]=5; [.C381]&gt;=20); 0; AND([.F381]=5; [.C381]&lt;20); 5; OR([.F381]&lt;&gt;0; [.F381]&lt;&gt;5); IF([.F381]&lt;&gt;[.F379]; [.F381]; [.F381]+1))" office:value-type="float" office:value="4" calcext:value-type="float">
            <text:p>4</text:p>
          </table:table-cell>
          <table:table-cell table:formula="of:=COM.MICROSOFT.IFS([.F382]=0; 0; [.G381]=0; IF([.B382]&gt;=10; &quot;C&quot;; &quot;S&quot;); [.G381]&lt;&gt;0; [.G381])" office:value-type="string" office:string-value="C" calcext:value-type="string">
            <text:p>C</text:p>
          </table:table-cell>
          <table:table-cell table:formula="of:=IF([.E382]=[.F382])" office:value-type="boolean" office:boolean-value="false" calcext:value-type="boolean">
            <text:p>FALSE</text:p>
          </table:table-cell>
          <table:table-cell table:formula="of:=COM.MICROSOFT.IFS([.D382]=[.G382]; 1; [.D382]=[.F382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.3" calcext:value-type="float">
            <text:p>2.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82] = 0; 1; AND([.F382]=5; [.C382]&gt;=20); 0; AND([.F382]=5; [.C382]&lt;20); 5; OR([.F382]&lt;&gt;0; [.F382]&lt;&gt;5); IF([.F382]&lt;&gt;[.F380]; [.F382]; [.F382]+1))" office:value-type="float" office:value="4" calcext:value-type="float">
            <text:p>4</text:p>
          </table:table-cell>
          <table:table-cell table:formula="of:=COM.MICROSOFT.IFS([.F383]=0; 0; [.G382]=0; IF([.B383]&gt;=10; &quot;C&quot;; &quot;S&quot;); [.G382]&lt;&gt;0; [.G382])" office:value-type="string" office:string-value="C" calcext:value-type="string">
            <text:p>C</text:p>
          </table:table-cell>
          <table:table-cell table:formula="of:=IF([.E383]=[.F383])" office:value-type="boolean" office:boolean-value="false" calcext:value-type="boolean">
            <text:p>FALSE</text:p>
          </table:table-cell>
          <table:table-cell table:formula="of:=COM.MICROSOFT.IFS([.D383]=[.G383]; 1; [.D383]=[.F383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83] = 0; 1; AND([.F383]=5; [.C383]&gt;=20); 0; AND([.F383]=5; [.C383]&lt;20); 5; OR([.F383]&lt;&gt;0; [.F383]&lt;&gt;5); IF([.F383]&lt;&gt;[.F381]; [.F383]; [.F383]+1))" office:value-type="float" office:value="4" calcext:value-type="float">
            <text:p>4</text:p>
          </table:table-cell>
          <table:table-cell table:formula="of:=COM.MICROSOFT.IFS([.F384]=0; 0; [.G383]=0; IF([.B384]&gt;=10; &quot;C&quot;; &quot;S&quot;); [.G383]&lt;&gt;0; [.G383])" office:value-type="string" office:string-value="C" calcext:value-type="string">
            <text:p>C</text:p>
          </table:table-cell>
          <table:table-cell table:formula="of:=IF([.E384]=[.F384])" office:value-type="boolean" office:boolean-value="false" calcext:value-type="boolean">
            <text:p>FALSE</text:p>
          </table:table-cell>
          <table:table-cell table:formula="of:=COM.MICROSOFT.IFS([.D384]=[.G384]; 1; [.D384]=[.F384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.2" calcext:value-type="float">
            <text:p>3.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84] = 0; 1; AND([.F384]=5; [.C384]&gt;=20); 0; AND([.F384]=5; [.C384]&lt;20); 5; OR([.F384]&lt;&gt;0; [.F384]&lt;&gt;5); IF([.F384]&lt;&gt;[.F382]; [.F384]; [.F384]+1))" office:value-type="float" office:value="5" calcext:value-type="float">
            <text:p>5</text:p>
          </table:table-cell>
          <table:table-cell table:formula="of:=COM.MICROSOFT.IFS([.F385]=0; 0; [.G384]=0; IF([.B385]&gt;=10; &quot;C&quot;; &quot;S&quot;); [.G384]&lt;&gt;0; [.G384])" office:value-type="string" office:string-value="C" calcext:value-type="string">
            <text:p>C</text:p>
          </table:table-cell>
          <table:table-cell table:formula="of:=IF([.E385]=[.F385])" office:value-type="boolean" office:boolean-value="false" calcext:value-type="boolean">
            <text:p>FALSE</text:p>
          </table:table-cell>
          <table:table-cell table:formula="of:=COM.MICROSOFT.IFS([.D385]=[.G385]; 1; [.D385]=[.F385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.5" calcext:value-type="float">
            <text:p>5.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IFS([.F385] = 0; 1; AND([.F385]=5; [.C385]&gt;=20); 0; AND([.F385]=5; [.C385]&lt;20); 5; OR([.F385]&lt;&gt;0; [.F385]&lt;&gt;5); IF([.F385]&lt;&gt;[.F383]; [.F385]; [.F385]+1))" office:value-type="float" office:value="0" calcext:value-type="float">
            <text:p>0</text:p>
          </table:table-cell>
          <table:table-cell table:formula="of:=COM.MICROSOFT.IFS([.F386]=0; 0; [.G385]=0; IF([.B386]&gt;=10; &quot;C&quot;; &quot;S&quot;); [.G385]&lt;&gt;0; [.G385])" office:value-type="float" office:value="0" calcext:value-type="float">
            <text:p>0</text:p>
          </table:table-cell>
          <table:table-cell table:formula="of:=IF([.E386]=[.F386])" office:value-type="boolean" office:boolean-value="true" calcext:value-type="boolean">
            <text:p>TRUE</text:p>
          </table:table-cell>
          <table:table-cell table:formula="of:=COM.MICROSOFT.IFS([.D386]=[.G386]; 1; [.D386]=[.F386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7.9" calcext:value-type="float">
            <text:p>7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86] = 0; 1; AND([.F386]=5; [.C386]&gt;=20); 0; AND([.F386]=5; [.C386]&lt;20); 5; OR([.F386]&lt;&gt;0; [.F386]&lt;&gt;5); IF([.F386]&lt;&gt;[.F384]; [.F386]; [.F386]+1))" office:value-type="float" office:value="1" calcext:value-type="float">
            <text:p>1</text:p>
          </table:table-cell>
          <table:table-cell table:formula="of:=COM.MICROSOFT.IFS([.F387]=0; 0; [.G386]=0; IF([.B387]&gt;=10; &quot;C&quot;; &quot;S&quot;); [.G386]&lt;&gt;0; [.G386])" office:value-type="string" office:string-value="S" calcext:value-type="string">
            <text:p>S</text:p>
          </table:table-cell>
          <table:table-cell table:formula="of:=IF([.E387]=[.F387])" office:value-type="boolean" office:boolean-value="false" calcext:value-type="boolean">
            <text:p>FALSE</text:p>
          </table:table-cell>
          <table:table-cell table:formula="of:=COM.MICROSOFT.IFS([.D387]=[.G387]; 1; [.D387]=[.F387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9.6" calcext:value-type="float">
            <text:p>9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87] = 0; 1; AND([.F387]=5; [.C387]&gt;=20); 0; AND([.F387]=5; [.C387]&lt;20); 5; OR([.F387]&lt;&gt;0; [.F387]&lt;&gt;5); IF([.F387]&lt;&gt;[.F385]; [.F387]; [.F387]+1))" office:value-type="float" office:value="1" calcext:value-type="float">
            <text:p>1</text:p>
          </table:table-cell>
          <table:table-cell table:formula="of:=COM.MICROSOFT.IFS([.F388]=0; 0; [.G387]=0; IF([.B388]&gt;=10; &quot;C&quot;; &quot;S&quot;); [.G387]&lt;&gt;0; [.G387])" office:value-type="string" office:string-value="S" calcext:value-type="string">
            <text:p>S</text:p>
          </table:table-cell>
          <table:table-cell table:formula="of:=IF([.E388]=[.F388])" office:value-type="boolean" office:boolean-value="false" calcext:value-type="boolean">
            <text:p>FALSE</text:p>
          </table:table-cell>
          <table:table-cell table:formula="of:=COM.MICROSOFT.IFS([.D388]=[.G388]; 1; [.D388]=[.F388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88] = 0; 1; AND([.F388]=5; [.C388]&gt;=20); 0; AND([.F388]=5; [.C388]&lt;20); 5; OR([.F388]&lt;&gt;0; [.F388]&lt;&gt;5); IF([.F388]&lt;&gt;[.F386]; [.F388]; [.F388]+1))" office:value-type="float" office:value="1" calcext:value-type="float">
            <text:p>1</text:p>
          </table:table-cell>
          <table:table-cell table:formula="of:=COM.MICROSOFT.IFS([.F389]=0; 0; [.G388]=0; IF([.B389]&gt;=10; &quot;C&quot;; &quot;S&quot;); [.G388]&lt;&gt;0; [.G388])" office:value-type="string" office:string-value="S" calcext:value-type="string">
            <text:p>S</text:p>
          </table:table-cell>
          <table:table-cell table:formula="of:=IF([.E389]=[.F389])" office:value-type="boolean" office:boolean-value="false" calcext:value-type="boolean">
            <text:p>FALSE</text:p>
          </table:table-cell>
          <table:table-cell table:formula="of:=COM.MICROSOFT.IFS([.D389]=[.G389]; 1; [.D389]=[.F389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89] = 0; 1; AND([.F389]=5; [.C389]&gt;=20); 0; AND([.F389]=5; [.C389]&lt;20); 5; OR([.F389]&lt;&gt;0; [.F389]&lt;&gt;5); IF([.F389]&lt;&gt;[.F387]; [.F389]; [.F389]+1))" office:value-type="float" office:value="2" calcext:value-type="float">
            <text:p>2</text:p>
          </table:table-cell>
          <table:table-cell table:formula="of:=COM.MICROSOFT.IFS([.F390]=0; 0; [.G389]=0; IF([.B390]&gt;=10; &quot;C&quot;; &quot;S&quot;); [.G389]&lt;&gt;0; [.G389])" office:value-type="string" office:string-value="S" calcext:value-type="string">
            <text:p>S</text:p>
          </table:table-cell>
          <table:table-cell table:formula="of:=IF([.E390]=[.F390])" office:value-type="boolean" office:boolean-value="false" calcext:value-type="boolean">
            <text:p>FALSE</text:p>
          </table:table-cell>
          <table:table-cell table:formula="of:=COM.MICROSOFT.IFS([.D390]=[.G390]; 1; [.D390]=[.F390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9" calcext:value-type="float">
            <text:p>6.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90] = 0; 1; AND([.F390]=5; [.C390]&gt;=20); 0; AND([.F390]=5; [.C390]&lt;20); 5; OR([.F390]&lt;&gt;0; [.F390]&lt;&gt;5); IF([.F390]&lt;&gt;[.F388]; [.F390]; [.F390]+1))" office:value-type="float" office:value="2" calcext:value-type="float">
            <text:p>2</text:p>
          </table:table-cell>
          <table:table-cell table:formula="of:=COM.MICROSOFT.IFS([.F391]=0; 0; [.G390]=0; IF([.B391]&gt;=10; &quot;C&quot;; &quot;S&quot;); [.G390]&lt;&gt;0; [.G390])" office:value-type="string" office:string-value="S" calcext:value-type="string">
            <text:p>S</text:p>
          </table:table-cell>
          <table:table-cell table:formula="of:=IF([.E391]=[.F391])" office:value-type="boolean" office:boolean-value="false" calcext:value-type="boolean">
            <text:p>FALSE</text:p>
          </table:table-cell>
          <table:table-cell table:formula="of:=COM.MICROSOFT.IFS([.D391]=[.G391]; 1; [.D391]=[.F391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91] = 0; 1; AND([.F391]=5; [.C391]&gt;=20); 0; AND([.F391]=5; [.C391]&lt;20); 5; OR([.F391]&lt;&gt;0; [.F391]&lt;&gt;5); IF([.F391]&lt;&gt;[.F389]; [.F391]; [.F391]+1))" office:value-type="float" office:value="2" calcext:value-type="float">
            <text:p>2</text:p>
          </table:table-cell>
          <table:table-cell table:formula="of:=COM.MICROSOFT.IFS([.F392]=0; 0; [.G391]=0; IF([.B392]&gt;=10; &quot;C&quot;; &quot;S&quot;); [.G391]&lt;&gt;0; [.G391])" office:value-type="string" office:string-value="S" calcext:value-type="string">
            <text:p>S</text:p>
          </table:table-cell>
          <table:table-cell table:formula="of:=IF([.E392]=[.F392])" office:value-type="boolean" office:boolean-value="false" calcext:value-type="boolean">
            <text:p>FALSE</text:p>
          </table:table-cell>
          <table:table-cell table:formula="of:=COM.MICROSOFT.IFS([.D392]=[.G392]; 1; [.D392]=[.F392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.8" calcext:value-type="float">
            <text:p>2.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92] = 0; 1; AND([.F392]=5; [.C392]&gt;=20); 0; AND([.F392]=5; [.C392]&lt;20); 5; OR([.F392]&lt;&gt;0; [.F392]&lt;&gt;5); IF([.F392]&lt;&gt;[.F390]; [.F392]; [.F392]+1))" office:value-type="float" office:value="3" calcext:value-type="float">
            <text:p>3</text:p>
          </table:table-cell>
          <table:table-cell table:formula="of:=COM.MICROSOFT.IFS([.F393]=0; 0; [.G392]=0; IF([.B393]&gt;=10; &quot;C&quot;; &quot;S&quot;); [.G392]&lt;&gt;0; [.G392])" office:value-type="string" office:string-value="S" calcext:value-type="string">
            <text:p>S</text:p>
          </table:table-cell>
          <table:table-cell table:formula="of:=IF([.E393]=[.F393])" office:value-type="boolean" office:boolean-value="false" calcext:value-type="boolean">
            <text:p>FALSE</text:p>
          </table:table-cell>
          <table:table-cell table:formula="of:=COM.MICROSOFT.IFS([.D393]=[.G393]; 1; [.D393]=[.F393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.3" calcext:value-type="float">
            <text:p>2.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93] = 0; 1; AND([.F393]=5; [.C393]&gt;=20); 0; AND([.F393]=5; [.C393]&lt;20); 5; OR([.F393]&lt;&gt;0; [.F393]&lt;&gt;5); IF([.F393]&lt;&gt;[.F391]; [.F393]; [.F393]+1))" office:value-type="float" office:value="3" calcext:value-type="float">
            <text:p>3</text:p>
          </table:table-cell>
          <table:table-cell table:formula="of:=COM.MICROSOFT.IFS([.F394]=0; 0; [.G393]=0; IF([.B394]&gt;=10; &quot;C&quot;; &quot;S&quot;); [.G393]&lt;&gt;0; [.G393])" office:value-type="string" office:string-value="S" calcext:value-type="string">
            <text:p>S</text:p>
          </table:table-cell>
          <table:table-cell table:formula="of:=IF([.E394]=[.F394])" office:value-type="boolean" office:boolean-value="false" calcext:value-type="boolean">
            <text:p>FALSE</text:p>
          </table:table-cell>
          <table:table-cell table:formula="of:=COM.MICROSOFT.IFS([.D394]=[.G394]; 1; [.D394]=[.F394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94] = 0; 1; AND([.F394]=5; [.C394]&gt;=20); 0; AND([.F394]=5; [.C394]&lt;20); 5; OR([.F394]&lt;&gt;0; [.F394]&lt;&gt;5); IF([.F394]&lt;&gt;[.F392]; [.F394]; [.F394]+1))" office:value-type="float" office:value="3" calcext:value-type="float">
            <text:p>3</text:p>
          </table:table-cell>
          <table:table-cell table:formula="of:=COM.MICROSOFT.IFS([.F395]=0; 0; [.G394]=0; IF([.B395]&gt;=10; &quot;C&quot;; &quot;S&quot;); [.G394]&lt;&gt;0; [.G394])" office:value-type="string" office:string-value="S" calcext:value-type="string">
            <text:p>S</text:p>
          </table:table-cell>
          <table:table-cell table:formula="of:=IF([.E395]=[.F395])" office:value-type="boolean" office:boolean-value="false" calcext:value-type="boolean">
            <text:p>FALSE</text:p>
          </table:table-cell>
          <table:table-cell table:formula="of:=COM.MICROSOFT.IFS([.D395]=[.G395]; 1; [.D395]=[.F395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4" calcext:value-type="float">
            <text:p>6.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95] = 0; 1; AND([.F395]=5; [.C395]&gt;=20); 0; AND([.F395]=5; [.C395]&lt;20); 5; OR([.F395]&lt;&gt;0; [.F395]&lt;&gt;5); IF([.F395]&lt;&gt;[.F393]; [.F395]; [.F395]+1))" office:value-type="float" office:value="4" calcext:value-type="float">
            <text:p>4</text:p>
          </table:table-cell>
          <table:table-cell table:formula="of:=COM.MICROSOFT.IFS([.F396]=0; 0; [.G395]=0; IF([.B396]&gt;=10; &quot;C&quot;; &quot;S&quot;); [.G395]&lt;&gt;0; [.G395])" office:value-type="string" office:string-value="S" calcext:value-type="string">
            <text:p>S</text:p>
          </table:table-cell>
          <table:table-cell table:formula="of:=IF([.E396]=[.F396])" office:value-type="boolean" office:boolean-value="false" calcext:value-type="boolean">
            <text:p>FALSE</text:p>
          </table:table-cell>
          <table:table-cell table:formula="of:=COM.MICROSOFT.IFS([.D396]=[.G396]; 1; [.D396]=[.F396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.2" calcext:value-type="float">
            <text:p>10.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96] = 0; 1; AND([.F396]=5; [.C396]&gt;=20); 0; AND([.F396]=5; [.C396]&lt;20); 5; OR([.F396]&lt;&gt;0; [.F396]&lt;&gt;5); IF([.F396]&lt;&gt;[.F394]; [.F396]; [.F396]+1))" office:value-type="float" office:value="4" calcext:value-type="float">
            <text:p>4</text:p>
          </table:table-cell>
          <table:table-cell table:formula="of:=COM.MICROSOFT.IFS([.F397]=0; 0; [.G396]=0; IF([.B397]&gt;=10; &quot;C&quot;; &quot;S&quot;); [.G396]&lt;&gt;0; [.G396])" office:value-type="string" office:string-value="S" calcext:value-type="string">
            <text:p>S</text:p>
          </table:table-cell>
          <table:table-cell table:formula="of:=IF([.E397]=[.F397])" office:value-type="boolean" office:boolean-value="false" calcext:value-type="boolean">
            <text:p>FALSE</text:p>
          </table:table-cell>
          <table:table-cell table:formula="of:=COM.MICROSOFT.IFS([.D397]=[.G397]; 1; [.D397]=[.F397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97] = 0; 1; AND([.F397]=5; [.C397]&gt;=20); 0; AND([.F397]=5; [.C397]&lt;20); 5; OR([.F397]&lt;&gt;0; [.F397]&lt;&gt;5); IF([.F397]&lt;&gt;[.F395]; [.F397]; [.F397]+1))" office:value-type="float" office:value="4" calcext:value-type="float">
            <text:p>4</text:p>
          </table:table-cell>
          <table:table-cell table:formula="of:=COM.MICROSOFT.IFS([.F398]=0; 0; [.G397]=0; IF([.B398]&gt;=10; &quot;C&quot;; &quot;S&quot;); [.G397]&lt;&gt;0; [.G397])" office:value-type="string" office:string-value="S" calcext:value-type="string">
            <text:p>S</text:p>
          </table:table-cell>
          <table:table-cell table:formula="of:=IF([.E398]=[.F398])" office:value-type="boolean" office:boolean-value="false" calcext:value-type="boolean">
            <text:p>FALSE</text:p>
          </table:table-cell>
          <table:table-cell table:formula="of:=COM.MICROSOFT.IFS([.D398]=[.G398]; 1; [.D398]=[.F398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7.1" calcext:value-type="float">
            <text:p>17.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398] = 0; 1; AND([.F398]=5; [.C398]&gt;=20); 0; AND([.F398]=5; [.C398]&lt;20); 5; OR([.F398]&lt;&gt;0; [.F398]&lt;&gt;5); IF([.F398]&lt;&gt;[.F396]; [.F398]; [.F398]+1))" office:value-type="float" office:value="5" calcext:value-type="float">
            <text:p>5</text:p>
          </table:table-cell>
          <table:table-cell table:formula="of:=COM.MICROSOFT.IFS([.F399]=0; 0; [.G398]=0; IF([.B399]&gt;=10; &quot;C&quot;; &quot;S&quot;); [.G398]&lt;&gt;0; [.G398])" office:value-type="string" office:string-value="S" calcext:value-type="string">
            <text:p>S</text:p>
          </table:table-cell>
          <table:table-cell table:formula="of:=IF([.E399]=[.F399])" office:value-type="boolean" office:boolean-value="false" calcext:value-type="boolean">
            <text:p>FALSE</text:p>
          </table:table-cell>
          <table:table-cell table:formula="of:=COM.MICROSOFT.IFS([.D399]=[.G399]; 1; [.D399]=[.F399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8.7" calcext:value-type="float">
            <text:p>18.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IFS([.F399] = 0; 1; AND([.F399]=5; [.C399]&gt;=20); 0; AND([.F399]=5; [.C399]&lt;20); 5; OR([.F399]&lt;&gt;0; [.F399]&lt;&gt;5); IF([.F399]&lt;&gt;[.F397]; [.F399]; [.F399]+1))" office:value-type="float" office:value="0" calcext:value-type="float">
            <text:p>0</text:p>
          </table:table-cell>
          <table:table-cell table:formula="of:=COM.MICROSOFT.IFS([.F400]=0; 0; [.G399]=0; IF([.B400]&gt;=10; &quot;C&quot;; &quot;S&quot;); [.G399]&lt;&gt;0; [.G399])" office:value-type="float" office:value="0" calcext:value-type="float">
            <text:p>0</text:p>
          </table:table-cell>
          <table:table-cell table:formula="of:=IF([.E400]=[.F400])" office:value-type="boolean" office:boolean-value="true" calcext:value-type="boolean">
            <text:p>TRUE</text:p>
          </table:table-cell>
          <table:table-cell table:formula="of:=COM.MICROSOFT.IFS([.D400]=[.G400]; 1; [.D400]=[.F400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.8" calcext:value-type="float">
            <text:p>18.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00] = 0; 1; AND([.F400]=5; [.C400]&gt;=20); 0; AND([.F400]=5; [.C400]&lt;20); 5; OR([.F400]&lt;&gt;0; [.F400]&lt;&gt;5); IF([.F400]&lt;&gt;[.F398]; [.F400]; [.F400]+1))" office:value-type="float" office:value="1" calcext:value-type="float">
            <text:p>1</text:p>
          </table:table-cell>
          <table:table-cell table:formula="of:=COM.MICROSOFT.IFS([.F401]=0; 0; [.G400]=0; IF([.B401]&gt;=10; &quot;C&quot;; &quot;S&quot;); [.G400]&lt;&gt;0; [.G400])" office:value-type="string" office:string-value="C" calcext:value-type="string">
            <text:p>C</text:p>
          </table:table-cell>
          <table:table-cell table:formula="of:=IF([.E401]=[.F401])" office:value-type="boolean" office:boolean-value="false" calcext:value-type="boolean">
            <text:p>FALSE</text:p>
          </table:table-cell>
          <table:table-cell table:formula="of:=COM.MICROSOFT.IFS([.D401]=[.G401]; 1; [.D401]=[.F401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7.7" calcext:value-type="float">
            <text:p>17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01] = 0; 1; AND([.F401]=5; [.C401]&gt;=20); 0; AND([.F401]=5; [.C401]&lt;20); 5; OR([.F401]&lt;&gt;0; [.F401]&lt;&gt;5); IF([.F401]&lt;&gt;[.F399]; [.F401]; [.F401]+1))" office:value-type="float" office:value="1" calcext:value-type="float">
            <text:p>1</text:p>
          </table:table-cell>
          <table:table-cell table:formula="of:=COM.MICROSOFT.IFS([.F402]=0; 0; [.G401]=0; IF([.B402]&gt;=10; &quot;C&quot;; &quot;S&quot;); [.G401]&lt;&gt;0; [.G401])" office:value-type="string" office:string-value="C" calcext:value-type="string">
            <text:p>C</text:p>
          </table:table-cell>
          <table:table-cell table:formula="of:=IF([.E402]=[.F402])" office:value-type="boolean" office:boolean-value="false" calcext:value-type="boolean">
            <text:p>FALSE</text:p>
          </table:table-cell>
          <table:table-cell table:formula="of:=COM.MICROSOFT.IFS([.D402]=[.G402]; 1; [.D402]=[.F402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6.1" calcext:value-type="float">
            <text:p>16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02] = 0; 1; AND([.F402]=5; [.C402]&gt;=20); 0; AND([.F402]=5; [.C402]&lt;20); 5; OR([.F402]&lt;&gt;0; [.F402]&lt;&gt;5); IF([.F402]&lt;&gt;[.F400]; [.F402]; [.F402]+1))" office:value-type="float" office:value="1" calcext:value-type="float">
            <text:p>1</text:p>
          </table:table-cell>
          <table:table-cell table:formula="of:=COM.MICROSOFT.IFS([.F403]=0; 0; [.G402]=0; IF([.B403]&gt;=10; &quot;C&quot;; &quot;S&quot;); [.G402]&lt;&gt;0; [.G402])" office:value-type="string" office:string-value="C" calcext:value-type="string">
            <text:p>C</text:p>
          </table:table-cell>
          <table:table-cell table:formula="of:=IF([.E403]=[.F403])" office:value-type="boolean" office:boolean-value="false" calcext:value-type="boolean">
            <text:p>FALSE</text:p>
          </table:table-cell>
          <table:table-cell table:formula="of:=COM.MICROSOFT.IFS([.D403]=[.G403]; 1; [.D403]=[.F403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.9" calcext:value-type="float">
            <text:p>14.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03] = 0; 1; AND([.F403]=5; [.C403]&gt;=20); 0; AND([.F403]=5; [.C403]&lt;20); 5; OR([.F403]&lt;&gt;0; [.F403]&lt;&gt;5); IF([.F403]&lt;&gt;[.F401]; [.F403]; [.F403]+1))" office:value-type="float" office:value="2" calcext:value-type="float">
            <text:p>2</text:p>
          </table:table-cell>
          <table:table-cell table:formula="of:=COM.MICROSOFT.IFS([.F404]=0; 0; [.G403]=0; IF([.B404]&gt;=10; &quot;C&quot;; &quot;S&quot;); [.G403]&lt;&gt;0; [.G403])" office:value-type="string" office:string-value="C" calcext:value-type="string">
            <text:p>C</text:p>
          </table:table-cell>
          <table:table-cell table:formula="of:=IF([.E404]=[.F404])" office:value-type="boolean" office:boolean-value="false" calcext:value-type="boolean">
            <text:p>FALSE</text:p>
          </table:table-cell>
          <table:table-cell table:formula="of:=COM.MICROSOFT.IFS([.D404]=[.G404]; 1; [.D404]=[.F404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.9" calcext:value-type="float">
            <text:p>14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04] = 0; 1; AND([.F404]=5; [.C404]&gt;=20); 0; AND([.F404]=5; [.C404]&lt;20); 5; OR([.F404]&lt;&gt;0; [.F404]&lt;&gt;5); IF([.F404]&lt;&gt;[.F402]; [.F404]; [.F404]+1))" office:value-type="float" office:value="2" calcext:value-type="float">
            <text:p>2</text:p>
          </table:table-cell>
          <table:table-cell table:formula="of:=COM.MICROSOFT.IFS([.F405]=0; 0; [.G404]=0; IF([.B405]&gt;=10; &quot;C&quot;; &quot;S&quot;); [.G404]&lt;&gt;0; [.G404])" office:value-type="string" office:string-value="C" calcext:value-type="string">
            <text:p>C</text:p>
          </table:table-cell>
          <table:table-cell table:formula="of:=IF([.E405]=[.F405])" office:value-type="boolean" office:boolean-value="false" calcext:value-type="boolean">
            <text:p>FALSE</text:p>
          </table:table-cell>
          <table:table-cell table:formula="of:=COM.MICROSOFT.IFS([.D405]=[.G405]; 1; [.D405]=[.F405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6.3" calcext:value-type="float">
            <text:p>16.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05] = 0; 1; AND([.F405]=5; [.C405]&gt;=20); 0; AND([.F405]=5; [.C405]&lt;20); 5; OR([.F405]&lt;&gt;0; [.F405]&lt;&gt;5); IF([.F405]&lt;&gt;[.F403]; [.F405]; [.F405]+1))" office:value-type="float" office:value="2" calcext:value-type="float">
            <text:p>2</text:p>
          </table:table-cell>
          <table:table-cell table:formula="of:=COM.MICROSOFT.IFS([.F406]=0; 0; [.G405]=0; IF([.B406]&gt;=10; &quot;C&quot;; &quot;S&quot;); [.G405]&lt;&gt;0; [.G405])" office:value-type="string" office:string-value="C" calcext:value-type="string">
            <text:p>C</text:p>
          </table:table-cell>
          <table:table-cell table:formula="of:=IF([.E406]=[.F406])" office:value-type="boolean" office:boolean-value="false" calcext:value-type="boolean">
            <text:p>FALSE</text:p>
          </table:table-cell>
          <table:table-cell table:formula="of:=COM.MICROSOFT.IFS([.D406]=[.G406]; 1; [.D406]=[.F406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9.1" calcext:value-type="float">
            <text:p>19.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06] = 0; 1; AND([.F406]=5; [.C406]&gt;=20); 0; AND([.F406]=5; [.C406]&lt;20); 5; OR([.F406]&lt;&gt;0; [.F406]&lt;&gt;5); IF([.F406]&lt;&gt;[.F404]; [.F406]; [.F406]+1))" office:value-type="float" office:value="3" calcext:value-type="float">
            <text:p>3</text:p>
          </table:table-cell>
          <table:table-cell table:formula="of:=COM.MICROSOFT.IFS([.F407]=0; 0; [.G406]=0; IF([.B407]&gt;=10; &quot;C&quot;; &quot;S&quot;); [.G406]&lt;&gt;0; [.G406])" office:value-type="string" office:string-value="C" calcext:value-type="string">
            <text:p>C</text:p>
          </table:table-cell>
          <table:table-cell table:formula="of:=IF([.E407]=[.F407])" office:value-type="boolean" office:boolean-value="false" calcext:value-type="boolean">
            <text:p>FALSE</text:p>
          </table:table-cell>
          <table:table-cell table:formula="of:=COM.MICROSOFT.IFS([.D407]=[.G407]; 1; [.D407]=[.F407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2.7" calcext:value-type="float">
            <text:p>22.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07] = 0; 1; AND([.F407]=5; [.C407]&gt;=20); 0; AND([.F407]=5; [.C407]&lt;20); 5; OR([.F407]&lt;&gt;0; [.F407]&lt;&gt;5); IF([.F407]&lt;&gt;[.F405]; [.F407]; [.F407]+1))" office:value-type="float" office:value="3" calcext:value-type="float">
            <text:p>3</text:p>
          </table:table-cell>
          <table:table-cell table:formula="of:=COM.MICROSOFT.IFS([.F408]=0; 0; [.G407]=0; IF([.B408]&gt;=10; &quot;C&quot;; &quot;S&quot;); [.G407]&lt;&gt;0; [.G407])" office:value-type="string" office:string-value="C" calcext:value-type="string">
            <text:p>C</text:p>
          </table:table-cell>
          <table:table-cell table:formula="of:=IF([.E408]=[.F408])" office:value-type="boolean" office:boolean-value="false" calcext:value-type="boolean">
            <text:p>FALSE</text:p>
          </table:table-cell>
          <table:table-cell table:formula="of:=COM.MICROSOFT.IFS([.D408]=[.G408]; 1; [.D408]=[.F408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6.1" calcext:value-type="float">
            <text:p>26.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08] = 0; 1; AND([.F408]=5; [.C408]&gt;=20); 0; AND([.F408]=5; [.C408]&lt;20); 5; OR([.F408]&lt;&gt;0; [.F408]&lt;&gt;5); IF([.F408]&lt;&gt;[.F406]; [.F408]; [.F408]+1))" office:value-type="float" office:value="3" calcext:value-type="float">
            <text:p>3</text:p>
          </table:table-cell>
          <table:table-cell table:formula="of:=COM.MICROSOFT.IFS([.F409]=0; 0; [.G408]=0; IF([.B409]&gt;=10; &quot;C&quot;; &quot;S&quot;); [.G408]&lt;&gt;0; [.G408])" office:value-type="string" office:string-value="C" calcext:value-type="string">
            <text:p>C</text:p>
          </table:table-cell>
          <table:table-cell table:formula="of:=IF([.E409]=[.F409])" office:value-type="boolean" office:boolean-value="false" calcext:value-type="boolean">
            <text:p>FALSE</text:p>
          </table:table-cell>
          <table:table-cell table:formula="of:=COM.MICROSOFT.IFS([.D409]=[.G409]; 1; [.D409]=[.F409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8.6" calcext:value-type="float">
            <text:p>28.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09] = 0; 1; AND([.F409]=5; [.C409]&gt;=20); 0; AND([.F409]=5; [.C409]&lt;20); 5; OR([.F409]&lt;&gt;0; [.F409]&lt;&gt;5); IF([.F409]&lt;&gt;[.F407]; [.F409]; [.F409]+1))" office:value-type="float" office:value="4" calcext:value-type="float">
            <text:p>4</text:p>
          </table:table-cell>
          <table:table-cell table:formula="of:=COM.MICROSOFT.IFS([.F410]=0; 0; [.G409]=0; IF([.B410]&gt;=10; &quot;C&quot;; &quot;S&quot;); [.G409]&lt;&gt;0; [.G409])" office:value-type="string" office:string-value="C" calcext:value-type="string">
            <text:p>C</text:p>
          </table:table-cell>
          <table:table-cell table:formula="of:=IF([.E410]=[.F410])" office:value-type="boolean" office:boolean-value="false" calcext:value-type="boolean">
            <text:p>FALSE</text:p>
          </table:table-cell>
          <table:table-cell table:formula="of:=COM.MICROSOFT.IFS([.D410]=[.G410]; 1; [.D410]=[.F410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9.5" calcext:value-type="float">
            <text:p>29.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10] = 0; 1; AND([.F410]=5; [.C410]&gt;=20); 0; AND([.F410]=5; [.C410]&lt;20); 5; OR([.F410]&lt;&gt;0; [.F410]&lt;&gt;5); IF([.F410]&lt;&gt;[.F408]; [.F410]; [.F410]+1))" office:value-type="float" office:value="4" calcext:value-type="float">
            <text:p>4</text:p>
          </table:table-cell>
          <table:table-cell table:formula="of:=COM.MICROSOFT.IFS([.F411]=0; 0; [.G410]=0; IF([.B411]&gt;=10; &quot;C&quot;; &quot;S&quot;); [.G410]&lt;&gt;0; [.G410])" office:value-type="string" office:string-value="C" calcext:value-type="string">
            <text:p>C</text:p>
          </table:table-cell>
          <table:table-cell table:formula="of:=IF([.E411]=[.F411])" office:value-type="boolean" office:boolean-value="false" calcext:value-type="boolean">
            <text:p>FALSE</text:p>
          </table:table-cell>
          <table:table-cell table:formula="of:=COM.MICROSOFT.IFS([.D411]=[.G411]; 1; [.D411]=[.F411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8.6" calcext:value-type="float">
            <text:p>28.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11] = 0; 1; AND([.F411]=5; [.C411]&gt;=20); 0; AND([.F411]=5; [.C411]&lt;20); 5; OR([.F411]&lt;&gt;0; [.F411]&lt;&gt;5); IF([.F411]&lt;&gt;[.F409]; [.F411]; [.F411]+1))" office:value-type="float" office:value="4" calcext:value-type="float">
            <text:p>4</text:p>
          </table:table-cell>
          <table:table-cell table:formula="of:=COM.MICROSOFT.IFS([.F412]=0; 0; [.G411]=0; IF([.B412]&gt;=10; &quot;C&quot;; &quot;S&quot;); [.G411]&lt;&gt;0; [.G411])" office:value-type="string" office:string-value="C" calcext:value-type="string">
            <text:p>C</text:p>
          </table:table-cell>
          <table:table-cell table:formula="of:=IF([.E412]=[.F412])" office:value-type="boolean" office:boolean-value="false" calcext:value-type="boolean">
            <text:p>FALSE</text:p>
          </table:table-cell>
          <table:table-cell table:formula="of:=COM.MICROSOFT.IFS([.D412]=[.G412]; 1; [.D412]=[.F412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6.4" calcext:value-type="float">
            <text:p>26.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12] = 0; 1; AND([.F412]=5; [.C412]&gt;=20); 0; AND([.F412]=5; [.C412]&lt;20); 5; OR([.F412]&lt;&gt;0; [.F412]&lt;&gt;5); IF([.F412]&lt;&gt;[.F410]; [.F412]; [.F412]+1))" office:value-type="float" office:value="5" calcext:value-type="float">
            <text:p>5</text:p>
          </table:table-cell>
          <table:table-cell table:formula="of:=COM.MICROSOFT.IFS([.F413]=0; 0; [.G412]=0; IF([.B413]&gt;=10; &quot;C&quot;; &quot;S&quot;); [.G412]&lt;&gt;0; [.G412])" office:value-type="string" office:string-value="C" calcext:value-type="string">
            <text:p>C</text:p>
          </table:table-cell>
          <table:table-cell table:formula="of:=IF([.E413]=[.F413])" office:value-type="boolean" office:boolean-value="false" calcext:value-type="boolean">
            <text:p>FALSE</text:p>
          </table:table-cell>
          <table:table-cell table:formula="of:=COM.MICROSOFT.IFS([.D413]=[.G413]; 1; [.D413]=[.F413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3.6" calcext:value-type="float">
            <text:p>23.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IFS([.F413] = 0; 1; AND([.F413]=5; [.C413]&gt;=20); 0; AND([.F413]=5; [.C413]&lt;20); 5; OR([.F413]&lt;&gt;0; [.F413]&lt;&gt;5); IF([.F413]&lt;&gt;[.F411]; [.F413]; [.F413]+1))" office:value-type="float" office:value="0" calcext:value-type="float">
            <text:p>0</text:p>
          </table:table-cell>
          <table:table-cell table:formula="of:=COM.MICROSOFT.IFS([.F414]=0; 0; [.G413]=0; IF([.B414]&gt;=10; &quot;C&quot;; &quot;S&quot;); [.G413]&lt;&gt;0; [.G413])" office:value-type="float" office:value="0" calcext:value-type="float">
            <text:p>0</text:p>
          </table:table-cell>
          <table:table-cell table:formula="of:=IF([.E414]=[.F414])" office:value-type="boolean" office:boolean-value="true" calcext:value-type="boolean">
            <text:p>TRUE</text:p>
          </table:table-cell>
          <table:table-cell table:formula="of:=COM.MICROSOFT.IFS([.D414]=[.G414]; 1; [.D414]=[.F414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14] = 0; 1; AND([.F414]=5; [.C414]&gt;=20); 0; AND([.F414]=5; [.C414]&lt;20); 5; OR([.F414]&lt;&gt;0; [.F414]&lt;&gt;5); IF([.F414]&lt;&gt;[.F412]; [.F414]; [.F414]+1))" office:value-type="float" office:value="1" calcext:value-type="float">
            <text:p>1</text:p>
          </table:table-cell>
          <table:table-cell table:formula="of:=COM.MICROSOFT.IFS([.F415]=0; 0; [.G414]=0; IF([.B415]&gt;=10; &quot;C&quot;; &quot;S&quot;); [.G414]&lt;&gt;0; [.G414])" office:value-type="string" office:string-value="C" calcext:value-type="string">
            <text:p>C</text:p>
          </table:table-cell>
          <table:table-cell table:formula="of:=IF([.E415]=[.F415])" office:value-type="boolean" office:boolean-value="false" calcext:value-type="boolean">
            <text:p>FALSE</text:p>
          </table:table-cell>
          <table:table-cell table:formula="of:=COM.MICROSOFT.IFS([.D415]=[.G415]; 1; [.D415]=[.F415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9.6" calcext:value-type="float">
            <text:p>19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15] = 0; 1; AND([.F415]=5; [.C415]&gt;=20); 0; AND([.F415]=5; [.C415]&lt;20); 5; OR([.F415]&lt;&gt;0; [.F415]&lt;&gt;5); IF([.F415]&lt;&gt;[.F413]; [.F415]; [.F415]+1))" office:value-type="float" office:value="1" calcext:value-type="float">
            <text:p>1</text:p>
          </table:table-cell>
          <table:table-cell table:formula="of:=COM.MICROSOFT.IFS([.F416]=0; 0; [.G415]=0; IF([.B416]&gt;=10; &quot;C&quot;; &quot;S&quot;); [.G415]&lt;&gt;0; [.G415])" office:value-type="string" office:string-value="C" calcext:value-type="string">
            <text:p>C</text:p>
          </table:table-cell>
          <table:table-cell table:formula="of:=IF([.E416]=[.F416])" office:value-type="boolean" office:boolean-value="false" calcext:value-type="boolean">
            <text:p>FALSE</text:p>
          </table:table-cell>
          <table:table-cell table:formula="of:=COM.MICROSOFT.IFS([.D416]=[.G416]; 1; [.D416]=[.F416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9.5" calcext:value-type="float">
            <text:p>19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16] = 0; 1; AND([.F416]=5; [.C416]&gt;=20); 0; AND([.F416]=5; [.C416]&lt;20); 5; OR([.F416]&lt;&gt;0; [.F416]&lt;&gt;5); IF([.F416]&lt;&gt;[.F414]; [.F416]; [.F416]+1))" office:value-type="float" office:value="1" calcext:value-type="float">
            <text:p>1</text:p>
          </table:table-cell>
          <table:table-cell table:formula="of:=COM.MICROSOFT.IFS([.F417]=0; 0; [.G416]=0; IF([.B417]&gt;=10; &quot;C&quot;; &quot;S&quot;); [.G416]&lt;&gt;0; [.G416])" office:value-type="string" office:string-value="C" calcext:value-type="string">
            <text:p>C</text:p>
          </table:table-cell>
          <table:table-cell table:formula="of:=IF([.E417]=[.F417])" office:value-type="boolean" office:boolean-value="false" calcext:value-type="boolean">
            <text:p>FALSE</text:p>
          </table:table-cell>
          <table:table-cell table:formula="of:=COM.MICROSOFT.IFS([.D417]=[.G417]; 1; [.D417]=[.F417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0.7" calcext:value-type="float">
            <text:p>20.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17] = 0; 1; AND([.F417]=5; [.C417]&gt;=20); 0; AND([.F417]=5; [.C417]&lt;20); 5; OR([.F417]&lt;&gt;0; [.F417]&lt;&gt;5); IF([.F417]&lt;&gt;[.F415]; [.F417]; [.F417]+1))" office:value-type="float" office:value="2" calcext:value-type="float">
            <text:p>2</text:p>
          </table:table-cell>
          <table:table-cell table:formula="of:=COM.MICROSOFT.IFS([.F418]=0; 0; [.G417]=0; IF([.B418]&gt;=10; &quot;C&quot;; &quot;S&quot;); [.G417]&lt;&gt;0; [.G417])" office:value-type="string" office:string-value="C" calcext:value-type="string">
            <text:p>C</text:p>
          </table:table-cell>
          <table:table-cell table:formula="of:=IF([.E418]=[.F418])" office:value-type="boolean" office:boolean-value="false" calcext:value-type="boolean">
            <text:p>FALSE</text:p>
          </table:table-cell>
          <table:table-cell table:formula="of:=COM.MICROSOFT.IFS([.D418]=[.G418]; 1; [.D418]=[.F418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2.7" calcext:value-type="float">
            <text:p>22.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18] = 0; 1; AND([.F418]=5; [.C418]&gt;=20); 0; AND([.F418]=5; [.C418]&lt;20); 5; OR([.F418]&lt;&gt;0; [.F418]&lt;&gt;5); IF([.F418]&lt;&gt;[.F416]; [.F418]; [.F418]+1))" office:value-type="float" office:value="2" calcext:value-type="float">
            <text:p>2</text:p>
          </table:table-cell>
          <table:table-cell table:formula="of:=COM.MICROSOFT.IFS([.F419]=0; 0; [.G418]=0; IF([.B419]&gt;=10; &quot;C&quot;; &quot;S&quot;); [.G418]&lt;&gt;0; [.G418])" office:value-type="string" office:string-value="C" calcext:value-type="string">
            <text:p>C</text:p>
          </table:table-cell>
          <table:table-cell table:formula="of:=IF([.E419]=[.F419])" office:value-type="boolean" office:boolean-value="false" calcext:value-type="boolean">
            <text:p>FALSE</text:p>
          </table:table-cell>
          <table:table-cell table:formula="of:=COM.MICROSOFT.IFS([.D419]=[.G419]; 1; [.D419]=[.F419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4.5" calcext:value-type="float">
            <text:p>24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19] = 0; 1; AND([.F419]=5; [.C419]&gt;=20); 0; AND([.F419]=5; [.C419]&lt;20); 5; OR([.F419]&lt;&gt;0; [.F419]&lt;&gt;5); IF([.F419]&lt;&gt;[.F417]; [.F419]; [.F419]+1))" office:value-type="float" office:value="2" calcext:value-type="float">
            <text:p>2</text:p>
          </table:table-cell>
          <table:table-cell table:formula="of:=COM.MICROSOFT.IFS([.F420]=0; 0; [.G419]=0; IF([.B420]&gt;=10; &quot;C&quot;; &quot;S&quot;); [.G419]&lt;&gt;0; [.G419])" office:value-type="string" office:string-value="C" calcext:value-type="string">
            <text:p>C</text:p>
          </table:table-cell>
          <table:table-cell table:formula="of:=IF([.E420]=[.F420])" office:value-type="boolean" office:boolean-value="false" calcext:value-type="boolean">
            <text:p>FALSE</text:p>
          </table:table-cell>
          <table:table-cell table:formula="of:=COM.MICROSOFT.IFS([.D420]=[.G420]; 1; [.D420]=[.F420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5.4" calcext:value-type="float">
            <text:p>25.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20] = 0; 1; AND([.F420]=5; [.C420]&gt;=20); 0; AND([.F420]=5; [.C420]&lt;20); 5; OR([.F420]&lt;&gt;0; [.F420]&lt;&gt;5); IF([.F420]&lt;&gt;[.F418]; [.F420]; [.F420]+1))" office:value-type="float" office:value="3" calcext:value-type="float">
            <text:p>3</text:p>
          </table:table-cell>
          <table:table-cell table:formula="of:=COM.MICROSOFT.IFS([.F421]=0; 0; [.G420]=0; IF([.B421]&gt;=10; &quot;C&quot;; &quot;S&quot;); [.G420]&lt;&gt;0; [.G420])" office:value-type="string" office:string-value="C" calcext:value-type="string">
            <text:p>C</text:p>
          </table:table-cell>
          <table:table-cell table:formula="of:=IF([.E421]=[.F421])" office:value-type="boolean" office:boolean-value="false" calcext:value-type="boolean">
            <text:p>FALSE</text:p>
          </table:table-cell>
          <table:table-cell table:formula="of:=COM.MICROSOFT.IFS([.D421]=[.G421]; 1; [.D421]=[.F421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4.8" calcext:value-type="float">
            <text:p>24.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21] = 0; 1; AND([.F421]=5; [.C421]&gt;=20); 0; AND([.F421]=5; [.C421]&lt;20); 5; OR([.F421]&lt;&gt;0; [.F421]&lt;&gt;5); IF([.F421]&lt;&gt;[.F419]; [.F421]; [.F421]+1))" office:value-type="float" office:value="3" calcext:value-type="float">
            <text:p>3</text:p>
          </table:table-cell>
          <table:table-cell table:formula="of:=COM.MICROSOFT.IFS([.F422]=0; 0; [.G421]=0; IF([.B422]&gt;=10; &quot;C&quot;; &quot;S&quot;); [.G421]&lt;&gt;0; [.G421])" office:value-type="string" office:string-value="C" calcext:value-type="string">
            <text:p>C</text:p>
          </table:table-cell>
          <table:table-cell table:formula="of:=IF([.E422]=[.F422])" office:value-type="boolean" office:boolean-value="false" calcext:value-type="boolean">
            <text:p>FALSE</text:p>
          </table:table-cell>
          <table:table-cell table:formula="of:=COM.MICROSOFT.IFS([.D422]=[.G422]; 1; [.D422]=[.F422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2.5" calcext:value-type="float">
            <text:p>22.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22] = 0; 1; AND([.F422]=5; [.C422]&gt;=20); 0; AND([.F422]=5; [.C422]&lt;20); 5; OR([.F422]&lt;&gt;0; [.F422]&lt;&gt;5); IF([.F422]&lt;&gt;[.F420]; [.F422]; [.F422]+1))" office:value-type="float" office:value="3" calcext:value-type="float">
            <text:p>3</text:p>
          </table:table-cell>
          <table:table-cell table:formula="of:=COM.MICROSOFT.IFS([.F423]=0; 0; [.G422]=0; IF([.B423]&gt;=10; &quot;C&quot;; &quot;S&quot;); [.G422]&lt;&gt;0; [.G422])" office:value-type="string" office:string-value="C" calcext:value-type="string">
            <text:p>C</text:p>
          </table:table-cell>
          <table:table-cell table:formula="of:=IF([.E423]=[.F423])" office:value-type="boolean" office:boolean-value="false" calcext:value-type="boolean">
            <text:p>FALSE</text:p>
          </table:table-cell>
          <table:table-cell table:formula="of:=COM.MICROSOFT.IFS([.D423]=[.G423]; 1; [.D423]=[.F423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8.9" calcext:value-type="float">
            <text:p>18.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23] = 0; 1; AND([.F423]=5; [.C423]&gt;=20); 0; AND([.F423]=5; [.C423]&lt;20); 5; OR([.F423]&lt;&gt;0; [.F423]&lt;&gt;5); IF([.F423]&lt;&gt;[.F421]; [.F423]; [.F423]+1))" office:value-type="float" office:value="4" calcext:value-type="float">
            <text:p>4</text:p>
          </table:table-cell>
          <table:table-cell table:formula="of:=COM.MICROSOFT.IFS([.F424]=0; 0; [.G423]=0; IF([.B424]&gt;=10; &quot;C&quot;; &quot;S&quot;); [.G423]&lt;&gt;0; [.G423])" office:value-type="string" office:string-value="C" calcext:value-type="string">
            <text:p>C</text:p>
          </table:table-cell>
          <table:table-cell table:formula="of:=IF([.E424]=[.F424])" office:value-type="boolean" office:boolean-value="false" calcext:value-type="boolean">
            <text:p>FALSE</text:p>
          </table:table-cell>
          <table:table-cell table:formula="of:=COM.MICROSOFT.IFS([.D424]=[.G424]; 1; [.D424]=[.F424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.8" calcext:value-type="float">
            <text:p>14.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24] = 0; 1; AND([.F424]=5; [.C424]&gt;=20); 0; AND([.F424]=5; [.C424]&lt;20); 5; OR([.F424]&lt;&gt;0; [.F424]&lt;&gt;5); IF([.F424]&lt;&gt;[.F422]; [.F424]; [.F424]+1))" office:value-type="float" office:value="4" calcext:value-type="float">
            <text:p>4</text:p>
          </table:table-cell>
          <table:table-cell table:formula="of:=COM.MICROSOFT.IFS([.F425]=0; 0; [.G424]=0; IF([.B425]&gt;=10; &quot;C&quot;; &quot;S&quot;); [.G424]&lt;&gt;0; [.G424])" office:value-type="string" office:string-value="C" calcext:value-type="string">
            <text:p>C</text:p>
          </table:table-cell>
          <table:table-cell table:formula="of:=IF([.E425]=[.F425])" office:value-type="boolean" office:boolean-value="false" calcext:value-type="boolean">
            <text:p>FALSE</text:p>
          </table:table-cell>
          <table:table-cell table:formula="of:=COM.MICROSOFT.IFS([.D425]=[.G425]; 1; [.D425]=[.F425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1.2" calcext:value-type="float">
            <text:p>11.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25] = 0; 1; AND([.F425]=5; [.C425]&gt;=20); 0; AND([.F425]=5; [.C425]&lt;20); 5; OR([.F425]&lt;&gt;0; [.F425]&lt;&gt;5); IF([.F425]&lt;&gt;[.F423]; [.F425]; [.F425]+1))" office:value-type="float" office:value="4" calcext:value-type="float">
            <text:p>4</text:p>
          </table:table-cell>
          <table:table-cell table:formula="of:=COM.MICROSOFT.IFS([.F426]=0; 0; [.G425]=0; IF([.B426]&gt;=10; &quot;C&quot;; &quot;S&quot;); [.G425]&lt;&gt;0; [.G425])" office:value-type="string" office:string-value="C" calcext:value-type="string">
            <text:p>C</text:p>
          </table:table-cell>
          <table:table-cell table:formula="of:=IF([.E426]=[.F426])" office:value-type="boolean" office:boolean-value="false" calcext:value-type="boolean">
            <text:p>FALSE</text:p>
          </table:table-cell>
          <table:table-cell table:formula="of:=COM.MICROSOFT.IFS([.D426]=[.G426]; 1; [.D426]=[.F426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.8" calcext:value-type="float">
            <text:p>8.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26] = 0; 1; AND([.F426]=5; [.C426]&gt;=20); 0; AND([.F426]=5; [.C426]&lt;20); 5; OR([.F426]&lt;&gt;0; [.F426]&lt;&gt;5); IF([.F426]&lt;&gt;[.F424]; [.F426]; [.F426]+1))" office:value-type="float" office:value="5" calcext:value-type="float">
            <text:p>5</text:p>
          </table:table-cell>
          <table:table-cell table:formula="of:=COM.MICROSOFT.IFS([.F427]=0; 0; [.G426]=0; IF([.B427]&gt;=10; &quot;C&quot;; &quot;S&quot;); [.G426]&lt;&gt;0; [.G426])" office:value-type="string" office:string-value="C" calcext:value-type="string">
            <text:p>C</text:p>
          </table:table-cell>
          <table:table-cell table:formula="of:=IF([.E427]=[.F427])" office:value-type="boolean" office:boolean-value="false" calcext:value-type="boolean">
            <text:p>FALSE</text:p>
          </table:table-cell>
          <table:table-cell table:formula="of:=COM.MICROSOFT.IFS([.D427]=[.G427]; 1; [.D427]=[.F427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IFS([.F427] = 0; 1; AND([.F427]=5; [.C427]&gt;=20); 0; AND([.F427]=5; [.C427]&lt;20); 5; OR([.F427]&lt;&gt;0; [.F427]&lt;&gt;5); IF([.F427]&lt;&gt;[.F425]; [.F427]; [.F427]+1))" office:value-type="float" office:value="0" calcext:value-type="float">
            <text:p>0</text:p>
          </table:table-cell>
          <table:table-cell table:formula="of:=COM.MICROSOFT.IFS([.F428]=0; 0; [.G427]=0; IF([.B428]&gt;=10; &quot;C&quot;; &quot;S&quot;); [.G427]&lt;&gt;0; [.G427])" office:value-type="float" office:value="0" calcext:value-type="float">
            <text:p>0</text:p>
          </table:table-cell>
          <table:table-cell table:formula="of:=IF([.E428]=[.F428])" office:value-type="boolean" office:boolean-value="true" calcext:value-type="boolean">
            <text:p>TRUE</text:p>
          </table:table-cell>
          <table:table-cell table:formula="of:=COM.MICROSOFT.IFS([.D428]=[.G428]; 1; [.D428]=[.F428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8.6" calcext:value-type="float">
            <text:p>8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28] = 0; 1; AND([.F428]=5; [.C428]&gt;=20); 0; AND([.F428]=5; [.C428]&lt;20); 5; OR([.F428]&lt;&gt;0; [.F428]&lt;&gt;5); IF([.F428]&lt;&gt;[.F426]; [.F428]; [.F428]+1))" office:value-type="float" office:value="1" calcext:value-type="float">
            <text:p>1</text:p>
          </table:table-cell>
          <table:table-cell table:formula="of:=COM.MICROSOFT.IFS([.F429]=0; 0; [.G428]=0; IF([.B429]&gt;=10; &quot;C&quot;; &quot;S&quot;); [.G428]&lt;&gt;0; [.G428])" office:value-type="string" office:string-value="S" calcext:value-type="string">
            <text:p>S</text:p>
          </table:table-cell>
          <table:table-cell table:formula="of:=IF([.E429]=[.F429])" office:value-type="boolean" office:boolean-value="false" calcext:value-type="boolean">
            <text:p>FALSE</text:p>
          </table:table-cell>
          <table:table-cell table:formula="of:=COM.MICROSOFT.IFS([.D429]=[.G429]; 1; [.D429]=[.F429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.2" calcext:value-type="float">
            <text:p>10.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29] = 0; 1; AND([.F429]=5; [.C429]&gt;=20); 0; AND([.F429]=5; [.C429]&lt;20); 5; OR([.F429]&lt;&gt;0; [.F429]&lt;&gt;5); IF([.F429]&lt;&gt;[.F427]; [.F429]; [.F429]+1))" office:value-type="float" office:value="1" calcext:value-type="float">
            <text:p>1</text:p>
          </table:table-cell>
          <table:table-cell table:formula="of:=COM.MICROSOFT.IFS([.F430]=0; 0; [.G429]=0; IF([.B430]&gt;=10; &quot;C&quot;; &quot;S&quot;); [.G429]&lt;&gt;0; [.G429])" office:value-type="string" office:string-value="S" calcext:value-type="string">
            <text:p>S</text:p>
          </table:table-cell>
          <table:table-cell table:formula="of:=IF([.E430]=[.F430])" office:value-type="boolean" office:boolean-value="false" calcext:value-type="boolean">
            <text:p>FALSE</text:p>
          </table:table-cell>
          <table:table-cell table:formula="of:=COM.MICROSOFT.IFS([.D430]=[.G430]; 1; [.D430]=[.F430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1.8" calcext:value-type="float">
            <text:p>11.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30] = 0; 1; AND([.F430]=5; [.C430]&gt;=20); 0; AND([.F430]=5; [.C430]&lt;20); 5; OR([.F430]&lt;&gt;0; [.F430]&lt;&gt;5); IF([.F430]&lt;&gt;[.F428]; [.F430]; [.F430]+1))" office:value-type="float" office:value="1" calcext:value-type="float">
            <text:p>1</text:p>
          </table:table-cell>
          <table:table-cell table:formula="of:=COM.MICROSOFT.IFS([.F431]=0; 0; [.G430]=0; IF([.B431]&gt;=10; &quot;C&quot;; &quot;S&quot;); [.G430]&lt;&gt;0; [.G430])" office:value-type="string" office:string-value="S" calcext:value-type="string">
            <text:p>S</text:p>
          </table:table-cell>
          <table:table-cell table:formula="of:=IF([.E431]=[.F431])" office:value-type="boolean" office:boolean-value="false" calcext:value-type="boolean">
            <text:p>FALSE</text:p>
          </table:table-cell>
          <table:table-cell table:formula="of:=COM.MICROSOFT.IFS([.D431]=[.G431]; 1; [.D431]=[.F431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2.7" calcext:value-type="float">
            <text:p>12.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31] = 0; 1; AND([.F431]=5; [.C431]&gt;=20); 0; AND([.F431]=5; [.C431]&lt;20); 5; OR([.F431]&lt;&gt;0; [.F431]&lt;&gt;5); IF([.F431]&lt;&gt;[.F429]; [.F431]; [.F431]+1))" office:value-type="float" office:value="2" calcext:value-type="float">
            <text:p>2</text:p>
          </table:table-cell>
          <table:table-cell table:formula="of:=COM.MICROSOFT.IFS([.F432]=0; 0; [.G431]=0; IF([.B432]&gt;=10; &quot;C&quot;; &quot;S&quot;); [.G431]&lt;&gt;0; [.G431])" office:value-type="string" office:string-value="S" calcext:value-type="string">
            <text:p>S</text:p>
          </table:table-cell>
          <table:table-cell table:formula="of:=IF([.E432]=[.F432])" office:value-type="boolean" office:boolean-value="false" calcext:value-type="boolean">
            <text:p>FALSE</text:p>
          </table:table-cell>
          <table:table-cell table:formula="of:=COM.MICROSOFT.IFS([.D432]=[.G432]; 1; [.D432]=[.F432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2.2" calcext:value-type="float">
            <text:p>12.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32] = 0; 1; AND([.F432]=5; [.C432]&gt;=20); 0; AND([.F432]=5; [.C432]&lt;20); 5; OR([.F432]&lt;&gt;0; [.F432]&lt;&gt;5); IF([.F432]&lt;&gt;[.F430]; [.F432]; [.F432]+1))" office:value-type="float" office:value="2" calcext:value-type="float">
            <text:p>2</text:p>
          </table:table-cell>
          <table:table-cell table:formula="of:=COM.MICROSOFT.IFS([.F433]=0; 0; [.G432]=0; IF([.B433]&gt;=10; &quot;C&quot;; &quot;S&quot;); [.G432]&lt;&gt;0; [.G432])" office:value-type="string" office:string-value="S" calcext:value-type="string">
            <text:p>S</text:p>
          </table:table-cell>
          <table:table-cell table:formula="of:=IF([.E433]=[.F433])" office:value-type="boolean" office:boolean-value="false" calcext:value-type="boolean">
            <text:p>FALSE</text:p>
          </table:table-cell>
          <table:table-cell table:formula="of:=COM.MICROSOFT.IFS([.D433]=[.G433]; 1; [.D433]=[.F433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0.3" calcext:value-type="float">
            <text:p>10.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33] = 0; 1; AND([.F433]=5; [.C433]&gt;=20); 0; AND([.F433]=5; [.C433]&lt;20); 5; OR([.F433]&lt;&gt;0; [.F433]&lt;&gt;5); IF([.F433]&lt;&gt;[.F431]; [.F433]; [.F433]+1))" office:value-type="float" office:value="2" calcext:value-type="float">
            <text:p>2</text:p>
          </table:table-cell>
          <table:table-cell table:formula="of:=COM.MICROSOFT.IFS([.F434]=0; 0; [.G433]=0; IF([.B434]&gt;=10; &quot;C&quot;; &quot;S&quot;); [.G433]&lt;&gt;0; [.G433])" office:value-type="string" office:string-value="S" calcext:value-type="string">
            <text:p>S</text:p>
          </table:table-cell>
          <table:table-cell table:formula="of:=IF([.E434]=[.F434])" office:value-type="boolean" office:boolean-value="false" calcext:value-type="boolean">
            <text:p>FALSE</text:p>
          </table:table-cell>
          <table:table-cell table:formula="of:=COM.MICROSOFT.IFS([.D434]=[.G434]; 1; [.D434]=[.F434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7.4" calcext:value-type="float">
            <text:p>7.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34] = 0; 1; AND([.F434]=5; [.C434]&gt;=20); 0; AND([.F434]=5; [.C434]&lt;20); 5; OR([.F434]&lt;&gt;0; [.F434]&lt;&gt;5); IF([.F434]&lt;&gt;[.F432]; [.F434]; [.F434]+1))" office:value-type="float" office:value="3" calcext:value-type="float">
            <text:p>3</text:p>
          </table:table-cell>
          <table:table-cell table:formula="of:=COM.MICROSOFT.IFS([.F435]=0; 0; [.G434]=0; IF([.B435]&gt;=10; &quot;C&quot;; &quot;S&quot;); [.G434]&lt;&gt;0; [.G434])" office:value-type="string" office:string-value="S" calcext:value-type="string">
            <text:p>S</text:p>
          </table:table-cell>
          <table:table-cell table:formula="of:=IF([.E435]=[.F435])" office:value-type="boolean" office:boolean-value="false" calcext:value-type="boolean">
            <text:p>FALSE</text:p>
          </table:table-cell>
          <table:table-cell table:formula="of:=COM.MICROSOFT.IFS([.D435]=[.G435]; 1; [.D435]=[.F435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.1" calcext:value-type="float">
            <text:p>4.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35] = 0; 1; AND([.F435]=5; [.C435]&gt;=20); 0; AND([.F435]=5; [.C435]&lt;20); 5; OR([.F435]&lt;&gt;0; [.F435]&lt;&gt;5); IF([.F435]&lt;&gt;[.F433]; [.F435]; [.F435]+1))" office:value-type="float" office:value="3" calcext:value-type="float">
            <text:p>3</text:p>
          </table:table-cell>
          <table:table-cell table:formula="of:=COM.MICROSOFT.IFS([.F436]=0; 0; [.G435]=0; IF([.B436]&gt;=10; &quot;C&quot;; &quot;S&quot;); [.G435]&lt;&gt;0; [.G435])" office:value-type="string" office:string-value="S" calcext:value-type="string">
            <text:p>S</text:p>
          </table:table-cell>
          <table:table-cell table:formula="of:=IF([.E436]=[.F436])" office:value-type="boolean" office:boolean-value="false" calcext:value-type="boolean">
            <text:p>FALSE</text:p>
          </table:table-cell>
          <table:table-cell table:formula="of:=COM.MICROSOFT.IFS([.D436]=[.G436]; 1; [.D436]=[.F436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36] = 0; 1; AND([.F436]=5; [.C436]&gt;=20); 0; AND([.F436]=5; [.C436]&lt;20); 5; OR([.F436]&lt;&gt;0; [.F436]&lt;&gt;5); IF([.F436]&lt;&gt;[.F434]; [.F436]; [.F436]+1))" office:value-type="float" office:value="3" calcext:value-type="float">
            <text:p>3</text:p>
          </table:table-cell>
          <table:table-cell table:formula="of:=COM.MICROSOFT.IFS([.F437]=0; 0; [.G436]=0; IF([.B437]&gt;=10; &quot;C&quot;; &quot;S&quot;); [.G436]&lt;&gt;0; [.G436])" office:value-type="string" office:string-value="S" calcext:value-type="string">
            <text:p>S</text:p>
          </table:table-cell>
          <table:table-cell table:formula="of:=IF([.E437]=[.F437])" office:value-type="boolean" office:boolean-value="false" calcext:value-type="boolean">
            <text:p>FALSE</text:p>
          </table:table-cell>
          <table:table-cell table:formula="of:=COM.MICROSOFT.IFS([.D437]=[.G437]; 1; [.D437]=[.F437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37] = 0; 1; AND([.F437]=5; [.C437]&gt;=20); 0; AND([.F437]=5; [.C437]&lt;20); 5; OR([.F437]&lt;&gt;0; [.F437]&lt;&gt;5); IF([.F437]&lt;&gt;[.F435]; [.F437]; [.F437]+1))" office:value-type="float" office:value="4" calcext:value-type="float">
            <text:p>4</text:p>
          </table:table-cell>
          <table:table-cell table:formula="of:=COM.MICROSOFT.IFS([.F438]=0; 0; [.G437]=0; IF([.B438]&gt;=10; &quot;C&quot;; &quot;S&quot;); [.G437]&lt;&gt;0; [.G437])" office:value-type="string" office:string-value="S" calcext:value-type="string">
            <text:p>S</text:p>
          </table:table-cell>
          <table:table-cell table:formula="of:=IF([.E438]=[.F438])" office:value-type="boolean" office:boolean-value="false" calcext:value-type="boolean">
            <text:p>FALSE</text:p>
          </table:table-cell>
          <table:table-cell table:formula="of:=COM.MICROSOFT.IFS([.D438]=[.G438]; 1; [.D438]=[.F438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38] = 0; 1; AND([.F438]=5; [.C438]&gt;=20); 0; AND([.F438]=5; [.C438]&lt;20); 5; OR([.F438]&lt;&gt;0; [.F438]&lt;&gt;5); IF([.F438]&lt;&gt;[.F436]; [.F438]; [.F438]+1))" office:value-type="float" office:value="4" calcext:value-type="float">
            <text:p>4</text:p>
          </table:table-cell>
          <table:table-cell table:formula="of:=COM.MICROSOFT.IFS([.F439]=0; 0; [.G438]=0; IF([.B439]&gt;=10; &quot;C&quot;; &quot;S&quot;); [.G438]&lt;&gt;0; [.G438])" office:value-type="string" office:string-value="S" calcext:value-type="string">
            <text:p>S</text:p>
          </table:table-cell>
          <table:table-cell table:formula="of:=IF([.E439]=[.F439])" office:value-type="boolean" office:boolean-value="false" calcext:value-type="boolean">
            <text:p>FALSE</text:p>
          </table:table-cell>
          <table:table-cell table:formula="of:=COM.MICROSOFT.IFS([.D439]=[.G439]; 1; [.D439]=[.F439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39] = 0; 1; AND([.F439]=5; [.C439]&gt;=20); 0; AND([.F439]=5; [.C439]&lt;20); 5; OR([.F439]&lt;&gt;0; [.F439]&lt;&gt;5); IF([.F439]&lt;&gt;[.F437]; [.F439]; [.F439]+1))" office:value-type="float" office:value="4" calcext:value-type="float">
            <text:p>4</text:p>
          </table:table-cell>
          <table:table-cell table:formula="of:=COM.MICROSOFT.IFS([.F440]=0; 0; [.G439]=0; IF([.B440]&gt;=10; &quot;C&quot;; &quot;S&quot;); [.G439]&lt;&gt;0; [.G439])" office:value-type="string" office:string-value="S" calcext:value-type="string">
            <text:p>S</text:p>
          </table:table-cell>
          <table:table-cell table:formula="of:=IF([.E440]=[.F440])" office:value-type="boolean" office:boolean-value="false" calcext:value-type="boolean">
            <text:p>FALSE</text:p>
          </table:table-cell>
          <table:table-cell table:formula="of:=COM.MICROSOFT.IFS([.D440]=[.G440]; 1; [.D440]=[.F440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.5" calcext:value-type="float">
            <text:p>5.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40] = 0; 1; AND([.F440]=5; [.C440]&gt;=20); 0; AND([.F440]=5; [.C440]&lt;20); 5; OR([.F440]&lt;&gt;0; [.F440]&lt;&gt;5); IF([.F440]&lt;&gt;[.F438]; [.F440]; [.F440]+1))" office:value-type="float" office:value="5" calcext:value-type="float">
            <text:p>5</text:p>
          </table:table-cell>
          <table:table-cell table:formula="of:=COM.MICROSOFT.IFS([.F441]=0; 0; [.G440]=0; IF([.B441]&gt;=10; &quot;C&quot;; &quot;S&quot;); [.G440]&lt;&gt;0; [.G440])" office:value-type="string" office:string-value="S" calcext:value-type="string">
            <text:p>S</text:p>
          </table:table-cell>
          <table:table-cell table:formula="of:=IF([.E441]=[.F441])" office:value-type="boolean" office:boolean-value="false" calcext:value-type="boolean">
            <text:p>FALSE</text:p>
          </table:table-cell>
          <table:table-cell table:formula="of:=COM.MICROSOFT.IFS([.D441]=[.G441]; 1; [.D441]=[.F441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8.7" calcext:value-type="float">
            <text:p>8.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41] = 0; 1; AND([.F441]=5; [.C441]&gt;=20); 0; AND([.F441]=5; [.C441]&lt;20); 5; OR([.F441]&lt;&gt;0; [.F441]&lt;&gt;5); IF([.F441]&lt;&gt;[.F439]; [.F441]; [.F441]+1))" office:value-type="float" office:value="5" calcext:value-type="float">
            <text:p>5</text:p>
          </table:table-cell>
          <table:table-cell table:formula="of:=COM.MICROSOFT.IFS([.F442]=0; 0; [.G441]=0; IF([.B442]&gt;=10; &quot;C&quot;; &quot;S&quot;); [.G441]&lt;&gt;0; [.G441])" office:value-type="string" office:string-value="S" calcext:value-type="string">
            <text:p>S</text:p>
          </table:table-cell>
          <table:table-cell table:formula="of:=IF([.E442]=[.F442])" office:value-type="boolean" office:boolean-value="false" calcext:value-type="boolean">
            <text:p>FALSE</text:p>
          </table:table-cell>
          <table:table-cell table:formula="of:=COM.MICROSOFT.IFS([.D442]=[.G442]; 1; [.D442]=[.F442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1.1" calcext:value-type="float">
            <text:p>11.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IFS([.F442] = 0; 1; AND([.F442]=5; [.C442]&gt;=20); 0; AND([.F442]=5; [.C442]&lt;20); 5; OR([.F442]&lt;&gt;0; [.F442]&lt;&gt;5); IF([.F442]&lt;&gt;[.F440]; [.F442]; [.F442]+1))" office:value-type="float" office:value="0" calcext:value-type="float">
            <text:p>0</text:p>
          </table:table-cell>
          <table:table-cell table:formula="of:=COM.MICROSOFT.IFS([.F443]=0; 0; [.G442]=0; IF([.B443]&gt;=10; &quot;C&quot;; &quot;S&quot;); [.G442]&lt;&gt;0; [.G442])" office:value-type="float" office:value="0" calcext:value-type="float">
            <text:p>0</text:p>
          </table:table-cell>
          <table:table-cell table:formula="of:=IF([.E443]=[.F443])" office:value-type="boolean" office:boolean-value="true" calcext:value-type="boolean">
            <text:p>TRUE</text:p>
          </table:table-cell>
          <table:table-cell table:formula="of:=COM.MICROSOFT.IFS([.D443]=[.G443]; 1; [.D443]=[.F443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2.2" calcext:value-type="float">
            <text:p>12.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43] = 0; 1; AND([.F443]=5; [.C443]&gt;=20); 0; AND([.F443]=5; [.C443]&lt;20); 5; OR([.F443]&lt;&gt;0; [.F443]&lt;&gt;5); IF([.F443]&lt;&gt;[.F441]; [.F443]; [.F443]+1))" office:value-type="float" office:value="1" calcext:value-type="float">
            <text:p>1</text:p>
          </table:table-cell>
          <table:table-cell table:formula="of:=COM.MICROSOFT.IFS([.F444]=0; 0; [.G443]=0; IF([.B444]&gt;=10; &quot;C&quot;; &quot;S&quot;); [.G443]&lt;&gt;0; [.G443])" office:value-type="string" office:string-value="C" calcext:value-type="string">
            <text:p>C</text:p>
          </table:table-cell>
          <table:table-cell table:formula="of:=IF([.E444]=[.F444])" office:value-type="boolean" office:boolean-value="false" calcext:value-type="boolean">
            <text:p>FALSE</text:p>
          </table:table-cell>
          <table:table-cell table:formula="of:=COM.MICROSOFT.IFS([.D444]=[.G444]; 1; [.D444]=[.F444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1.9" calcext:value-type="float">
            <text:p>11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44] = 0; 1; AND([.F444]=5; [.C444]&gt;=20); 0; AND([.F444]=5; [.C444]&lt;20); 5; OR([.F444]&lt;&gt;0; [.F444]&lt;&gt;5); IF([.F444]&lt;&gt;[.F442]; [.F444]; [.F444]+1))" office:value-type="float" office:value="1" calcext:value-type="float">
            <text:p>1</text:p>
          </table:table-cell>
          <table:table-cell table:formula="of:=COM.MICROSOFT.IFS([.F445]=0; 0; [.G444]=0; IF([.B445]&gt;=10; &quot;C&quot;; &quot;S&quot;); [.G444]&lt;&gt;0; [.G444])" office:value-type="string" office:string-value="C" calcext:value-type="string">
            <text:p>C</text:p>
          </table:table-cell>
          <table:table-cell table:formula="of:=IF([.E445]=[.F445])" office:value-type="boolean" office:boolean-value="false" calcext:value-type="boolean">
            <text:p>FALSE</text:p>
          </table:table-cell>
          <table:table-cell table:formula="of:=COM.MICROSOFT.IFS([.D445]=[.G445]; 1; [.D445]=[.F445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.5" calcext:value-type="float">
            <text:p>1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45] = 0; 1; AND([.F445]=5; [.C445]&gt;=20); 0; AND([.F445]=5; [.C445]&lt;20); 5; OR([.F445]&lt;&gt;0; [.F445]&lt;&gt;5); IF([.F445]&lt;&gt;[.F443]; [.F445]; [.F445]+1))" office:value-type="float" office:value="1" calcext:value-type="float">
            <text:p>1</text:p>
          </table:table-cell>
          <table:table-cell table:formula="of:=COM.MICROSOFT.IFS([.F446]=0; 0; [.G445]=0; IF([.B446]&gt;=10; &quot;C&quot;; &quot;S&quot;); [.G445]&lt;&gt;0; [.G445])" office:value-type="string" office:string-value="C" calcext:value-type="string">
            <text:p>C</text:p>
          </table:table-cell>
          <table:table-cell table:formula="of:=IF([.E446]=[.F446])" office:value-type="boolean" office:boolean-value="false" calcext:value-type="boolean">
            <text:p>FALSE</text:p>
          </table:table-cell>
          <table:table-cell table:formula="of:=COM.MICROSOFT.IFS([.D446]=[.G446]; 1; [.D446]=[.F446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8.8" calcext:value-type="float">
            <text:p>8.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46] = 0; 1; AND([.F446]=5; [.C446]&gt;=20); 0; AND([.F446]=5; [.C446]&lt;20); 5; OR([.F446]&lt;&gt;0; [.F446]&lt;&gt;5); IF([.F446]&lt;&gt;[.F444]; [.F446]; [.F446]+1))" office:value-type="float" office:value="2" calcext:value-type="float">
            <text:p>2</text:p>
          </table:table-cell>
          <table:table-cell table:formula="of:=COM.MICROSOFT.IFS([.F447]=0; 0; [.G446]=0; IF([.B447]&gt;=10; &quot;C&quot;; &quot;S&quot;); [.G446]&lt;&gt;0; [.G446])" office:value-type="string" office:string-value="C" calcext:value-type="string">
            <text:p>C</text:p>
          </table:table-cell>
          <table:table-cell table:formula="of:=IF([.E447]=[.F447])" office:value-type="boolean" office:boolean-value="false" calcext:value-type="boolean">
            <text:p>FALSE</text:p>
          </table:table-cell>
          <table:table-cell table:formula="of:=COM.MICROSOFT.IFS([.D447]=[.G447]; 1; [.D447]=[.F447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47] = 0; 1; AND([.F447]=5; [.C447]&gt;=20); 0; AND([.F447]=5; [.C447]&lt;20); 5; OR([.F447]&lt;&gt;0; [.F447]&lt;&gt;5); IF([.F447]&lt;&gt;[.F445]; [.F447]; [.F447]+1))" office:value-type="float" office:value="2" calcext:value-type="float">
            <text:p>2</text:p>
          </table:table-cell>
          <table:table-cell table:formula="of:=COM.MICROSOFT.IFS([.F448]=0; 0; [.G447]=0; IF([.B448]&gt;=10; &quot;C&quot;; &quot;S&quot;); [.G447]&lt;&gt;0; [.G447])" office:value-type="string" office:string-value="C" calcext:value-type="string">
            <text:p>C</text:p>
          </table:table-cell>
          <table:table-cell table:formula="of:=IF([.E448]=[.F448])" office:value-type="boolean" office:boolean-value="false" calcext:value-type="boolean">
            <text:p>FALSE</text:p>
          </table:table-cell>
          <table:table-cell table:formula="of:=COM.MICROSOFT.IFS([.D448]=[.G448]; 1; [.D448]=[.F448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.6" calcext:value-type="float">
            <text:p>7.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48] = 0; 1; AND([.F448]=5; [.C448]&gt;=20); 0; AND([.F448]=5; [.C448]&lt;20); 5; OR([.F448]&lt;&gt;0; [.F448]&lt;&gt;5); IF([.F448]&lt;&gt;[.F446]; [.F448]; [.F448]+1))" office:value-type="float" office:value="2" calcext:value-type="float">
            <text:p>2</text:p>
          </table:table-cell>
          <table:table-cell table:formula="of:=COM.MICROSOFT.IFS([.F449]=0; 0; [.G448]=0; IF([.B449]&gt;=10; &quot;C&quot;; &quot;S&quot;); [.G448]&lt;&gt;0; [.G448])" office:value-type="string" office:string-value="C" calcext:value-type="string">
            <text:p>C</text:p>
          </table:table-cell>
          <table:table-cell table:formula="of:=IF([.E449]=[.F449])" office:value-type="boolean" office:boolean-value="false" calcext:value-type="boolean">
            <text:p>FALSE</text:p>
          </table:table-cell>
          <table:table-cell table:formula="of:=COM.MICROSOFT.IFS([.D449]=[.G449]; 1; [.D449]=[.F449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49] = 0; 1; AND([.F449]=5; [.C449]&gt;=20); 0; AND([.F449]=5; [.C449]&lt;20); 5; OR([.F449]&lt;&gt;0; [.F449]&lt;&gt;5); IF([.F449]&lt;&gt;[.F447]; [.F449]; [.F449]+1))" office:value-type="float" office:value="3" calcext:value-type="float">
            <text:p>3</text:p>
          </table:table-cell>
          <table:table-cell table:formula="of:=COM.MICROSOFT.IFS([.F450]=0; 0; [.G449]=0; IF([.B450]&gt;=10; &quot;C&quot;; &quot;S&quot;); [.G449]&lt;&gt;0; [.G449])" office:value-type="string" office:string-value="C" calcext:value-type="string">
            <text:p>C</text:p>
          </table:table-cell>
          <table:table-cell table:formula="of:=IF([.E450]=[.F450])" office:value-type="boolean" office:boolean-value="false" calcext:value-type="boolean">
            <text:p>FALSE</text:p>
          </table:table-cell>
          <table:table-cell table:formula="of:=COM.MICROSOFT.IFS([.D450]=[.G450]; 1; [.D450]=[.F450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.3" calcext:value-type="float">
            <text:p>12.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50] = 0; 1; AND([.F450]=5; [.C450]&gt;=20); 0; AND([.F450]=5; [.C450]&lt;20); 5; OR([.F450]&lt;&gt;0; [.F450]&lt;&gt;5); IF([.F450]&lt;&gt;[.F448]; [.F450]; [.F450]+1))" office:value-type="float" office:value="3" calcext:value-type="float">
            <text:p>3</text:p>
          </table:table-cell>
          <table:table-cell table:formula="of:=COM.MICROSOFT.IFS([.F451]=0; 0; [.G450]=0; IF([.B451]&gt;=10; &quot;C&quot;; &quot;S&quot;); [.G450]&lt;&gt;0; [.G450])" office:value-type="string" office:string-value="C" calcext:value-type="string">
            <text:p>C</text:p>
          </table:table-cell>
          <table:table-cell table:formula="of:=IF([.E451]=[.F451])" office:value-type="boolean" office:boolean-value="false" calcext:value-type="boolean">
            <text:p>FALSE</text:p>
          </table:table-cell>
          <table:table-cell table:formula="of:=COM.MICROSOFT.IFS([.D451]=[.G451]; 1; [.D451]=[.F451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6.3" calcext:value-type="float">
            <text:p>16.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51] = 0; 1; AND([.F451]=5; [.C451]&gt;=20); 0; AND([.F451]=5; [.C451]&lt;20); 5; OR([.F451]&lt;&gt;0; [.F451]&lt;&gt;5); IF([.F451]&lt;&gt;[.F449]; [.F451]; [.F451]+1))" office:value-type="float" office:value="3" calcext:value-type="float">
            <text:p>3</text:p>
          </table:table-cell>
          <table:table-cell table:formula="of:=COM.MICROSOFT.IFS([.F452]=0; 0; [.G451]=0; IF([.B452]&gt;=10; &quot;C&quot;; &quot;S&quot;); [.G451]&lt;&gt;0; [.G451])" office:value-type="string" office:string-value="C" calcext:value-type="string">
            <text:p>C</text:p>
          </table:table-cell>
          <table:table-cell table:formula="of:=IF([.E452]=[.F452])" office:value-type="boolean" office:boolean-value="false" calcext:value-type="boolean">
            <text:p>FALSE</text:p>
          </table:table-cell>
          <table:table-cell table:formula="of:=COM.MICROSOFT.IFS([.D452]=[.G452]; 1; [.D452]=[.F452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0.2" calcext:value-type="float">
            <text:p>20.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52] = 0; 1; AND([.F452]=5; [.C452]&gt;=20); 0; AND([.F452]=5; [.C452]&lt;20); 5; OR([.F452]&lt;&gt;0; [.F452]&lt;&gt;5); IF([.F452]&lt;&gt;[.F450]; [.F452]; [.F452]+1))" office:value-type="float" office:value="4" calcext:value-type="float">
            <text:p>4</text:p>
          </table:table-cell>
          <table:table-cell table:formula="of:=COM.MICROSOFT.IFS([.F453]=0; 0; [.G452]=0; IF([.B453]&gt;=10; &quot;C&quot;; &quot;S&quot;); [.G452]&lt;&gt;0; [.G452])" office:value-type="string" office:string-value="C" calcext:value-type="string">
            <text:p>C</text:p>
          </table:table-cell>
          <table:table-cell table:formula="of:=IF([.E453]=[.F453])" office:value-type="boolean" office:boolean-value="false" calcext:value-type="boolean">
            <text:p>FALSE</text:p>
          </table:table-cell>
          <table:table-cell table:formula="of:=COM.MICROSOFT.IFS([.D453]=[.G453]; 1; [.D453]=[.F453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3.2" calcext:value-type="float">
            <text:p>23.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53] = 0; 1; AND([.F453]=5; [.C453]&gt;=20); 0; AND([.F453]=5; [.C453]&lt;20); 5; OR([.F453]&lt;&gt;0; [.F453]&lt;&gt;5); IF([.F453]&lt;&gt;[.F451]; [.F453]; [.F453]+1))" office:value-type="float" office:value="4" calcext:value-type="float">
            <text:p>4</text:p>
          </table:table-cell>
          <table:table-cell table:formula="of:=COM.MICROSOFT.IFS([.F454]=0; 0; [.G453]=0; IF([.B454]&gt;=10; &quot;C&quot;; &quot;S&quot;); [.G453]&lt;&gt;0; [.G453])" office:value-type="string" office:string-value="C" calcext:value-type="string">
            <text:p>C</text:p>
          </table:table-cell>
          <table:table-cell table:formula="of:=IF([.E454]=[.F454])" office:value-type="boolean" office:boolean-value="false" calcext:value-type="boolean">
            <text:p>FALSE</text:p>
          </table:table-cell>
          <table:table-cell table:formula="of:=COM.MICROSOFT.IFS([.D454]=[.G454]; 1; [.D454]=[.F454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4.8" calcext:value-type="float">
            <text:p>24.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54] = 0; 1; AND([.F454]=5; [.C454]&gt;=20); 0; AND([.F454]=5; [.C454]&lt;20); 5; OR([.F454]&lt;&gt;0; [.F454]&lt;&gt;5); IF([.F454]&lt;&gt;[.F452]; [.F454]; [.F454]+1))" office:value-type="float" office:value="4" calcext:value-type="float">
            <text:p>4</text:p>
          </table:table-cell>
          <table:table-cell table:formula="of:=COM.MICROSOFT.IFS([.F455]=0; 0; [.G454]=0; IF([.B455]&gt;=10; &quot;C&quot;; &quot;S&quot;); [.G454]&lt;&gt;0; [.G454])" office:value-type="string" office:string-value="C" calcext:value-type="string">
            <text:p>C</text:p>
          </table:table-cell>
          <table:table-cell table:formula="of:=IF([.E455]=[.F455])" office:value-type="boolean" office:boolean-value="false" calcext:value-type="boolean">
            <text:p>FALSE</text:p>
          </table:table-cell>
          <table:table-cell table:formula="of:=COM.MICROSOFT.IFS([.D455]=[.G455]; 1; [.D455]=[.F455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4.9" calcext:value-type="float">
            <text:p>24.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55] = 0; 1; AND([.F455]=5; [.C455]&gt;=20); 0; AND([.F455]=5; [.C455]&lt;20); 5; OR([.F455]&lt;&gt;0; [.F455]&lt;&gt;5); IF([.F455]&lt;&gt;[.F453]; [.F455]; [.F455]+1))" office:value-type="float" office:value="5" calcext:value-type="float">
            <text:p>5</text:p>
          </table:table-cell>
          <table:table-cell table:formula="of:=COM.MICROSOFT.IFS([.F456]=0; 0; [.G455]=0; IF([.B456]&gt;=10; &quot;C&quot;; &quot;S&quot;); [.G455]&lt;&gt;0; [.G455])" office:value-type="string" office:string-value="C" calcext:value-type="string">
            <text:p>C</text:p>
          </table:table-cell>
          <table:table-cell table:formula="of:=IF([.E456]=[.F456])" office:value-type="boolean" office:boolean-value="false" calcext:value-type="boolean">
            <text:p>FALSE</text:p>
          </table:table-cell>
          <table:table-cell table:formula="of:=COM.MICROSOFT.IFS([.D456]=[.G456]; 1; [.D456]=[.F456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3.3" calcext:value-type="float">
            <text:p>23.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56] = 0; 1; AND([.F456]=5; [.C456]&gt;=20); 0; AND([.F456]=5; [.C456]&lt;20); 5; OR([.F456]&lt;&gt;0; [.F456]&lt;&gt;5); IF([.F456]&lt;&gt;[.F454]; [.F456]; [.F456]+1))" office:value-type="float" office:value="5" calcext:value-type="float">
            <text:p>5</text:p>
          </table:table-cell>
          <table:table-cell table:formula="of:=COM.MICROSOFT.IFS([.F457]=0; 0; [.G456]=0; IF([.B457]&gt;=10; &quot;C&quot;; &quot;S&quot;); [.G456]&lt;&gt;0; [.G456])" office:value-type="string" office:string-value="C" calcext:value-type="string">
            <text:p>C</text:p>
          </table:table-cell>
          <table:table-cell table:formula="of:=IF([.E457]=[.F457])" office:value-type="boolean" office:boolean-value="false" calcext:value-type="boolean">
            <text:p>FALSE</text:p>
          </table:table-cell>
          <table:table-cell table:formula="of:=COM.MICROSOFT.IFS([.D457]=[.G457]; 1; [.D457]=[.F457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1.3" calcext:value-type="float">
            <text:p>21.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57] = 0; 1; AND([.F457]=5; [.C457]&gt;=20); 0; AND([.F457]=5; [.C457]&lt;20); 5; OR([.F457]&lt;&gt;0; [.F457]&lt;&gt;5); IF([.F457]&lt;&gt;[.F455]; [.F457]; [.F457]+1))" office:value-type="float" office:value="5" calcext:value-type="float">
            <text:p>5</text:p>
          </table:table-cell>
          <table:table-cell table:formula="of:=COM.MICROSOFT.IFS([.F458]=0; 0; [.G457]=0; IF([.B458]&gt;=10; &quot;C&quot;; &quot;S&quot;); [.G457]&lt;&gt;0; [.G457])" office:value-type="string" office:string-value="C" calcext:value-type="string">
            <text:p>C</text:p>
          </table:table-cell>
          <table:table-cell table:formula="of:=IF([.E458]=[.F458])" office:value-type="boolean" office:boolean-value="false" calcext:value-type="boolean">
            <text:p>FALSE</text:p>
          </table:table-cell>
          <table:table-cell table:formula="of:=COM.MICROSOFT.IFS([.D458]=[.G458]; 1; [.D458]=[.F458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9.7" calcext:value-type="float">
            <text:p>19.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58] = 0; 1; AND([.F458]=5; [.C458]&gt;=20); 0; AND([.F458]=5; [.C458]&lt;20); 5; OR([.F458]&lt;&gt;0; [.F458]&lt;&gt;5); IF([.F458]&lt;&gt;[.F456]; [.F458]; [.F458]+1))" office:value-type="float" office:value="5" calcext:value-type="float">
            <text:p>5</text:p>
          </table:table-cell>
          <table:table-cell table:formula="of:=COM.MICROSOFT.IFS([.F459]=0; 0; [.G458]=0; IF([.B459]&gt;=10; &quot;C&quot;; &quot;S&quot;); [.G458]&lt;&gt;0; [.G458])" office:value-type="string" office:string-value="C" calcext:value-type="string">
            <text:p>C</text:p>
          </table:table-cell>
          <table:table-cell table:formula="of:=IF([.E459]=[.F459])" office:value-type="boolean" office:boolean-value="false" calcext:value-type="boolean">
            <text:p>FALSE</text:p>
          </table:table-cell>
          <table:table-cell table:formula="of:=COM.MICROSOFT.IFS([.D459]=[.G459]; 1; [.D459]=[.F459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9.1" calcext:value-type="float">
            <text:p>19.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59] = 0; 1; AND([.F459]=5; [.C459]&gt;=20); 0; AND([.F459]=5; [.C459]&lt;20); 5; OR([.F459]&lt;&gt;0; [.F459]&lt;&gt;5); IF([.F459]&lt;&gt;[.F457]; [.F459]; [.F459]+1))" office:value-type="float" office:value="5" calcext:value-type="float">
            <text:p>5</text:p>
          </table:table-cell>
          <table:table-cell table:formula="of:=COM.MICROSOFT.IFS([.F460]=0; 0; [.G459]=0; IF([.B460]&gt;=10; &quot;C&quot;; &quot;S&quot;); [.G459]&lt;&gt;0; [.G459])" office:value-type="string" office:string-value="C" calcext:value-type="string">
            <text:p>C</text:p>
          </table:table-cell>
          <table:table-cell table:formula="of:=IF([.E460]=[.F460])" office:value-type="boolean" office:boolean-value="false" calcext:value-type="boolean">
            <text:p>FALSE</text:p>
          </table:table-cell>
          <table:table-cell table:formula="of:=COM.MICROSOFT.IFS([.D460]=[.G460]; 1; [.D460]=[.F460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IFS([.F460] = 0; 1; AND([.F460]=5; [.C460]&gt;=20); 0; AND([.F460]=5; [.C460]&lt;20); 5; OR([.F460]&lt;&gt;0; [.F460]&lt;&gt;5); IF([.F460]&lt;&gt;[.F458]; [.F460]; [.F460]+1))" office:value-type="float" office:value="0" calcext:value-type="float">
            <text:p>0</text:p>
          </table:table-cell>
          <table:table-cell table:formula="of:=COM.MICROSOFT.IFS([.F461]=0; 0; [.G460]=0; IF([.B461]&gt;=10; &quot;C&quot;; &quot;S&quot;); [.G460]&lt;&gt;0; [.G460])" office:value-type="float" office:value="0" calcext:value-type="float">
            <text:p>0</text:p>
          </table:table-cell>
          <table:table-cell table:formula="of:=IF([.E461]=[.F461])" office:value-type="boolean" office:boolean-value="true" calcext:value-type="boolean">
            <text:p>TRUE</text:p>
          </table:table-cell>
          <table:table-cell table:formula="of:=COM.MICROSOFT.IFS([.D461]=[.G461]; 1; [.D461]=[.F461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2.1" calcext:value-type="float">
            <text:p>22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61] = 0; 1; AND([.F461]=5; [.C461]&gt;=20); 0; AND([.F461]=5; [.C461]&lt;20); 5; OR([.F461]&lt;&gt;0; [.F461]&lt;&gt;5); IF([.F461]&lt;&gt;[.F459]; [.F461]; [.F461]+1))" office:value-type="float" office:value="1" calcext:value-type="float">
            <text:p>1</text:p>
          </table:table-cell>
          <table:table-cell table:formula="of:=COM.MICROSOFT.IFS([.F462]=0; 0; [.G461]=0; IF([.B462]&gt;=10; &quot;C&quot;; &quot;S&quot;); [.G461]&lt;&gt;0; [.G461])" office:value-type="string" office:string-value="C" calcext:value-type="string">
            <text:p>C</text:p>
          </table:table-cell>
          <table:table-cell table:formula="of:=IF([.E462]=[.F462])" office:value-type="boolean" office:boolean-value="false" calcext:value-type="boolean">
            <text:p>FALSE</text:p>
          </table:table-cell>
          <table:table-cell table:formula="of:=COM.MICROSOFT.IFS([.D462]=[.G462]; 1; [.D462]=[.F462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62] = 0; 1; AND([.F462]=5; [.C462]&gt;=20); 0; AND([.F462]=5; [.C462]&lt;20); 5; OR([.F462]&lt;&gt;0; [.F462]&lt;&gt;5); IF([.F462]&lt;&gt;[.F460]; [.F462]; [.F462]+1))" office:value-type="float" office:value="1" calcext:value-type="float">
            <text:p>1</text:p>
          </table:table-cell>
          <table:table-cell table:formula="of:=COM.MICROSOFT.IFS([.F463]=0; 0; [.G462]=0; IF([.B463]&gt;=10; &quot;C&quot;; &quot;S&quot;); [.G462]&lt;&gt;0; [.G462])" office:value-type="string" office:string-value="C" calcext:value-type="string">
            <text:p>C</text:p>
          </table:table-cell>
          <table:table-cell table:formula="of:=IF([.E463]=[.F463])" office:value-type="boolean" office:boolean-value="false" calcext:value-type="boolean">
            <text:p>FALSE</text:p>
          </table:table-cell>
          <table:table-cell table:formula="of:=COM.MICROSOFT.IFS([.D463]=[.G463]; 1; [.D463]=[.F463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7.7" calcext:value-type="float">
            <text:p>27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63] = 0; 1; AND([.F463]=5; [.C463]&gt;=20); 0; AND([.F463]=5; [.C463]&lt;20); 5; OR([.F463]&lt;&gt;0; [.F463]&lt;&gt;5); IF([.F463]&lt;&gt;[.F461]; [.F463]; [.F463]+1))" office:value-type="float" office:value="1" calcext:value-type="float">
            <text:p>1</text:p>
          </table:table-cell>
          <table:table-cell table:formula="of:=COM.MICROSOFT.IFS([.F464]=0; 0; [.G463]=0; IF([.B464]&gt;=10; &quot;C&quot;; &quot;S&quot;); [.G463]&lt;&gt;0; [.G463])" office:value-type="string" office:string-value="C" calcext:value-type="string">
            <text:p>C</text:p>
          </table:table-cell>
          <table:table-cell table:formula="of:=IF([.E464]=[.F464])" office:value-type="boolean" office:boolean-value="false" calcext:value-type="boolean">
            <text:p>FALSE</text:p>
          </table:table-cell>
          <table:table-cell table:formula="of:=COM.MICROSOFT.IFS([.D464]=[.G464]; 1; [.D464]=[.F464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9.4" calcext:value-type="float">
            <text:p>29.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64] = 0; 1; AND([.F464]=5; [.C464]&gt;=20); 0; AND([.F464]=5; [.C464]&lt;20); 5; OR([.F464]&lt;&gt;0; [.F464]&lt;&gt;5); IF([.F464]&lt;&gt;[.F462]; [.F464]; [.F464]+1))" office:value-type="float" office:value="2" calcext:value-type="float">
            <text:p>2</text:p>
          </table:table-cell>
          <table:table-cell table:formula="of:=COM.MICROSOFT.IFS([.F465]=0; 0; [.G464]=0; IF([.B465]&gt;=10; &quot;C&quot;; &quot;S&quot;); [.G464]&lt;&gt;0; [.G464])" office:value-type="string" office:string-value="C" calcext:value-type="string">
            <text:p>C</text:p>
          </table:table-cell>
          <table:table-cell table:formula="of:=IF([.E465]=[.F465])" office:value-type="boolean" office:boolean-value="false" calcext:value-type="boolean">
            <text:p>FALSE</text:p>
          </table:table-cell>
          <table:table-cell table:formula="of:=COM.MICROSOFT.IFS([.D465]=[.G465]; 1; [.D465]=[.F465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9.5" calcext:value-type="float">
            <text:p>29.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65] = 0; 1; AND([.F465]=5; [.C465]&gt;=20); 0; AND([.F465]=5; [.C465]&lt;20); 5; OR([.F465]&lt;&gt;0; [.F465]&lt;&gt;5); IF([.F465]&lt;&gt;[.F463]; [.F465]; [.F465]+1))" office:value-type="float" office:value="2" calcext:value-type="float">
            <text:p>2</text:p>
          </table:table-cell>
          <table:table-cell table:formula="of:=COM.MICROSOFT.IFS([.F466]=0; 0; [.G465]=0; IF([.B466]&gt;=10; &quot;C&quot;; &quot;S&quot;); [.G465]&lt;&gt;0; [.G465])" office:value-type="string" office:string-value="C" calcext:value-type="string">
            <text:p>C</text:p>
          </table:table-cell>
          <table:table-cell table:formula="of:=IF([.E466]=[.F466])" office:value-type="boolean" office:boolean-value="false" calcext:value-type="boolean">
            <text:p>FALSE</text:p>
          </table:table-cell>
          <table:table-cell table:formula="of:=COM.MICROSOFT.IFS([.D466]=[.G466]; 1; [.D466]=[.F466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7.8" calcext:value-type="float">
            <text:p>27.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66] = 0; 1; AND([.F466]=5; [.C466]&gt;=20); 0; AND([.F466]=5; [.C466]&lt;20); 5; OR([.F466]&lt;&gt;0; [.F466]&lt;&gt;5); IF([.F466]&lt;&gt;[.F464]; [.F466]; [.F466]+1))" office:value-type="float" office:value="2" calcext:value-type="float">
            <text:p>2</text:p>
          </table:table-cell>
          <table:table-cell table:formula="of:=COM.MICROSOFT.IFS([.F467]=0; 0; [.G466]=0; IF([.B467]&gt;=10; &quot;C&quot;; &quot;S&quot;); [.G466]&lt;&gt;0; [.G466])" office:value-type="string" office:string-value="C" calcext:value-type="string">
            <text:p>C</text:p>
          </table:table-cell>
          <table:table-cell table:formula="of:=IF([.E467]=[.F467])" office:value-type="boolean" office:boolean-value="false" calcext:value-type="boolean">
            <text:p>FALSE</text:p>
          </table:table-cell>
          <table:table-cell table:formula="of:=COM.MICROSOFT.IFS([.D467]=[.G467]; 1; [.D467]=[.F467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4.9" calcext:value-type="float">
            <text:p>24.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67] = 0; 1; AND([.F467]=5; [.C467]&gt;=20); 0; AND([.F467]=5; [.C467]&lt;20); 5; OR([.F467]&lt;&gt;0; [.F467]&lt;&gt;5); IF([.F467]&lt;&gt;[.F465]; [.F467]; [.F467]+1))" office:value-type="float" office:value="3" calcext:value-type="float">
            <text:p>3</text:p>
          </table:table-cell>
          <table:table-cell table:formula="of:=COM.MICROSOFT.IFS([.F468]=0; 0; [.G467]=0; IF([.B468]&gt;=10; &quot;C&quot;; &quot;S&quot;); [.G467]&lt;&gt;0; [.G467])" office:value-type="string" office:string-value="C" calcext:value-type="string">
            <text:p>C</text:p>
          </table:table-cell>
          <table:table-cell table:formula="of:=IF([.E468]=[.F468])" office:value-type="boolean" office:boolean-value="false" calcext:value-type="boolean">
            <text:p>FALSE</text:p>
          </table:table-cell>
          <table:table-cell table:formula="of:=COM.MICROSOFT.IFS([.D468]=[.G468]; 1; [.D468]=[.F468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1.3" calcext:value-type="float">
            <text:p>21.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68] = 0; 1; AND([.F468]=5; [.C468]&gt;=20); 0; AND([.F468]=5; [.C468]&lt;20); 5; OR([.F468]&lt;&gt;0; [.F468]&lt;&gt;5); IF([.F468]&lt;&gt;[.F466]; [.F468]; [.F468]+1))" office:value-type="float" office:value="3" calcext:value-type="float">
            <text:p>3</text:p>
          </table:table-cell>
          <table:table-cell table:formula="of:=COM.MICROSOFT.IFS([.F469]=0; 0; [.G468]=0; IF([.B469]&gt;=10; &quot;C&quot;; &quot;S&quot;); [.G468]&lt;&gt;0; [.G468])" office:value-type="string" office:string-value="C" calcext:value-type="string">
            <text:p>C</text:p>
          </table:table-cell>
          <table:table-cell table:formula="of:=IF([.E469]=[.F469])" office:value-type="boolean" office:boolean-value="false" calcext:value-type="boolean">
            <text:p>FALSE</text:p>
          </table:table-cell>
          <table:table-cell table:formula="of:=COM.MICROSOFT.IFS([.D469]=[.G469]; 1; [.D469]=[.F469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8.1" calcext:value-type="float">
            <text:p>18.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69] = 0; 1; AND([.F469]=5; [.C469]&gt;=20); 0; AND([.F469]=5; [.C469]&lt;20); 5; OR([.F469]&lt;&gt;0; [.F469]&lt;&gt;5); IF([.F469]&lt;&gt;[.F467]; [.F469]; [.F469]+1))" office:value-type="float" office:value="3" calcext:value-type="float">
            <text:p>3</text:p>
          </table:table-cell>
          <table:table-cell table:formula="of:=COM.MICROSOFT.IFS([.F470]=0; 0; [.G469]=0; IF([.B470]&gt;=10; &quot;C&quot;; &quot;S&quot;); [.G469]&lt;&gt;0; [.G469])" office:value-type="string" office:string-value="C" calcext:value-type="string">
            <text:p>C</text:p>
          </table:table-cell>
          <table:table-cell table:formula="of:=IF([.E470]=[.F470])" office:value-type="boolean" office:boolean-value="false" calcext:value-type="boolean">
            <text:p>FALSE</text:p>
          </table:table-cell>
          <table:table-cell table:formula="of:=COM.MICROSOFT.IFS([.D470]=[.G470]; 1; [.D470]=[.F470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5.9" calcext:value-type="float">
            <text:p>15.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70] = 0; 1; AND([.F470]=5; [.C470]&gt;=20); 0; AND([.F470]=5; [.C470]&lt;20); 5; OR([.F470]&lt;&gt;0; [.F470]&lt;&gt;5); IF([.F470]&lt;&gt;[.F468]; [.F470]; [.F470]+1))" office:value-type="float" office:value="4" calcext:value-type="float">
            <text:p>4</text:p>
          </table:table-cell>
          <table:table-cell table:formula="of:=COM.MICROSOFT.IFS([.F471]=0; 0; [.G470]=0; IF([.B471]&gt;=10; &quot;C&quot;; &quot;S&quot;); [.G470]&lt;&gt;0; [.G470])" office:value-type="string" office:string-value="C" calcext:value-type="string">
            <text:p>C</text:p>
          </table:table-cell>
          <table:table-cell table:formula="of:=IF([.E471]=[.F471])" office:value-type="boolean" office:boolean-value="false" calcext:value-type="boolean">
            <text:p>FALSE</text:p>
          </table:table-cell>
          <table:table-cell table:formula="of:=COM.MICROSOFT.IFS([.D471]=[.G471]; 1; [.D471]=[.F471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5.3" calcext:value-type="float">
            <text:p>15.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71] = 0; 1; AND([.F471]=5; [.C471]&gt;=20); 0; AND([.F471]=5; [.C471]&lt;20); 5; OR([.F471]&lt;&gt;0; [.F471]&lt;&gt;5); IF([.F471]&lt;&gt;[.F469]; [.F471]; [.F471]+1))" office:value-type="float" office:value="4" calcext:value-type="float">
            <text:p>4</text:p>
          </table:table-cell>
          <table:table-cell table:formula="of:=COM.MICROSOFT.IFS([.F472]=0; 0; [.G471]=0; IF([.B472]&gt;=10; &quot;C&quot;; &quot;S&quot;); [.G471]&lt;&gt;0; [.G471])" office:value-type="string" office:string-value="C" calcext:value-type="string">
            <text:p>C</text:p>
          </table:table-cell>
          <table:table-cell table:formula="of:=IF([.E472]=[.F472])" office:value-type="boolean" office:boolean-value="false" calcext:value-type="boolean">
            <text:p>FALSE</text:p>
          </table:table-cell>
          <table:table-cell table:formula="of:=COM.MICROSOFT.IFS([.D472]=[.G472]; 1; [.D472]=[.F472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72] = 0; 1; AND([.F472]=5; [.C472]&gt;=20); 0; AND([.F472]=5; [.C472]&lt;20); 5; OR([.F472]&lt;&gt;0; [.F472]&lt;&gt;5); IF([.F472]&lt;&gt;[.F470]; [.F472]; [.F472]+1))" office:value-type="float" office:value="4" calcext:value-type="float">
            <text:p>4</text:p>
          </table:table-cell>
          <table:table-cell table:formula="of:=COM.MICROSOFT.IFS([.F473]=0; 0; [.G472]=0; IF([.B473]&gt;=10; &quot;C&quot;; &quot;S&quot;); [.G472]&lt;&gt;0; [.G472])" office:value-type="string" office:string-value="C" calcext:value-type="string">
            <text:p>C</text:p>
          </table:table-cell>
          <table:table-cell table:formula="of:=IF([.E473]=[.F473])" office:value-type="boolean" office:boolean-value="false" calcext:value-type="boolean">
            <text:p>FALSE</text:p>
          </table:table-cell>
          <table:table-cell table:formula="of:=COM.MICROSOFT.IFS([.D473]=[.G473]; 1; [.D473]=[.F473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7.5" calcext:value-type="float">
            <text:p>17.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73] = 0; 1; AND([.F473]=5; [.C473]&gt;=20); 0; AND([.F473]=5; [.C473]&lt;20); 5; OR([.F473]&lt;&gt;0; [.F473]&lt;&gt;5); IF([.F473]&lt;&gt;[.F471]; [.F473]; [.F473]+1))" office:value-type="float" office:value="5" calcext:value-type="float">
            <text:p>5</text:p>
          </table:table-cell>
          <table:table-cell table:formula="of:=COM.MICROSOFT.IFS([.F474]=0; 0; [.G473]=0; IF([.B474]&gt;=10; &quot;C&quot;; &quot;S&quot;); [.G473]&lt;&gt;0; [.G473])" office:value-type="string" office:string-value="C" calcext:value-type="string">
            <text:p>C</text:p>
          </table:table-cell>
          <table:table-cell table:formula="of:=IF([.E474]=[.F474])" office:value-type="boolean" office:boolean-value="false" calcext:value-type="boolean">
            <text:p>FALSE</text:p>
          </table:table-cell>
          <table:table-cell table:formula="of:=COM.MICROSOFT.IFS([.D474]=[.G474]; 1; [.D474]=[.F474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IFS([.F474] = 0; 1; AND([.F474]=5; [.C474]&gt;=20); 0; AND([.F474]=5; [.C474]&lt;20); 5; OR([.F474]&lt;&gt;0; [.F474]&lt;&gt;5); IF([.F474]&lt;&gt;[.F472]; [.F474]; [.F474]+1))" office:value-type="float" office:value="0" calcext:value-type="float">
            <text:p>0</text:p>
          </table:table-cell>
          <table:table-cell table:formula="of:=COM.MICROSOFT.IFS([.F475]=0; 0; [.G474]=0; IF([.B475]&gt;=10; &quot;C&quot;; &quot;S&quot;); [.G474]&lt;&gt;0; [.G474])" office:value-type="float" office:value="0" calcext:value-type="float">
            <text:p>0</text:p>
          </table:table-cell>
          <table:table-cell table:formula="of:=IF([.E475]=[.F475])" office:value-type="boolean" office:boolean-value="true" calcext:value-type="boolean">
            <text:p>TRUE</text:p>
          </table:table-cell>
          <table:table-cell table:formula="of:=COM.MICROSOFT.IFS([.D475]=[.G475]; 1; [.D475]=[.F475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9.5" calcext:value-type="float">
            <text:p>19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75] = 0; 1; AND([.F475]=5; [.C475]&gt;=20); 0; AND([.F475]=5; [.C475]&lt;20); 5; OR([.F475]&lt;&gt;0; [.F475]&lt;&gt;5); IF([.F475]&lt;&gt;[.F473]; [.F475]; [.F475]+1))" office:value-type="float" office:value="1" calcext:value-type="float">
            <text:p>1</text:p>
          </table:table-cell>
          <table:table-cell table:formula="of:=COM.MICROSOFT.IFS([.F476]=0; 0; [.G475]=0; IF([.B476]&gt;=10; &quot;C&quot;; &quot;S&quot;); [.G475]&lt;&gt;0; [.G475])" office:value-type="string" office:string-value="C" calcext:value-type="string">
            <text:p>C</text:p>
          </table:table-cell>
          <table:table-cell table:formula="of:=IF([.E476]=[.F476])" office:value-type="boolean" office:boolean-value="false" calcext:value-type="boolean">
            <text:p>FALSE</text:p>
          </table:table-cell>
          <table:table-cell table:formula="of:=COM.MICROSOFT.IFS([.D476]=[.G476]; 1; [.D476]=[.F476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8.7" calcext:value-type="float">
            <text:p>18.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76] = 0; 1; AND([.F476]=5; [.C476]&gt;=20); 0; AND([.F476]=5; [.C476]&lt;20); 5; OR([.F476]&lt;&gt;0; [.F476]&lt;&gt;5); IF([.F476]&lt;&gt;[.F474]; [.F476]; [.F476]+1))" office:value-type="float" office:value="1" calcext:value-type="float">
            <text:p>1</text:p>
          </table:table-cell>
          <table:table-cell table:formula="of:=COM.MICROSOFT.IFS([.F477]=0; 0; [.G476]=0; IF([.B477]&gt;=10; &quot;C&quot;; &quot;S&quot;); [.G476]&lt;&gt;0; [.G476])" office:value-type="string" office:string-value="C" calcext:value-type="string">
            <text:p>C</text:p>
          </table:table-cell>
          <table:table-cell table:formula="of:=IF([.E477]=[.F477])" office:value-type="boolean" office:boolean-value="false" calcext:value-type="boolean">
            <text:p>FALSE</text:p>
          </table:table-cell>
          <table:table-cell table:formula="of:=COM.MICROSOFT.IFS([.D477]=[.G477]; 1; [.D477]=[.F477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6.3" calcext:value-type="float">
            <text:p>16.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77] = 0; 1; AND([.F477]=5; [.C477]&gt;=20); 0; AND([.F477]=5; [.C477]&lt;20); 5; OR([.F477]&lt;&gt;0; [.F477]&lt;&gt;5); IF([.F477]&lt;&gt;[.F475]; [.F477]; [.F477]+1))" office:value-type="float" office:value="1" calcext:value-type="float">
            <text:p>1</text:p>
          </table:table-cell>
          <table:table-cell table:formula="of:=COM.MICROSOFT.IFS([.F478]=0; 0; [.G477]=0; IF([.B478]&gt;=10; &quot;C&quot;; &quot;S&quot;); [.G477]&lt;&gt;0; [.G477])" office:value-type="string" office:string-value="C" calcext:value-type="string">
            <text:p>C</text:p>
          </table:table-cell>
          <table:table-cell table:formula="of:=IF([.E478]=[.F478])" office:value-type="boolean" office:boolean-value="false" calcext:value-type="boolean">
            <text:p>FALSE</text:p>
          </table:table-cell>
          <table:table-cell table:formula="of:=COM.MICROSOFT.IFS([.D478]=[.G478]; 1; [.D478]=[.F478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2.7" calcext:value-type="float">
            <text:p>12.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78] = 0; 1; AND([.F478]=5; [.C478]&gt;=20); 0; AND([.F478]=5; [.C478]&lt;20); 5; OR([.F478]&lt;&gt;0; [.F478]&lt;&gt;5); IF([.F478]&lt;&gt;[.F476]; [.F478]; [.F478]+1))" office:value-type="float" office:value="2" calcext:value-type="float">
            <text:p>2</text:p>
          </table:table-cell>
          <table:table-cell table:formula="of:=COM.MICROSOFT.IFS([.F479]=0; 0; [.G478]=0; IF([.B479]&gt;=10; &quot;C&quot;; &quot;S&quot;); [.G478]&lt;&gt;0; [.G478])" office:value-type="string" office:string-value="C" calcext:value-type="string">
            <text:p>C</text:p>
          </table:table-cell>
          <table:table-cell table:formula="of:=IF([.E479]=[.F479])" office:value-type="boolean" office:boolean-value="false" calcext:value-type="boolean">
            <text:p>FALSE</text:p>
          </table:table-cell>
          <table:table-cell table:formula="of:=COM.MICROSOFT.IFS([.D479]=[.G479]; 1; [.D479]=[.F479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8.8" calcext:value-type="float">
            <text:p>8.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79] = 0; 1; AND([.F479]=5; [.C479]&gt;=20); 0; AND([.F479]=5; [.C479]&lt;20); 5; OR([.F479]&lt;&gt;0; [.F479]&lt;&gt;5); IF([.F479]&lt;&gt;[.F477]; [.F479]; [.F479]+1))" office:value-type="float" office:value="2" calcext:value-type="float">
            <text:p>2</text:p>
          </table:table-cell>
          <table:table-cell table:formula="of:=COM.MICROSOFT.IFS([.F480]=0; 0; [.G479]=0; IF([.B480]&gt;=10; &quot;C&quot;; &quot;S&quot;); [.G479]&lt;&gt;0; [.G479])" office:value-type="string" office:string-value="C" calcext:value-type="string">
            <text:p>C</text:p>
          </table:table-cell>
          <table:table-cell table:formula="of:=IF([.E480]=[.F480])" office:value-type="boolean" office:boolean-value="false" calcext:value-type="boolean">
            <text:p>FALSE</text:p>
          </table:table-cell>
          <table:table-cell table:formula="of:=COM.MICROSOFT.IFS([.D480]=[.G480]; 1; [.D480]=[.F480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.3" calcext:value-type="float">
            <text:p>5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80] = 0; 1; AND([.F480]=5; [.C480]&gt;=20); 0; AND([.F480]=5; [.C480]&lt;20); 5; OR([.F480]&lt;&gt;0; [.F480]&lt;&gt;5); IF([.F480]&lt;&gt;[.F478]; [.F480]; [.F480]+1))" office:value-type="float" office:value="2" calcext:value-type="float">
            <text:p>2</text:p>
          </table:table-cell>
          <table:table-cell table:formula="of:=COM.MICROSOFT.IFS([.F481]=0; 0; [.G480]=0; IF([.B481]&gt;=10; &quot;C&quot;; &quot;S&quot;); [.G480]&lt;&gt;0; [.G480])" office:value-type="string" office:string-value="C" calcext:value-type="string">
            <text:p>C</text:p>
          </table:table-cell>
          <table:table-cell table:formula="of:=IF([.E481]=[.F481])" office:value-type="boolean" office:boolean-value="false" calcext:value-type="boolean">
            <text:p>FALSE</text:p>
          </table:table-cell>
          <table:table-cell table:formula="of:=COM.MICROSOFT.IFS([.D481]=[.G481]; 1; [.D481]=[.F481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.2" calcext:value-type="float">
            <text:p>3.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81] = 0; 1; AND([.F481]=5; [.C481]&gt;=20); 0; AND([.F481]=5; [.C481]&lt;20); 5; OR([.F481]&lt;&gt;0; [.F481]&lt;&gt;5); IF([.F481]&lt;&gt;[.F479]; [.F481]; [.F481]+1))" office:value-type="float" office:value="3" calcext:value-type="float">
            <text:p>3</text:p>
          </table:table-cell>
          <table:table-cell table:formula="of:=COM.MICROSOFT.IFS([.F482]=0; 0; [.G481]=0; IF([.B482]&gt;=10; &quot;C&quot;; &quot;S&quot;); [.G481]&lt;&gt;0; [.G481])" office:value-type="string" office:string-value="C" calcext:value-type="string">
            <text:p>C</text:p>
          </table:table-cell>
          <table:table-cell table:formula="of:=IF([.E482]=[.F482])" office:value-type="boolean" office:boolean-value="false" calcext:value-type="boolean">
            <text:p>FALSE</text:p>
          </table:table-cell>
          <table:table-cell table:formula="of:=COM.MICROSOFT.IFS([.D482]=[.G482]; 1; [.D482]=[.F482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.7" calcext:value-type="float">
            <text:p>2.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82] = 0; 1; AND([.F482]=5; [.C482]&gt;=20); 0; AND([.F482]=5; [.C482]&lt;20); 5; OR([.F482]&lt;&gt;0; [.F482]&lt;&gt;5); IF([.F482]&lt;&gt;[.F480]; [.F482]; [.F482]+1))" office:value-type="float" office:value="3" calcext:value-type="float">
            <text:p>3</text:p>
          </table:table-cell>
          <table:table-cell table:formula="of:=COM.MICROSOFT.IFS([.F483]=0; 0; [.G482]=0; IF([.B483]&gt;=10; &quot;C&quot;; &quot;S&quot;); [.G482]&lt;&gt;0; [.G482])" office:value-type="string" office:string-value="C" calcext:value-type="string">
            <text:p>C</text:p>
          </table:table-cell>
          <table:table-cell table:formula="of:=IF([.E483]=[.F483])" office:value-type="boolean" office:boolean-value="false" calcext:value-type="boolean">
            <text:p>FALSE</text:p>
          </table:table-cell>
          <table:table-cell table:formula="of:=COM.MICROSOFT.IFS([.D483]=[.G483]; 1; [.D483]=[.F483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.9" calcext:value-type="float">
            <text:p>3.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83] = 0; 1; AND([.F483]=5; [.C483]&gt;=20); 0; AND([.F483]=5; [.C483]&lt;20); 5; OR([.F483]&lt;&gt;0; [.F483]&lt;&gt;5); IF([.F483]&lt;&gt;[.F481]; [.F483]; [.F483]+1))" office:value-type="float" office:value="3" calcext:value-type="float">
            <text:p>3</text:p>
          </table:table-cell>
          <table:table-cell table:formula="of:=COM.MICROSOFT.IFS([.F484]=0; 0; [.G483]=0; IF([.B484]&gt;=10; &quot;C&quot;; &quot;S&quot;); [.G483]&lt;&gt;0; [.G483])" office:value-type="string" office:string-value="C" calcext:value-type="string">
            <text:p>C</text:p>
          </table:table-cell>
          <table:table-cell table:formula="of:=IF([.E484]=[.F484])" office:value-type="boolean" office:boolean-value="false" calcext:value-type="boolean">
            <text:p>FALSE</text:p>
          </table:table-cell>
          <table:table-cell table:formula="of:=COM.MICROSOFT.IFS([.D484]=[.G484]; 1; [.D484]=[.F484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84] = 0; 1; AND([.F484]=5; [.C484]&gt;=20); 0; AND([.F484]=5; [.C484]&lt;20); 5; OR([.F484]&lt;&gt;0; [.F484]&lt;&gt;5); IF([.F484]&lt;&gt;[.F482]; [.F484]; [.F484]+1))" office:value-type="float" office:value="4" calcext:value-type="float">
            <text:p>4</text:p>
          </table:table-cell>
          <table:table-cell table:formula="of:=COM.MICROSOFT.IFS([.F485]=0; 0; [.G484]=0; IF([.B485]&gt;=10; &quot;C&quot;; &quot;S&quot;); [.G484]&lt;&gt;0; [.G484])" office:value-type="string" office:string-value="C" calcext:value-type="string">
            <text:p>C</text:p>
          </table:table-cell>
          <table:table-cell table:formula="of:=IF([.E485]=[.F485])" office:value-type="boolean" office:boolean-value="false" calcext:value-type="boolean">
            <text:p>FALSE</text:p>
          </table:table-cell>
          <table:table-cell table:formula="of:=COM.MICROSOFT.IFS([.D485]=[.G485]; 1; [.D485]=[.F485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8.2" calcext:value-type="float">
            <text:p>8.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85] = 0; 1; AND([.F485]=5; [.C485]&gt;=20); 0; AND([.F485]=5; [.C485]&lt;20); 5; OR([.F485]&lt;&gt;0; [.F485]&lt;&gt;5); IF([.F485]&lt;&gt;[.F483]; [.F485]; [.F485]+1))" office:value-type="float" office:value="4" calcext:value-type="float">
            <text:p>4</text:p>
          </table:table-cell>
          <table:table-cell table:formula="of:=COM.MICROSOFT.IFS([.F486]=0; 0; [.G485]=0; IF([.B486]&gt;=10; &quot;C&quot;; &quot;S&quot;); [.G485]&lt;&gt;0; [.G485])" office:value-type="string" office:string-value="C" calcext:value-type="string">
            <text:p>C</text:p>
          </table:table-cell>
          <table:table-cell table:formula="of:=IF([.E486]=[.F486])" office:value-type="boolean" office:boolean-value="false" calcext:value-type="boolean">
            <text:p>FALSE</text:p>
          </table:table-cell>
          <table:table-cell table:formula="of:=COM.MICROSOFT.IFS([.D486]=[.G486]; 1; [.D486]=[.F486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.7" calcext:value-type="float">
            <text:p>9.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86] = 0; 1; AND([.F486]=5; [.C486]&gt;=20); 0; AND([.F486]=5; [.C486]&lt;20); 5; OR([.F486]&lt;&gt;0; [.F486]&lt;&gt;5); IF([.F486]&lt;&gt;[.F484]; [.F486]; [.F486]+1))" office:value-type="float" office:value="4" calcext:value-type="float">
            <text:p>4</text:p>
          </table:table-cell>
          <table:table-cell table:formula="of:=COM.MICROSOFT.IFS([.F487]=0; 0; [.G486]=0; IF([.B487]&gt;=10; &quot;C&quot;; &quot;S&quot;); [.G486]&lt;&gt;0; [.G486])" office:value-type="string" office:string-value="C" calcext:value-type="string">
            <text:p>C</text:p>
          </table:table-cell>
          <table:table-cell table:formula="of:=IF([.E487]=[.F487])" office:value-type="boolean" office:boolean-value="false" calcext:value-type="boolean">
            <text:p>FALSE</text:p>
          </table:table-cell>
          <table:table-cell table:formula="of:=COM.MICROSOFT.IFS([.D487]=[.G487]; 1; [.D487]=[.F487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87] = 0; 1; AND([.F487]=5; [.C487]&gt;=20); 0; AND([.F487]=5; [.C487]&lt;20); 5; OR([.F487]&lt;&gt;0; [.F487]&lt;&gt;5); IF([.F487]&lt;&gt;[.F485]; [.F487]; [.F487]+1))" office:value-type="float" office:value="5" calcext:value-type="float">
            <text:p>5</text:p>
          </table:table-cell>
          <table:table-cell table:formula="of:=COM.MICROSOFT.IFS([.F488]=0; 0; [.G487]=0; IF([.B488]&gt;=10; &quot;C&quot;; &quot;S&quot;); [.G487]&lt;&gt;0; [.G487])" office:value-type="string" office:string-value="C" calcext:value-type="string">
            <text:p>C</text:p>
          </table:table-cell>
          <table:table-cell table:formula="of:=IF([.E488]=[.F488])" office:value-type="boolean" office:boolean-value="false" calcext:value-type="boolean">
            <text:p>FALSE</text:p>
          </table:table-cell>
          <table:table-cell table:formula="of:=COM.MICROSOFT.IFS([.D488]=[.G488]; 1; [.D488]=[.F488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8.8" calcext:value-type="float">
            <text:p>8.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88] = 0; 1; AND([.F488]=5; [.C488]&gt;=20); 0; AND([.F488]=5; [.C488]&lt;20); 5; OR([.F488]&lt;&gt;0; [.F488]&lt;&gt;5); IF([.F488]&lt;&gt;[.F486]; [.F488]; [.F488]+1))" office:value-type="float" office:value="5" calcext:value-type="float">
            <text:p>5</text:p>
          </table:table-cell>
          <table:table-cell table:formula="of:=COM.MICROSOFT.IFS([.F489]=0; 0; [.G488]=0; IF([.B489]&gt;=10; &quot;C&quot;; &quot;S&quot;); [.G488]&lt;&gt;0; [.G488])" office:value-type="string" office:string-value="C" calcext:value-type="string">
            <text:p>C</text:p>
          </table:table-cell>
          <table:table-cell table:formula="of:=IF([.E489]=[.F489])" office:value-type="boolean" office:boolean-value="false" calcext:value-type="boolean">
            <text:p>FALSE</text:p>
          </table:table-cell>
          <table:table-cell table:formula="of:=COM.MICROSOFT.IFS([.D489]=[.G489]; 1; [.D489]=[.F489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6" calcext:value-type="float">
            <text:p>6.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89] = 0; 1; AND([.F489]=5; [.C489]&gt;=20); 0; AND([.F489]=5; [.C489]&lt;20); 5; OR([.F489]&lt;&gt;0; [.F489]&lt;&gt;5); IF([.F489]&lt;&gt;[.F487]; [.F489]; [.F489]+1))" office:value-type="float" office:value="5" calcext:value-type="float">
            <text:p>5</text:p>
          </table:table-cell>
          <table:table-cell table:formula="of:=COM.MICROSOFT.IFS([.F490]=0; 0; [.G489]=0; IF([.B490]&gt;=10; &quot;C&quot;; &quot;S&quot;); [.G489]&lt;&gt;0; [.G489])" office:value-type="string" office:string-value="C" calcext:value-type="string">
            <text:p>C</text:p>
          </table:table-cell>
          <table:table-cell table:formula="of:=IF([.E490]=[.F490])" office:value-type="boolean" office:boolean-value="false" calcext:value-type="boolean">
            <text:p>FALSE</text:p>
          </table:table-cell>
          <table:table-cell table:formula="of:=COM.MICROSOFT.IFS([.D490]=[.G490]; 1; [.D490]=[.F490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.1" calcext:value-type="float">
            <text:p>4.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IFS([.F490] = 0; 1; AND([.F490]=5; [.C490]&gt;=20); 0; AND([.F490]=5; [.C490]&lt;20); 5; OR([.F490]&lt;&gt;0; [.F490]&lt;&gt;5); IF([.F490]&lt;&gt;[.F488]; [.F490]; [.F490]+1))" office:value-type="float" office:value="0" calcext:value-type="float">
            <text:p>0</text:p>
          </table:table-cell>
          <table:table-cell table:formula="of:=COM.MICROSOFT.IFS([.F491]=0; 0; [.G490]=0; IF([.B491]&gt;=10; &quot;C&quot;; &quot;S&quot;); [.G490]&lt;&gt;0; [.G490])" office:value-type="float" office:value="0" calcext:value-type="float">
            <text:p>0</text:p>
          </table:table-cell>
          <table:table-cell table:formula="of:=IF([.E491]=[.F491])" office:value-type="boolean" office:boolean-value="true" calcext:value-type="boolean">
            <text:p>TRUE</text:p>
          </table:table-cell>
          <table:table-cell table:formula="of:=COM.MICROSOFT.IFS([.D491]=[.G491]; 1; [.D491]=[.F491]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91] = 0; 1; AND([.F491]=5; [.C491]&gt;=20); 0; AND([.F491]=5; [.C491]&lt;20); 5; OR([.F491]&lt;&gt;0; [.F491]&lt;&gt;5); IF([.F491]&lt;&gt;[.F489]; [.F491]; [.F491]+1))" office:value-type="float" office:value="1" calcext:value-type="float">
            <text:p>1</text:p>
          </table:table-cell>
          <table:table-cell table:formula="of:=COM.MICROSOFT.IFS([.F492]=0; 0; [.G491]=0; IF([.B492]&gt;=10; &quot;C&quot;; &quot;S&quot;); [.G491]&lt;&gt;0; [.G491])" office:value-type="string" office:string-value="S" calcext:value-type="string">
            <text:p>S</text:p>
          </table:table-cell>
          <table:table-cell table:formula="of:=IF([.E492]=[.F492])" office:value-type="boolean" office:boolean-value="false" calcext:value-type="boolean">
            <text:p>FALSE</text:p>
          </table:table-cell>
          <table:table-cell table:formula="of:=COM.MICROSOFT.IFS([.D492]=[.G492]; 1; [.D492]=[.F492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92] = 0; 1; AND([.F492]=5; [.C492]&gt;=20); 0; AND([.F492]=5; [.C492]&lt;20); 5; OR([.F492]&lt;&gt;0; [.F492]&lt;&gt;5); IF([.F492]&lt;&gt;[.F490]; [.F492]; [.F492]+1))" office:value-type="float" office:value="1" calcext:value-type="float">
            <text:p>1</text:p>
          </table:table-cell>
          <table:table-cell table:formula="of:=COM.MICROSOFT.IFS([.F493]=0; 0; [.G492]=0; IF([.B493]&gt;=10; &quot;C&quot;; &quot;S&quot;); [.G492]&lt;&gt;0; [.G492])" office:value-type="string" office:string-value="S" calcext:value-type="string">
            <text:p>S</text:p>
          </table:table-cell>
          <table:table-cell table:formula="of:=IF([.E493]=[.F493])" office:value-type="boolean" office:boolean-value="false" calcext:value-type="boolean">
            <text:p>FALSE</text:p>
          </table:table-cell>
          <table:table-cell table:formula="of:=COM.MICROSOFT.IFS([.D493]=[.G493]; 1; [.D493]=[.F493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93] = 0; 1; AND([.F493]=5; [.C493]&gt;=20); 0; AND([.F493]=5; [.C493]&lt;20); 5; OR([.F493]&lt;&gt;0; [.F493]&lt;&gt;5); IF([.F493]&lt;&gt;[.F491]; [.F493]; [.F493]+1))" office:value-type="float" office:value="1" calcext:value-type="float">
            <text:p>1</text:p>
          </table:table-cell>
          <table:table-cell table:formula="of:=COM.MICROSOFT.IFS([.F494]=0; 0; [.G493]=0; IF([.B494]&gt;=10; &quot;C&quot;; &quot;S&quot;); [.G493]&lt;&gt;0; [.G493])" office:value-type="string" office:string-value="S" calcext:value-type="string">
            <text:p>S</text:p>
          </table:table-cell>
          <table:table-cell table:formula="of:=IF([.E494]=[.F494])" office:value-type="boolean" office:boolean-value="false" calcext:value-type="boolean">
            <text:p>FALSE</text:p>
          </table:table-cell>
          <table:table-cell table:formula="of:=COM.MICROSOFT.IFS([.D494]=[.G494]; 1; [.D494]=[.F494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.4" calcext:value-type="float">
            <text:p>5.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94] = 0; 1; AND([.F494]=5; [.C494]&gt;=20); 0; AND([.F494]=5; [.C494]&lt;20); 5; OR([.F494]&lt;&gt;0; [.F494]&lt;&gt;5); IF([.F494]&lt;&gt;[.F492]; [.F494]; [.F494]+1))" office:value-type="float" office:value="2" calcext:value-type="float">
            <text:p>2</text:p>
          </table:table-cell>
          <table:table-cell table:formula="of:=COM.MICROSOFT.IFS([.F495]=0; 0; [.G494]=0; IF([.B495]&gt;=10; &quot;C&quot;; &quot;S&quot;); [.G494]&lt;&gt;0; [.G494])" office:value-type="string" office:string-value="S" calcext:value-type="string">
            <text:p>S</text:p>
          </table:table-cell>
          <table:table-cell table:formula="of:=IF([.E495]=[.F495])" office:value-type="boolean" office:boolean-value="false" calcext:value-type="boolean">
            <text:p>FALSE</text:p>
          </table:table-cell>
          <table:table-cell table:formula="of:=COM.MICROSOFT.IFS([.D495]=[.G495]; 1; [.D495]=[.F495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.1" calcext:value-type="float">
            <text:p>9.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95] = 0; 1; AND([.F495]=5; [.C495]&gt;=20); 0; AND([.F495]=5; [.C495]&lt;20); 5; OR([.F495]&lt;&gt;0; [.F495]&lt;&gt;5); IF([.F495]&lt;&gt;[.F493]; [.F495]; [.F495]+1))" office:value-type="float" office:value="2" calcext:value-type="float">
            <text:p>2</text:p>
          </table:table-cell>
          <table:table-cell table:formula="of:=COM.MICROSOFT.IFS([.F496]=0; 0; [.G495]=0; IF([.B496]&gt;=10; &quot;C&quot;; &quot;S&quot;); [.G495]&lt;&gt;0; [.G495])" office:value-type="string" office:string-value="S" calcext:value-type="string">
            <text:p>S</text:p>
          </table:table-cell>
          <table:table-cell table:formula="of:=IF([.E496]=[.F496])" office:value-type="boolean" office:boolean-value="false" calcext:value-type="boolean">
            <text:p>FALSE</text:p>
          </table:table-cell>
          <table:table-cell table:formula="of:=COM.MICROSOFT.IFS([.D496]=[.G496]; 1; [.D496]=[.F496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2.9" calcext:value-type="float">
            <text:p>12.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96] = 0; 1; AND([.F496]=5; [.C496]&gt;=20); 0; AND([.F496]=5; [.C496]&lt;20); 5; OR([.F496]&lt;&gt;0; [.F496]&lt;&gt;5); IF([.F496]&lt;&gt;[.F494]; [.F496]; [.F496]+1))" office:value-type="float" office:value="2" calcext:value-type="float">
            <text:p>2</text:p>
          </table:table-cell>
          <table:table-cell table:formula="of:=COM.MICROSOFT.IFS([.F497]=0; 0; [.G496]=0; IF([.B497]&gt;=10; &quot;C&quot;; &quot;S&quot;); [.G496]&lt;&gt;0; [.G496])" office:value-type="string" office:string-value="S" calcext:value-type="string">
            <text:p>S</text:p>
          </table:table-cell>
          <table:table-cell table:formula="of:=IF([.E497]=[.F497])" office:value-type="boolean" office:boolean-value="false" calcext:value-type="boolean">
            <text:p>FALSE</text:p>
          </table:table-cell>
          <table:table-cell table:formula="of:=COM.MICROSOFT.IFS([.D497]=[.G497]; 1; [.D497]=[.F497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5.9" calcext:value-type="float">
            <text:p>15.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97] = 0; 1; AND([.F497]=5; [.C497]&gt;=20); 0; AND([.F497]=5; [.C497]&lt;20); 5; OR([.F497]&lt;&gt;0; [.F497]&lt;&gt;5); IF([.F497]&lt;&gt;[.F495]; [.F497]; [.F497]+1))" office:value-type="float" office:value="3" calcext:value-type="float">
            <text:p>3</text:p>
          </table:table-cell>
          <table:table-cell table:formula="of:=COM.MICROSOFT.IFS([.F498]=0; 0; [.G497]=0; IF([.B498]&gt;=10; &quot;C&quot;; &quot;S&quot;); [.G497]&lt;&gt;0; [.G497])" office:value-type="string" office:string-value="S" calcext:value-type="string">
            <text:p>S</text:p>
          </table:table-cell>
          <table:table-cell table:formula="of:=IF([.E498]=[.F498])" office:value-type="boolean" office:boolean-value="false" calcext:value-type="boolean">
            <text:p>FALSE</text:p>
          </table:table-cell>
          <table:table-cell table:formula="of:=COM.MICROSOFT.IFS([.D498]=[.G498]; 1; [.D498]=[.F498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7.5" calcext:value-type="float">
            <text:p>17.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98] = 0; 1; AND([.F498]=5; [.C498]&gt;=20); 0; AND([.F498]=5; [.C498]&lt;20); 5; OR([.F498]&lt;&gt;0; [.F498]&lt;&gt;5); IF([.F498]&lt;&gt;[.F496]; [.F498]; [.F498]+1))" office:value-type="float" office:value="3" calcext:value-type="float">
            <text:p>3</text:p>
          </table:table-cell>
          <table:table-cell table:formula="of:=COM.MICROSOFT.IFS([.F499]=0; 0; [.G498]=0; IF([.B499]&gt;=10; &quot;C&quot;; &quot;S&quot;); [.G498]&lt;&gt;0; [.G498])" office:value-type="string" office:string-value="S" calcext:value-type="string">
            <text:p>S</text:p>
          </table:table-cell>
          <table:table-cell table:formula="of:=IF([.E499]=[.F499])" office:value-type="boolean" office:boolean-value="false" calcext:value-type="boolean">
            <text:p>FALSE</text:p>
          </table:table-cell>
          <table:table-cell table:formula="of:=COM.MICROSOFT.IFS([.D499]=[.G499]; 1; [.D499]=[.F499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7.5" calcext:value-type="float">
            <text:p>17.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499] = 0; 1; AND([.F499]=5; [.C499]&gt;=20); 0; AND([.F499]=5; [.C499]&lt;20); 5; OR([.F499]&lt;&gt;0; [.F499]&lt;&gt;5); IF([.F499]&lt;&gt;[.F497]; [.F499]; [.F499]+1))" office:value-type="float" office:value="3" calcext:value-type="float">
            <text:p>3</text:p>
          </table:table-cell>
          <table:table-cell table:formula="of:=COM.MICROSOFT.IFS([.F500]=0; 0; [.G499]=0; IF([.B500]&gt;=10; &quot;C&quot;; &quot;S&quot;); [.G499]&lt;&gt;0; [.G499])" office:value-type="string" office:string-value="S" calcext:value-type="string">
            <text:p>S</text:p>
          </table:table-cell>
          <table:table-cell table:formula="of:=IF([.E500]=[.F500])" office:value-type="boolean" office:boolean-value="false" calcext:value-type="boolean">
            <text:p>FALSE</text:p>
          </table:table-cell>
          <table:table-cell table:formula="of:=COM.MICROSOFT.IFS([.D500]=[.G500]; 1; [.D500]=[.F500]; 1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.4" calcext:value-type="float">
            <text:p>16.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IFS([.F500] = 0; 1; AND([.F500]=5; [.C500]&gt;=20); 0; AND([.F500]=5; [.C500]&lt;20); 5; OR([.F500]&lt;&gt;0; [.F500]&lt;&gt;5); IF([.F500]&lt;&gt;[.F498]; [.F500]; [.F500]+1))" office:value-type="float" office:value="4" calcext:value-type="float">
            <text:p>4</text:p>
          </table:table-cell>
          <table:table-cell table:formula="of:=COM.MICROSOFT.IFS([.F501]=0; 0; [.G500]=0; IF([.B501]&gt;=10; &quot;C&quot;; &quot;S&quot;); [.G500]&lt;&gt;0; [.G500])" office:value-type="string" office:string-value="S" calcext:value-type="string">
            <text:p>S</text:p>
          </table:table-cell>
          <table:table-cell table:formula="of:=IF([.E501]=[.F501])" office:value-type="boolean" office:boolean-value="false" calcext:value-type="boolean">
            <text:p>FALSE</text:p>
          </table:table-cell>
          <table:table-cell table:formula="of:=COM.MICROSOFT.IFS([.D501]=[.G501]; 1; [.D501]=[.F501]; 1)" office:value-type="string" office:string-value="" calcext:value-type="error">
            <text:p>#N/A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F501">
          <table:sort>
            <table:sort-by table:field-number="5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Pivot Table_Sheet1_1'.A1:'Pivot Table_Sheet1_1'.C13" table:buttons="'Pivot Table_Sheet1_1'.A1 'Pivot Table_Sheet1_1'.B1" table:show-filter-button="false" table:drill-down-on-double-click="false">
          <table:source-cell-range table:cell-range-address="Sheet1.C1:Sheet1.E5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Kategoria_chmu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C" table:display="true" table:show-details="true"/>
                <table:data-pilot-member table:name="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ielkosc_chmu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pad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1T18:44:48.421000000</meta:creation-date>
    <dc:date>2023-02-22T13:32:51.303000000</dc:date>
    <meta:editing-duration>PT2H26M48S</meta:editing-duration>
    <meta:editing-cycles>2</meta:editing-cycles>
    <meta:generator>LibreOffice/7.4.1.2$Windows_X86_64 LibreOffice_project/3c58a8f3a960df8bc8fd77b461821e42c061c5f0</meta:generator>
    <meta:document-statistic meta:table-count="3" meta:cell-count="8086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8.997cm" xlink:href=".." xlink:type="simple" chart:class="chart:bar" chart:style-name="ch1">
        <chart:title svg:x="3.94cm" svg:y="0.315cm" chart:style-name="ch2">
          <text:p>Średni opad dla każdego rodzaju chmur</text:p>
        </chart:title>
        <chart:legend chart:legend-position="end" svg:x="13.73cm" svg:y="4.203cm" style:legend-expansion="high" chart:style-name="ch3"/>
        <chart:plot-area chart:style-name="ch4" table:cell-range-address="'Pivot Table_Sheet1_1'.E3:'Pivot Table_Sheet1_1'.F12" chart:data-source-has-labels="column" svg:x="1.314cm" svg:y="1.299cm" svg:width="12.096cm" svg:height="6.555cm">
          <chart:coordinate-region svg:x="1.953cm" svg:y="1.495cm" svg:width="11.457cm" svg:height="5.72cm"/>
          <chart:axis chart:dimension="x" chart:name="primary-x" chart:style-name="ch5" chartooo:axis-type="auto">
            <chartooo:date-scale/>
            <chart:title svg:x="6.246cm" svg:y="8.034cm" chart:style-name="ch6">
              <text:p>Rodzaj chmury</text:p>
            </chart:title>
            <chart:categories table:cell-range-address="'Pivot Table_Sheet1_1'.E3:'Pivot Table_Sheet1_1'.E12"/>
          </chart:axis>
          <chart:axis chart:dimension="y" chart:name="primary-y" chart:style-name="ch7">
            <chart:title svg:x="0.451cm" svg:y="7.323cm" chart:style-name="ch8">
              <text:p>Średnia wielkośc opadu w milimetrach</text:p>
            </chart:title>
            <chart:grid chart:style-name="ch9" chart:class="major"/>
          </chart:axis>
          <chart:series chart:style-name="ch10" chart:values-cell-range-address="'Pivot Table_Sheet1_1'.F3:'Pivot Table_Sheet1_1'.F12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C1</text:p>
                <draw:g>
                  <svg:desc>'Pivot Table_Sheet1_1'.E3:'Pivot Table_Sheet1_1'.E12</svg:desc>
                </draw:g>
              </table:table-cell>
              <table:table-cell office:value-type="float" office:value="3.45">
                <text:p>3.45</text:p>
                <draw:g>
                  <svg:desc>'Pivot Table_Sheet1_1'.F3:'Pivot Table_Sheet1_1'.F12</svg:desc>
                </draw:g>
              </table:table-cell>
            </table:table-row>
            <table:table-row>
              <table:table-cell office:value-type="string">
                <text:p>C2</text:p>
              </table:table-cell>
              <table:table-cell office:value-type="float" office:value="7.28">
                <text:p>7.28</text:p>
              </table:table-cell>
            </table:table-row>
            <table:table-row>
              <table:table-cell office:value-type="string">
                <text:p>C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C4</text:p>
              </table:table-cell>
              <table:table-cell office:value-type="float" office:value="11.58">
                <text:p>11.58</text:p>
              </table:table-cell>
            </table:table-row>
            <table:table-row>
              <table:table-cell office:value-type="string">
                <text:p>C5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S1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S2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string">
                <text:p>S3</text:p>
              </table:table-cell>
              <table:table-cell office:value-type="float" office:value="10.29">
                <text:p>10.29</text:p>
              </table:table-cell>
            </table:table-row>
            <table:table-row>
              <table:table-cell office:value-type="string">
                <text:p>S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5</text:p>
              </table:table-cell>
              <table:table-cell office:value-type="float" office:value="19.64">
                <text:p>19.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